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ackground-color="#999999"/>
    </style:style>
    <style:style style:name="ce17" style:family="table-cell" style:parent-style-name="Default" style:data-style-name="N0"/>
    <style:style style:name="ce1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default-cell-style-name="ce14"/>
        <table:table-column table:style-name="co2" table:number-columns-repeated="10" table:default-cell-style-name="Default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vg.</text:p>
          </table:table-cell>
          <table:table-cell table:style-name="ce13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3225" calcext:value-type="float">
            <text:p>3225</text:p>
          </table:table-cell>
          <table:table-cell office:value-type="float" office:value="3174.5" calcext:value-type="float">
            <text:p>3174.5</text:p>
          </table:table-cell>
          <table:table-cell office:value-type="float" office:value="3210.5" calcext:value-type="float">
            <text:p>3210.5</text:p>
          </table:table-cell>
          <table:table-cell office:value-type="float" office:value="3206.5" calcext:value-type="float">
            <text:p>3206.5</text:p>
          </table:table-cell>
          <table:table-cell office:value-type="float" office:value="3159" calcext:value-type="float">
            <text:p>3159</text:p>
          </table:table-cell>
          <table:table-cell office:value-type="float" office:value="3156" calcext:value-type="float">
            <text:p>3156</text:p>
          </table:table-cell>
          <table:table-cell office:value-type="float" office:value="3177" calcext:value-type="float">
            <text:p>3177</text:p>
          </table:table-cell>
          <table:table-cell office:value-type="float" office:value="3180.5" calcext:value-type="float">
            <text:p>3180.5</text:p>
          </table:table-cell>
          <table:table-cell office:value-type="float" office:value="3215" calcext:value-type="float">
            <text:p>3215</text:p>
          </table:table-cell>
          <table:table-cell office:value-type="float" office:value="3227.5" calcext:value-type="float">
            <text:p>3227.5</text:p>
          </table:table-cell>
          <table:table-cell table:number-columns-repeated="10"/>
          <table:table-cell table:formula="of:=IF(COUNT([.B2:.U2])=0;&quot;---&quot;;AVERAGE([.B2:.U2]))" office:value-type="float" office:value="3193.15" calcext:value-type="float">
            <text:p>3193.15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351209.5" calcext:value-type="float">
            <text:p>2351209.5</text:p>
          </table:table-cell>
          <table:table-cell office:value-type="float" office:value="2347954.5" calcext:value-type="float">
            <text:p>2347954.5</text:p>
          </table:table-cell>
          <table:table-cell office:value-type="float" office:value="2346790.5" calcext:value-type="float">
            <text:p>2346790.5</text:p>
          </table:table-cell>
          <table:table-cell office:value-type="float" office:value="2351312.5" calcext:value-type="float">
            <text:p>2351312.5</text:p>
          </table:table-cell>
          <table:table-cell office:value-type="float" office:value="2347595.5" calcext:value-type="float">
            <text:p>2347595.5</text:p>
          </table:table-cell>
          <table:table-cell office:value-type="float" office:value="2348007" calcext:value-type="float">
            <text:p>2348007</text:p>
          </table:table-cell>
          <table:table-cell office:value-type="float" office:value="2347333" calcext:value-type="float">
            <text:p>2347333</text:p>
          </table:table-cell>
          <table:table-cell office:value-type="float" office:value="2348175" calcext:value-type="float">
            <text:p>2348175</text:p>
          </table:table-cell>
          <table:table-cell office:value-type="float" office:value="2355558.5" calcext:value-type="float">
            <text:p>2355558.5</text:p>
          </table:table-cell>
          <table:table-cell office:value-type="float" office:value="2348528.5" calcext:value-type="float">
            <text:p>2348528.5</text:p>
          </table:table-cell>
          <table:table-cell table:number-columns-repeated="10"/>
          <table:table-cell table:formula="of:=IF(COUNT([.B3:.U3])=0;&quot;---&quot;;AVERAGE([.B3:.U3]))" office:value-type="float" office:value="2349246.45" calcext:value-type="float">
            <text:p>2349246.45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728746.5" calcext:value-type="float">
            <text:p>728746.5</text:p>
          </table:table-cell>
          <table:table-cell office:value-type="float" office:value="728760.5" calcext:value-type="float">
            <text:p>728760.5</text:p>
          </table:table-cell>
          <table:table-cell office:value-type="float" office:value="728770.5" calcext:value-type="float">
            <text:p>728770.5</text:p>
          </table:table-cell>
          <table:table-cell office:value-type="float" office:value="728771.5" calcext:value-type="float">
            <text:p>728771.5</text:p>
          </table:table-cell>
          <table:table-cell office:value-type="float" office:value="728777" calcext:value-type="float">
            <text:p>728777</text:p>
          </table:table-cell>
          <table:table-cell office:value-type="float" office:value="728772.5" calcext:value-type="float">
            <text:p>728772.5</text:p>
          </table:table-cell>
          <table:table-cell office:value-type="float" office:value="728765" calcext:value-type="float">
            <text:p>728765</text:p>
          </table:table-cell>
          <table:table-cell office:value-type="float" office:value="728752" calcext:value-type="float">
            <text:p>728752</text:p>
          </table:table-cell>
          <table:table-cell office:value-type="float" office:value="728762" calcext:value-type="float">
            <text:p>728762</text:p>
          </table:table-cell>
          <table:table-cell office:value-type="float" office:value="728742.5" calcext:value-type="float">
            <text:p>728742.5</text:p>
          </table:table-cell>
          <table:table-cell table:number-columns-repeated="10"/>
          <table:table-cell table:formula="of:=IF(COUNT([.B4:.U4])=0;&quot;---&quot;;AVERAGE([.B4:.U4]))" office:value-type="float" office:value="728762" calcext:value-type="float">
            <text:p>728762.0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float" office:value="197.5" calcext:value-type="float">
            <text:p>197.5</text:p>
          </table:table-cell>
          <table:table-cell office:value-type="float" office:value="196" calcext:value-type="float">
            <text:p>196</text:p>
          </table:table-cell>
          <table:table-cell office:value-type="float" office:value="213.5" calcext:value-type="float">
            <text:p>213.5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215.5" calcext:value-type="float">
            <text:p>215.5</text:p>
          </table:table-cell>
          <table:table-cell office:value-type="float" office:value="226.5" calcext:value-type="float">
            <text:p>226.5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number-columns-repeated="10"/>
          <table:table-cell table:formula="of:=IF(COUNT([.B5:.U5])=0;&quot;---&quot;;AVERAGE([.B5:.U5]))" office:value-type="float" office:value="207.95" calcext:value-type="float">
            <text:p>207.9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4808.5" calcext:value-type="float">
            <text:p>44808.5</text:p>
          </table:table-cell>
          <table:table-cell office:value-type="float" office:value="44712.5" calcext:value-type="float">
            <text:p>44712.5</text:p>
          </table:table-cell>
          <table:table-cell office:value-type="float" office:value="45185" calcext:value-type="float">
            <text:p>45185</text:p>
          </table:table-cell>
          <table:table-cell office:value-type="float" office:value="44891" calcext:value-type="float">
            <text:p>44891</text:p>
          </table:table-cell>
          <table:table-cell office:value-type="float" office:value="44984" calcext:value-type="float">
            <text:p>44984</text:p>
          </table:table-cell>
          <table:table-cell office:value-type="float" office:value="45092" calcext:value-type="float">
            <text:p>45092</text:p>
          </table:table-cell>
          <table:table-cell office:value-type="float" office:value="44586.5" calcext:value-type="float">
            <text:p>44586.5</text:p>
          </table:table-cell>
          <table:table-cell office:value-type="float" office:value="44509.5" calcext:value-type="float">
            <text:p>44509.5</text:p>
          </table:table-cell>
          <table:table-cell office:value-type="float" office:value="45224" calcext:value-type="float">
            <text:p>45224</text:p>
          </table:table-cell>
          <table:table-cell office:value-type="float" office:value="44685" calcext:value-type="float">
            <text:p>44685</text:p>
          </table:table-cell>
          <table:table-cell table:number-columns-repeated="10"/>
          <table:table-cell table:formula="of:=IF(COUNT([.B6:.U6])=0;&quot;---&quot;;AVERAGE([.B6:.U6]))" office:value-type="float" office:value="44867.8" calcext:value-type="float">
            <text:p>44867.80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42212.5" calcext:value-type="float">
            <text:p>42212.5</text:p>
          </table:table-cell>
          <table:table-cell office:value-type="float" office:value="41946.5" calcext:value-type="float">
            <text:p>41946.5</text:p>
          </table:table-cell>
          <table:table-cell office:value-type="float" office:value="41785.5" calcext:value-type="float">
            <text:p>41785.5</text:p>
          </table:table-cell>
          <table:table-cell office:value-type="float" office:value="42242" calcext:value-type="float">
            <text:p>42242</text:p>
          </table:table-cell>
          <table:table-cell office:value-type="float" office:value="42261" calcext:value-type="float">
            <text:p>42261</text:p>
          </table:table-cell>
          <table:table-cell office:value-type="float" office:value="41178.5" calcext:value-type="float">
            <text:p>41178.5</text:p>
          </table:table-cell>
          <table:table-cell office:value-type="float" office:value="41835.5" calcext:value-type="float">
            <text:p>41835.5</text:p>
          </table:table-cell>
          <table:table-cell office:value-type="float" office:value="42032" calcext:value-type="float">
            <text:p>42032</text:p>
          </table:table-cell>
          <table:table-cell office:value-type="float" office:value="42063" calcext:value-type="float">
            <text:p>42063</text:p>
          </table:table-cell>
          <table:table-cell office:value-type="float" office:value="42033" calcext:value-type="float">
            <text:p>42033</text:p>
          </table:table-cell>
          <table:table-cell table:number-columns-repeated="10"/>
          <table:table-cell table:formula="of:=IF(COUNT([.B7:.U7])=0;&quot;---&quot;;AVERAGE([.B7:.U7]))" office:value-type="float" office:value="41958.95" calcext:value-type="float">
            <text:p>41958.95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407446" calcext:value-type="float">
            <text:p>407446</text:p>
          </table:table-cell>
          <table:table-cell office:value-type="float" office:value="407431" calcext:value-type="float">
            <text:p>407431</text:p>
          </table:table-cell>
          <table:table-cell office:value-type="float" office:value="407400.5" calcext:value-type="float">
            <text:p>407400.5</text:p>
          </table:table-cell>
          <table:table-cell office:value-type="float" office:value="407468" calcext:value-type="float">
            <text:p>407468</text:p>
          </table:table-cell>
          <table:table-cell office:value-type="float" office:value="407452" calcext:value-type="float">
            <text:p>407452</text:p>
          </table:table-cell>
          <table:table-cell office:value-type="float" office:value="407431.5" calcext:value-type="float">
            <text:p>407431.5</text:p>
          </table:table-cell>
          <table:table-cell office:value-type="float" office:value="407441.5" calcext:value-type="float">
            <text:p>407441.5</text:p>
          </table:table-cell>
          <table:table-cell office:value-type="float" office:value="407410.5" calcext:value-type="float">
            <text:p>407410.5</text:p>
          </table:table-cell>
          <table:table-cell office:value-type="float" office:value="407428.5" calcext:value-type="float">
            <text:p>407428.5</text:p>
          </table:table-cell>
          <table:table-cell office:value-type="float" office:value="407451" calcext:value-type="float">
            <text:p>407451</text:p>
          </table:table-cell>
          <table:table-cell table:number-columns-repeated="10"/>
          <table:table-cell table:formula="of:=IF(COUNT([.B8:.U8])=0;&quot;---&quot;;AVERAGE([.B8:.U8]))" office:value-type="float" office:value="407436.05" calcext:value-type="float">
            <text:p>407436.05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2837" calcext:value-type="float">
            <text:p>12837</text:p>
          </table:table-cell>
          <table:table-cell office:value-type="float" office:value="12764" calcext:value-type="float">
            <text:p>12764</text:p>
          </table:table-cell>
          <table:table-cell office:value-type="float" office:value="12826.5" calcext:value-type="float">
            <text:p>12826.5</text:p>
          </table:table-cell>
          <table:table-cell office:value-type="float" office:value="12666.5" calcext:value-type="float">
            <text:p>12666.5</text:p>
          </table:table-cell>
          <table:table-cell office:value-type="float" office:value="12700.5" calcext:value-type="float">
            <text:p>12700.5</text:p>
          </table:table-cell>
          <table:table-cell office:value-type="float" office:value="12707.5" calcext:value-type="float">
            <text:p>12707.5</text:p>
          </table:table-cell>
          <table:table-cell office:value-type="float" office:value="12850.5" calcext:value-type="float">
            <text:p>12850.5</text:p>
          </table:table-cell>
          <table:table-cell office:value-type="float" office:value="12713.5" calcext:value-type="float">
            <text:p>12713.5</text:p>
          </table:table-cell>
          <table:table-cell office:value-type="float" office:value="12715.5" calcext:value-type="float">
            <text:p>12715.5</text:p>
          </table:table-cell>
          <table:table-cell office:value-type="float" office:value="12742.5" calcext:value-type="float">
            <text:p>12742.5</text:p>
          </table:table-cell>
          <table:table-cell table:number-columns-repeated="10"/>
          <table:table-cell table:formula="of:=IF(COUNT([.B9:.U9])=0;&quot;---&quot;;AVERAGE([.B9:.U9]))" office:value-type="float" office:value="12752.4" calcext:value-type="float">
            <text:p>12752.40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23548" calcext:value-type="float">
            <text:p>23548</text:p>
          </table:table-cell>
          <table:table-cell office:value-type="float" office:value="23565" calcext:value-type="float">
            <text:p>23565</text:p>
          </table:table-cell>
          <table:table-cell office:value-type="float" office:value="23569" calcext:value-type="float">
            <text:p>23569</text:p>
          </table:table-cell>
          <table:table-cell office:value-type="float" office:value="23552.5" calcext:value-type="float">
            <text:p>23552.5</text:p>
          </table:table-cell>
          <table:table-cell office:value-type="float" office:value="23578" calcext:value-type="float">
            <text:p>23578</text:p>
          </table:table-cell>
          <table:table-cell office:value-type="float" office:value="23524" calcext:value-type="float">
            <text:p>23524</text:p>
          </table:table-cell>
          <table:table-cell office:value-type="float" office:value="23559.5" calcext:value-type="float">
            <text:p>23559.5</text:p>
          </table:table-cell>
          <table:table-cell office:value-type="float" office:value="23570" calcext:value-type="float">
            <text:p>23570</text:p>
          </table:table-cell>
          <table:table-cell office:value-type="float" office:value="23568" calcext:value-type="float">
            <text:p>23568</text:p>
          </table:table-cell>
          <table:table-cell office:value-type="float" office:value="23556.5" calcext:value-type="float">
            <text:p>23556.5</text:p>
          </table:table-cell>
          <table:table-cell table:number-columns-repeated="10"/>
          <table:table-cell table:formula="of:=IF(COUNT([.B10:.U10])=0;&quot;---&quot;;AVERAGE([.B10:.U10]))" office:value-type="float" office:value="23559.05" calcext:value-type="float">
            <text:p>23559.05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4687.5" calcext:value-type="float">
            <text:p>4687.5</text:p>
          </table:table-cell>
          <table:table-cell office:value-type="float" office:value="4722.5" calcext:value-type="float">
            <text:p>4722.5</text:p>
          </table:table-cell>
          <table:table-cell office:value-type="float" office:value="4746" calcext:value-type="float">
            <text:p>4746</text:p>
          </table:table-cell>
          <table:table-cell office:value-type="float" office:value="4737" calcext:value-type="float">
            <text:p>4737</text:p>
          </table:table-cell>
          <table:table-cell office:value-type="float" office:value="4713.5" calcext:value-type="float">
            <text:p>4713.5</text:p>
          </table:table-cell>
          <table:table-cell office:value-type="float" office:value="4731" calcext:value-type="float">
            <text:p>4731</text:p>
          </table:table-cell>
          <table:table-cell office:value-type="float" office:value="4743.5" calcext:value-type="float">
            <text:p>4743.5</text:p>
          </table:table-cell>
          <table:table-cell office:value-type="float" office:value="4726.5" calcext:value-type="float">
            <text:p>4726.5</text:p>
          </table:table-cell>
          <table:table-cell office:value-type="float" office:value="4739" calcext:value-type="float">
            <text:p>4739</text:p>
          </table:table-cell>
          <table:table-cell office:value-type="float" office:value="4727.5" calcext:value-type="float">
            <text:p>4727.5</text:p>
          </table:table-cell>
          <table:table-cell table:number-columns-repeated="10"/>
          <table:table-cell table:formula="of:=IF(COUNT([.B11:.U11])=0;&quot;---&quot;;AVERAGE([.B11:.U11]))" office:value-type="float" office:value="4727.4" calcext:value-type="float">
            <text:p>4727.4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" calcext:value-type="float">
            <text:p>103</text:p>
          </table:table-cell>
          <table:table-cell office:value-type="float" office:value="102.5" calcext:value-type="float">
            <text:p>102.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07.5" calcext:value-type="float">
            <text:p>107.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2.5" calcext:value-type="float">
            <text:p>102.5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table:formula="of:=IF(COUNT([.B12:.U12])=0;&quot;---&quot;;AVERAGE([.B12:.U12]))" office:value-type="float" office:value="106.2" calcext:value-type="float">
            <text:p>106.2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140.5" calcext:value-type="float">
            <text:p>1140.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115.5" calcext:value-type="float">
            <text:p>1115.5</text:p>
          </table:table-cell>
          <table:table-cell office:value-type="float" office:value="1161.5" calcext:value-type="float">
            <text:p>1161.5</text:p>
          </table:table-cell>
          <table:table-cell office:value-type="float" office:value="1148" calcext:value-type="float">
            <text:p>1148</text:p>
          </table:table-cell>
          <table:table-cell office:value-type="float" office:value="1106" calcext:value-type="float">
            <text:p>1106</text:p>
          </table:table-cell>
          <table:table-cell office:value-type="float" office:value="1153" calcext:value-type="float">
            <text:p>1153</text:p>
          </table:table-cell>
          <table:table-cell office:value-type="float" office:value="1169" calcext:value-type="float">
            <text:p>1169</text:p>
          </table:table-cell>
          <table:table-cell office:value-type="float" office:value="1128" calcext:value-type="float">
            <text:p>1128</text:p>
          </table:table-cell>
          <table:table-cell office:value-type="float" office:value="1145.5" calcext:value-type="float">
            <text:p>1145.5</text:p>
          </table:table-cell>
          <table:table-cell table:number-columns-repeated="10"/>
          <table:table-cell table:formula="of:=IF(COUNT([.B13:.U13])=0;&quot;---&quot;;AVERAGE([.B13:.U13]))" office:value-type="float" office:value="1143.55" calcext:value-type="float">
            <text:p>1143.55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51209.5" calcext:value-type="float">
            <text:p>51209.5</text:p>
          </table:table-cell>
          <table:table-cell office:value-type="float" office:value="51202.5" calcext:value-type="float">
            <text:p>51202.5</text:p>
          </table:table-cell>
          <table:table-cell office:value-type="float" office:value="51220" calcext:value-type="float">
            <text:p>51220</text:p>
          </table:table-cell>
          <table:table-cell office:value-type="float" office:value="51228" calcext:value-type="float">
            <text:p>51228</text:p>
          </table:table-cell>
          <table:table-cell office:value-type="float" office:value="51221" calcext:value-type="float">
            <text:p>51221</text:p>
          </table:table-cell>
          <table:table-cell office:value-type="float" office:value="51224.5" calcext:value-type="float">
            <text:p>51224.5</text:p>
          </table:table-cell>
          <table:table-cell office:value-type="float" office:value="51230.5" calcext:value-type="float">
            <text:p>51230.5</text:p>
          </table:table-cell>
          <table:table-cell office:value-type="float" office:value="51225.5" calcext:value-type="float">
            <text:p>51225.5</text:p>
          </table:table-cell>
          <table:table-cell office:value-type="float" office:value="51228.5" calcext:value-type="float">
            <text:p>51228.5</text:p>
          </table:table-cell>
          <table:table-cell office:value-type="float" office:value="51219.5" calcext:value-type="float">
            <text:p>51219.5</text:p>
          </table:table-cell>
          <table:table-cell table:number-columns-repeated="10"/>
          <table:table-cell table:formula="of:=IF(COUNT([.B14:.U14])=0;&quot;---&quot;;AVERAGE([.B14:.U14]))" office:value-type="float" office:value="51220.95" calcext:value-type="float">
            <text:p>51220.95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417207.5" calcext:value-type="float">
            <text:p>417207.5</text:p>
          </table:table-cell>
          <table:table-cell office:value-type="float" office:value="417206.5" calcext:value-type="float">
            <text:p>417206.5</text:p>
          </table:table-cell>
          <table:table-cell office:value-type="float" office:value="417229.5" calcext:value-type="float">
            <text:p>417229.5</text:p>
          </table:table-cell>
          <table:table-cell office:value-type="float" office:value="417204" calcext:value-type="float">
            <text:p>417204</text:p>
          </table:table-cell>
          <table:table-cell office:value-type="float" office:value="417222.5" calcext:value-type="float">
            <text:p>417222.5</text:p>
          </table:table-cell>
          <table:table-cell office:value-type="float" office:value="417213.5" calcext:value-type="float">
            <text:p>417213.5</text:p>
          </table:table-cell>
          <table:table-cell office:value-type="float" office:value="417234.5" calcext:value-type="float">
            <text:p>417234.5</text:p>
          </table:table-cell>
          <table:table-cell office:value-type="float" office:value="417230" calcext:value-type="float">
            <text:p>417230</text:p>
          </table:table-cell>
          <table:table-cell office:value-type="float" office:value="417226" calcext:value-type="float">
            <text:p>417226</text:p>
          </table:table-cell>
          <table:table-cell office:value-type="float" office:value="417228.5" calcext:value-type="float">
            <text:p>417228.5</text:p>
          </table:table-cell>
          <table:table-cell table:number-columns-repeated="10"/>
          <table:table-cell table:formula="of:=IF(COUNT([.B15:.U15])=0;&quot;---&quot;;AVERAGE([.B15:.U15]))" office:value-type="float" office:value="417220.25" calcext:value-type="float">
            <text:p>417220.2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272865" calcext:value-type="float">
            <text:p>272865</text:p>
          </table:table-cell>
          <table:table-cell office:value-type="float" office:value="272168" calcext:value-type="float">
            <text:p>272168</text:p>
          </table:table-cell>
          <table:table-cell office:value-type="float" office:value="272907.5" calcext:value-type="float">
            <text:p>272907.5</text:p>
          </table:table-cell>
          <table:table-cell office:value-type="float" office:value="272895" calcext:value-type="float">
            <text:p>272895</text:p>
          </table:table-cell>
          <table:table-cell office:value-type="float" office:value="272877" calcext:value-type="float">
            <text:p>272877</text:p>
          </table:table-cell>
          <table:table-cell office:value-type="float" office:value="272840.5" calcext:value-type="float">
            <text:p>272840.5</text:p>
          </table:table-cell>
          <table:table-cell office:value-type="float" office:value="272858" calcext:value-type="float">
            <text:p>272858</text:p>
          </table:table-cell>
          <table:table-cell office:value-type="float" office:value="272888" calcext:value-type="float">
            <text:p>272888</text:p>
          </table:table-cell>
          <table:table-cell office:value-type="float" office:value="272852.5" calcext:value-type="float">
            <text:p>272852.5</text:p>
          </table:table-cell>
          <table:table-cell office:value-type="float" office:value="272894" calcext:value-type="float">
            <text:p>272894</text:p>
          </table:table-cell>
          <table:table-cell table:number-columns-repeated="10"/>
          <table:table-cell table:formula="of:=IF(COUNT([.B16:.U16])=0;&quot;---&quot;;AVERAGE([.B16:.U16]))" office:value-type="float" office:value="272804.55" calcext:value-type="float">
            <text:p>272804.55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5918.5" calcext:value-type="float">
            <text:p>5918.5</text:p>
          </table:table-cell>
          <table:table-cell office:value-type="float" office:value="5973.5" calcext:value-type="float">
            <text:p>5973.5</text:p>
          </table:table-cell>
          <table:table-cell office:value-type="float" office:value="5930" calcext:value-type="float">
            <text:p>5930</text:p>
          </table:table-cell>
          <table:table-cell office:value-type="float" office:value="5913" calcext:value-type="float">
            <text:p>5913</text:p>
          </table:table-cell>
          <table:table-cell office:value-type="float" office:value="5948.5" calcext:value-type="float">
            <text:p>5948.5</text:p>
          </table:table-cell>
          <table:table-cell office:value-type="float" office:value="5929" calcext:value-type="float">
            <text:p>5929</text:p>
          </table:table-cell>
          <table:table-cell office:value-type="float" office:value="5942" calcext:value-type="float">
            <text:p>5942</text:p>
          </table:table-cell>
          <table:table-cell office:value-type="float" office:value="5915" calcext:value-type="float">
            <text:p>5915</text:p>
          </table:table-cell>
          <table:table-cell office:value-type="float" office:value="5976" calcext:value-type="float">
            <text:p>5976</text:p>
          </table:table-cell>
          <table:table-cell office:value-type="float" office:value="5941" calcext:value-type="float">
            <text:p>5941</text:p>
          </table:table-cell>
          <table:table-cell table:number-columns-repeated="10"/>
          <table:table-cell table:formula="of:=IF(COUNT([.B17:.U17])=0;&quot;---&quot;;AVERAGE([.B17:.U17]))" office:value-type="float" office:value="5938.65" calcext:value-type="float">
            <text:p>5938.65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13210" calcext:value-type="float">
            <text:p>13210</text:p>
          </table:table-cell>
          <table:table-cell office:value-type="float" office:value="13255.5" calcext:value-type="float">
            <text:p>13255.5</text:p>
          </table:table-cell>
          <table:table-cell office:value-type="float" office:value="13132" calcext:value-type="float">
            <text:p>13132</text:p>
          </table:table-cell>
          <table:table-cell office:value-type="float" office:value="13125.5" calcext:value-type="float">
            <text:p>13125.5</text:p>
          </table:table-cell>
          <table:table-cell office:value-type="float" office:value="13109" calcext:value-type="float">
            <text:p>13109</text:p>
          </table:table-cell>
          <table:table-cell office:value-type="float" office:value="13254" calcext:value-type="float">
            <text:p>13254</text:p>
          </table:table-cell>
          <table:table-cell office:value-type="float" office:value="13077.5" calcext:value-type="float">
            <text:p>13077.5</text:p>
          </table:table-cell>
          <table:table-cell office:value-type="float" office:value="13044.5" calcext:value-type="float">
            <text:p>13044.5</text:p>
          </table:table-cell>
          <table:table-cell office:value-type="float" office:value="13057.5" calcext:value-type="float">
            <text:p>13057.5</text:p>
          </table:table-cell>
          <table:table-cell office:value-type="float" office:value="13248.5" calcext:value-type="float">
            <text:p>13248.5</text:p>
          </table:table-cell>
          <table:table-cell table:number-columns-repeated="10"/>
          <table:table-cell table:formula="of:=IF(COUNT([.B18:.U18])=0;&quot;---&quot;;AVERAGE([.B18:.U18]))" office:value-type="float" office:value="13151.4" calcext:value-type="float">
            <text:p>13151.4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1626" calcext:value-type="float">
            <text:p>1626</text:p>
          </table:table-cell>
          <table:table-cell office:value-type="float" office:value="1636.5" calcext:value-type="float">
            <text:p>1636.5</text:p>
          </table:table-cell>
          <table:table-cell office:value-type="float" office:value="1629" calcext:value-type="float">
            <text:p>1629</text:p>
          </table:table-cell>
          <table:table-cell office:value-type="float" office:value="1597" calcext:value-type="float">
            <text:p>1597</text:p>
          </table:table-cell>
          <table:table-cell office:value-type="float" office:value="1587" calcext:value-type="float">
            <text:p>1587</text:p>
          </table:table-cell>
          <table:table-cell office:value-type="float" office:value="1581" calcext:value-type="float">
            <text:p>1581</text:p>
          </table:table-cell>
          <table:table-cell office:value-type="float" office:value="1632" calcext:value-type="float">
            <text:p>1632</text:p>
          </table:table-cell>
          <table:table-cell office:value-type="float" office:value="1649.5" calcext:value-type="float">
            <text:p>1649.5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31.5" calcext:value-type="float">
            <text:p>1631.5</text:p>
          </table:table-cell>
          <table:table-cell table:number-columns-repeated="10"/>
          <table:table-cell table:formula="of:=IF(COUNT([.B19:.U19])=0;&quot;---&quot;;AVERAGE([.B19:.U19]))" office:value-type="float" office:value="1621.2" calcext:value-type="float">
            <text:p>1621.2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91707.5" calcext:value-type="float">
            <text:p>291707.5</text:p>
          </table:table-cell>
          <table:table-cell office:value-type="float" office:value="300051" calcext:value-type="float">
            <text:p>300051</text:p>
          </table:table-cell>
          <table:table-cell office:value-type="float" office:value="295363.5" calcext:value-type="float">
            <text:p>295363.5</text:p>
          </table:table-cell>
          <table:table-cell office:value-type="float" office:value="292852" calcext:value-type="float">
            <text:p>292852</text:p>
          </table:table-cell>
          <table:table-cell office:value-type="float" office:value="295459" calcext:value-type="float">
            <text:p>295459</text:p>
          </table:table-cell>
          <table:table-cell office:value-type="float" office:value="292848.5" calcext:value-type="float">
            <text:p>292848.5</text:p>
          </table:table-cell>
          <table:table-cell office:value-type="float" office:value="296164" calcext:value-type="float">
            <text:p>296164</text:p>
          </table:table-cell>
          <table:table-cell office:value-type="float" office:value="296159" calcext:value-type="float">
            <text:p>296159</text:p>
          </table:table-cell>
          <table:table-cell office:value-type="float" office:value="294206.5" calcext:value-type="float">
            <text:p>294206.5</text:p>
          </table:table-cell>
          <table:table-cell office:value-type="float" office:value="297912" calcext:value-type="float">
            <text:p>297912</text:p>
          </table:table-cell>
          <table:table-cell table:number-columns-repeated="10"/>
          <table:table-cell table:formula="of:=IF(COUNT([.B20:.U20])=0;&quot;---&quot;;AVERAGE([.B20:.U20]))" office:value-type="float" office:value="295272.3" calcext:value-type="float">
            <text:p>295272.30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6.5" calcext:value-type="float">
            <text:p>466.5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38" calcext:value-type="float">
            <text:p>438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461.5" calcext:value-type="float">
            <text:p>461.5</text:p>
          </table:table-cell>
          <table:table-cell office:value-type="float" office:value="448.5" calcext:value-type="float">
            <text:p>448.5</text:p>
          </table:table-cell>
          <table:table-cell office:value-type="float" office:value="461.5" calcext:value-type="float">
            <text:p>461.5</text:p>
          </table:table-cell>
          <table:table-cell office:value-type="float" office:value="432" calcext:value-type="float">
            <text:p>432</text:p>
          </table:table-cell>
          <table:table-cell table:number-columns-repeated="10"/>
          <table:table-cell table:formula="of:=IF(COUNT([.B21:.U21])=0;&quot;---&quot;;AVERAGE([.B21:.U21]))" office:value-type="float" office:value="454.45" calcext:value-type="float">
            <text:p>454.45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20399" calcext:value-type="float">
            <text:p>20399</text:p>
          </table:table-cell>
          <table:table-cell office:value-type="float" office:value="20367.5" calcext:value-type="float">
            <text:p>20367.5</text:p>
          </table:table-cell>
          <table:table-cell office:value-type="float" office:value="20381.5" calcext:value-type="float">
            <text:p>20381.5</text:p>
          </table:table-cell>
          <table:table-cell office:value-type="float" office:value="20425" calcext:value-type="float">
            <text:p>20425</text:p>
          </table:table-cell>
          <table:table-cell office:value-type="float" office:value="20320" calcext:value-type="float">
            <text:p>20320</text:p>
          </table:table-cell>
          <table:table-cell office:value-type="float" office:value="20378" calcext:value-type="float">
            <text:p>20378</text:p>
          </table:table-cell>
          <table:table-cell office:value-type="float" office:value="20354.5" calcext:value-type="float">
            <text:p>20354.5</text:p>
          </table:table-cell>
          <table:table-cell office:value-type="float" office:value="20331" calcext:value-type="float">
            <text:p>20331</text:p>
          </table:table-cell>
          <table:table-cell office:value-type="float" office:value="20384.5" calcext:value-type="float">
            <text:p>20384.5</text:p>
          </table:table-cell>
          <table:table-cell office:value-type="float" office:value="20433" calcext:value-type="float">
            <text:p>20433</text:p>
          </table:table-cell>
          <table:table-cell table:number-columns-repeated="10"/>
          <table:table-cell table:formula="of:=IF(COUNT([.B22:.U22])=0;&quot;---&quot;;AVERAGE([.B22:.U22]))" office:value-type="float" office:value="20377.4" calcext:value-type="float">
            <text:p>20377.4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3:.U23])=0;&quot;---&quot;;AVERAGE([.B23:.U23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4:.U24])=0;&quot;---&quot;;AVERAGE([.B24:.U24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53407.5" calcext:value-type="float">
            <text:p>53407.5</text:p>
          </table:table-cell>
          <table:table-cell office:value-type="float" office:value="48302" calcext:value-type="float">
            <text:p>48302</text:p>
          </table:table-cell>
          <table:table-cell office:value-type="float" office:value="49569" calcext:value-type="float">
            <text:p>49569</text:p>
          </table:table-cell>
          <table:table-cell office:value-type="float" office:value="50671" calcext:value-type="float">
            <text:p>50671</text:p>
          </table:table-cell>
          <table:table-cell office:value-type="float" office:value="52549" calcext:value-type="float">
            <text:p>52549</text:p>
          </table:table-cell>
          <table:table-cell office:value-type="float" office:value="52100.5" calcext:value-type="float">
            <text:p>52100.5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51193.5" calcext:value-type="float">
            <text:p>51193.5</text:p>
          </table:table-cell>
          <table:table-cell office:value-type="float" office:value="52789" calcext:value-type="float">
            <text:p>52789</text:p>
          </table:table-cell>
          <table:table-cell office:value-type="float" office:value="53460.5" calcext:value-type="float">
            <text:p>53460.5</text:p>
          </table:table-cell>
          <table:table-cell table:number-columns-repeated="10"/>
          <table:table-cell table:formula="of:=IF(COUNT([.B25:.U25])=0;&quot;---&quot;;AVERAGE([.B25:.U25]))" office:value-type="float" office:value="51687.65" calcext:value-type="float">
            <text:p>51687.65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958" calcext:value-type="float">
            <text:p>1958</text:p>
          </table:table-cell>
          <table:table-cell office:value-type="float" office:value="1929.5" calcext:value-type="float">
            <text:p>1929.5</text:p>
          </table:table-cell>
          <table:table-cell office:value-type="float" office:value="1975" calcext:value-type="float">
            <text:p>1975</text:p>
          </table:table-cell>
          <table:table-cell office:value-type="float" office:value="1943.5" calcext:value-type="float">
            <text:p>1943.5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22.5" calcext:value-type="float">
            <text:p>1922.5</text:p>
          </table:table-cell>
          <table:table-cell office:value-type="float" office:value="1899" calcext:value-type="float">
            <text:p>1899</text:p>
          </table:table-cell>
          <table:table-cell office:value-type="float" office:value="1936.5" calcext:value-type="float">
            <text:p>1936.5</text:p>
          </table:table-cell>
          <table:table-cell office:value-type="float" office:value="1940" calcext:value-type="float">
            <text:p>1940</text:p>
          </table:table-cell>
          <table:table-cell office:value-type="float" office:value="1949" calcext:value-type="float">
            <text:p>1949</text:p>
          </table:table-cell>
          <table:table-cell table:number-columns-repeated="10"/>
          <table:table-cell table:formula="of:=IF(COUNT([.B26:.U26])=0;&quot;---&quot;;AVERAGE([.B26:.U26]))" office:value-type="float" office:value="1943.55" calcext:value-type="float">
            <text:p>1943.55</text:p>
          </table:table-cell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float" office:value="367.5" calcext:value-type="float">
            <text:p>367.5</text:p>
          </table:table-cell>
          <table:table-cell office:value-type="float" office:value="355.5" calcext:value-type="float">
            <text:p>355.5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3.5" calcext:value-type="float">
            <text:p>363.5</text:p>
          </table:table-cell>
          <table:table-cell office:value-type="float" office:value="383.5" calcext:value-type="float">
            <text:p>383.5</text:p>
          </table:table-cell>
          <table:table-cell office:value-type="float" office:value="353.5" calcext:value-type="float">
            <text:p>353.5</text:p>
          </table:table-cell>
          <table:table-cell office:value-type="float" office:value="376.5" calcext:value-type="float">
            <text:p>376.5</text:p>
          </table:table-cell>
          <table:table-cell office:value-type="float" office:value="369" calcext:value-type="float">
            <text:p>369</text:p>
          </table:table-cell>
          <table:table-cell table:number-columns-repeated="10"/>
          <table:table-cell table:formula="of:=IF(COUNT([.B27:.U27])=0;&quot;---&quot;;AVERAGE([.B27:.U27]))" office:value-type="float" office:value="367.45" calcext:value-type="float">
            <text:p>367.45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8:.U28])=0;&quot;---&quot;;AVERAGE([.B28:.U28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939.5" calcext:value-type="float">
            <text:p>8939.5</text:p>
          </table:table-cell>
          <table:table-cell office:value-type="float" office:value="8896.5" calcext:value-type="float">
            <text:p>8896.5</text:p>
          </table:table-cell>
          <table:table-cell office:value-type="float" office:value="8750" calcext:value-type="float">
            <text:p>8750</text:p>
          </table:table-cell>
          <table:table-cell office:value-type="float" office:value="8943.5" calcext:value-type="float">
            <text:p>8943.5</text:p>
          </table:table-cell>
          <table:table-cell office:value-type="float" office:value="9045.5" calcext:value-type="float">
            <text:p>9045.5</text:p>
          </table:table-cell>
          <table:table-cell office:value-type="float" office:value="8820" calcext:value-type="float">
            <text:p>8820</text:p>
          </table:table-cell>
          <table:table-cell office:value-type="float" office:value="8875" calcext:value-type="float">
            <text:p>8875</text:p>
          </table:table-cell>
          <table:table-cell office:value-type="float" office:value="8917.5" calcext:value-type="float">
            <text:p>8917.5</text:p>
          </table:table-cell>
          <table:table-cell office:value-type="float" office:value="8955.5" calcext:value-type="float">
            <text:p>8955.5</text:p>
          </table:table-cell>
          <table:table-cell office:value-type="float" office:value="8893.5" calcext:value-type="float">
            <text:p>8893.5</text:p>
          </table:table-cell>
          <table:table-cell table:number-columns-repeated="10"/>
          <table:table-cell table:formula="of:=IF(COUNT([.B29:.U29])=0;&quot;---&quot;;AVERAGE([.B29:.U29]))" office:value-type="float" office:value="8903.65" calcext:value-type="float">
            <text:p>8903.6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39075.5" calcext:value-type="float">
            <text:p>39075.5</text:p>
          </table:table-cell>
          <table:table-cell office:value-type="float" office:value="39064" calcext:value-type="float">
            <text:p>39064</text:p>
          </table:table-cell>
          <table:table-cell office:value-type="float" office:value="39062" calcext:value-type="float">
            <text:p>39062</text:p>
          </table:table-cell>
          <table:table-cell office:value-type="float" office:value="39051.5" calcext:value-type="float">
            <text:p>39051.5</text:p>
          </table:table-cell>
          <table:table-cell office:value-type="float" office:value="39059" calcext:value-type="float">
            <text:p>39059</text:p>
          </table:table-cell>
          <table:table-cell office:value-type="float" office:value="39078" calcext:value-type="float">
            <text:p>39078</text:p>
          </table:table-cell>
          <table:table-cell office:value-type="float" office:value="39029" calcext:value-type="float">
            <text:p>39029</text:p>
          </table:table-cell>
          <table:table-cell office:value-type="float" office:value="39065" calcext:value-type="float">
            <text:p>39065</text:p>
          </table:table-cell>
          <table:table-cell office:value-type="float" office:value="39061" calcext:value-type="float">
            <text:p>39061</text:p>
          </table:table-cell>
          <table:table-cell office:value-type="float" office:value="39051.5" calcext:value-type="float">
            <text:p>39051.5</text:p>
          </table:table-cell>
          <table:table-cell table:number-columns-repeated="10"/>
          <table:table-cell table:formula="of:=IF(COUNT([.B30:.U30])=0;&quot;---&quot;;AVERAGE([.B30:.U30]))" office:value-type="float" office:value="39059.65" calcext:value-type="float">
            <text:p>39059.65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579" calcext:value-type="float">
            <text:p>579</text:p>
          </table:table-cell>
          <table:table-cell office:value-type="float" office:value="552.5" calcext:value-type="float">
            <text:p>552.5</text:p>
          </table:table-cell>
          <table:table-cell office:value-type="float" office:value="618.5" calcext:value-type="float">
            <text:p>618.5</text:p>
          </table:table-cell>
          <table:table-cell office:value-type="float" office:value="538.5" calcext:value-type="float">
            <text:p>538.5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office:value-type="float" office:value="620.5" calcext:value-type="float">
            <text:p>620.5</text:p>
          </table:table-cell>
          <table:table-cell office:value-type="float" office:value="564" calcext:value-type="float">
            <text:p>564</text:p>
          </table:table-cell>
          <table:table-cell office:value-type="float" office:value="544.5" calcext:value-type="float">
            <text:p>544.5</text:p>
          </table:table-cell>
          <table:table-cell office:value-type="float" office:value="563.5" calcext:value-type="float">
            <text:p>563.5</text:p>
          </table:table-cell>
          <table:table-cell table:number-columns-repeated="10"/>
          <table:table-cell table:formula="of:=IF(COUNT([.B31:.U31])=0;&quot;---&quot;;AVERAGE([.B31:.U31]))" office:value-type="float" office:value="572" calcext:value-type="float">
            <text:p>572.0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592.5" calcext:value-type="float">
            <text:p>4592.5</text:p>
          </table:table-cell>
          <table:table-cell office:value-type="float" office:value="4573" calcext:value-type="float">
            <text:p>4573</text:p>
          </table:table-cell>
          <table:table-cell office:value-type="float" office:value="4574.5" calcext:value-type="float">
            <text:p>4574.5</text:p>
          </table:table-cell>
          <table:table-cell office:value-type="float" office:value="4583.5" calcext:value-type="float">
            <text:p>4583.5</text:p>
          </table:table-cell>
          <table:table-cell office:value-type="float" office:value="4557.5" calcext:value-type="float">
            <text:p>4557.5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4585.5" calcext:value-type="float">
            <text:p>4585.5</text:p>
          </table:table-cell>
          <table:table-cell office:value-type="float" office:value="4575.5" calcext:value-type="float">
            <text:p>4575.5</text:p>
          </table:table-cell>
          <table:table-cell office:value-type="float" office:value="4543" calcext:value-type="float">
            <text:p>4543</text:p>
          </table:table-cell>
          <table:table-cell table:number-columns-repeated="10"/>
          <table:table-cell table:formula="of:=IF(COUNT([.B32:.U32])=0;&quot;---&quot;;AVERAGE([.B32:.U32]))" office:value-type="float" office:value="4570.7" calcext:value-type="float">
            <text:p>4570.70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263.5" calcext:value-type="float">
            <text:p>1263.5</text:p>
          </table:table-cell>
          <table:table-cell office:value-type="float" office:value="1266" calcext:value-type="float">
            <text:p>1266</text:p>
          </table:table-cell>
          <table:table-cell office:value-type="float" office:value="1294" calcext:value-type="float">
            <text:p>1294</text:p>
          </table:table-cell>
          <table:table-cell office:value-type="float" office:value="1281" calcext:value-type="float">
            <text:p>1281</text:p>
          </table:table-cell>
          <table:table-cell office:value-type="float" office:value="1283" calcext:value-type="float">
            <text:p>1283</text:p>
          </table:table-cell>
          <table:table-cell office:value-type="float" office:value="1261.5" calcext:value-type="float">
            <text:p>1261.5</text:p>
          </table:table-cell>
          <table:table-cell office:value-type="float" office:value="1300" calcext:value-type="float">
            <text:p>1300</text:p>
          </table:table-cell>
          <table:table-cell office:value-type="float" office:value="1279" calcext:value-type="float">
            <text:p>1279</text:p>
          </table:table-cell>
          <table:table-cell office:value-type="float" office:value="1288.5" calcext:value-type="float">
            <text:p>1288.5</text:p>
          </table:table-cell>
          <table:table-cell office:value-type="float" office:value="1244.5" calcext:value-type="float">
            <text:p>1244.5</text:p>
          </table:table-cell>
          <table:table-cell table:number-columns-repeated="10"/>
          <table:table-cell table:formula="of:=IF(COUNT([.B33:.U33])=0;&quot;---&quot;;AVERAGE([.B33:.U33]))" office:value-type="float" office:value="1276.1" calcext:value-type="float">
            <text:p>1276.10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2685" calcext:value-type="float">
            <text:p>2685</text:p>
          </table:table-cell>
          <table:table-cell office:value-type="float" office:value="2681.5" calcext:value-type="float">
            <text:p>2681.5</text:p>
          </table:table-cell>
          <table:table-cell office:value-type="float" office:value="2680" calcext:value-type="float">
            <text:p>2680</text:p>
          </table:table-cell>
          <table:table-cell office:value-type="float" office:value="2705" calcext:value-type="float">
            <text:p>2705</text:p>
          </table:table-cell>
          <table:table-cell office:value-type="float" office:value="2700" calcext:value-type="float">
            <text:p>2700</text:p>
          </table:table-cell>
          <table:table-cell office:value-type="float" office:value="2659.5" calcext:value-type="float">
            <text:p>2659.5</text:p>
          </table:table-cell>
          <table:table-cell office:value-type="float" office:value="2673" calcext:value-type="float">
            <text:p>2673</text:p>
          </table:table-cell>
          <table:table-cell office:value-type="float" office:value="2718" calcext:value-type="float">
            <text:p>2718</text:p>
          </table:table-cell>
          <table:table-cell office:value-type="float" office:value="2699" calcext:value-type="float">
            <text:p>2699</text:p>
          </table:table-cell>
          <table:table-cell office:value-type="float" office:value="2696.5" calcext:value-type="float">
            <text:p>2696.5</text:p>
          </table:table-cell>
          <table:table-cell table:number-columns-repeated="10"/>
          <table:table-cell table:formula="of:=IF(COUNT([.B34:.U34])=0;&quot;---&quot;;AVERAGE([.B34:.U34]))" office:value-type="float" office:value="2689.75" calcext:value-type="float">
            <text:p>2689.7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3745" calcext:value-type="float">
            <text:p>3745</text:p>
          </table:table-cell>
          <table:table-cell office:value-type="float" office:value="3665.5" calcext:value-type="float">
            <text:p>3665.5</text:p>
          </table:table-cell>
          <table:table-cell office:value-type="float" office:value="3726" calcext:value-type="float">
            <text:p>3726</text:p>
          </table:table-cell>
          <table:table-cell office:value-type="float" office:value="3718.5" calcext:value-type="float">
            <text:p>3718.5</text:p>
          </table:table-cell>
          <table:table-cell office:value-type="float" office:value="3736" calcext:value-type="float">
            <text:p>3736</text:p>
          </table:table-cell>
          <table:table-cell office:value-type="float" office:value="3733" calcext:value-type="float">
            <text:p>3733</text:p>
          </table:table-cell>
          <table:table-cell office:value-type="float" office:value="3726.5" calcext:value-type="float">
            <text:p>3726.5</text:p>
          </table:table-cell>
          <table:table-cell office:value-type="float" office:value="3752" calcext:value-type="float">
            <text:p>3752</text:p>
          </table:table-cell>
          <table:table-cell office:value-type="float" office:value="3754.5" calcext:value-type="float">
            <text:p>3754.5</text:p>
          </table:table-cell>
          <table:table-cell office:value-type="float" office:value="3789" calcext:value-type="float">
            <text:p>3789</text:p>
          </table:table-cell>
          <table:table-cell table:number-columns-repeated="10"/>
          <table:table-cell table:formula="of:=IF(COUNT([.B35:.U35])=0;&quot;---&quot;;AVERAGE([.B35:.U35]))" office:value-type="float" office:value="3734.6" calcext:value-type="float">
            <text:p>3734.60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9945.5" calcext:value-type="float">
            <text:p>9945.5</text:p>
          </table:table-cell>
          <table:table-cell office:value-type="float" office:value="9962" calcext:value-type="float">
            <text:p>9962</text:p>
          </table:table-cell>
          <table:table-cell office:value-type="float" office:value="10082.5" calcext:value-type="float">
            <text:p>10082.5</text:p>
          </table:table-cell>
          <table:table-cell office:value-type="float" office:value="10010.5" calcext:value-type="float">
            <text:p>10010.5</text:p>
          </table:table-cell>
          <table:table-cell office:value-type="float" office:value="10047.5" calcext:value-type="float">
            <text:p>10047.5</text:p>
          </table:table-cell>
          <table:table-cell office:value-type="float" office:value="9990" calcext:value-type="float">
            <text:p>9990</text:p>
          </table:table-cell>
          <table:table-cell office:value-type="float" office:value="9991.5" calcext:value-type="float">
            <text:p>9991.5</text:p>
          </table:table-cell>
          <table:table-cell office:value-type="float" office:value="10015" calcext:value-type="float">
            <text:p>10015</text:p>
          </table:table-cell>
          <table:table-cell office:value-type="float" office:value="10026.5" calcext:value-type="float">
            <text:p>10026.5</text:p>
          </table:table-cell>
          <table:table-cell office:value-type="float" office:value="10002" calcext:value-type="float">
            <text:p>10002</text:p>
          </table:table-cell>
          <table:table-cell table:number-columns-repeated="10"/>
          <table:table-cell table:formula="of:=IF(COUNT([.B36:.U36])=0;&quot;---&quot;;AVERAGE([.B36:.U36]))" office:value-type="float" office:value="10007.3" calcext:value-type="float">
            <text:p>10007.3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716.5" calcext:value-type="float">
            <text:p>716.5</text:p>
          </table:table-cell>
          <table:table-cell office:value-type="float" office:value="729" calcext:value-type="float">
            <text:p>729</text:p>
          </table:table-cell>
          <table:table-cell office:value-type="float" office:value="762" calcext:value-type="float">
            <text:p>762</text:p>
          </table:table-cell>
          <table:table-cell office:value-type="float" office:value="731.5" calcext:value-type="float">
            <text:p>731.5</text:p>
          </table:table-cell>
          <table:table-cell office:value-type="float" office:value="763" calcext:value-type="float">
            <text:p>763</text:p>
          </table:table-cell>
          <table:table-cell office:value-type="float" office:value="736" calcext:value-type="float">
            <text:p>736</text:p>
          </table:table-cell>
          <table:table-cell office:value-type="float" office:value="751" calcext:value-type="float">
            <text:p>751</text:p>
          </table:table-cell>
          <table:table-cell office:value-type="float" office:value="726.5" calcext:value-type="float">
            <text:p>726.5</text:p>
          </table:table-cell>
          <table:table-cell office:value-type="float" office:value="716.5" calcext:value-type="float">
            <text:p>716.5</text:p>
          </table:table-cell>
          <table:table-cell office:value-type="float" office:value="719" calcext:value-type="float">
            <text:p>719</text:p>
          </table:table-cell>
          <table:table-cell table:number-columns-repeated="10"/>
          <table:table-cell table:formula="of:=IF(COUNT([.B37:.U37])=0;&quot;---&quot;;AVERAGE([.B37:.U37]))" office:value-type="float" office:value="735.1" calcext:value-type="float">
            <text:p>735.1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36774" calcext:value-type="float">
            <text:p>36774</text:p>
          </table:table-cell>
          <table:table-cell office:value-type="float" office:value="36772" calcext:value-type="float">
            <text:p>36772</text:p>
          </table:table-cell>
          <table:table-cell office:value-type="float" office:value="36754.5" calcext:value-type="float">
            <text:p>36754.5</text:p>
          </table:table-cell>
          <table:table-cell office:value-type="float" office:value="36791" calcext:value-type="float">
            <text:p>36791</text:p>
          </table:table-cell>
          <table:table-cell office:value-type="float" office:value="36786.5" calcext:value-type="float">
            <text:p>36786.5</text:p>
          </table:table-cell>
          <table:table-cell office:value-type="float" office:value="36772.5" calcext:value-type="float">
            <text:p>36772.5</text:p>
          </table:table-cell>
          <table:table-cell office:value-type="float" office:value="36775.5" calcext:value-type="float">
            <text:p>36775.5</text:p>
          </table:table-cell>
          <table:table-cell office:value-type="float" office:value="36764" calcext:value-type="float">
            <text:p>36764</text:p>
          </table:table-cell>
          <table:table-cell office:value-type="float" office:value="36805" calcext:value-type="float">
            <text:p>36805</text:p>
          </table:table-cell>
          <table:table-cell office:value-type="float" office:value="36791" calcext:value-type="float">
            <text:p>36791</text:p>
          </table:table-cell>
          <table:table-cell table:number-columns-repeated="10"/>
          <table:table-cell table:formula="of:=IF(COUNT([.B38:.U38])=0;&quot;---&quot;;AVERAGE([.B38:.U38]))" office:value-type="float" office:value="36778.6" calcext:value-type="float">
            <text:p>36778.6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9:.U39])=0;&quot;---&quot;;AVERAGE([.B39:.U39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</table:table>
      <table:table table:name="a10" table:style-name="ta1">
        <table:table-column table:style-name="co1" table:default-cell-style-name="ce14"/>
        <table:table-column table:style-name="co2" table:number-columns-repeated="10" table:default-cell-style-name="Default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vg.</text:p>
          </table:table-cell>
          <table:table-cell table:style-name="ce13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4449" calcext:value-type="float">
            <text:p>4449</text:p>
          </table:table-cell>
          <table:table-cell office:value-type="float" office:value="4492" calcext:value-type="float">
            <text:p>4492</text:p>
          </table:table-cell>
          <table:table-cell office:value-type="float" office:value="4489" calcext:value-type="float">
            <text:p>4489</text:p>
          </table:table-cell>
          <table:table-cell office:value-type="float" office:value="4470" calcext:value-type="float">
            <text:p>4470</text:p>
          </table:table-cell>
          <table:table-cell office:value-type="float" office:value="4477" calcext:value-type="float">
            <text:p>4477</text:p>
          </table:table-cell>
          <table:table-cell office:value-type="float" office:value="4486" calcext:value-type="float">
            <text:p>4486</text:p>
          </table:table-cell>
          <table:table-cell table:number-columns-repeated="2" office:value-type="float" office:value="4473" calcext:value-type="float">
            <text:p>4473</text:p>
          </table:table-cell>
          <table:table-cell office:value-type="float" office:value="4479" calcext:value-type="float">
            <text:p>4479</text:p>
          </table:table-cell>
          <table:table-cell office:value-type="float" office:value="4473" calcext:value-type="float">
            <text:p>4473</text:p>
          </table:table-cell>
          <table:table-cell table:number-columns-repeated="10"/>
          <table:table-cell table:formula="of:=IF(COUNT([.B2:.U2])=0;&quot;---&quot;;AVERAGE([.B2:.U2]))" office:value-type="float" office:value="4476.1" calcext:value-type="float">
            <text:p>4476.10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151251" calcext:value-type="float">
            <text:p>5151251</text:p>
          </table:table-cell>
          <table:table-cell office:value-type="float" office:value="5109623" calcext:value-type="float">
            <text:p>5109623</text:p>
          </table:table-cell>
          <table:table-cell office:value-type="float" office:value="5126500" calcext:value-type="float">
            <text:p>5126500</text:p>
          </table:table-cell>
          <table:table-cell office:value-type="float" office:value="5156691" calcext:value-type="float">
            <text:p>5156691</text:p>
          </table:table-cell>
          <table:table-cell office:value-type="float" office:value="5172902" calcext:value-type="float">
            <text:p>5172902</text:p>
          </table:table-cell>
          <table:table-cell office:value-type="float" office:value="5131110" calcext:value-type="float">
            <text:p>5131110</text:p>
          </table:table-cell>
          <table:table-cell office:value-type="float" office:value="5139729" calcext:value-type="float">
            <text:p>5139729</text:p>
          </table:table-cell>
          <table:table-cell office:value-type="float" office:value="5109293" calcext:value-type="float">
            <text:p>5109293</text:p>
          </table:table-cell>
          <table:table-cell office:value-type="float" office:value="5158037" calcext:value-type="float">
            <text:p>5158037</text:p>
          </table:table-cell>
          <table:table-cell office:value-type="float" office:value="5144974" calcext:value-type="float">
            <text:p>5144974</text:p>
          </table:table-cell>
          <table:table-cell table:number-columns-repeated="10"/>
          <table:table-cell table:formula="of:=IF(COUNT([.B3:.U3])=0;&quot;---&quot;;AVERAGE([.B3:.U3]))" office:value-type="float" office:value="5140011" calcext:value-type="float">
            <text:p>5140011.00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848763" calcext:value-type="float">
            <text:p>848763</text:p>
          </table:table-cell>
          <table:table-cell office:value-type="float" office:value="848745" calcext:value-type="float">
            <text:p>848745</text:p>
          </table:table-cell>
          <table:table-cell office:value-type="float" office:value="848742" calcext:value-type="float">
            <text:p>848742</text:p>
          </table:table-cell>
          <table:table-cell office:value-type="float" office:value="848741" calcext:value-type="float">
            <text:p>848741</text:p>
          </table:table-cell>
          <table:table-cell office:value-type="float" office:value="848749" calcext:value-type="float">
            <text:p>848749</text:p>
          </table:table-cell>
          <table:table-cell office:value-type="float" office:value="848739" calcext:value-type="float">
            <text:p>848739</text:p>
          </table:table-cell>
          <table:table-cell office:value-type="float" office:value="848730" calcext:value-type="float">
            <text:p>848730</text:p>
          </table:table-cell>
          <table:table-cell office:value-type="float" office:value="848746" calcext:value-type="float">
            <text:p>848746</text:p>
          </table:table-cell>
          <table:table-cell office:value-type="float" office:value="848769" calcext:value-type="float">
            <text:p>848769</text:p>
          </table:table-cell>
          <table:table-cell office:value-type="float" office:value="848734" calcext:value-type="float">
            <text:p>848734</text:p>
          </table:table-cell>
          <table:table-cell table:number-columns-repeated="10"/>
          <table:table-cell table:formula="of:=IF(COUNT([.B4:.U4])=0;&quot;---&quot;;AVERAGE([.B4:.U4]))" office:value-type="float" office:value="848745.8" calcext:value-type="float">
            <text:p>848745.8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5:.U5])=0;&quot;---&quot;;AVERAGE([.B5:.U5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6:.U6])=0;&quot;---&quot;;AVERAGE([.B6:.U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7:.U7])=0;&quot;---&quot;;AVERAGE([.B7:.U7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93338" calcext:value-type="float">
            <text:p>93338</text:p>
          </table:table-cell>
          <table:table-cell office:value-type="float" office:value="103288" calcext:value-type="float">
            <text:p>103288</text:p>
          </table:table-cell>
          <table:table-cell office:value-type="float" office:value="112804" calcext:value-type="float">
            <text:p>112804</text:p>
          </table:table-cell>
          <table:table-cell office:value-type="float" office:value="127656" calcext:value-type="float">
            <text:p>127656</text:p>
          </table:table-cell>
          <table:table-cell office:value-type="float" office:value="114809" calcext:value-type="float">
            <text:p>114809</text:p>
          </table:table-cell>
          <table:table-cell office:value-type="float" office:value="111003" calcext:value-type="float">
            <text:p>111003</text:p>
          </table:table-cell>
          <table:table-cell office:value-type="float" office:value="128789" calcext:value-type="float">
            <text:p>128789</text:p>
          </table:table-cell>
          <table:table-cell office:value-type="float" office:value="110687" calcext:value-type="float">
            <text:p>110687</text:p>
          </table:table-cell>
          <table:table-cell office:value-type="float" office:value="91169" calcext:value-type="float">
            <text:p>91169</text:p>
          </table:table-cell>
          <table:table-cell office:value-type="float" office:value="107067" calcext:value-type="float">
            <text:p>107067</text:p>
          </table:table-cell>
          <table:table-cell table:number-columns-repeated="10"/>
          <table:table-cell table:formula="of:=IF(COUNT([.B9:.U9])=0;&quot;---&quot;;AVERAGE([.B9:.U9]))" office:value-type="float" office:value="110061" calcext:value-type="float">
            <text:p>110061.00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0:.U10])=0;&quot;---&quot;;AVERAGE([.B10:.U10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9774" calcext:value-type="float">
            <text:p>9774</text:p>
          </table:table-cell>
          <table:table-cell office:value-type="float" office:value="16118" calcext:value-type="float">
            <text:p>16118</text:p>
          </table:table-cell>
          <table:table-cell office:value-type="float" office:value="9901" calcext:value-type="float">
            <text:p>9901</text:p>
          </table:table-cell>
          <table:table-cell office:value-type="float" office:value="10026" calcext:value-type="float">
            <text:p>10026</text:p>
          </table:table-cell>
          <table:table-cell office:value-type="float" office:value="9981" calcext:value-type="float">
            <text:p>9981</text:p>
          </table:table-cell>
          <table:table-cell office:value-type="float" office:value="9643" calcext:value-type="float">
            <text:p>9643</text:p>
          </table:table-cell>
          <table:table-cell office:value-type="float" office:value="9987" calcext:value-type="float">
            <text:p>9987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7" calcext:value-type="float">
            <text:p>10047</text:p>
          </table:table-cell>
          <table:table-cell office:value-type="float" office:value="9924" calcext:value-type="float">
            <text:p>9924</text:p>
          </table:table-cell>
          <table:table-cell table:number-columns-repeated="10"/>
          <table:table-cell table:formula="of:=IF(COUNT([.B11:.U11])=0;&quot;---&quot;;AVERAGE([.B11:.U11]))" office:value-type="float" office:value="10544.2" calcext:value-type="float">
            <text:p>10544.2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2:.U12])=0;&quot;---&quot;;AVERAGE([.B12:.U12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3:.U13])=0;&quot;---&quot;;AVERAGE([.B13:.U13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4:.U14])=0;&quot;---&quot;;AVERAGE([.B14:.U14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9763247" calcext:value-type="float">
            <text:p>9763247</text:p>
          </table:table-cell>
          <table:table-cell office:value-type="float" office:value="9807842" calcext:value-type="float">
            <text:p>9807842</text:p>
          </table:table-cell>
          <table:table-cell office:value-type="float" office:value="9691780" calcext:value-type="float">
            <text:p>9691780</text:p>
          </table:table-cell>
          <table:table-cell office:value-type="float" office:value="9807834" calcext:value-type="float">
            <text:p>9807834</text:p>
          </table:table-cell>
          <table:table-cell office:value-type="float" office:value="9928373" calcext:value-type="float">
            <text:p>9928373</text:p>
          </table:table-cell>
          <table:table-cell office:value-type="float" office:value="9757507" calcext:value-type="float">
            <text:p>9757507</text:p>
          </table:table-cell>
          <table:table-cell office:value-type="float" office:value="9610119" calcext:value-type="float">
            <text:p>9610119</text:p>
          </table:table-cell>
          <table:table-cell office:value-type="float" office:value="9669106" calcext:value-type="float">
            <text:p>9669106</text:p>
          </table:table-cell>
          <table:table-cell office:value-type="float" office:value="9796500" calcext:value-type="float">
            <text:p>9796500</text:p>
          </table:table-cell>
          <table:table-cell office:value-type="float" office:value="9733108" calcext:value-type="float">
            <text:p>9733108</text:p>
          </table:table-cell>
          <table:table-cell table:number-columns-repeated="10"/>
          <table:table-cell table:formula="of:=IF(COUNT([.B15:.U15])=0;&quot;---&quot;;AVERAGE([.B15:.U15]))" office:value-type="float" office:value="9756541.6" calcext:value-type="float">
            <text:p>9756541.60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6908222" calcext:value-type="float">
            <text:p>6908222</text:p>
          </table:table-cell>
          <table:table-cell office:value-type="float" office:value="6980766" calcext:value-type="float">
            <text:p>6980766</text:p>
          </table:table-cell>
          <table:table-cell office:value-type="float" office:value="6810620" calcext:value-type="float">
            <text:p>6810620</text:p>
          </table:table-cell>
          <table:table-cell office:value-type="float" office:value="6979925" calcext:value-type="float">
            <text:p>6979925</text:p>
          </table:table-cell>
          <table:table-cell office:value-type="float" office:value="6922577" calcext:value-type="float">
            <text:p>6922577</text:p>
          </table:table-cell>
          <table:table-cell office:value-type="float" office:value="6740285" calcext:value-type="float">
            <text:p>6740285</text:p>
          </table:table-cell>
          <table:table-cell office:value-type="float" office:value="6754358" calcext:value-type="float">
            <text:p>6754358</text:p>
          </table:table-cell>
          <table:table-cell office:value-type="float" office:value="6974268" calcext:value-type="float">
            <text:p>6974268</text:p>
          </table:table-cell>
          <table:table-cell office:value-type="float" office:value="6881302" calcext:value-type="float">
            <text:p>6881302</text:p>
          </table:table-cell>
          <table:table-cell office:value-type="float" office:value="6976277" calcext:value-type="float">
            <text:p>6976277</text:p>
          </table:table-cell>
          <table:table-cell table:number-columns-repeated="10"/>
          <table:table-cell table:formula="of:=IF(COUNT([.B16:.U16])=0;&quot;---&quot;;AVERAGE([.B16:.U16]))" office:value-type="float" office:value="6892860" calcext:value-type="float">
            <text:p>6892860.00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7:.U17])=0;&quot;---&quot;;AVERAGE([.B17:.U17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23116" calcext:value-type="float">
            <text:p>23116</text:p>
          </table:table-cell>
          <table:table-cell office:value-type="float" office:value="23213" calcext:value-type="float">
            <text:p>23213</text:p>
          </table:table-cell>
          <table:table-cell office:value-type="float" office:value="23019" calcext:value-type="float">
            <text:p>23019</text:p>
          </table:table-cell>
          <table:table-cell office:value-type="float" office:value="23074" calcext:value-type="float">
            <text:p>23074</text:p>
          </table:table-cell>
          <table:table-cell office:value-type="float" office:value="23105" calcext:value-type="float">
            <text:p>23105</text:p>
          </table:table-cell>
          <table:table-cell office:value-type="float" office:value="23168" calcext:value-type="float">
            <text:p>23168</text:p>
          </table:table-cell>
          <table:table-cell office:value-type="float" office:value="23077" calcext:value-type="float">
            <text:p>23077</text:p>
          </table:table-cell>
          <table:table-cell office:value-type="float" office:value="23059" calcext:value-type="float">
            <text:p>23059</text:p>
          </table:table-cell>
          <table:table-cell office:value-type="float" office:value="23090" calcext:value-type="float">
            <text:p>23090</text:p>
          </table:table-cell>
          <table:table-cell office:value-type="float" office:value="23262" calcext:value-type="float">
            <text:p>23262</text:p>
          </table:table-cell>
          <table:table-cell table:number-columns-repeated="10"/>
          <table:table-cell table:formula="of:=IF(COUNT([.B18:.U18])=0;&quot;---&quot;;AVERAGE([.B18:.U18]))" office:value-type="float" office:value="23118.3" calcext:value-type="float">
            <text:p>23118.3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9577" calcext:value-type="float">
            <text:p>9577</text:p>
          </table:table-cell>
          <table:table-cell office:value-type="float" office:value="9188" calcext:value-type="float">
            <text:p>9188</text:p>
          </table:table-cell>
          <table:table-cell office:value-type="float" office:value="9882" calcext:value-type="float">
            <text:p>9882</text:p>
          </table:table-cell>
          <table:table-cell office:value-type="float" office:value="9866" calcext:value-type="float">
            <text:p>9866</text:p>
          </table:table-cell>
          <table:table-cell office:value-type="float" office:value="10184" calcext:value-type="float">
            <text:p>10184</text:p>
          </table:table-cell>
          <table:table-cell office:value-type="float" office:value="9646" calcext:value-type="float">
            <text:p>9646</text:p>
          </table:table-cell>
          <table:table-cell office:value-type="float" office:value="9220" calcext:value-type="float">
            <text:p>9220</text:p>
          </table:table-cell>
          <table:table-cell office:value-type="float" office:value="10300" calcext:value-type="float">
            <text:p>10300</text:p>
          </table:table-cell>
          <table:table-cell office:value-type="float" office:value="9417" calcext:value-type="float">
            <text:p>9417</text:p>
          </table:table-cell>
          <table:table-cell office:value-type="float" office:value="10638" calcext:value-type="float">
            <text:p>10638</text:p>
          </table:table-cell>
          <table:table-cell table:number-columns-repeated="10"/>
          <table:table-cell table:formula="of:=IF(COUNT([.B19:.U19])=0;&quot;---&quot;;AVERAGE([.B19:.U19]))" office:value-type="float" office:value="9791.8" calcext:value-type="float">
            <text:p>9791.8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78748" calcext:value-type="float">
            <text:p>278748</text:p>
          </table:table-cell>
          <table:table-cell office:value-type="float" office:value="284318" calcext:value-type="float">
            <text:p>284318</text:p>
          </table:table-cell>
          <table:table-cell office:value-type="float" office:value="279103" calcext:value-type="float">
            <text:p>279103</text:p>
          </table:table-cell>
          <table:table-cell office:value-type="float" office:value="282561" calcext:value-type="float">
            <text:p>282561</text:p>
          </table:table-cell>
          <table:table-cell office:value-type="float" office:value="277398" calcext:value-type="float">
            <text:p>277398</text:p>
          </table:table-cell>
          <table:table-cell office:value-type="float" office:value="282175" calcext:value-type="float">
            <text:p>282175</text:p>
          </table:table-cell>
          <table:table-cell office:value-type="float" office:value="280761" calcext:value-type="float">
            <text:p>280761</text:p>
          </table:table-cell>
          <table:table-cell office:value-type="float" office:value="280203" calcext:value-type="float">
            <text:p>280203</text:p>
          </table:table-cell>
          <table:table-cell office:value-type="float" office:value="285629" calcext:value-type="float">
            <text:p>285629</text:p>
          </table:table-cell>
          <table:table-cell office:value-type="float" office:value="278494" calcext:value-type="float">
            <text:p>278494</text:p>
          </table:table-cell>
          <table:table-cell table:number-columns-repeated="10"/>
          <table:table-cell table:formula="of:=IF(COUNT([.B20:.U20])=0;&quot;---&quot;;AVERAGE([.B20:.U20]))" office:value-type="float" office:value="280939" calcext:value-type="float">
            <text:p>280939.00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3" calcext:value-type="float">
            <text:p>463</text:p>
          </table:table-cell>
          <table:table-cell office:value-type="float" office:value="440" calcext:value-type="float">
            <text:p>440</text:p>
          </table:table-cell>
          <table:table-cell office:value-type="float" office:value="475" calcext:value-type="float">
            <text:p>475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65" calcext:value-type="float">
            <text:p>465</text:p>
          </table:table-cell>
          <table:table-cell table:number-columns-repeated="10"/>
          <table:table-cell table:formula="of:=IF(COUNT([.B21:.U21])=0;&quot;---&quot;;AVERAGE([.B21:.U21]))" office:value-type="float" office:value="448.3" calcext:value-type="float">
            <text:p>448.3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0400" calcext:value-type="float">
            <text:p>50400</text:p>
          </table:table-cell>
          <table:table-cell office:value-type="float" office:value="49887" calcext:value-type="float">
            <text:p>49887</text:p>
          </table:table-cell>
          <table:table-cell office:value-type="float" office:value="50018" calcext:value-type="float">
            <text:p>50018</text:p>
          </table:table-cell>
          <table:table-cell office:value-type="float" office:value="50205" calcext:value-type="float">
            <text:p>50205</text:p>
          </table:table-cell>
          <table:table-cell office:value-type="float" office:value="49840" calcext:value-type="float">
            <text:p>49840</text:p>
          </table:table-cell>
          <table:table-cell office:value-type="float" office:value="50021" calcext:value-type="float">
            <text:p>50021</text:p>
          </table:table-cell>
          <table:table-cell office:value-type="float" office:value="50008" calcext:value-type="float">
            <text:p>50008</text:p>
          </table:table-cell>
          <table:table-cell office:value-type="float" office:value="49902" calcext:value-type="float">
            <text:p>49902</text:p>
          </table:table-cell>
          <table:table-cell office:value-type="float" office:value="50369" calcext:value-type="float">
            <text:p>50369</text:p>
          </table:table-cell>
          <table:table-cell office:value-type="float" office:value="49900" calcext:value-type="float">
            <text:p>49900</text:p>
          </table:table-cell>
          <table:table-cell table:number-columns-repeated="10"/>
          <table:table-cell table:formula="of:=IF(COUNT([.B22:.U22])=0;&quot;---&quot;;AVERAGE([.B22:.U22]))" office:value-type="float" office:value="50055" calcext:value-type="float">
            <text:p>50055.0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3:.U23])=0;&quot;---&quot;;AVERAGE([.B23:.U23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4:.U24])=0;&quot;---&quot;;AVERAGE([.B24:.U24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5:.U25])=0;&quot;---&quot;;AVERAGE([.B25:.U25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table:number-columns-repeated="10"/>
          <table:table-cell table:formula="of:=IF(COUNT([.B27:.U27])=0;&quot;---&quot;;AVERAGE([.B27:.U27]))" office:value-type="float" office:value="355.5" calcext:value-type="float">
            <text:p>355.50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304" calcext:value-type="float">
            <text:p>304</text:p>
          </table:table-cell>
          <table:table-cell table:number-columns-repeated="10"/>
          <table:table-cell table:formula="of:=IF(COUNT([.B28:.U28])=0;&quot;---&quot;;AVERAGE([.B28:.U28]))" office:value-type="float" office:value="285.9" calcext:value-type="float">
            <text:p>285.9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9:.U29])=0;&quot;---&quot;;AVERAGE([.B29:.U29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43278" calcext:value-type="float">
            <text:p>43278</text:p>
          </table:table-cell>
          <table:table-cell office:value-type="float" office:value="43262" calcext:value-type="float">
            <text:p>43262</text:p>
          </table:table-cell>
          <table:table-cell office:value-type="float" office:value="43259" calcext:value-type="float">
            <text:p>43259</text:p>
          </table:table-cell>
          <table:table-cell office:value-type="float" office:value="43257" calcext:value-type="float">
            <text:p>43257</text:p>
          </table:table-cell>
          <table:table-cell office:value-type="float" office:value="43263" calcext:value-type="float">
            <text:p>43263</text:p>
          </table:table-cell>
          <table:table-cell office:value-type="float" office:value="43272" calcext:value-type="float">
            <text:p>43272</text:p>
          </table:table-cell>
          <table:table-cell office:value-type="float" office:value="43271" calcext:value-type="float">
            <text:p>43271</text:p>
          </table:table-cell>
          <table:table-cell office:value-type="float" office:value="43256" calcext:value-type="float">
            <text:p>43256</text:p>
          </table:table-cell>
          <table:table-cell office:value-type="float" office:value="43275" calcext:value-type="float">
            <text:p>43275</text:p>
          </table:table-cell>
          <table:table-cell office:value-type="float" office:value="43257" calcext:value-type="float">
            <text:p>43257</text:p>
          </table:table-cell>
          <table:table-cell table:number-columns-repeated="10"/>
          <table:table-cell table:formula="of:=IF(COUNT([.B30:.U30])=0;&quot;---&quot;;AVERAGE([.B30:.U30]))" office:value-type="float" office:value="43265" calcext:value-type="float">
            <text:p>43265.0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1:.U31])=0;&quot;---&quot;;AVERAGE([.B31:.U31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39" calcext:value-type="float">
            <text:p>4839</text:p>
          </table:table-cell>
          <table:table-cell office:value-type="float" office:value="4888" calcext:value-type="float">
            <text:p>4888</text:p>
          </table:table-cell>
          <table:table-cell office:value-type="float" office:value="4894" calcext:value-type="float">
            <text:p>4894</text:p>
          </table:table-cell>
          <table:table-cell office:value-type="float" office:value="4858" calcext:value-type="float">
            <text:p>4858</text:p>
          </table:table-cell>
          <table:table-cell office:value-type="float" office:value="4849" calcext:value-type="float">
            <text:p>4849</text:p>
          </table:table-cell>
          <table:table-cell office:value-type="float" office:value="4860" calcext:value-type="float">
            <text:p>4860</text:p>
          </table:table-cell>
          <table:table-cell office:value-type="float" office:value="4903" calcext:value-type="float">
            <text:p>4903</text:p>
          </table:table-cell>
          <table:table-cell office:value-type="float" office:value="4908" calcext:value-type="float">
            <text:p>4908</text:p>
          </table:table-cell>
          <table:table-cell office:value-type="float" office:value="4915" calcext:value-type="float">
            <text:p>4915</text:p>
          </table:table-cell>
          <table:table-cell office:value-type="float" office:value="4877" calcext:value-type="float">
            <text:p>4877</text:p>
          </table:table-cell>
          <table:table-cell table:number-columns-repeated="10"/>
          <table:table-cell table:formula="of:=IF(COUNT([.B32:.U32])=0;&quot;---&quot;;AVERAGE([.B32:.U32]))" office:value-type="float" office:value="4879.1" calcext:value-type="float">
            <text:p>4879.10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3:.U33])=0;&quot;---&quot;;AVERAGE([.B33:.U33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4:.U34])=0;&quot;---&quot;;AVERAGE([.B34:.U34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5:.U35])=0;&quot;---&quot;;AVERAGE([.B35:.U35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123958" calcext:value-type="float">
            <text:p>123958</text:p>
          </table:table-cell>
          <table:table-cell office:value-type="float" office:value="122637" calcext:value-type="float">
            <text:p>122637</text:p>
          </table:table-cell>
          <table:table-cell office:value-type="float" office:value="125042" calcext:value-type="float">
            <text:p>125042</text:p>
          </table:table-cell>
          <table:table-cell office:value-type="float" office:value="121782" calcext:value-type="float">
            <text:p>121782</text:p>
          </table:table-cell>
          <table:table-cell office:value-type="float" office:value="122528" calcext:value-type="float">
            <text:p>122528</text:p>
          </table:table-cell>
          <table:table-cell office:value-type="float" office:value="124438" calcext:value-type="float">
            <text:p>124438</text:p>
          </table:table-cell>
          <table:table-cell office:value-type="float" office:value="125259" calcext:value-type="float">
            <text:p>125259</text:p>
          </table:table-cell>
          <table:table-cell office:value-type="float" office:value="123847" calcext:value-type="float">
            <text:p>123847</text:p>
          </table:table-cell>
          <table:table-cell office:value-type="float" office:value="124075" calcext:value-type="float">
            <text:p>124075</text:p>
          </table:table-cell>
          <table:table-cell office:value-type="float" office:value="120494" calcext:value-type="float">
            <text:p>120494</text:p>
          </table:table-cell>
          <table:table-cell table:number-columns-repeated="10"/>
          <table:table-cell table:formula="of:=IF(COUNT([.B36:.U36])=0;&quot;---&quot;;AVERAGE([.B36:.U36]))" office:value-type="float" office:value="123406" calcext:value-type="float">
            <text:p>123406.0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1020" calcext:value-type="float">
            <text:p>102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92" calcext:value-type="float">
            <text:p>992</text:p>
          </table:table-cell>
          <table:table-cell office:value-type="float" office:value="1004" calcext:value-type="float">
            <text:p>1004</text:p>
          </table:table-cell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table:number-columns-repeated="10"/>
          <table:table-cell table:formula="of:=IF(COUNT([.B37:.U37])=0;&quot;---&quot;;AVERAGE([.B37:.U37]))" office:value-type="float" office:value="1005.2" calcext:value-type="float">
            <text:p>1005.2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116341" calcext:value-type="float">
            <text:p>116341</text:p>
          </table:table-cell>
          <table:table-cell office:value-type="float" office:value="131727" calcext:value-type="float">
            <text:p>131727</text:p>
          </table:table-cell>
          <table:table-cell office:value-type="float" office:value="112869" calcext:value-type="float">
            <text:p>112869</text:p>
          </table:table-cell>
          <table:table-cell office:value-type="float" office:value="108185" calcext:value-type="float">
            <text:p>108185</text:p>
          </table:table-cell>
          <table:table-cell office:value-type="float" office:value="126678" calcext:value-type="float">
            <text:p>126678</text:p>
          </table:table-cell>
          <table:table-cell office:value-type="float" office:value="103419" calcext:value-type="float">
            <text:p>103419</text:p>
          </table:table-cell>
          <table:table-cell table:number-columns-repeated="2" office:value-type="float" office:value="95849" calcext:value-type="float">
            <text:p>95849</text:p>
          </table:table-cell>
          <table:table-cell office:value-type="float" office:value="118924" calcext:value-type="float">
            <text:p>118924</text:p>
          </table:table-cell>
          <table:table-cell office:value-type="float" office:value="134548" calcext:value-type="float">
            <text:p>134548</text:p>
          </table:table-cell>
          <table:table-cell table:number-columns-repeated="10"/>
          <table:table-cell table:formula="of:=IF(COUNT([.B38:.U38])=0;&quot;---&quot;;AVERAGE([.B38:.U38]))" office:value-type="float" office:value="114438.9" calcext:value-type="float">
            <text:p>114438.9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19999" calcext:value-type="float">
            <text:p>19999</text:p>
          </table:table-cell>
          <table:table-cell office:value-type="float" office:value="20160" calcext:value-type="float">
            <text:p>20160</text:p>
          </table:table-cell>
          <table:table-cell office:value-type="float" office:value="20223" calcext:value-type="float">
            <text:p>20223</text:p>
          </table:table-cell>
          <table:table-cell office:value-type="float" office:value="20867" calcext:value-type="float">
            <text:p>20867</text:p>
          </table:table-cell>
          <table:table-cell office:value-type="float" office:value="19998" calcext:value-type="float">
            <text:p>19998</text:p>
          </table:table-cell>
          <table:table-cell office:value-type="float" office:value="19993" calcext:value-type="float">
            <text:p>19993</text:p>
          </table:table-cell>
          <table:table-cell table:number-columns-repeated="2" office:value-type="float" office:value="20173" calcext:value-type="float">
            <text:p>20173</text:p>
          </table:table-cell>
          <table:table-cell office:value-type="float" office:value="19996" calcext:value-type="float">
            <text:p>19996</text:p>
          </table:table-cell>
          <table:table-cell office:value-type="float" office:value="20050" calcext:value-type="float">
            <text:p>20050</text:p>
          </table:table-cell>
          <table:table-cell table:number-columns-repeated="10"/>
          <table:table-cell table:formula="of:=IF(COUNT([.B39:.U39])=0;&quot;---&quot;;AVERAGE([.B39:.U39]))" office:value-type="float" office:value="20163.2" calcext:value-type="float">
            <text:p>20163.20</text:p>
          </table:table-cell>
          <table:table-cell/>
        </table:table-row>
      </table:table>
      <table:table table:name="quadro" table:style-name="ta1">
        <table:table-column table:style-name="co1" table:default-cell-style-name="ce14"/>
        <table:table-column table:style-name="co2" table:number-columns-repeated="10" table:default-cell-style-name="Default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vg.</text:p>
          </table:table-cell>
          <table:table-cell table:style-name="ce13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3" office:value-type="float" office:value="352.5" calcext:value-type="float">
            <text:p>352.5</text:p>
          </table:table-cell>
          <table:table-cell office:value-type="float" office:value="356" calcext:value-type="float">
            <text:p>356</text:p>
          </table:table-cell>
          <table:table-cell office:value-type="float" office:value="352.5" calcext:value-type="float">
            <text:p>352.5</text:p>
          </table:table-cell>
          <table:table-cell table:number-columns-repeated="3" office:value-type="float" office:value="353.5" calcext:value-type="float">
            <text:p>353.5</text:p>
          </table:table-cell>
          <table:table-cell office:value-type="float" office:value="354" calcext:value-type="float">
            <text:p>354</text:p>
          </table:table-cell>
          <table:table-cell office:value-type="float" office:value="353.5" calcext:value-type="float">
            <text:p>353.5</text:p>
          </table:table-cell>
          <table:table-cell table:number-columns-repeated="10"/>
          <table:table-cell table:formula="of:=IF(COUNT([.B2:.U2])=0;&quot;---&quot;;AVERAGE([.B2:.U2]))" office:value-type="float" office:value="353.4" calcext:value-type="float">
            <text:p>353.40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45966" calcext:value-type="float">
            <text:p>45966</text:p>
          </table:table-cell>
          <table:table-cell office:value-type="float" office:value="45925" calcext:value-type="float">
            <text:p>45925</text:p>
          </table:table-cell>
          <table:table-cell office:value-type="float" office:value="45968" calcext:value-type="float">
            <text:p>45968</text:p>
          </table:table-cell>
          <table:table-cell office:value-type="float" office:value="45925.5" calcext:value-type="float">
            <text:p>45925.5</text:p>
          </table:table-cell>
          <table:table-cell office:value-type="float" office:value="45930.5" calcext:value-type="float">
            <text:p>45930.5</text:p>
          </table:table-cell>
          <table:table-cell office:value-type="float" office:value="45918.5" calcext:value-type="float">
            <text:p>45918.5</text:p>
          </table:table-cell>
          <table:table-cell office:value-type="float" office:value="45875.5" calcext:value-type="float">
            <text:p>45875.5</text:p>
          </table:table-cell>
          <table:table-cell office:value-type="float" office:value="46072.5" calcext:value-type="float">
            <text:p>46072.5</text:p>
          </table:table-cell>
          <table:table-cell office:value-type="float" office:value="45943.5" calcext:value-type="float">
            <text:p>45943.5</text:p>
          </table:table-cell>
          <table:table-cell office:value-type="float" office:value="45938" calcext:value-type="float">
            <text:p>45938</text:p>
          </table:table-cell>
          <table:table-cell table:number-columns-repeated="10"/>
          <table:table-cell table:formula="of:=IF(COUNT([.B3:.U3])=0;&quot;---&quot;;AVERAGE([.B3:.U3]))" office:value-type="float" office:value="45946.3" calcext:value-type="float">
            <text:p>45946.30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32732" calcext:value-type="float">
            <text:p>32732</text:p>
          </table:table-cell>
          <table:table-cell office:value-type="float" office:value="32705" calcext:value-type="float">
            <text:p>32705</text:p>
          </table:table-cell>
          <table:table-cell office:value-type="float" office:value="32728" calcext:value-type="float">
            <text:p>32728</text:p>
          </table:table-cell>
          <table:table-cell office:value-type="float" office:value="32722.5" calcext:value-type="float">
            <text:p>32722.5</text:p>
          </table:table-cell>
          <table:table-cell office:value-type="float" office:value="32769" calcext:value-type="float">
            <text:p>32769</text:p>
          </table:table-cell>
          <table:table-cell office:value-type="float" office:value="32704" calcext:value-type="float">
            <text:p>32704</text:p>
          </table:table-cell>
          <table:table-cell office:value-type="float" office:value="32674.5" calcext:value-type="float">
            <text:p>32674.5</text:p>
          </table:table-cell>
          <table:table-cell office:value-type="float" office:value="32754" calcext:value-type="float">
            <text:p>32754</text:p>
          </table:table-cell>
          <table:table-cell office:value-type="float" office:value="32705" calcext:value-type="float">
            <text:p>32705</text:p>
          </table:table-cell>
          <table:table-cell office:value-type="float" office:value="32690" calcext:value-type="float">
            <text:p>32690</text:p>
          </table:table-cell>
          <table:table-cell table:number-columns-repeated="10"/>
          <table:table-cell table:formula="of:=IF(COUNT([.B4:.U4])=0;&quot;---&quot;;AVERAGE([.B4:.U4]))" office:value-type="float" office:value="32718.4" calcext:value-type="float">
            <text:p>32718.4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.5" calcext:value-type="float">
            <text:p>40.5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"/>
          <table:table-cell table:formula="of:=IF(COUNT([.B5:.U5])=0;&quot;---&quot;;AVERAGE([.B5:.U5]))" office:value-type="float" office:value="39.55" calcext:value-type="float">
            <text:p>39.5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5875.5" calcext:value-type="float">
            <text:p>5875.5</text:p>
          </table:table-cell>
          <table:table-cell office:value-type="float" office:value="5837.5" calcext:value-type="float">
            <text:p>5837.5</text:p>
          </table:table-cell>
          <table:table-cell office:value-type="float" office:value="5890" calcext:value-type="float">
            <text:p>5890</text:p>
          </table:table-cell>
          <table:table-cell office:value-type="float" office:value="5756" calcext:value-type="float">
            <text:p>5756</text:p>
          </table:table-cell>
          <table:table-cell office:value-type="float" office:value="5883.5" calcext:value-type="float">
            <text:p>5883.5</text:p>
          </table:table-cell>
          <table:table-cell office:value-type="float" office:value="5935.5" calcext:value-type="float">
            <text:p>5935.5</text:p>
          </table:table-cell>
          <table:table-cell office:value-type="float" office:value="5840" calcext:value-type="float">
            <text:p>5840</text:p>
          </table:table-cell>
          <table:table-cell office:value-type="float" office:value="5748" calcext:value-type="float">
            <text:p>5748</text:p>
          </table:table-cell>
          <table:table-cell office:value-type="float" office:value="5797" calcext:value-type="float">
            <text:p>5797</text:p>
          </table:table-cell>
          <table:table-cell office:value-type="float" office:value="5773" calcext:value-type="float">
            <text:p>5773</text:p>
          </table:table-cell>
          <table:table-cell table:number-columns-repeated="10"/>
          <table:table-cell table:formula="of:=IF(COUNT([.B6:.U6])=0;&quot;---&quot;;AVERAGE([.B6:.U6]))" office:value-type="float" office:value="5833.6" calcext:value-type="float">
            <text:p>5833.60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5830" calcext:value-type="float">
            <text:p>5830</text:p>
          </table:table-cell>
          <table:table-cell office:value-type="float" office:value="5868.5" calcext:value-type="float">
            <text:p>5868.5</text:p>
          </table:table-cell>
          <table:table-cell office:value-type="float" office:value="5938" calcext:value-type="float">
            <text:p>5938</text:p>
          </table:table-cell>
          <table:table-cell office:value-type="float" office:value="5897.5" calcext:value-type="float">
            <text:p>5897.5</text:p>
          </table:table-cell>
          <table:table-cell office:value-type="float" office:value="5855.5" calcext:value-type="float">
            <text:p>5855.5</text:p>
          </table:table-cell>
          <table:table-cell office:value-type="float" office:value="5979.5" calcext:value-type="float">
            <text:p>5979.5</text:p>
          </table:table-cell>
          <table:table-cell office:value-type="float" office:value="5825" calcext:value-type="float">
            <text:p>5825</text:p>
          </table:table-cell>
          <table:table-cell office:value-type="float" office:value="5910" calcext:value-type="float">
            <text:p>5910</text:p>
          </table:table-cell>
          <table:table-cell office:value-type="float" office:value="5850.5" calcext:value-type="float">
            <text:p>5850.5</text:p>
          </table:table-cell>
          <table:table-cell office:value-type="float" office:value="5842.5" calcext:value-type="float">
            <text:p>5842.5</text:p>
          </table:table-cell>
          <table:table-cell table:number-columns-repeated="10"/>
          <table:table-cell table:formula="of:=IF(COUNT([.B7:.U7])=0;&quot;---&quot;;AVERAGE([.B7:.U7]))" office:value-type="float" office:value="5879.7" calcext:value-type="float">
            <text:p>5879.7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140" calcext:value-type="float">
            <text:p>3140</text:p>
          </table:table-cell>
          <table:table-cell office:value-type="float" office:value="3174.5" calcext:value-type="float">
            <text:p>3174.5</text:p>
          </table:table-cell>
          <table:table-cell office:value-type="float" office:value="3178.5" calcext:value-type="float">
            <text:p>3178.5</text:p>
          </table:table-cell>
          <table:table-cell office:value-type="float" office:value="3244.5" calcext:value-type="float">
            <text:p>3244.5</text:p>
          </table:table-cell>
          <table:table-cell office:value-type="float" office:value="3181.5" calcext:value-type="float">
            <text:p>3181.5</text:p>
          </table:table-cell>
          <table:table-cell office:value-type="float" office:value="3173.5" calcext:value-type="float">
            <text:p>3173.5</text:p>
          </table:table-cell>
          <table:table-cell office:value-type="float" office:value="3180" calcext:value-type="float">
            <text:p>3180</text:p>
          </table:table-cell>
          <table:table-cell office:value-type="float" office:value="3204" calcext:value-type="float">
            <text:p>3204</text:p>
          </table:table-cell>
          <table:table-cell office:value-type="float" office:value="3176" calcext:value-type="float">
            <text:p>3176</text:p>
          </table:table-cell>
          <table:table-cell office:value-type="float" office:value="3175" calcext:value-type="float">
            <text:p>3175</text:p>
          </table:table-cell>
          <table:table-cell table:number-columns-repeated="10"/>
          <table:table-cell table:formula="of:=IF(COUNT([.B9:.U9])=0;&quot;---&quot;;AVERAGE([.B9:.U9]))" office:value-type="float" office:value="3182.75" calcext:value-type="float">
            <text:p>3182.75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0.5" calcext:value-type="float">
            <text:p>520.5</text:p>
          </table:table-cell>
          <table:table-cell office:value-type="float" office:value="523" calcext:value-type="float">
            <text:p>523</text:p>
          </table:table-cell>
          <table:table-cell office:value-type="float" office:value="559" calcext:value-type="float">
            <text:p>559</text:p>
          </table:table-cell>
          <table:table-cell office:value-type="float" office:value="521.5" calcext:value-type="float">
            <text:p>521.5</text:p>
          </table:table-cell>
          <table:table-cell office:value-type="float" office:value="519.5" calcext:value-type="float">
            <text:p>519.5</text:p>
          </table:table-cell>
          <table:table-cell office:value-type="float" office:value="517.5" calcext:value-type="float">
            <text:p>517.5</text:p>
          </table:table-cell>
          <table:table-cell office:value-type="float" office:value="522.5" calcext:value-type="float">
            <text:p>522.5</text:p>
          </table:table-cell>
          <table:table-cell office:value-type="float" office:value="518.5" calcext:value-type="float">
            <text:p>518.5</text:p>
          </table:table-cell>
          <table:table-cell table:number-columns-repeated="10"/>
          <table:table-cell table:formula="of:=IF(COUNT([.B10:.U10])=0;&quot;---&quot;;AVERAGE([.B10:.U10]))" office:value-type="float" office:value="524.35" calcext:value-type="float">
            <text:p>524.35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741" calcext:value-type="float">
            <text:p>741</text:p>
          </table:table-cell>
          <table:table-cell office:value-type="float" office:value="730" calcext:value-type="float">
            <text:p>730</text:p>
          </table:table-cell>
          <table:table-cell office:value-type="float" office:value="777" calcext:value-type="float">
            <text:p>777</text:p>
          </table:table-cell>
          <table:table-cell office:value-type="float" office:value="732" calcext:value-type="float">
            <text:p>732</text:p>
          </table:table-cell>
          <table:table-cell office:value-type="float" office:value="830.5" calcext:value-type="float">
            <text:p>830.5</text:p>
          </table:table-cell>
          <table:table-cell office:value-type="float" office:value="735.5" calcext:value-type="float">
            <text:p>735.5</text:p>
          </table:table-cell>
          <table:table-cell office:value-type="float" office:value="731.5" calcext:value-type="float">
            <text:p>731.5</text:p>
          </table:table-cell>
          <table:table-cell office:value-type="float" office:value="740" calcext:value-type="float">
            <text:p>740</text:p>
          </table:table-cell>
          <table:table-cell office:value-type="float" office:value="730" calcext:value-type="float">
            <text:p>730</text:p>
          </table:table-cell>
          <table:table-cell office:value-type="float" office:value="731.5" calcext:value-type="float">
            <text:p>731.5</text:p>
          </table:table-cell>
          <table:table-cell table:number-columns-repeated="10"/>
          <table:table-cell table:formula="of:=IF(COUNT([.B11:.U11])=0;&quot;---&quot;;AVERAGE([.B11:.U11]))" office:value-type="float" office:value="747.9" calcext:value-type="float">
            <text:p>747.9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5" calcext:value-type="float">
            <text:p>56.5</text:p>
          </table:table-cell>
          <table:table-cell table:number-columns-repeated="10"/>
          <table:table-cell table:formula="of:=IF(COUNT([.B12:.U12])=0;&quot;---&quot;;AVERAGE([.B12:.U12]))" office:value-type="float" office:value="56.3" calcext:value-type="float">
            <text:p>56.3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.5" calcext:value-type="float">
            <text:p>113.5</text:p>
          </table:table-cell>
          <table:table-cell office:value-type="float" office:value="111.5" calcext:value-type="float">
            <text:p>111.5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table:formula="of:=IF(COUNT([.B13:.U13])=0;&quot;---&quot;;AVERAGE([.B13:.U13]))" office:value-type="float" office:value="113.1" calcext:value-type="float">
            <text:p>113.10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53.5" calcext:value-type="float">
            <text:p>453.5</text:p>
          </table:table-cell>
          <table:table-cell office:value-type="float" office:value="454" calcext:value-type="float">
            <text:p>454</text:p>
          </table:table-cell>
          <table:table-cell office:value-type="float" office:value="450.5" calcext:value-type="float">
            <text:p>450.5</text:p>
          </table:table-cell>
          <table:table-cell office:value-type="float" office:value="453" calcext:value-type="float">
            <text:p>453</text:p>
          </table:table-cell>
          <table:table-cell office:value-type="float" office:value="452.5" calcext:value-type="float">
            <text:p>452.5</text:p>
          </table:table-cell>
          <table:table-cell office:value-type="float" office:value="450.5" calcext:value-type="float">
            <text:p>450.5</text:p>
          </table:table-cell>
          <table:table-cell office:value-type="float" office:value="454.5" calcext:value-type="float">
            <text:p>454.5</text:p>
          </table:table-cell>
          <table:table-cell office:value-type="float" office:value="452" calcext:value-type="float">
            <text:p>452</text:p>
          </table:table-cell>
          <table:table-cell table:number-columns-repeated="10"/>
          <table:table-cell table:formula="of:=IF(COUNT([.B14:.U14])=0;&quot;---&quot;;AVERAGE([.B14:.U14]))" office:value-type="float" office:value="452.75" calcext:value-type="float">
            <text:p>452.75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13888" calcext:value-type="float">
            <text:p>13888</text:p>
          </table:table-cell>
          <table:table-cell office:value-type="float" office:value="13865" calcext:value-type="float">
            <text:p>13865</text:p>
          </table:table-cell>
          <table:table-cell office:value-type="float" office:value="13845" calcext:value-type="float">
            <text:p>13845</text:p>
          </table:table-cell>
          <table:table-cell office:value-type="float" office:value="13865" calcext:value-type="float">
            <text:p>13865</text:p>
          </table:table-cell>
          <table:table-cell office:value-type="float" office:value="13891" calcext:value-type="float">
            <text:p>13891</text:p>
          </table:table-cell>
          <table:table-cell office:value-type="float" office:value="13849" calcext:value-type="float">
            <text:p>13849</text:p>
          </table:table-cell>
          <table:table-cell office:value-type="float" office:value="13841.5" calcext:value-type="float">
            <text:p>13841.5</text:p>
          </table:table-cell>
          <table:table-cell office:value-type="float" office:value="13855" calcext:value-type="float">
            <text:p>13855</text:p>
          </table:table-cell>
          <table:table-cell office:value-type="float" office:value="13830.5" calcext:value-type="float">
            <text:p>13830.5</text:p>
          </table:table-cell>
          <table:table-cell office:value-type="float" office:value="13881.5" calcext:value-type="float">
            <text:p>13881.5</text:p>
          </table:table-cell>
          <table:table-cell table:number-columns-repeated="10"/>
          <table:table-cell table:formula="of:=IF(COUNT([.B15:.U15])=0;&quot;---&quot;;AVERAGE([.B15:.U15]))" office:value-type="float" office:value="13861.15" calcext:value-type="float">
            <text:p>13861.1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5996.5" calcext:value-type="float">
            <text:p>5996.5</text:p>
          </table:table-cell>
          <table:table-cell office:value-type="float" office:value="5994" calcext:value-type="float">
            <text:p>5994</text:p>
          </table:table-cell>
          <table:table-cell office:value-type="float" office:value="5985.5" calcext:value-type="float">
            <text:p>5985.5</text:p>
          </table:table-cell>
          <table:table-cell office:value-type="float" office:value="5986.5" calcext:value-type="float">
            <text:p>5986.5</text:p>
          </table:table-cell>
          <table:table-cell office:value-type="float" office:value="5992" calcext:value-type="float">
            <text:p>5992</text:p>
          </table:table-cell>
          <table:table-cell office:value-type="float" office:value="5986.5" calcext:value-type="float">
            <text:p>5986.5</text:p>
          </table:table-cell>
          <table:table-cell office:value-type="float" office:value="5980" calcext:value-type="float">
            <text:p>5980</text:p>
          </table:table-cell>
          <table:table-cell office:value-type="float" office:value="6005.5" calcext:value-type="float">
            <text:p>6005.5</text:p>
          </table:table-cell>
          <table:table-cell office:value-type="float" office:value="5989.5" calcext:value-type="float">
            <text:p>5989.5</text:p>
          </table:table-cell>
          <table:table-cell office:value-type="float" office:value="5996" calcext:value-type="float">
            <text:p>5996</text:p>
          </table:table-cell>
          <table:table-cell table:number-columns-repeated="10"/>
          <table:table-cell table:formula="of:=IF(COUNT([.B16:.U16])=0;&quot;---&quot;;AVERAGE([.B16:.U16]))" office:value-type="float" office:value="5991.2" calcext:value-type="float">
            <text:p>5991.20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647.5" calcext:value-type="float">
            <text:p>647.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644.5" calcext:value-type="float">
            <text:p>644.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table:number-columns-repeated="10"/>
          <table:table-cell table:formula="of:=IF(COUNT([.B17:.U17])=0;&quot;---&quot;;AVERAGE([.B17:.U17]))" office:value-type="float" office:value="645.4" calcext:value-type="float">
            <text:p>645.40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7" calcext:value-type="float">
            <text:p>877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74" calcext:value-type="float">
            <text:p>874</text:p>
          </table:table-cell>
          <table:table-cell office:value-type="float" office:value="870.5" calcext:value-type="float">
            <text:p>870.5</text:p>
          </table:table-cell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  <table:table-cell table:number-columns-repeated="10"/>
          <table:table-cell table:formula="of:=IF(COUNT([.B18:.U18])=0;&quot;---&quot;;AVERAGE([.B18:.U18]))" office:value-type="float" office:value="873.8" calcext:value-type="float">
            <text:p>873.8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46.5" calcext:value-type="float">
            <text:p>346.5</text:p>
          </table:table-cell>
          <table:table-cell office:value-type="float" office:value="348.5" calcext:value-type="float">
            <text:p>348.5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3.5" calcext:value-type="float">
            <text:p>343.5</text:p>
          </table:table-cell>
          <table:table-cell table:number-columns-repeated="10"/>
          <table:table-cell table:formula="of:=IF(COUNT([.B19:.U19])=0;&quot;---&quot;;AVERAGE([.B19:.U19]))" office:value-type="float" office:value="345.05" calcext:value-type="float">
            <text:p>345.0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3133.5" calcext:value-type="float">
            <text:p>3133.5</text:p>
          </table:table-cell>
          <table:table-cell office:value-type="float" office:value="3216.5" calcext:value-type="float">
            <text:p>3216.5</text:p>
          </table:table-cell>
          <table:table-cell office:value-type="float" office:value="3119" calcext:value-type="float">
            <text:p>3119</text:p>
          </table:table-cell>
          <table:table-cell office:value-type="float" office:value="3145.5" calcext:value-type="float">
            <text:p>3145.5</text:p>
          </table:table-cell>
          <table:table-cell office:value-type="float" office:value="3132" calcext:value-type="float">
            <text:p>3132</text:p>
          </table:table-cell>
          <table:table-cell office:value-type="float" office:value="3113" calcext:value-type="float">
            <text:p>3113</text:p>
          </table:table-cell>
          <table:table-cell office:value-type="float" office:value="3139.5" calcext:value-type="float">
            <text:p>3139.5</text:p>
          </table:table-cell>
          <table:table-cell office:value-type="float" office:value="3220.5" calcext:value-type="float">
            <text:p>3220.5</text:p>
          </table:table-cell>
          <table:table-cell office:value-type="float" office:value="3146.5" calcext:value-type="float">
            <text:p>3146.5</text:p>
          </table:table-cell>
          <table:table-cell office:value-type="float" office:value="3216" calcext:value-type="float">
            <text:p>3216</text:p>
          </table:table-cell>
          <table:table-cell table:number-columns-repeated="10"/>
          <table:table-cell table:formula="of:=IF(COUNT([.B20:.U20])=0;&quot;---&quot;;AVERAGE([.B20:.U20]))" office:value-type="float" office:value="3158.2" calcext:value-type="float">
            <text:p>3158.20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101" calcext:value-type="float">
            <text:p>101</text:p>
          </table:table-cell>
          <table:table-cell office:value-type="float" office:value="99.5" calcext:value-type="float">
            <text:p>99.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table:formula="of:=IF(COUNT([.B21:.U21])=0;&quot;---&quot;;AVERAGE([.B21:.U21]))" office:value-type="float" office:value="101.1" calcext:value-type="float">
            <text:p>101.1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3045.5" calcext:value-type="float">
            <text:p>3045.5</text:p>
          </table:table-cell>
          <table:table-cell office:value-type="float" office:value="3030.5" calcext:value-type="float">
            <text:p>3030.5</text:p>
          </table:table-cell>
          <table:table-cell office:value-type="float" office:value="3034.5" calcext:value-type="float">
            <text:p>3034.5</text:p>
          </table:table-cell>
          <table:table-cell office:value-type="float" office:value="3037" calcext:value-type="float">
            <text:p>3037</text:p>
          </table:table-cell>
          <table:table-cell office:value-type="float" office:value="3030.5" calcext:value-type="float">
            <text:p>3030.5</text:p>
          </table:table-cell>
          <table:table-cell office:value-type="float" office:value="3029.5" calcext:value-type="float">
            <text:p>3029.5</text:p>
          </table:table-cell>
          <table:table-cell office:value-type="float" office:value="3031" calcext:value-type="float">
            <text:p>3031</text:p>
          </table:table-cell>
          <table:table-cell office:value-type="float" office:value="3037.5" calcext:value-type="float">
            <text:p>3037.5</text:p>
          </table:table-cell>
          <table:table-cell office:value-type="float" office:value="3054.5" calcext:value-type="float">
            <text:p>3054.5</text:p>
          </table:table-cell>
          <table:table-cell office:value-type="float" office:value="3031.5" calcext:value-type="float">
            <text:p>3031.5</text:p>
          </table:table-cell>
          <table:table-cell table:number-columns-repeated="10"/>
          <table:table-cell table:formula="of:=IF(COUNT([.B22:.U22])=0;&quot;---&quot;;AVERAGE([.B22:.U22]))" office:value-type="float" office:value="3036.2" calcext:value-type="float">
            <text:p>3036.2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50392" calcext:value-type="float">
            <text:p>50392</text:p>
          </table:table-cell>
          <table:table-cell office:value-type="float" office:value="50388.5" calcext:value-type="float">
            <text:p>50388.5</text:p>
          </table:table-cell>
          <table:table-cell office:value-type="float" office:value="50389" calcext:value-type="float">
            <text:p>50389</text:p>
          </table:table-cell>
          <table:table-cell office:value-type="float" office:value="50384.5" calcext:value-type="float">
            <text:p>50384.5</text:p>
          </table:table-cell>
          <table:table-cell office:value-type="float" office:value="50387.5" calcext:value-type="float">
            <text:p>50387.5</text:p>
          </table:table-cell>
          <table:table-cell office:value-type="float" office:value="50403" calcext:value-type="float">
            <text:p>50403</text:p>
          </table:table-cell>
          <table:table-cell office:value-type="float" office:value="50394.5" calcext:value-type="float">
            <text:p>50394.5</text:p>
          </table:table-cell>
          <table:table-cell office:value-type="float" office:value="50387.5" calcext:value-type="float">
            <text:p>50387.5</text:p>
          </table:table-cell>
          <table:table-cell office:value-type="float" office:value="50404" calcext:value-type="float">
            <text:p>50404</text:p>
          </table:table-cell>
          <table:table-cell office:value-type="float" office:value="50394" calcext:value-type="float">
            <text:p>50394</text:p>
          </table:table-cell>
          <table:table-cell table:number-columns-repeated="10"/>
          <table:table-cell table:formula="of:=IF(COUNT([.B23:.U23])=0;&quot;---&quot;;AVERAGE([.B23:.U23]))" office:value-type="float" office:value="50392.45" calcext:value-type="float">
            <text:p>50392.45</text:p>
          </table:table-cell>
          <table:table-cell/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8804" calcext:value-type="float">
            <text:p>8804</text:p>
          </table:table-cell>
          <table:table-cell table:number-columns-repeated="2" office:value-type="float" office:value="8802" calcext:value-type="float">
            <text:p>8802</text:p>
          </table:table-cell>
          <table:table-cell office:value-type="float" office:value="8805" calcext:value-type="float">
            <text:p>8805</text:p>
          </table:table-cell>
          <table:table-cell office:value-type="float" office:value="8803.5" calcext:value-type="float">
            <text:p>8803.5</text:p>
          </table:table-cell>
          <table:table-cell office:value-type="float" office:value="8802.5" calcext:value-type="float">
            <text:p>8802.5</text:p>
          </table:table-cell>
          <table:table-cell office:value-type="float" office:value="8804" calcext:value-type="float">
            <text:p>8804</text:p>
          </table:table-cell>
          <table:table-cell office:value-type="float" office:value="8804.5" calcext:value-type="float">
            <text:p>8804.5</text:p>
          </table:table-cell>
          <table:table-cell office:value-type="float" office:value="8803" calcext:value-type="float">
            <text:p>8803</text:p>
          </table:table-cell>
          <table:table-cell office:value-type="float" office:value="8805" calcext:value-type="float">
            <text:p>8805</text:p>
          </table:table-cell>
          <table:table-cell table:number-columns-repeated="10"/>
          <table:table-cell table:formula="of:=IF(COUNT([.B24:.U24])=0;&quot;---&quot;;AVERAGE([.B24:.U24]))" office:value-type="float" office:value="8803.55" calcext:value-type="float">
            <text:p>8803.55</text:p>
          </table:table-cell>
          <table:table-cell/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875" calcext:value-type="float">
            <text:p>875</text:p>
          </table:table-cell>
          <table:table-cell office:value-type="float" office:value="886.5" calcext:value-type="float">
            <text:p>886.5</text:p>
          </table:table-cell>
          <table:table-cell office:value-type="float" office:value="881" calcext:value-type="float">
            <text:p>881</text:p>
          </table:table-cell>
          <table:table-cell office:value-type="float" office:value="908" calcext:value-type="float">
            <text:p>908</text:p>
          </table:table-cell>
          <table:table-cell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office:value-type="float" office:value="894.5" calcext:value-type="float">
            <text:p>894.5</text:p>
          </table:table-cell>
          <table:table-cell office:value-type="float" office:value="898" calcext:value-type="float">
            <text:p>898</text:p>
          </table:table-cell>
          <table:table-cell table:number-columns-repeated="10"/>
          <table:table-cell table:formula="of:=IF(COUNT([.B25:.U25])=0;&quot;---&quot;;AVERAGE([.B25:.U25]))" office:value-type="float" office:value="889.4" calcext:value-type="float">
            <text:p>889.40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71.5" calcext:value-type="float">
            <text:p>71.5</text:p>
          </table:table-cell>
          <table:table-cell table:number-columns-repeated="3" office:value-type="float" office:value="70.5" calcext:value-type="float">
            <text:p>70.5</text:p>
          </table:table-cell>
          <table:table-cell office:value-type="float" office:value="70" calcext:value-type="float">
            <text:p>70</text:p>
          </table:table-cell>
          <table:table-cell office:value-type="float" office:value="71.5" calcext:value-type="float">
            <text:p>71.5</text:p>
          </table:table-cell>
          <table:table-cell office:value-type="float" office:value="68.5" calcext:value-type="float">
            <text:p>68.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.5" calcext:value-type="float">
            <text:p>71.5</text:p>
          </table:table-cell>
          <table:table-cell table:number-columns-repeated="10"/>
          <table:table-cell table:formula="of:=IF(COUNT([.B27:.U27])=0;&quot;---&quot;;AVERAGE([.B27:.U27]))" office:value-type="float" office:value="70.55" calcext:value-type="float">
            <text:p>70.55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8.5" calcext:value-type="float">
            <text:p>48.5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table:number-columns-repeated="10"/>
          <table:table-cell table:formula="of:=IF(COUNT([.B28:.U28])=0;&quot;---&quot;;AVERAGE([.B28:.U28]))" office:value-type="float" office:value="49.5" calcext:value-type="float">
            <text:p>49.5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85" calcext:value-type="float">
            <text:p>885</text:p>
          </table:table-cell>
          <table:table-cell office:value-type="float" office:value="883" calcext:value-type="float">
            <text:p>883</text:p>
          </table:table-cell>
          <table:table-cell office:value-type="float" office:value="884.5" calcext:value-type="float">
            <text:p>884.5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3.5" calcext:value-type="float">
            <text:p>883.5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8.5" calcext:value-type="float">
            <text:p>888.5</text:p>
          </table:table-cell>
          <table:table-cell table:number-columns-repeated="10"/>
          <table:table-cell table:formula="of:=IF(COUNT([.B29:.U29])=0;&quot;---&quot;;AVERAGE([.B29:.U29]))" office:value-type="float" office:value="884.05" calcext:value-type="float">
            <text:p>884.0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0134" calcext:value-type="float">
            <text:p>10134</text:p>
          </table:table-cell>
          <table:table-cell office:value-type="float" office:value="10132" calcext:value-type="float">
            <text:p>10132</text:p>
          </table:table-cell>
          <table:table-cell office:value-type="float" office:value="10174" calcext:value-type="float">
            <text:p>10174</text:p>
          </table:table-cell>
          <table:table-cell office:value-type="float" office:value="10132.5" calcext:value-type="float">
            <text:p>10132.5</text:p>
          </table:table-cell>
          <table:table-cell office:value-type="float" office:value="10138" calcext:value-type="float">
            <text:p>10138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7.5" calcext:value-type="float">
            <text:p>10137.5</text:p>
          </table:table-cell>
          <table:table-cell office:value-type="float" office:value="10134.5" calcext:value-type="float">
            <text:p>10134.5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6.5" calcext:value-type="float">
            <text:p>10136.5</text:p>
          </table:table-cell>
          <table:table-cell table:number-columns-repeated="10"/>
          <table:table-cell table:formula="of:=IF(COUNT([.B30:.U30])=0;&quot;---&quot;;AVERAGE([.B30:.U30]))" office:value-type="float" office:value="10138.9" calcext:value-type="float">
            <text:p>10138.9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45.5" calcext:value-type="float">
            <text:p>45.5</text:p>
          </table:table-cell>
          <table:table-cell office:value-type="float" office:value="44.5" calcext:value-type="float">
            <text:p>44.5</text:p>
          </table:table-cell>
          <table:table-cell table:number-columns-repeated="10"/>
          <table:table-cell table:formula="of:=IF(COUNT([.B31:.U31])=0;&quot;---&quot;;AVERAGE([.B31:.U31]))" office:value-type="float" office:value="44.8" calcext:value-type="float">
            <text:p>44.8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40" calcext:value-type="float">
            <text:p>140</text:p>
          </table:table-cell>
          <table:table-cell office:value-type="float" office:value="137.5" calcext:value-type="float">
            <text:p>137.5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6.5" calcext:value-type="float">
            <text:p>136.5</text:p>
          </table:table-cell>
          <table:table-cell office:value-type="float" office:value="135.5" calcext:value-type="float">
            <text:p>135.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10"/>
          <table:table-cell table:formula="of:=IF(COUNT([.B32:.U32])=0;&quot;---&quot;;AVERAGE([.B32:.U32]))" office:value-type="float" office:value="136.95" calcext:value-type="float">
            <text:p>136.95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7.5" calcext:value-type="float">
            <text:p>107.5</text:p>
          </table:table-cell>
          <table:table-cell office:value-type="float" office:value="99.5" calcext:value-type="float">
            <text:p>99.5</text:p>
          </table:table-cell>
          <table:table-cell office:value-type="float" office:value="101" calcext:value-type="float">
            <text:p>101</text:p>
          </table:table-cell>
          <table:table-cell office:value-type="float" office:value="101.5" calcext:value-type="float">
            <text:p>101.5</text:p>
          </table:table-cell>
          <table:table-cell table:number-columns-repeated="3" office:value-type="float" office:value="102.5" calcext:value-type="float">
            <text:p>102.5</text:p>
          </table:table-cell>
          <table:table-cell office:value-type="float" office:value="101.5" calcext:value-type="float">
            <text:p>101.5</text:p>
          </table:table-cell>
          <table:table-cell table:number-columns-repeated="10"/>
          <table:table-cell table:formula="of:=IF(COUNT([.B33:.U33])=0;&quot;---&quot;;AVERAGE([.B33:.U33]))" office:value-type="float" office:value="102.45" calcext:value-type="float">
            <text:p>102.45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9.5" calcext:value-type="float">
            <text:p>79.5</text:p>
          </table:table-cell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table:number-columns-repeated="2" office:value-type="float" office:value="81.5" calcext:value-type="float">
            <text:p>81.5</text:p>
          </table:table-cell>
          <table:table-cell office:value-type="float" office:value="81" calcext:value-type="float">
            <text:p>81</text:p>
          </table:table-cell>
          <table:table-cell office:value-type="float" office:value="79.5" calcext:value-type="float">
            <text:p>79.5</text:p>
          </table:table-cell>
          <table:table-cell table:number-columns-repeated="10"/>
          <table:table-cell table:formula="of:=IF(COUNT([.B34:.U34])=0;&quot;---&quot;;AVERAGE([.B34:.U34]))" office:value-type="float" office:value="80.35" calcext:value-type="float">
            <text:p>80.3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405.5" calcext:value-type="float">
            <text:p>1405.5</text:p>
          </table:table-cell>
          <table:table-cell office:value-type="float" office:value="1409.5" calcext:value-type="float">
            <text:p>1409.5</text:p>
          </table:table-cell>
          <table:table-cell office:value-type="float" office:value="1399.5" calcext:value-type="float">
            <text:p>1399.5</text:p>
          </table:table-cell>
          <table:table-cell office:value-type="float" office:value="1409" calcext:value-type="float">
            <text:p>1409</text:p>
          </table:table-cell>
          <table:table-cell office:value-type="float" office:value="1397.5" calcext:value-type="float">
            <text:p>1397.5</text:p>
          </table:table-cell>
          <table:table-cell office:value-type="float" office:value="1400.5" calcext:value-type="float">
            <text:p>1400.5</text:p>
          </table:table-cell>
          <table:table-cell office:value-type="float" office:value="1412" calcext:value-type="float">
            <text:p>1412</text:p>
          </table:table-cell>
          <table:table-cell office:value-type="float" office:value="1397" calcext:value-type="float">
            <text:p>1397</text:p>
          </table:table-cell>
          <table:table-cell office:value-type="float" office:value="1389.5" calcext:value-type="float">
            <text:p>1389.5</text:p>
          </table:table-cell>
          <table:table-cell office:value-type="float" office:value="1407.5" calcext:value-type="float">
            <text:p>1407.5</text:p>
          </table:table-cell>
          <table:table-cell table:number-columns-repeated="10"/>
          <table:table-cell table:formula="of:=IF(COUNT([.B35:.U35])=0;&quot;---&quot;;AVERAGE([.B35:.U35]))" office:value-type="float" office:value="1402.75" calcext:value-type="float">
            <text:p>1402.75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337" calcext:value-type="float">
            <text:p>3337</text:p>
          </table:table-cell>
          <table:table-cell office:value-type="float" office:value="3342.5" calcext:value-type="float">
            <text:p>3342.5</text:p>
          </table:table-cell>
          <table:table-cell office:value-type="float" office:value="3336" calcext:value-type="float">
            <text:p>3336</text:p>
          </table:table-cell>
          <table:table-cell office:value-type="float" office:value="3338" calcext:value-type="float">
            <text:p>3338</text:p>
          </table:table-cell>
          <table:table-cell office:value-type="float" office:value="3338.5" calcext:value-type="float">
            <text:p>3338.5</text:p>
          </table:table-cell>
          <table:table-cell office:value-type="float" office:value="3346.5" calcext:value-type="float">
            <text:p>3346.5</text:p>
          </table:table-cell>
          <table:table-cell office:value-type="float" office:value="3338" calcext:value-type="float">
            <text:p>3338</text:p>
          </table:table-cell>
          <table:table-cell office:value-type="float" office:value="3337" calcext:value-type="float">
            <text:p>3337</text:p>
          </table:table-cell>
          <table:table-cell office:value-type="float" office:value="3337.5" calcext:value-type="float">
            <text:p>3337.5</text:p>
          </table:table-cell>
          <table:table-cell office:value-type="float" office:value="3343.5" calcext:value-type="float">
            <text:p>3343.5</text:p>
          </table:table-cell>
          <table:table-cell table:number-columns-repeated="10"/>
          <table:table-cell table:formula="of:=IF(COUNT([.B36:.U36])=0;&quot;---&quot;;AVERAGE([.B36:.U36]))" office:value-type="float" office:value="3339.45" calcext:value-type="float">
            <text:p>3339.45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78.5" calcext:value-type="float">
            <text:p>378.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2.5" calcext:value-type="float">
            <text:p>372.5</text:p>
          </table:table-cell>
          <table:table-cell office:value-type="float" office:value="371.5" calcext:value-type="float">
            <text:p>371.5</text:p>
          </table:table-cell>
          <table:table-cell office:value-type="float" office:value="381" calcext:value-type="float">
            <text:p>381</text:p>
          </table:table-cell>
          <table:table-cell office:value-type="float" office:value="375.5" calcext:value-type="float">
            <text:p>375.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table:number-columns-repeated="10"/>
          <table:table-cell table:formula="of:=IF(COUNT([.B37:.U37])=0;&quot;---&quot;;AVERAGE([.B37:.U37]))" office:value-type="float" office:value="374.1" calcext:value-type="float">
            <text:p>374.1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197" calcext:value-type="float">
            <text:p>7197</text:p>
          </table:table-cell>
          <table:table-cell office:value-type="float" office:value="7200" calcext:value-type="float">
            <text:p>7200</text:p>
          </table:table-cell>
          <table:table-cell office:value-type="float" office:value="7203.5" calcext:value-type="float">
            <text:p>7203.5</text:p>
          </table:table-cell>
          <table:table-cell office:value-type="float" office:value="7201.5" calcext:value-type="float">
            <text:p>7201.5</text:p>
          </table:table-cell>
          <table:table-cell office:value-type="float" office:value="7213" calcext:value-type="float">
            <text:p>7213</text:p>
          </table:table-cell>
          <table:table-cell office:value-type="float" office:value="7205.5" calcext:value-type="float">
            <text:p>7205.5</text:p>
          </table:table-cell>
          <table:table-cell office:value-type="float" office:value="7203.5" calcext:value-type="float">
            <text:p>7203.5</text:p>
          </table:table-cell>
          <table:table-cell office:value-type="float" office:value="7202.5" calcext:value-type="float">
            <text:p>7202.5</text:p>
          </table:table-cell>
          <table:table-cell office:value-type="float" office:value="7202" calcext:value-type="float">
            <text:p>7202</text:p>
          </table:table-cell>
          <table:table-cell office:value-type="float" office:value="7206" calcext:value-type="float">
            <text:p>7206</text:p>
          </table:table-cell>
          <table:table-cell table:number-columns-repeated="10"/>
          <table:table-cell table:formula="of:=IF(COUNT([.B38:.U38])=0;&quot;---&quot;;AVERAGE([.B38:.U38]))" office:value-type="float" office:value="7203.45" calcext:value-type="float">
            <text:p>7203.45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7301.5" calcext:value-type="float">
            <text:p>7301.5</text:p>
          </table:table-cell>
          <table:table-cell office:value-type="float" office:value="7236.5" calcext:value-type="float">
            <text:p>7236.5</text:p>
          </table:table-cell>
          <table:table-cell office:value-type="float" office:value="7240" calcext:value-type="float">
            <text:p>7240</text:p>
          </table:table-cell>
          <table:table-cell office:value-type="float" office:value="7245" calcext:value-type="float">
            <text:p>7245</text:p>
          </table:table-cell>
          <table:table-cell office:value-type="float" office:value="7280.5" calcext:value-type="float">
            <text:p>7280.5</text:p>
          </table:table-cell>
          <table:table-cell office:value-type="float" office:value="7266" calcext:value-type="float">
            <text:p>7266</text:p>
          </table:table-cell>
          <table:table-cell office:value-type="float" office:value="7253" calcext:value-type="float">
            <text:p>7253</text:p>
          </table:table-cell>
          <table:table-cell office:value-type="float" office:value="7290" calcext:value-type="float">
            <text:p>7290</text:p>
          </table:table-cell>
          <table:table-cell office:value-type="float" office:value="7245" calcext:value-type="float">
            <text:p>7245</text:p>
          </table:table-cell>
          <table:table-cell office:value-type="float" office:value="7285" calcext:value-type="float">
            <text:p>7285</text:p>
          </table:table-cell>
          <table:table-cell table:number-columns-repeated="10"/>
          <table:table-cell table:formula="of:=IF(COUNT([.B39:.U39])=0;&quot;---&quot;;AVERAGE([.B39:.U39]))" office:value-type="float" office:value="7264.25" calcext:value-type="float">
            <text:p>7264.25</text:p>
          </table:table-cell>
          <table:table-cell/>
        </table:table-row>
      </table:table>
      <table:table table:name="gtx" table:style-name="ta1">
        <table:table-column table:style-name="co1" table:default-cell-style-name="ce14"/>
        <table:table-column table:style-name="co2" table:number-columns-repeated="10" table:default-cell-style-name="Default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vg.</text:p>
          </table:table-cell>
          <table:table-cell table:style-name="ce13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table:number-columns-repeated="10"/>
          <table:table-cell table:formula="of:=IF(COUNT([.B2:.U2])=0;&quot;---&quot;;AVERAGE([.B2:.U2]))" office:value-type="float" office:value="86.35" calcext:value-type="float">
            <text:p>86.35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4311" calcext:value-type="float">
            <text:p>24311</text:p>
          </table:table-cell>
          <table:table-cell office:value-type="float" office:value="24301.5" calcext:value-type="float">
            <text:p>24301.5</text:p>
          </table:table-cell>
          <table:table-cell office:value-type="float" office:value="24313.5" calcext:value-type="float">
            <text:p>24313.5</text:p>
          </table:table-cell>
          <table:table-cell office:value-type="float" office:value="24301" calcext:value-type="float">
            <text:p>24301</text:p>
          </table:table-cell>
          <table:table-cell office:value-type="float" office:value="24244.5" calcext:value-type="float">
            <text:p>24244.5</text:p>
          </table:table-cell>
          <table:table-cell office:value-type="float" office:value="24281.5" calcext:value-type="float">
            <text:p>24281.5</text:p>
          </table:table-cell>
          <table:table-cell office:value-type="float" office:value="24285" calcext:value-type="float">
            <text:p>24285</text:p>
          </table:table-cell>
          <table:table-cell office:value-type="float" office:value="24287.5" calcext:value-type="float">
            <text:p>24287.5</text:p>
          </table:table-cell>
          <table:table-cell office:value-type="float" office:value="24335" calcext:value-type="float">
            <text:p>24335</text:p>
          </table:table-cell>
          <table:table-cell office:value-type="float" office:value="24276.5" calcext:value-type="float">
            <text:p>24276.5</text:p>
          </table:table-cell>
          <table:table-cell table:number-columns-repeated="10"/>
          <table:table-cell table:formula="of:=IF(COUNT([.B3:.U3])=0;&quot;---&quot;;AVERAGE([.B3:.U3]))" office:value-type="float" office:value="24293.7" calcext:value-type="float">
            <text:p>24293.70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5470.5" calcext:value-type="float">
            <text:p>5470.5</text:p>
          </table:table-cell>
          <table:table-cell office:value-type="float" office:value="5487.5" calcext:value-type="float">
            <text:p>5487.5</text:p>
          </table:table-cell>
          <table:table-cell office:value-type="float" office:value="5501" calcext:value-type="float">
            <text:p>5501</text:p>
          </table:table-cell>
          <table:table-cell office:value-type="float" office:value="5477.5" calcext:value-type="float">
            <text:p>5477.5</text:p>
          </table:table-cell>
          <table:table-cell office:value-type="float" office:value="5470.5" calcext:value-type="float">
            <text:p>5470.5</text:p>
          </table:table-cell>
          <table:table-cell office:value-type="float" office:value="5469" calcext:value-type="float">
            <text:p>5469</text:p>
          </table:table-cell>
          <table:table-cell office:value-type="float" office:value="5530.5" calcext:value-type="float">
            <text:p>5530.5</text:p>
          </table:table-cell>
          <table:table-cell office:value-type="float" office:value="5501" calcext:value-type="float">
            <text:p>5501</text:p>
          </table:table-cell>
          <table:table-cell office:value-type="float" office:value="5463" calcext:value-type="float">
            <text:p>5463</text:p>
          </table:table-cell>
          <table:table-cell office:value-type="float" office:value="5477.5" calcext:value-type="float">
            <text:p>5477.5</text:p>
          </table:table-cell>
          <table:table-cell table:number-columns-repeated="10"/>
          <table:table-cell table:formula="of:=IF(COUNT([.B4:.U4])=0;&quot;---&quot;;AVERAGE([.B4:.U4]))" office:value-type="float" office:value="5484.8" calcext:value-type="float">
            <text:p>5484.8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6.5" calcext:value-type="float">
            <text:p>36.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table:number-columns-repeated="10"/>
          <table:table-cell table:formula="of:=IF(COUNT([.B5:.U5])=0;&quot;---&quot;;AVERAGE([.B5:.U5]))" office:value-type="float" office:value="37.25" calcext:value-type="float">
            <text:p>37.2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012" calcext:value-type="float">
            <text:p>4012</text:p>
          </table:table-cell>
          <table:table-cell office:value-type="float" office:value="3996" calcext:value-type="float">
            <text:p>3996</text:p>
          </table:table-cell>
          <table:table-cell office:value-type="float" office:value="3927" calcext:value-type="float">
            <text:p>3927</text:p>
          </table:table-cell>
          <table:table-cell office:value-type="float" office:value="3943.5" calcext:value-type="float">
            <text:p>3943.5</text:p>
          </table:table-cell>
          <table:table-cell office:value-type="float" office:value="3947" calcext:value-type="float">
            <text:p>3947</text:p>
          </table:table-cell>
          <table:table-cell office:value-type="float" office:value="4038" calcext:value-type="float">
            <text:p>4038</text:p>
          </table:table-cell>
          <table:table-cell office:value-type="float" office:value="4078.5" calcext:value-type="float">
            <text:p>4078.5</text:p>
          </table:table-cell>
          <table:table-cell office:value-type="float" office:value="3982.5" calcext:value-type="float">
            <text:p>3982.5</text:p>
          </table:table-cell>
          <table:table-cell office:value-type="float" office:value="3983" calcext:value-type="float">
            <text:p>3983</text:p>
          </table:table-cell>
          <table:table-cell office:value-type="float" office:value="3981" calcext:value-type="float">
            <text:p>3981</text:p>
          </table:table-cell>
          <table:table-cell table:number-columns-repeated="10"/>
          <table:table-cell table:formula="of:=IF(COUNT([.B6:.U6])=0;&quot;---&quot;;AVERAGE([.B6:.U6]))" office:value-type="float" office:value="3988.85" calcext:value-type="float">
            <text:p>3988.85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914.5" calcext:value-type="float">
            <text:p>3914.5</text:p>
          </table:table-cell>
          <table:table-cell office:value-type="float" office:value="3865" calcext:value-type="float">
            <text:p>3865</text:p>
          </table:table-cell>
          <table:table-cell office:value-type="float" office:value="3908" calcext:value-type="float">
            <text:p>3908</text:p>
          </table:table-cell>
          <table:table-cell office:value-type="float" office:value="3931" calcext:value-type="float">
            <text:p>3931</text:p>
          </table:table-cell>
          <table:table-cell office:value-type="float" office:value="3940" calcext:value-type="float">
            <text:p>3940</text:p>
          </table:table-cell>
          <table:table-cell office:value-type="float" office:value="3842" calcext:value-type="float">
            <text:p>3842</text:p>
          </table:table-cell>
          <table:table-cell office:value-type="float" office:value="3840.5" calcext:value-type="float">
            <text:p>3840.5</text:p>
          </table:table-cell>
          <table:table-cell office:value-type="float" office:value="3947" calcext:value-type="float">
            <text:p>3947</text:p>
          </table:table-cell>
          <table:table-cell office:value-type="float" office:value="3895.5" calcext:value-type="float">
            <text:p>3895.5</text:p>
          </table:table-cell>
          <table:table-cell office:value-type="float" office:value="3909.5" calcext:value-type="float">
            <text:p>3909.5</text:p>
          </table:table-cell>
          <table:table-cell table:number-columns-repeated="10"/>
          <table:table-cell table:formula="of:=IF(COUNT([.B7:.U7])=0;&quot;---&quot;;AVERAGE([.B7:.U7]))" office:value-type="float" office:value="3899.3" calcext:value-type="float">
            <text:p>3899.3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780" calcext:value-type="float">
            <text:p>780</text:p>
          </table:table-cell>
          <table:table-cell office:value-type="float" office:value="772.5" calcext:value-type="float">
            <text:p>772.5</text:p>
          </table:table-cell>
          <table:table-cell office:value-type="float" office:value="774" calcext:value-type="float">
            <text:p>774</text:p>
          </table:table-cell>
          <table:table-cell office:value-type="float" office:value="772.5" calcext:value-type="float">
            <text:p>772.5</text:p>
          </table:table-cell>
          <table:table-cell office:value-type="float" office:value="782" calcext:value-type="float">
            <text:p>782</text:p>
          </table:table-cell>
          <table:table-cell office:value-type="float" office:value="771.5" calcext:value-type="float">
            <text:p>771.5</text:p>
          </table:table-cell>
          <table:table-cell office:value-type="float" office:value="773.5" calcext:value-type="float">
            <text:p>773.5</text:p>
          </table:table-cell>
          <table:table-cell office:value-type="float" office:value="771" calcext:value-type="float">
            <text:p>771</text:p>
          </table:table-cell>
          <table:table-cell office:value-type="float" office:value="771.5" calcext:value-type="float">
            <text:p>771.5</text:p>
          </table:table-cell>
          <table:table-cell office:value-type="float" office:value="770.5" calcext:value-type="float">
            <text:p>770.5</text:p>
          </table:table-cell>
          <table:table-cell table:number-columns-repeated="10"/>
          <table:table-cell table:formula="of:=IF(COUNT([.B9:.U9])=0;&quot;---&quot;;AVERAGE([.B9:.U9]))" office:value-type="float" office:value="773.9" calcext:value-type="float">
            <text:p>773.90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.5" calcext:value-type="float">
            <text:p>112.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2.5" calcext:value-type="float">
            <text:p>112.5</text:p>
          </table:table-cell>
          <table:table-cell table:number-columns-repeated="10"/>
          <table:table-cell table:formula="of:=IF(COUNT([.B10:.U10])=0;&quot;---&quot;;AVERAGE([.B10:.U10]))" office:value-type="float" office:value="112.7" calcext:value-type="float">
            <text:p>112.70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2" office:value-type="float" office:value="272.5" calcext:value-type="float">
            <text:p>272.5</text:p>
          </table:table-cell>
          <table:table-cell office:value-type="float" office:value="272" calcext:value-type="float">
            <text:p>272</text:p>
          </table:table-cell>
          <table:table-cell office:value-type="float" office:value="271.5" calcext:value-type="float">
            <text:p>271.5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table:number-columns-repeated="10"/>
          <table:table-cell table:formula="of:=IF(COUNT([.B11:.U11])=0;&quot;---&quot;;AVERAGE([.B11:.U11]))" office:value-type="float" office:value="272.65" calcext:value-type="float">
            <text:p>272.65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.5" calcext:value-type="float">
            <text:p>52.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formula="of:=IF(COUNT([.B12:.U12])=0;&quot;---&quot;;AVERAGE([.B12:.U12]))" office:value-type="float" office:value="54.5" calcext:value-type="float">
            <text:p>54.5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office:value-type="float" office:value="60.5" calcext:value-type="float">
            <text:p>60.5</text:p>
          </table:table-cell>
          <table:table-cell office:value-type="float" office:value="65.5" calcext:value-type="float">
            <text:p>65.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5" calcext:value-type="float">
            <text:p>58.5</text:p>
          </table:table-cell>
          <table:table-cell table:number-columns-repeated="10"/>
          <table:table-cell table:formula="of:=IF(COUNT([.B13:.U13])=0;&quot;---&quot;;AVERAGE([.B13:.U13]))"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106" calcext:value-type="float">
            <text:p>106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formula="of:=IF(COUNT([.B14:.U14])=0;&quot;---&quot;;AVERAGE([.B14:.U14]))" office:value-type="float" office:value="106.9" calcext:value-type="float">
            <text:p>106.90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3157" calcext:value-type="float">
            <text:p>3157</text:p>
          </table:table-cell>
          <table:table-cell office:value-type="float" office:value="3113" calcext:value-type="float">
            <text:p>3113</text:p>
          </table:table-cell>
          <table:table-cell office:value-type="float" office:value="3069" calcext:value-type="float">
            <text:p>3069</text:p>
          </table:table-cell>
          <table:table-cell office:value-type="float" office:value="3162" calcext:value-type="float">
            <text:p>3162</text:p>
          </table:table-cell>
          <table:table-cell office:value-type="float" office:value="3167.5" calcext:value-type="float">
            <text:p>3167.5</text:p>
          </table:table-cell>
          <table:table-cell office:value-type="float" office:value="3159" calcext:value-type="float">
            <text:p>3159</text:p>
          </table:table-cell>
          <table:table-cell office:value-type="float" office:value="3113" calcext:value-type="float">
            <text:p>3113</text:p>
          </table:table-cell>
          <table:table-cell office:value-type="float" office:value="3116" calcext:value-type="float">
            <text:p>3116</text:p>
          </table:table-cell>
          <table:table-cell office:value-type="float" office:value="3111.5" calcext:value-type="float">
            <text:p>3111.5</text:p>
          </table:table-cell>
          <table:table-cell office:value-type="float" office:value="3136.5" calcext:value-type="float">
            <text:p>3136.5</text:p>
          </table:table-cell>
          <table:table-cell table:number-columns-repeated="10"/>
          <table:table-cell table:formula="of:=IF(COUNT([.B15:.U15])=0;&quot;---&quot;;AVERAGE([.B15:.U15]))" office:value-type="float" office:value="3130.45" calcext:value-type="float">
            <text:p>3130.4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1005" calcext:value-type="float">
            <text:p>1005</text:p>
          </table:table-cell>
          <table:table-cell office:value-type="float" office:value="1016.5" calcext:value-type="float">
            <text:p>1016.5</text:p>
          </table:table-cell>
          <table:table-cell office:value-type="float" office:value="1008" calcext:value-type="float">
            <text:p>1008</text:p>
          </table:table-cell>
          <table:table-cell office:value-type="float" office:value="1015.5" calcext:value-type="float">
            <text:p>1015.5</text:p>
          </table:table-cell>
          <table:table-cell office:value-type="float" office:value="1013" calcext:value-type="float">
            <text:p>1013</text:p>
          </table:table-cell>
          <table:table-cell office:value-type="float" office:value="1004.5" calcext:value-type="float">
            <text:p>1004.5</text:p>
          </table:table-cell>
          <table:table-cell office:value-type="float" office:value="1016" calcext:value-type="float">
            <text:p>1016</text:p>
          </table:table-cell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table:number-columns-repeated="10"/>
          <table:table-cell table:formula="of:=IF(COUNT([.B16:.U16])=0;&quot;---&quot;;AVERAGE([.B16:.U16]))" office:value-type="float" office:value="1012.05" calcext:value-type="float">
            <text:p>1012.05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8.5" calcext:value-type="float">
            <text:p>138.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38.5" calcext:value-type="float">
            <text:p>138.5</text:p>
          </table:table-cell>
          <table:table-cell table:number-columns-repeated="10"/>
          <table:table-cell table:formula="of:=IF(COUNT([.B17:.U17])=0;&quot;---&quot;;AVERAGE([.B17:.U17]))" office:value-type="float" office:value="140.5" calcext:value-type="float">
            <text:p>140.50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522" calcext:value-type="float">
            <text:p>522</text:p>
          </table:table-cell>
          <table:table-cell office:value-type="float" office:value="529.5" calcext:value-type="float">
            <text:p>529.5</text:p>
          </table:table-cell>
          <table:table-cell office:value-type="float" office:value="521.5" calcext:value-type="float">
            <text:p>521.5</text:p>
          </table:table-cell>
          <table:table-cell office:value-type="float" office:value="520" calcext:value-type="float">
            <text:p>520</text:p>
          </table:table-cell>
          <table:table-cell office:value-type="float" office:value="522.5" calcext:value-type="float">
            <text:p>522.5</text:p>
          </table:table-cell>
          <table:table-cell table:number-columns-repeated="2" office:value-type="float" office:value="521.5" calcext:value-type="float">
            <text:p>521.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1.5" calcext:value-type="float">
            <text:p>521.5</text:p>
          </table:table-cell>
          <table:table-cell table:number-columns-repeated="10"/>
          <table:table-cell table:formula="of:=IF(COUNT([.B18:.U18])=0;&quot;---&quot;;AVERAGE([.B18:.U18]))" office:value-type="float" office:value="522.35" calcext:value-type="float">
            <text:p>522.35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83" calcext:value-type="float">
            <text:p>83</text:p>
          </table:table-cell>
          <table:table-cell office:value-type="float" office:value="87.5" calcext:value-type="float">
            <text:p>87.5</text:p>
          </table:table-cell>
          <table:table-cell office:value-type="float" office:value="84" calcext:value-type="float">
            <text:p>8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table:number-columns-repeated="10"/>
          <table:table-cell table:formula="of:=IF(COUNT([.B19:.U19])=0;&quot;---&quot;;AVERAGE([.B19:.U19]))" office:value-type="float" office:value="84.85" calcext:value-type="float">
            <text:p>84.8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554.5" calcext:value-type="float">
            <text:p>554.5</text:p>
          </table:table-cell>
          <table:table-cell office:value-type="float" office:value="560.5" calcext:value-type="float">
            <text:p>560.5</text:p>
          </table:table-cell>
          <table:table-cell office:value-type="float" office:value="556" calcext:value-type="float">
            <text:p>556</text:p>
          </table:table-cell>
          <table:table-cell office:value-type="float" office:value="562" calcext:value-type="float">
            <text:p>562</text:p>
          </table:table-cell>
          <table:table-cell office:value-type="float" office:value="556.5" calcext:value-type="float">
            <text:p>556.5</text:p>
          </table:table-cell>
          <table:table-cell office:value-type="float" office:value="553.5" calcext:value-type="float">
            <text:p>553.5</text:p>
          </table:table-cell>
          <table:table-cell office:value-type="float" office:value="552" calcext:value-type="float">
            <text:p>552</text:p>
          </table:table-cell>
          <table:table-cell office:value-type="float" office:value="552.5" calcext:value-type="float">
            <text:p>552.5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table:number-columns-repeated="10"/>
          <table:table-cell table:formula="of:=IF(COUNT([.B20:.U20])=0;&quot;---&quot;;AVERAGE([.B20:.U20]))" office:value-type="float" office:value="555.95" calcext:value-type="float">
            <text:p>555.95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.5" calcext:value-type="float">
            <text:p>46.5</text:p>
          </table:table-cell>
          <table:table-cell office:value-type="float" office:value="45.5" calcext:value-type="float">
            <text:p>45.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table:number-columns-repeated="10"/>
          <table:table-cell table:formula="of:=IF(COUNT([.B21:.U21])=0;&quot;---&quot;;AVERAGE([.B21:.U21]))" office:value-type="float" office:value="45.6" calcext:value-type="float">
            <text:p>45.6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14" calcext:value-type="float">
            <text:p>514</text:p>
          </table:table-cell>
          <table:table-cell office:value-type="float" office:value="513.5" calcext:value-type="float">
            <text:p>513.5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office:value-type="float" office:value="514.5" calcext:value-type="float">
            <text:p>514.5</text:p>
          </table:table-cell>
          <table:table-cell office:value-type="float" office:value="517" calcext:value-type="float">
            <text:p>517</text:p>
          </table:table-cell>
          <table:table-cell office:value-type="float" office:value="515" calcext:value-type="float">
            <text:p>515</text:p>
          </table:table-cell>
          <table:table-cell office:value-type="float" office:value="514" calcext:value-type="float">
            <text:p>514</text:p>
          </table:table-cell>
          <table:table-cell office:value-type="float" office:value="514.5" calcext:value-type="float">
            <text:p>514.5</text:p>
          </table:table-cell>
          <table:table-cell office:value-type="float" office:value="514" calcext:value-type="float">
            <text:p>514</text:p>
          </table:table-cell>
          <table:table-cell table:number-columns-repeated="10"/>
          <table:table-cell table:formula="of:=IF(COUNT([.B22:.U22])=0;&quot;---&quot;;AVERAGE([.B22:.U22]))" office:value-type="float" office:value="514.15" calcext:value-type="float">
            <text:p>514.15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11690.5" calcext:value-type="float">
            <text:p>11690.5</text:p>
          </table:table-cell>
          <table:table-cell office:value-type="float" office:value="11750.5" calcext:value-type="float">
            <text:p>11750.5</text:p>
          </table:table-cell>
          <table:table-cell office:value-type="float" office:value="11715" calcext:value-type="float">
            <text:p>11715</text:p>
          </table:table-cell>
          <table:table-cell office:value-type="float" office:value="11712" calcext:value-type="float">
            <text:p>11712</text:p>
          </table:table-cell>
          <table:table-cell office:value-type="float" office:value="11723.5" calcext:value-type="float">
            <text:p>11723.5</text:p>
          </table:table-cell>
          <table:table-cell office:value-type="float" office:value="11742.5" calcext:value-type="float">
            <text:p>11742.5</text:p>
          </table:table-cell>
          <table:table-cell office:value-type="float" office:value="11694" calcext:value-type="float">
            <text:p>11694</text:p>
          </table:table-cell>
          <table:table-cell office:value-type="float" office:value="11712" calcext:value-type="float">
            <text:p>11712</text:p>
          </table:table-cell>
          <table:table-cell office:value-type="float" office:value="11692.5" calcext:value-type="float">
            <text:p>11692.5</text:p>
          </table:table-cell>
          <table:table-cell office:value-type="float" office:value="11678" calcext:value-type="float">
            <text:p>11678</text:p>
          </table:table-cell>
          <table:table-cell table:number-columns-repeated="10"/>
          <table:table-cell table:formula="of:=IF(COUNT([.B23:.U23])=0;&quot;---&quot;;AVERAGE([.B23:.U23]))" office:value-type="float" office:value="11711.05" calcext:value-type="float">
            <text:p>11711.05</text:p>
          </table:table-cell>
          <table:table-cell/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10040.5" calcext:value-type="float">
            <text:p>10040.5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10044" calcext:value-type="float">
            <text:p>10044</text:p>
          </table:table-cell>
          <table:table-cell office:value-type="float" office:value="10041" calcext:value-type="float">
            <text:p>10041</text:p>
          </table:table-cell>
          <table:table-cell office:value-type="float" office:value="10039" calcext:value-type="float">
            <text:p>10039</text:p>
          </table:table-cell>
          <table:table-cell table:number-columns-repeated="10"/>
          <table:table-cell table:formula="of:=IF(COUNT([.B24:.U24])=0;&quot;---&quot;;AVERAGE([.B24:.U24]))" office:value-type="float" office:value="10041.25" calcext:value-type="float">
            <text:p>10041.25</text:p>
          </table:table-cell>
          <table:table-cell/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0.5" calcext:value-type="float">
            <text:p>170.5</text:p>
          </table:table-cell>
          <table:table-cell office:value-type="float" office:value="171.5" calcext:value-type="float">
            <text:p>171.5</text:p>
          </table:table-cell>
          <table:table-cell office:value-type="float" office:value="170.5" calcext:value-type="float">
            <text:p>170.5</text:p>
          </table:table-cell>
          <table:table-cell office:value-type="float" office:value="179.5" calcext:value-type="float">
            <text:p>179.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.5" calcext:value-type="float">
            <text:p>170.5</text:p>
          </table:table-cell>
          <table:table-cell table:number-columns-repeated="10"/>
          <table:table-cell table:formula="of:=IF(COUNT([.B25:.U25])=0;&quot;---&quot;;AVERAGE([.B25:.U25]))" office:value-type="float" office:value="171.7" calcext:value-type="float">
            <text:p>171.70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IF(COUNT([.B27:.U27])=0;&quot;---&quot;;AVERAGE([.B27:.U27]))" office:value-type="float" office:value="49.5" calcext:value-type="float">
            <text:p>49.50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8" calcext:value-type="float">
            <text:p>48</text:p>
          </table:table-cell>
          <table:table-cell office:value-type="float" office:value="47.5" calcext:value-type="float">
            <text:p>47.5</text:p>
          </table:table-cell>
          <table:table-cell table:number-columns-repeated="10"/>
          <table:table-cell table:formula="of:=IF(COUNT([.B28:.U28])=0;&quot;---&quot;;AVERAGE([.B28:.U28]))" office:value-type="float" office:value="47.75" calcext:value-type="float">
            <text:p>47.75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59" calcext:value-type="float">
            <text:p>159</text:p>
          </table:table-cell>
          <table:table-cell office:value-type="float" office:value="160.5" calcext:value-type="float">
            <text:p>160.5</text:p>
          </table:table-cell>
          <table:table-cell office:value-type="float" office:value="159" calcext:value-type="float">
            <text:p>159</text:p>
          </table:table-cell>
          <table:table-cell office:value-type="float" office:value="158.5" calcext:value-type="float">
            <text:p>158.5</text:p>
          </table:table-cell>
          <table:table-cell office:value-type="float" office:value="161.5" calcext:value-type="float">
            <text:p>161.5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2" office:value-type="float" office:value="158.5" calcext:value-type="float">
            <text:p>158.5</text:p>
          </table:table-cell>
          <table:table-cell table:number-columns-repeated="10"/>
          <table:table-cell table:formula="of:=IF(COUNT([.B29:.U29])=0;&quot;---&quot;;AVERAGE([.B29:.U29]))" office:value-type="float" office:value="159.25" calcext:value-type="float">
            <text:p>159.2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549.5" calcext:value-type="float">
            <text:p>1549.5</text:p>
          </table:table-cell>
          <table:table-cell office:value-type="float" office:value="1548.5" calcext:value-type="float">
            <text:p>1548.5</text:p>
          </table:table-cell>
          <table:table-cell office:value-type="float" office:value="1546.5" calcext:value-type="float">
            <text:p>1546.5</text:p>
          </table:table-cell>
          <table:table-cell office:value-type="float" office:value="1548" calcext:value-type="float">
            <text:p>1548</text:p>
          </table:table-cell>
          <table:table-cell office:value-type="float" office:value="1550.5" calcext:value-type="float">
            <text:p>1550.5</text:p>
          </table:table-cell>
          <table:table-cell office:value-type="float" office:value="1551.5" calcext:value-type="float">
            <text:p>1551.5</text:p>
          </table:table-cell>
          <table:table-cell office:value-type="float" office:value="1550" calcext:value-type="float">
            <text:p>1550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49.5" calcext:value-type="float">
            <text:p>1549.5</text:p>
          </table:table-cell>
          <table:table-cell table:number-columns-repeated="10"/>
          <table:table-cell table:formula="of:=IF(COUNT([.B30:.U30])=0;&quot;---&quot;;AVERAGE([.B30:.U30]))" office:value-type="float" office:value="1549.1" calcext:value-type="float">
            <text:p>1549.1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40.5" calcext:value-type="float">
            <text:p>40.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"/>
          <table:table-cell table:formula="of:=IF(COUNT([.B31:.U31])=0;&quot;---&quot;;AVERAGE([.B31:.U31]))" office:value-type="float" office:value="35.4" calcext:value-type="float">
            <text:p>35.4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.5" calcext:value-type="float">
            <text:p>48.5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"/>
          <table:table-cell table:formula="of:=IF(COUNT([.B32:.U32])=0;&quot;---&quot;;AVERAGE([.B32:.U32]))" office:value-type="float" office:value="47.15" calcext:value-type="float">
            <text:p>47.15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.5" calcext:value-type="float">
            <text:p>50.5</text:p>
          </table:table-cell>
          <table:table-cell table:number-columns-repeated="2" office:value-type="float" office:value="51.5" calcext:value-type="float">
            <text:p>51.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"/>
          <table:table-cell table:formula="of:=IF(COUNT([.B33:.U33])=0;&quot;---&quot;;AVERAGE([.B33:.U33]))" office:value-type="float" office:value="50.75" calcext:value-type="float">
            <text:p>50.75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47.5" calcext:value-type="float">
            <text:p>47.5</text:p>
          </table:table-cell>
          <table:table-cell office:value-type="float" office:value="43.5" calcext:value-type="float">
            <text:p>43.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0"/>
          <table:table-cell table:formula="of:=IF(COUNT([.B34:.U34])=0;&quot;---&quot;;AVERAGE([.B34:.U34]))" office:value-type="float" office:value="44.15" calcext:value-type="float">
            <text:p>44.1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343.5" calcext:value-type="float">
            <text:p>1343.5</text:p>
          </table:table-cell>
          <table:table-cell office:value-type="float" office:value="1345.5" calcext:value-type="float">
            <text:p>1345.5</text:p>
          </table:table-cell>
          <table:table-cell office:value-type="float" office:value="1348" calcext:value-type="float">
            <text:p>1348</text:p>
          </table:table-cell>
          <table:table-cell office:value-type="float" office:value="1354" calcext:value-type="float">
            <text:p>1354</text:p>
          </table:table-cell>
          <table:table-cell office:value-type="float" office:value="1347.5" calcext:value-type="float">
            <text:p>1347.5</text:p>
          </table:table-cell>
          <table:table-cell office:value-type="float" office:value="1364.5" calcext:value-type="float">
            <text:p>1364.5</text:p>
          </table:table-cell>
          <table:table-cell office:value-type="float" office:value="1341" calcext:value-type="float">
            <text:p>1341</text:p>
          </table:table-cell>
          <table:table-cell office:value-type="float" office:value="1336" calcext:value-type="float">
            <text:p>1336</text:p>
          </table:table-cell>
          <table:table-cell office:value-type="float" office:value="1350" calcext:value-type="float">
            <text:p>1350</text:p>
          </table:table-cell>
          <table:table-cell office:value-type="float" office:value="1358.5" calcext:value-type="float">
            <text:p>1358.5</text:p>
          </table:table-cell>
          <table:table-cell table:number-columns-repeated="10"/>
          <table:table-cell table:formula="of:=IF(COUNT([.B35:.U35])=0;&quot;---&quot;;AVERAGE([.B35:.U35]))" office:value-type="float" office:value="1348.85" calcext:value-type="float">
            <text:p>1348.85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255.5" calcext:value-type="float">
            <text:p>3255.5</text:p>
          </table:table-cell>
          <table:table-cell office:value-type="float" office:value="3257.5" calcext:value-type="float">
            <text:p>3257.5</text:p>
          </table:table-cell>
          <table:table-cell office:value-type="float" office:value="3259.5" calcext:value-type="float">
            <text:p>3259.5</text:p>
          </table:table-cell>
          <table:table-cell office:value-type="float" office:value="3251.5" calcext:value-type="float">
            <text:p>3251.5</text:p>
          </table:table-cell>
          <table:table-cell office:value-type="float" office:value="3265" calcext:value-type="float">
            <text:p>3265</text:p>
          </table:table-cell>
          <table:table-cell office:value-type="float" office:value="3254" calcext:value-type="float">
            <text:p>3254</text:p>
          </table:table-cell>
          <table:table-cell office:value-type="float" office:value="3251" calcext:value-type="float">
            <text:p>3251</text:p>
          </table:table-cell>
          <table:table-cell office:value-type="float" office:value="3254" calcext:value-type="float">
            <text:p>3254</text:p>
          </table:table-cell>
          <table:table-cell office:value-type="float" office:value="3252.5" calcext:value-type="float">
            <text:p>3252.5</text:p>
          </table:table-cell>
          <table:table-cell office:value-type="float" office:value="3251.5" calcext:value-type="float">
            <text:p>3251.5</text:p>
          </table:table-cell>
          <table:table-cell table:number-columns-repeated="10"/>
          <table:table-cell table:formula="of:=IF(COUNT([.B36:.U36])=0;&quot;---&quot;;AVERAGE([.B36:.U36]))" office:value-type="float" office:value="3255.2" calcext:value-type="float">
            <text:p>3255.2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63.5" calcext:value-type="float">
            <text:p>363.5</text:p>
          </table:table-cell>
          <table:table-cell office:value-type="float" office:value="357" calcext:value-type="float">
            <text:p>357</text:p>
          </table:table-cell>
          <table:table-cell office:value-type="float" office:value="359.5" calcext:value-type="float">
            <text:p>359.5</text:p>
          </table:table-cell>
          <table:table-cell office:value-type="float" office:value="355" calcext:value-type="float">
            <text:p>355</text:p>
          </table:table-cell>
          <table:table-cell office:value-type="float" office:value="373" calcext:value-type="float">
            <text:p>373</text:p>
          </table:table-cell>
          <table:table-cell office:value-type="float" office:value="370.5" calcext:value-type="float">
            <text:p>370.5</text:p>
          </table:table-cell>
          <table:table-cell office:value-type="float" office:value="363" calcext:value-type="float">
            <text:p>363</text:p>
          </table:table-cell>
          <table:table-cell office:value-type="float" office:value="373.5" calcext:value-type="float">
            <text:p>373.5</text:p>
          </table:table-cell>
          <table:table-cell office:value-type="float" office:value="373" calcext:value-type="float">
            <text:p>373</text:p>
          </table:table-cell>
          <table:table-cell office:value-type="float" office:value="386" calcext:value-type="float">
            <text:p>386</text:p>
          </table:table-cell>
          <table:table-cell table:number-columns-repeated="10"/>
          <table:table-cell table:formula="of:=IF(COUNT([.B37:.U37])=0;&quot;---&quot;;AVERAGE([.B37:.U37]))" office:value-type="float" office:value="367.4" calcext:value-type="float">
            <text:p>367.4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043" calcext:value-type="float">
            <text:p>7043</text:p>
          </table:table-cell>
          <table:table-cell office:value-type="float" office:value="7045.5" calcext:value-type="float">
            <text:p>7045.5</text:p>
          </table:table-cell>
          <table:table-cell office:value-type="float" office:value="7056.5" calcext:value-type="float">
            <text:p>7056.5</text:p>
          </table:table-cell>
          <table:table-cell office:value-type="float" office:value="7053.5" calcext:value-type="float">
            <text:p>7053.5</text:p>
          </table:table-cell>
          <table:table-cell office:value-type="float" office:value="7044" calcext:value-type="float">
            <text:p>7044</text:p>
          </table:table-cell>
          <table:table-cell office:value-type="float" office:value="7044.5" calcext:value-type="float">
            <text:p>7044.5</text:p>
          </table:table-cell>
          <table:table-cell office:value-type="float" office:value="7048.5" calcext:value-type="float">
            <text:p>7048.5</text:p>
          </table:table-cell>
          <table:table-cell office:value-type="float" office:value="7046.5" calcext:value-type="float">
            <text:p>7046.5</text:p>
          </table:table-cell>
          <table:table-cell office:value-type="float" office:value="7048.5" calcext:value-type="float">
            <text:p>7048.5</text:p>
          </table:table-cell>
          <table:table-cell office:value-type="float" office:value="7042.5" calcext:value-type="float">
            <text:p>7042.5</text:p>
          </table:table-cell>
          <table:table-cell table:number-columns-repeated="10"/>
          <table:table-cell table:formula="of:=IF(COUNT([.B38:.U38])=0;&quot;---&quot;;AVERAGE([.B38:.U38]))" office:value-type="float" office:value="7047.3" calcext:value-type="float">
            <text:p>7047.3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6745.5" calcext:value-type="float">
            <text:p>6745.5</text:p>
          </table:table-cell>
          <table:table-cell office:value-type="float" office:value="6732.5" calcext:value-type="float">
            <text:p>6732.5</text:p>
          </table:table-cell>
          <table:table-cell office:value-type="float" office:value="6736.5" calcext:value-type="float">
            <text:p>6736.5</text:p>
          </table:table-cell>
          <table:table-cell office:value-type="float" office:value="6700.5" calcext:value-type="float">
            <text:p>6700.5</text:p>
          </table:table-cell>
          <table:table-cell office:value-type="float" office:value="6749" calcext:value-type="float">
            <text:p>6749</text:p>
          </table:table-cell>
          <table:table-cell office:value-type="float" office:value="6730" calcext:value-type="float">
            <text:p>6730</text:p>
          </table:table-cell>
          <table:table-cell office:value-type="float" office:value="6727" calcext:value-type="float">
            <text:p>6727</text:p>
          </table:table-cell>
          <table:table-cell office:value-type="float" office:value="6731.5" calcext:value-type="float">
            <text:p>6731.5</text:p>
          </table:table-cell>
          <table:table-cell office:value-type="float" office:value="6719.5" calcext:value-type="float">
            <text:p>6719.5</text:p>
          </table:table-cell>
          <table:table-cell office:value-type="float" office:value="6717.5" calcext:value-type="float">
            <text:p>6717.5</text:p>
          </table:table-cell>
          <table:table-cell table:number-columns-repeated="10"/>
          <table:table-cell table:formula="of:=IF(COUNT([.B39:.U39])=0;&quot;---&quot;;AVERAGE([.B39:.U39]))" office:value-type="float" office:value="6728.95" calcext:value-type="float">
            <text:p>6728.95</text:p>
          </table:table-cell>
          <table:table-cell/>
        </table:table-row>
      </table:table>
      <table:table table:name="perf comparison" table:style-name="ta1">
        <table:table-column table:style-name="co1" table:default-cell-style-name="ce14"/>
        <table:table-column table:style-name="co3" table:number-columns-repeated="12" table:default-cell-style-name="ce15"/>
        <table:table-column table:style-name="co3" table:default-cell-style-name="ce17"/>
        <table:table-column table:style-name="co3" table:number-columns-repeated="3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string" calcext:value-type="string">
            <text:p>sv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quadro</text:p>
          </table:table-cell>
          <table:table-cell table:style-name="ce13" office:value-type="string" calcext:value-type="string">
            <text:p>gtx</text:p>
          </table:table-cell>
          <table:table-cell table:style-name="ce13" office:value-type="string" calcext:value-type="string">
            <text:p>s_svq_sv</text:p>
          </table:table-cell>
          <table:table-cell table:style-name="ce13" office:value-type="string" calcext:value-type="string">
            <text:p>s_svq_q</text:p>
          </table:table-cell>
          <table:table-cell table:style-name="ce13" office:value-type="string" calcext:value-type="string">
            <text:p>s_svg_sv</text:p>
          </table:table-cell>
          <table:table-cell table:style-name="ce13" office:value-type="string" calcext:value-type="string">
            <text:p>s_svg_g</text:p>
          </table:table-cell>
          <table:table-cell table:style-name="ce13" office:value-type="string" calcext:value-type="string">
            <text:p>s_a10q_a10</text:p>
          </table:table-cell>
          <table:table-cell table:style-name="ce13" office:value-type="string" calcext:value-type="string">
            <text:p>s_a10q_q</text:p>
          </table:table-cell>
          <table:table-cell table:style-name="ce13" office:value-type="string" calcext:value-type="string">
            <text:p>s_a10g_a10</text:p>
          </table:table-cell>
          <table:table-cell table:style-name="ce13" office:value-type="string" calcext:value-type="string">
            <text:p>s_a10g_g</text:p>
          </table:table-cell>
          <table:table-cell table:style-name="ce13" office:value-type="string" calcext:value-type="string">
            <text:p>Class sv/q</text:p>
          </table:table-cell>
          <table:table-cell table:style-name="ce13" office:value-type="string" calcext:value-type="string">
            <text:p>Class sv/g</text:p>
          </table:table-cell>
          <table:table-cell table:style-name="ce13" office:value-type="string" calcext:value-type="string">
            <text:p>Class a10/q</text:p>
          </table:table-cell>
          <table:table-cell table:style-name="ce13" office:value-type="string" calcext:value-type="string">
            <text:p>Class a10/g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[$sv.V2]" office:value-type="float" office:value="3193.15" calcext:value-type="float">
            <text:p>3193.15</text:p>
          </table:table-cell>
          <table:table-cell table:formula="of:=[$a10.V2]" office:value-type="float" office:value="4476.1" calcext:value-type="float">
            <text:p>4476.10</text:p>
          </table:table-cell>
          <table:table-cell table:formula="of:=[$quadro.V2]" office:value-type="float" office:value="353.4" calcext:value-type="float">
            <text:p>353.40</text:p>
          </table:table-cell>
          <table:table-cell table:formula="of:=[$gtx.V2]" office:value-type="float" office:value="86.35" calcext:value-type="float">
            <text:p>86.35</text:p>
          </table:table-cell>
          <table:table-cell table:formula="of:=IF(OR([.B2]=&quot;---&quot;;[.D2]=&quot;---&quot;);&quot;---&quot;;1-([.B2]/([.D2]+[.B2])))" office:value-type="float" office:value="0.0996461349762445" calcext:value-type="float">
            <text:p>0.10</text:p>
          </table:table-cell>
          <table:table-cell table:formula="of:=IF(OR([.B2]=&quot;---&quot;;[.D2]=&quot;---&quot;);&quot;---&quot;;1-([.D2]/([.D2]+[.B2])))" office:value-type="float" office:value="0.900353865023755" calcext:value-type="float">
            <text:p>0.90</text:p>
          </table:table-cell>
          <table:table-cell table:formula="of:=IF(OR([.B2]=&quot;---&quot;;[.E2]=&quot;---&quot;);&quot;---&quot;;1-([.B2]/([.E2]+[.B2])))" office:value-type="float" office:value="0.0263302332672664" calcext:value-type="float">
            <text:p>0.03</text:p>
          </table:table-cell>
          <table:table-cell table:formula="of:=IF(OR([.B2]=&quot;---&quot;;[.E2]=&quot;---&quot;);&quot;---&quot;;1-([.E2]/([.E2]+[.B2])))" office:value-type="float" office:value="0.973669766732734" calcext:value-type="float">
            <text:p>0.97</text:p>
          </table:table-cell>
          <table:table-cell table:formula="of:=IF(OR([.C2]=&quot;---&quot;;[.D2]=&quot;---&quot;);&quot;---&quot;;1-([.C2]/([.D2]+[.C2])))" office:value-type="float" office:value="0.0731752769437829" calcext:value-type="float">
            <text:p>0.07</text:p>
          </table:table-cell>
          <table:table-cell table:formula="of:=IF(OR([.C2]=&quot;---&quot;;[.D2]=&quot;---&quot;);&quot;---&quot;;1-([.D2]/([.D2]+[.C2])))" office:value-type="float" office:value="0.926824723056217" calcext:value-type="float">
            <text:p>0.93</text:p>
          </table:table-cell>
          <table:table-cell table:formula="of:=IF(OR([.C2]=&quot;---&quot;;[.E2]=&quot;---&quot;);&quot;---&quot;;1-([.C2]/([.E2]+[.C2])))" office:value-type="float" office:value="0.0189262348080528" calcext:value-type="float">
            <text:p>0.02</text:p>
          </table:table-cell>
          <table:table-cell table:formula="of:=IF(OR([.C2]=&quot;---&quot;;[.E2]=&quot;---&quot;);&quot;---&quot;;1-([.E2]/([.E2]+[.C2])))" office:value-type="float" office:value="0.981073765191947" calcext:value-type="float">
            <text:p>0.98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formula="of:=[$sv.V3]" office:value-type="float" office:value="2349246.45" calcext:value-type="float">
            <text:p>2349246.45</text:p>
          </table:table-cell>
          <table:table-cell table:formula="of:=[$a10.V3]" office:value-type="float" office:value="5140011" calcext:value-type="float">
            <text:p>5140011.00</text:p>
          </table:table-cell>
          <table:table-cell table:formula="of:=[$quadro.V3]" office:value-type="float" office:value="45946.3" calcext:value-type="float">
            <text:p>45946.30</text:p>
          </table:table-cell>
          <table:table-cell table:formula="of:=[$gtx.V3]" office:value-type="float" office:value="24293.7" calcext:value-type="float">
            <text:p>24293.70</text:p>
          </table:table-cell>
          <table:table-cell table:formula="of:=IF(OR([.B3]=&quot;---&quot;;[.D3]=&quot;---&quot;);&quot;---&quot;;1-([.B3]/([.D3]+[.B3])))" office:value-type="float" office:value="0.0191827150445407" calcext:value-type="float">
            <text:p>0.02</text:p>
          </table:table-cell>
          <table:table-cell table:formula="of:=IF(OR([.B3]=&quot;---&quot;;[.D3]=&quot;---&quot;);&quot;---&quot;;1-([.D3]/([.D3]+[.B3])))" office:value-type="float" office:value="0.980817284955459" calcext:value-type="float">
            <text:p>0.98</text:p>
          </table:table-cell>
          <table:table-cell table:formula="of:=IF(OR([.B3]=&quot;---&quot;;[.E3]=&quot;---&quot;);&quot;---&quot;;1-([.B3]/([.E3]+[.B3])))" office:value-type="float" office:value="0.0102352176347218" calcext:value-type="float">
            <text:p>0.01</text:p>
          </table:table-cell>
          <table:table-cell table:formula="of:=IF(OR([.B3]=&quot;---&quot;;[.E3]=&quot;---&quot;);&quot;---&quot;;1-([.E3]/([.E3]+[.B3])))" office:value-type="float" office:value="0.989764782365278" calcext:value-type="float">
            <text:p>0.99</text:p>
          </table:table-cell>
          <table:table-cell table:formula="of:=IF(OR([.C3]=&quot;---&quot;;[.D3]=&quot;---&quot;);&quot;---&quot;;1-([.C3]/([.D3]+[.C3])))" office:value-type="float" office:value="0.00885975285604446" calcext:value-type="float">
            <text:p>0.01</text:p>
          </table:table-cell>
          <table:table-cell table:formula="of:=IF(OR([.C3]=&quot;---&quot;;[.D3]=&quot;---&quot;);&quot;---&quot;;1-([.D3]/([.D3]+[.C3])))" office:value-type="float" office:value="0.991140247143955" calcext:value-type="float">
            <text:p>0.99</text:p>
          </table:table-cell>
          <table:table-cell table:formula="of:=IF(OR([.C3]=&quot;---&quot;;[.E3]=&quot;---&quot;);&quot;---&quot;;1-([.C3]/([.E3]+[.C3])))" office:value-type="float" office:value="0.00470415697973825" calcext:value-type="float">
            <text:p>0.00</text:p>
          </table:table-cell>
          <table:table-cell table:formula="of:=IF(OR([.C3]=&quot;---&quot;;[.E3]=&quot;---&quot;);&quot;---&quot;;1-([.E3]/([.E3]+[.C3])))" office:value-type="float" office:value="0.995295843020262" calcext:value-type="float">
            <text:p>1.00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formula="of:=[$sv.V4]" office:value-type="float" office:value="728762" calcext:value-type="float">
            <text:p>728762.00</text:p>
          </table:table-cell>
          <table:table-cell table:formula="of:=[$a10.V4]" office:value-type="float" office:value="848745.8" calcext:value-type="float">
            <text:p>848745.80</text:p>
          </table:table-cell>
          <table:table-cell table:formula="of:=[$quadro.V4]" office:value-type="float" office:value="32718.4" calcext:value-type="float">
            <text:p>32718.40</text:p>
          </table:table-cell>
          <table:table-cell table:formula="of:=[$gtx.V4]" office:value-type="float" office:value="5484.8" calcext:value-type="float">
            <text:p>5484.80</text:p>
          </table:table-cell>
          <table:table-cell table:formula="of:=IF(OR([.B4]=&quot;---&quot;;[.D4]=&quot;---&quot;);&quot;---&quot;;1-([.B4]/([.D4]+[.B4])))" office:value-type="float" office:value="0.0429668314509474" calcext:value-type="float">
            <text:p>0.04</text:p>
          </table:table-cell>
          <table:table-cell table:formula="of:=IF(OR([.B4]=&quot;---&quot;;[.D4]=&quot;---&quot;);&quot;---&quot;;1-([.D4]/([.D4]+[.B4])))" office:value-type="float" office:value="0.957033168549053" calcext:value-type="float">
            <text:p>0.96</text:p>
          </table:table-cell>
          <table:table-cell table:formula="of:=IF(OR([.B4]=&quot;---&quot;;[.E4]=&quot;---&quot;);&quot;---&quot;;1-([.B4]/([.E4]+[.B4])))" office:value-type="float" office:value="0.0074699678636666" calcext:value-type="float">
            <text:p>0.01</text:p>
          </table:table-cell>
          <table:table-cell table:formula="of:=IF(OR([.B4]=&quot;---&quot;;[.E4]=&quot;---&quot;);&quot;---&quot;;1-([.E4]/([.E4]+[.B4])))" office:value-type="float" office:value="0.992530032136333" calcext:value-type="float">
            <text:p>0.99</text:p>
          </table:table-cell>
          <table:table-cell table:formula="of:=IF(OR([.C4]=&quot;---&quot;;[.D4]=&quot;---&quot;);&quot;---&quot;;1-([.C4]/([.D4]+[.C4])))" office:value-type="float" office:value="0.0371182403097029" calcext:value-type="float">
            <text:p>0.04</text:p>
          </table:table-cell>
          <table:table-cell table:formula="of:=IF(OR([.C4]=&quot;---&quot;;[.D4]=&quot;---&quot;);&quot;---&quot;;1-([.D4]/([.D4]+[.C4])))" office:value-type="float" office:value="0.962881759690297" calcext:value-type="float">
            <text:p>0.96</text:p>
          </table:table-cell>
          <table:table-cell table:formula="of:=IF(OR([.C4]=&quot;---&quot;;[.E4]=&quot;---&quot;);&quot;---&quot;;1-([.C4]/([.E4]+[.C4])))" office:value-type="float" office:value="0.00642074868308395" calcext:value-type="float">
            <text:p>0.01</text:p>
          </table:table-cell>
          <table:table-cell table:formula="of:=IF(OR([.C4]=&quot;---&quot;;[.E4]=&quot;---&quot;);&quot;---&quot;;1-([.E4]/([.E4]+[.C4])))" office:value-type="float" office:value="0.993579251316916" calcext:value-type="float">
            <text:p>0.99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$sv.V5]" office:value-type="float" office:value="207.95" calcext:value-type="float">
            <text:p>207.95</text:p>
          </table:table-cell>
          <table:table-cell table:formula="of:=[$a10.V5]" office:value-type="string" office:string-value="---" calcext:value-type="string">
            <text:p>---</text:p>
          </table:table-cell>
          <table:table-cell table:formula="of:=[$quadro.V5]" office:value-type="float" office:value="39.55" calcext:value-type="float">
            <text:p>39.55</text:p>
          </table:table-cell>
          <table:table-cell table:formula="of:=[$gtx.V5]" office:value-type="float" office:value="37.25" calcext:value-type="float">
            <text:p>37.25</text:p>
          </table:table-cell>
          <table:table-cell table:formula="of:=IF(OR([.B5]=&quot;---&quot;;[.D5]=&quot;---&quot;);&quot;---&quot;;1-([.B5]/([.D5]+[.B5])))" office:value-type="float" office:value="0.15979797979798" calcext:value-type="float">
            <text:p>0.16</text:p>
          </table:table-cell>
          <table:table-cell table:formula="of:=IF(OR([.B5]=&quot;---&quot;;[.D5]=&quot;---&quot;);&quot;---&quot;;1-([.D5]/([.D5]+[.B5])))" office:value-type="float" office:value="0.84020202020202" calcext:value-type="float">
            <text:p>0.84</text:p>
          </table:table-cell>
          <table:table-cell table:formula="of:=IF(OR([.B5]=&quot;---&quot;;[.E5]=&quot;---&quot;);&quot;---&quot;;1-([.B5]/([.E5]+[.B5])))" office:value-type="float" office:value="0.151916802610114" calcext:value-type="float">
            <text:p>0.15</text:p>
          </table:table-cell>
          <table:table-cell table:formula="of:=IF(OR([.B5]=&quot;---&quot;;[.E5]=&quot;---&quot;);&quot;---&quot;;1-([.E5]/([.E5]+[.B5])))" office:value-type="float" office:value="0.848083197389886" calcext:value-type="float">
            <text:p>0.85</text:p>
          </table:table-cell>
          <table:table-cell table:formula="of:=IF(OR([.C5]=&quot;---&quot;;[.D5]=&quot;---&quot;);&quot;---&quot;;1-([.C5]/([.D5]+[.C5])))" office:value-type="string" office:string-value="---" calcext:value-type="string">
            <text:p>---</text:p>
          </table:table-cell>
          <table:table-cell table:formula="of:=IF(OR([.C5]=&quot;---&quot;;[.D5]=&quot;---&quot;);&quot;---&quot;;1-([.D5]/([.D5]+[.C5])))" office:value-type="string" office:string-value="---" calcext:value-type="string">
            <text:p>---</text:p>
          </table:table-cell>
          <table:table-cell table:formula="of:=IF(OR([.C5]=&quot;---&quot;;[.E5]=&quot;---&quot;);&quot;---&quot;;1-([.C5]/([.E5]+[.C5])))" office:value-type="string" office:string-value="---" calcext:value-type="string">
            <text:p>---</text:p>
          </table:table-cell>
          <table:table-cell table:formula="of:=IF(OR([.C5]=&quot;---&quot;;[.E5]=&quot;---&quot;);&quot;---&quot;;1-([.E5]/([.E5]+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GPU" calcext:value-type="string">
            <text:p>GPU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[$sv.V6]" office:value-type="float" office:value="44867.8" calcext:value-type="float">
            <text:p>44867.80</text:p>
          </table:table-cell>
          <table:table-cell table:formula="of:=[$a10.V6]" office:value-type="string" office:string-value="---" calcext:value-type="string">
            <text:p>---</text:p>
          </table:table-cell>
          <table:table-cell table:formula="of:=[$quadro.V6]" office:value-type="float" office:value="5833.6" calcext:value-type="float">
            <text:p>5833.60</text:p>
          </table:table-cell>
          <table:table-cell table:formula="of:=[$gtx.V6]" office:value-type="float" office:value="3988.85" calcext:value-type="float">
            <text:p>3988.85</text:p>
          </table:table-cell>
          <table:table-cell table:formula="of:=IF(OR([.B6]=&quot;---&quot;;[.D6]=&quot;---&quot;);&quot;---&quot;;1-([.B6]/([.D6]+[.B6])))" office:value-type="float" office:value="0.115057966841152" calcext:value-type="float">
            <text:p>0.12</text:p>
          </table:table-cell>
          <table:table-cell table:formula="of:=IF(OR([.B6]=&quot;---&quot;;[.D6]=&quot;---&quot;);&quot;---&quot;;1-([.D6]/([.D6]+[.B6])))" office:value-type="float" office:value="0.884942033158848" calcext:value-type="float">
            <text:p>0.88</text:p>
          </table:table-cell>
          <table:table-cell table:formula="of:=IF(OR([.B6]=&quot;---&quot;;[.E6]=&quot;---&quot;);&quot;---&quot;;1-([.B6]/([.E6]+[.B6])))" office:value-type="float" office:value="0.0816439522562434" calcext:value-type="float">
            <text:p>0.08</text:p>
          </table:table-cell>
          <table:table-cell table:formula="of:=IF(OR([.B6]=&quot;---&quot;;[.E6]=&quot;---&quot;);&quot;---&quot;;1-([.E6]/([.E6]+[.B6])))" office:value-type="float" office:value="0.918356047743756" calcext:value-type="float">
            <text:p>0.92</text:p>
          </table:table-cell>
          <table:table-cell table:formula="of:=IF(OR([.C6]=&quot;---&quot;;[.D6]=&quot;---&quot;);&quot;---&quot;;1-([.C6]/([.D6]+[.C6])))" office:value-type="string" office:string-value="---" calcext:value-type="string">
            <text:p>---</text:p>
          </table:table-cell>
          <table:table-cell table:formula="of:=IF(OR([.C6]=&quot;---&quot;;[.D6]=&quot;---&quot;);&quot;---&quot;;1-([.D6]/([.D6]+[.C6])))" office:value-type="string" office:string-value="---" calcext:value-type="string">
            <text:p>---</text:p>
          </table:table-cell>
          <table:table-cell table:formula="of:=IF(OR([.C6]=&quot;---&quot;;[.E6]=&quot;---&quot;);&quot;---&quot;;1-([.C6]/([.E6]+[.C6])))" office:value-type="string" office:string-value="---" calcext:value-type="string">
            <text:p>---</text:p>
          </table:table-cell>
          <table:table-cell table:formula="of:=IF(OR([.C6]=&quot;---&quot;;[.E6]=&quot;---&quot;);&quot;---&quot;;1-([.E6]/([.E6]+[.C6])))" office:value-type="string" office:string-value="---" calcext:value-type="string">
            <text:p>---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[$sv.V7]" office:value-type="float" office:value="41958.95" calcext:value-type="float">
            <text:p>41958.95</text:p>
          </table:table-cell>
          <table:table-cell table:formula="of:=[$a10.V7]" office:value-type="string" office:string-value="---" calcext:value-type="string">
            <text:p>---</text:p>
          </table:table-cell>
          <table:table-cell table:formula="of:=[$quadro.V7]" office:value-type="float" office:value="5879.7" calcext:value-type="float">
            <text:p>5879.70</text:p>
          </table:table-cell>
          <table:table-cell table:formula="of:=[$gtx.V7]" office:value-type="float" office:value="3899.3" calcext:value-type="float">
            <text:p>3899.30</text:p>
          </table:table-cell>
          <table:table-cell table:formula="of:=IF(OR([.B7]=&quot;---&quot;;[.D7]=&quot;---&quot;);&quot;---&quot;;1-([.B7]/([.D7]+[.B7])))" office:value-type="float" office:value="0.122906896411165" calcext:value-type="float">
            <text:p>0.12</text:p>
          </table:table-cell>
          <table:table-cell table:formula="of:=IF(OR([.B7]=&quot;---&quot;;[.D7]=&quot;---&quot;);&quot;---&quot;;1-([.D7]/([.D7]+[.B7])))" office:value-type="float" office:value="0.877093103588834" calcext:value-type="float">
            <text:p>0.88</text:p>
          </table:table-cell>
          <table:table-cell table:formula="of:=IF(OR([.B7]=&quot;---&quot;;[.E7]=&quot;---&quot;);&quot;---&quot;;1-([.B7]/([.E7]+[.B7])))" office:value-type="float" office:value="0.085029411283684" calcext:value-type="float">
            <text:p>0.09</text:p>
          </table:table-cell>
          <table:table-cell table:formula="of:=IF(OR([.B7]=&quot;---&quot;;[.E7]=&quot;---&quot;);&quot;---&quot;;1-([.E7]/([.E7]+[.B7])))" office:value-type="float" office:value="0.914970588716316" calcext:value-type="float">
            <text:p>0.91</text:p>
          </table:table-cell>
          <table:table-cell table:formula="of:=IF(OR([.C7]=&quot;---&quot;;[.D7]=&quot;---&quot;);&quot;---&quot;;1-([.C7]/([.D7]+[.C7])))" office:value-type="string" office:string-value="---" calcext:value-type="string">
            <text:p>---</text:p>
          </table:table-cell>
          <table:table-cell table:formula="of:=IF(OR([.C7]=&quot;---&quot;;[.D7]=&quot;---&quot;);&quot;---&quot;;1-([.D7]/([.D7]+[.C7])))" office:value-type="string" office:string-value="---" calcext:value-type="string">
            <text:p>---</text:p>
          </table:table-cell>
          <table:table-cell table:formula="of:=IF(OR([.C7]=&quot;---&quot;;[.E7]=&quot;---&quot;);&quot;---&quot;;1-([.C7]/([.E7]+[.C7])))" office:value-type="string" office:string-value="---" calcext:value-type="string">
            <text:p>---</text:p>
          </table:table-cell>
          <table:table-cell table:formula="of:=IF(OR([.C7]=&quot;---&quot;;[.E7]=&quot;---&quot;);&quot;---&quot;;1-([.E7]/([.E7]+[.C7])))" office:value-type="string" office:string-value="---" calcext:value-type="string">
            <text:p>---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[$sv.V8]" office:value-type="float" office:value="407436.05" calcext:value-type="float">
            <text:p>407436.05</text:p>
          </table:table-cell>
          <table:table-cell table:formula="of:=[$a10.V8]" office:value-type="string" office:string-value="---" calcext:value-type="string">
            <text:p>---</text:p>
          </table:table-cell>
          <table:table-cell table:formula="of:=[$quadro.V8]" office:value-type="string" office:string-value="---" calcext:value-type="string">
            <text:p>---</text:p>
          </table:table-cell>
          <table:table-cell table:formula="of:=[$gtx.V8]" office:value-type="string" office:string-value="---" calcext:value-type="string">
            <text:p>---</text:p>
          </table:table-cell>
          <table:table-cell table:formula="of:=IF(OR([.B8]=&quot;---&quot;;[.D8]=&quot;---&quot;);&quot;---&quot;;1-([.B8]/([.D8]+[.B8])))" office:value-type="string" office:string-value="---" calcext:value-type="string">
            <text:p>---</text:p>
          </table:table-cell>
          <table:table-cell table:formula="of:=IF(OR([.B8]=&quot;---&quot;;[.D8]=&quot;---&quot;);&quot;---&quot;;1-([.D8]/([.D8]+[.B8])))" office:value-type="string" office:string-value="---" calcext:value-type="string">
            <text:p>---</text:p>
          </table:table-cell>
          <table:table-cell table:formula="of:=IF(OR([.B8]=&quot;---&quot;;[.E8]=&quot;---&quot;);&quot;---&quot;;1-([.B8]/([.E8]+[.B8])))" office:value-type="string" office:string-value="---" calcext:value-type="string">
            <text:p>---</text:p>
          </table:table-cell>
          <table:table-cell table:formula="of:=IF(OR([.B8]=&quot;---&quot;;[.E8]=&quot;---&quot;);&quot;---&quot;;1-([.E8]/([.E8]+[.B8])))" office:value-type="string" office:string-value="---" calcext:value-type="string">
            <text:p>---</text:p>
          </table:table-cell>
          <table:table-cell table:formula="of:=IF(OR([.C8]=&quot;---&quot;;[.D8]=&quot;---&quot;);&quot;---&quot;;1-([.C8]/([.D8]+[.C8])))" office:value-type="string" office:string-value="---" calcext:value-type="string">
            <text:p>---</text:p>
          </table:table-cell>
          <table:table-cell table:formula="of:=IF(OR([.C8]=&quot;---&quot;;[.D8]=&quot;---&quot;);&quot;---&quot;;1-([.D8]/([.D8]+[.C8])))" office:value-type="string" office:string-value="---" calcext:value-type="string">
            <text:p>---</text:p>
          </table:table-cell>
          <table:table-cell table:formula="of:=IF(OR([.C8]=&quot;---&quot;;[.E8]=&quot;---&quot;);&quot;---&quot;;1-([.C8]/([.E8]+[.C8])))" office:value-type="string" office:string-value="---" calcext:value-type="string">
            <text:p>---</text:p>
          </table:table-cell>
          <table:table-cell table:formula="of:=IF(OR([.C8]=&quot;---&quot;;[.E8]=&quot;---&quot;);&quot;---&quot;;1-([.E8]/([.E8]+[.C8])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 &quot;FPGA&quot;; &quot;GPU&quot;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 &quot;FPGA&quot;; &quot;GPU&quot;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 &quot;FPGA&quot;; &quot;GPU&quot;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[$sv.V9]" office:value-type="float" office:value="12752.4" calcext:value-type="float">
            <text:p>12752.40</text:p>
          </table:table-cell>
          <table:table-cell table:formula="of:=[$a10.V9]" office:value-type="float" office:value="110061" calcext:value-type="float">
            <text:p>110061.00</text:p>
          </table:table-cell>
          <table:table-cell table:formula="of:=[$quadro.V9]" office:value-type="float" office:value="3182.75" calcext:value-type="float">
            <text:p>3182.75</text:p>
          </table:table-cell>
          <table:table-cell table:formula="of:=[$gtx.V9]" office:value-type="float" office:value="773.9" calcext:value-type="float">
            <text:p>773.90</text:p>
          </table:table-cell>
          <table:table-cell table:formula="of:=IF(OR([.B9]=&quot;---&quot;;[.D9]=&quot;---&quot;);&quot;---&quot;;1-([.B9]/([.D9]+[.B9])))" office:value-type="float" office:value="0.199731411376736" calcext:value-type="float">
            <text:p>0.20</text:p>
          </table:table-cell>
          <table:table-cell table:formula="of:=IF(OR([.B9]=&quot;---&quot;;[.D9]=&quot;---&quot;);&quot;---&quot;;1-([.D9]/([.D9]+[.B9])))" office:value-type="float" office:value="0.800268588623264" calcext:value-type="float">
            <text:p>0.80</text:p>
          </table:table-cell>
          <table:table-cell table:formula="of:=IF(OR([.B9]=&quot;---&quot;;[.E9]=&quot;---&quot;);&quot;---&quot;;1-([.B9]/([.E9]+[.B9])))" office:value-type="float" office:value="0.0572144636744711" calcext:value-type="float">
            <text:p>0.06</text:p>
          </table:table-cell>
          <table:table-cell table:formula="of:=IF(OR([.B9]=&quot;---&quot;;[.E9]=&quot;---&quot;);&quot;---&quot;;1-([.E9]/([.E9]+[.B9])))" office:value-type="float" office:value="0.942785536325529" calcext:value-type="float">
            <text:p>0.94</text:p>
          </table:table-cell>
          <table:table-cell table:formula="of:=IF(OR([.C9]=&quot;---&quot;;[.D9]=&quot;---&quot;);&quot;---&quot;;1-([.C9]/([.D9]+[.C9])))" office:value-type="float" office:value="0.0281053038247144" calcext:value-type="float">
            <text:p>0.03</text:p>
          </table:table-cell>
          <table:table-cell table:formula="of:=IF(OR([.C9]=&quot;---&quot;;[.D9]=&quot;---&quot;);&quot;---&quot;;1-([.D9]/([.D9]+[.C9])))" office:value-type="float" office:value="0.971894696175286" calcext:value-type="float">
            <text:p>0.97</text:p>
          </table:table-cell>
          <table:table-cell table:formula="of:=IF(OR([.C9]=&quot;---&quot;;[.E9]=&quot;---&quot;);&quot;---&quot;;1-([.C9]/([.E9]+[.C9])))" office:value-type="float" office:value="0.00698245769157546" calcext:value-type="float">
            <text:p>0.01</text:p>
          </table:table-cell>
          <table:table-cell table:formula="of:=IF(OR([.C9]=&quot;---&quot;;[.E9]=&quot;---&quot;);&quot;---&quot;;1-([.E9]/([.E9]+[.C9])))" office:value-type="float" office:value="0.993017542308425" calcext:value-type="float">
            <text:p>0.99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formula="of:=[$sv.V10]" office:value-type="float" office:value="23559.05" calcext:value-type="float">
            <text:p>23559.05</text:p>
          </table:table-cell>
          <table:table-cell table:formula="of:=[$a10.V10]" office:value-type="string" office:string-value="---" calcext:value-type="string">
            <text:p>---</text:p>
          </table:table-cell>
          <table:table-cell table:formula="of:=[$quadro.V10]" office:value-type="float" office:value="524.35" calcext:value-type="float">
            <text:p>524.35</text:p>
          </table:table-cell>
          <table:table-cell table:formula="of:=[$gtx.V10]" office:value-type="float" office:value="112.7" calcext:value-type="float">
            <text:p>112.70</text:p>
          </table:table-cell>
          <table:table-cell table:formula="of:=IF(OR([.B10]=&quot;---&quot;;[.D10]=&quot;---&quot;);&quot;---&quot;;1-([.B10]/([.D10]+[.B10])))" office:value-type="float" office:value="0.0217722580698738" calcext:value-type="float">
            <text:p>0.02</text:p>
          </table:table-cell>
          <table:table-cell table:formula="of:=IF(OR([.B10]=&quot;---&quot;;[.D10]=&quot;---&quot;);&quot;---&quot;;1-([.D10]/([.D10]+[.B10])))" office:value-type="float" office:value="0.978227741930126" calcext:value-type="float">
            <text:p>0.98</text:p>
          </table:table-cell>
          <table:table-cell table:formula="of:=IF(OR([.B10]=&quot;---&quot;;[.E10]=&quot;---&quot;);&quot;---&quot;;1-([.B10]/([.E10]+[.B10])))" office:value-type="float" office:value="0.00476094923273529" calcext:value-type="float">
            <text:p>0.00</text:p>
          </table:table-cell>
          <table:table-cell table:formula="of:=IF(OR([.B10]=&quot;---&quot;;[.E10]=&quot;---&quot;);&quot;---&quot;;1-([.E10]/([.E10]+[.B10])))" office:value-type="float" office:value="0.995239050767265" calcext:value-type="float">
            <text:p>1.00</text:p>
          </table:table-cell>
          <table:table-cell table:formula="of:=IF(OR([.C10]=&quot;---&quot;;[.D10]=&quot;---&quot;);&quot;---&quot;;1-([.C10]/([.D10]+[.C10])))" office:value-type="string" office:string-value="---" calcext:value-type="string">
            <text:p>---</text:p>
          </table:table-cell>
          <table:table-cell table:formula="of:=IF(OR([.C10]=&quot;---&quot;;[.D10]=&quot;---&quot;);&quot;---&quot;;1-([.D10]/([.D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C10]/([.E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E10]/([.E10]+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formula="of:=[$sv.V11]" office:value-type="float" office:value="4727.4" calcext:value-type="float">
            <text:p>4727.40</text:p>
          </table:table-cell>
          <table:table-cell table:formula="of:=[$a10.V11]" office:value-type="float" office:value="10544.2" calcext:value-type="float">
            <text:p>10544.20</text:p>
          </table:table-cell>
          <table:table-cell table:formula="of:=[$quadro.V11]" office:value-type="float" office:value="747.9" calcext:value-type="float">
            <text:p>747.90</text:p>
          </table:table-cell>
          <table:table-cell table:formula="of:=[$gtx.V11]" office:value-type="float" office:value="272.65" calcext:value-type="float">
            <text:p>272.65</text:p>
          </table:table-cell>
          <table:table-cell table:formula="of:=IF(OR([.B11]=&quot;---&quot;;[.D11]=&quot;---&quot;);&quot;---&quot;;1-([.B11]/([.D11]+[.B11])))" office:value-type="float" office:value="0.136595255054518" calcext:value-type="float">
            <text:p>0.14</text:p>
          </table:table-cell>
          <table:table-cell table:formula="of:=IF(OR([.B11]=&quot;---&quot;;[.D11]=&quot;---&quot;);&quot;---&quot;;1-([.D11]/([.D11]+[.B11])))" office:value-type="float" office:value="0.863404744945482" calcext:value-type="float">
            <text:p>0.86</text:p>
          </table:table-cell>
          <table:table-cell table:formula="of:=IF(OR([.B11]=&quot;---&quot;;[.E11]=&quot;---&quot;);&quot;---&quot;;1-([.B11]/([.E11]+[.B11])))" office:value-type="float" office:value="0.0545294547054529" calcext:value-type="float">
            <text:p>0.05</text:p>
          </table:table-cell>
          <table:table-cell table:formula="of:=IF(OR([.B11]=&quot;---&quot;;[.E11]=&quot;---&quot;);&quot;---&quot;;1-([.E11]/([.E11]+[.B11])))" office:value-type="float" office:value="0.945470545294547" calcext:value-type="float">
            <text:p>0.95</text:p>
          </table:table-cell>
          <table:table-cell table:formula="of:=IF(OR([.C11]=&quot;---&quot;;[.D11]=&quot;---&quot;);&quot;---&quot;;1-([.C11]/([.D11]+[.C11])))" office:value-type="float" office:value="0.0662321445966649" calcext:value-type="float">
            <text:p>0.07</text:p>
          </table:table-cell>
          <table:table-cell table:formula="of:=IF(OR([.C11]=&quot;---&quot;;[.D11]=&quot;---&quot;);&quot;---&quot;;1-([.D11]/([.D11]+[.C11])))" office:value-type="float" office:value="0.933767855403335" calcext:value-type="float">
            <text:p>0.93</text:p>
          </table:table-cell>
          <table:table-cell table:formula="of:=IF(OR([.C11]=&quot;---&quot;;[.E11]=&quot;---&quot;);&quot;---&quot;;1-([.C11]/([.E11]+[.C11])))" office:value-type="float" office:value="0.0252060442735177" calcext:value-type="float">
            <text:p>0.03</text:p>
          </table:table-cell>
          <table:table-cell table:formula="of:=IF(OR([.C11]=&quot;---&quot;;[.E11]=&quot;---&quot;);&quot;---&quot;;1-([.E11]/([.E11]+[.C11])))" office:value-type="float" office:value="0.974793955726482" calcext:value-type="float">
            <text:p>0.97</text:p>
          </table:table-cell>
          <table:table-cell table:formula="of:=IF(OR([.B11]=&quot;---&quot;;[.D11]=&quot;---&quot;);&quot;---&quot;;IF([.B11]&lt;[.D11]; &quot;FPGA&quot;; &quot;GPU&quot;))" office:value-type="string" office:string-value="GPU" calcext:value-type="string">
            <text:p>GPU</text:p>
          </table:table-cell>
          <table:table-cell table:formula="of:=IF(OR([.B11]=&quot;---&quot;;[.E11]=&quot;---&quot;);&quot;---&quot;;IF([.B11]&lt;[.E11]; &quot;FPGA&quot;; &quot;GPU&quot;))" office:value-type="string" office:string-value="GPU" calcext:value-type="string">
            <text:p>GPU</text:p>
          </table:table-cell>
          <table:table-cell table:formula="of:=IF(OR([.C11]=&quot;---&quot;;[.D11]=&quot;---&quot;);&quot;---&quot;;IF([.C11]&lt;[.D11]; &quot;FPGA&quot;; &quot;GPU&quot;))" office:value-type="string" office:string-value="GPU" calcext:value-type="string">
            <text:p>GPU</text:p>
          </table:table-cell>
          <table:table-cell table:formula="of:=IF(OR([.C11]=&quot;---&quot;;[.E11]=&quot;---&quot;);&quot;---&quot;;IF([.C11]&lt;[.E11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[$sv.V12]" office:value-type="float" office:value="106.2" calcext:value-type="float">
            <text:p>106.20</text:p>
          </table:table-cell>
          <table:table-cell table:formula="of:=[$a10.V12]" office:value-type="string" office:string-value="---" calcext:value-type="string">
            <text:p>---</text:p>
          </table:table-cell>
          <table:table-cell table:formula="of:=[$quadro.V12]" office:value-type="float" office:value="56.3" calcext:value-type="float">
            <text:p>56.30</text:p>
          </table:table-cell>
          <table:table-cell table:formula="of:=[$gtx.V12]" office:value-type="float" office:value="54.5" calcext:value-type="float">
            <text:p>54.50</text:p>
          </table:table-cell>
          <table:table-cell table:formula="of:=IF(OR([.B12]=&quot;---&quot;;[.D12]=&quot;---&quot;);&quot;---&quot;;1-([.B12]/([.D12]+[.B12])))" office:value-type="float" office:value="0.346461538461538" calcext:value-type="float">
            <text:p>0.35</text:p>
          </table:table-cell>
          <table:table-cell table:formula="of:=IF(OR([.B12]=&quot;---&quot;;[.D12]=&quot;---&quot;);&quot;---&quot;;1-([.D12]/([.D12]+[.B12])))" office:value-type="float" office:value="0.653538461538462" calcext:value-type="float">
            <text:p>0.65</text:p>
          </table:table-cell>
          <table:table-cell table:formula="of:=IF(OR([.B12]=&quot;---&quot;;[.E12]=&quot;---&quot;);&quot;---&quot;;1-([.B12]/([.E12]+[.B12])))" office:value-type="float" office:value="0.339141257000622" calcext:value-type="float">
            <text:p>0.34</text:p>
          </table:table-cell>
          <table:table-cell table:formula="of:=IF(OR([.B12]=&quot;---&quot;;[.E12]=&quot;---&quot;);&quot;---&quot;;1-([.E12]/([.E12]+[.B12])))" office:value-type="float" office:value="0.660858742999378" calcext:value-type="float">
            <text:p>0.66</text:p>
          </table:table-cell>
          <table:table-cell table:formula="of:=IF(OR([.C12]=&quot;---&quot;;[.D12]=&quot;---&quot;);&quot;---&quot;;1-([.C12]/([.D12]+[.C12])))" office:value-type="string" office:string-value="---" calcext:value-type="string">
            <text:p>---</text:p>
          </table:table-cell>
          <table:table-cell table:formula="of:=IF(OR([.C12]=&quot;---&quot;;[.D12]=&quot;---&quot;);&quot;---&quot;;1-([.D12]/([.D12]+[.C12])))" office:value-type="string" office:string-value="---" calcext:value-type="string">
            <text:p>---</text:p>
          </table:table-cell>
          <table:table-cell table:formula="of:=IF(OR([.C12]=&quot;---&quot;;[.E12]=&quot;---&quot;);&quot;---&quot;;1-([.C12]/([.E12]+[.C12])))" office:value-type="string" office:string-value="---" calcext:value-type="string">
            <text:p>---</text:p>
          </table:table-cell>
          <table:table-cell table:formula="of:=IF(OR([.C12]=&quot;---&quot;;[.E12]=&quot;---&quot;);&quot;---&quot;;1-([.E12]/([.E12]+[.C12])))" office:value-type="string" office:string-value="---" calcext:value-type="string">
            <text:p>---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GPU" calcext:value-type="string">
            <text:p>GPU</text:p>
          </table:table-cell>
          <table:table-cell table:formula="of:=IF(OR([.C12]=&quot;---&quot;;[.D12]=&quot;---&quot;);&quot;---&quot;;IF([.C12]&lt;[.D12]; &quot;FPGA&quot;; &quot;GPU&quot;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[$sv.V13]" office:value-type="float" office:value="1143.55" calcext:value-type="float">
            <text:p>1143.55</text:p>
          </table:table-cell>
          <table:table-cell table:formula="of:=[$a10.V13]" office:value-type="string" office:string-value="---" calcext:value-type="string">
            <text:p>---</text:p>
          </table:table-cell>
          <table:table-cell table:formula="of:=[$quadro.V13]" office:value-type="float" office:value="113.1" calcext:value-type="float">
            <text:p>113.10</text:p>
          </table:table-cell>
          <table:table-cell table:formula="of:=[$gtx.V13]" office:value-type="float" office:value="59" calcext:value-type="float">
            <text:p>59.00</text:p>
          </table:table-cell>
          <table:table-cell table:formula="of:=IF(OR([.B13]=&quot;---&quot;;[.D13]=&quot;---&quot;);&quot;---&quot;;1-([.B13]/([.D13]+[.B13])))" office:value-type="float" office:value="0.0900011936497831" calcext:value-type="float">
            <text:p>0.09</text:p>
          </table:table-cell>
          <table:table-cell table:formula="of:=IF(OR([.B13]=&quot;---&quot;;[.D13]=&quot;---&quot;);&quot;---&quot;;1-([.D13]/([.D13]+[.B13])))" office:value-type="float" office:value="0.909998806350217" calcext:value-type="float">
            <text:p>0.91</text:p>
          </table:table-cell>
          <table:table-cell table:formula="of:=IF(OR([.B13]=&quot;---&quot;;[.E13]=&quot;---&quot;);&quot;---&quot;;1-([.B13]/([.E13]+[.B13])))" office:value-type="float" office:value="0.0490624090474409" calcext:value-type="float">
            <text:p>0.05</text:p>
          </table:table-cell>
          <table:table-cell table:formula="of:=IF(OR([.B13]=&quot;---&quot;;[.E13]=&quot;---&quot;);&quot;---&quot;;1-([.E13]/([.E13]+[.B13])))" office:value-type="float" office:value="0.950937590952559" calcext:value-type="float">
            <text:p>0.95</text:p>
          </table:table-cell>
          <table:table-cell table:formula="of:=IF(OR([.C13]=&quot;---&quot;;[.D13]=&quot;---&quot;);&quot;---&quot;;1-([.C13]/([.D13]+[.C13])))" office:value-type="string" office:string-value="---" calcext:value-type="string">
            <text:p>---</text:p>
          </table:table-cell>
          <table:table-cell table:formula="of:=IF(OR([.C13]=&quot;---&quot;;[.D13]=&quot;---&quot;);&quot;---&quot;;1-([.D13]/([.D13]+[.C13])))" office:value-type="string" office:string-value="---" calcext:value-type="string">
            <text:p>---</text:p>
          </table:table-cell>
          <table:table-cell table:formula="of:=IF(OR([.C13]=&quot;---&quot;;[.E13]=&quot;---&quot;);&quot;---&quot;;1-([.C13]/([.E13]+[.C13])))" office:value-type="string" office:string-value="---" calcext:value-type="string">
            <text:p>---</text:p>
          </table:table-cell>
          <table:table-cell table:formula="of:=IF(OR([.C13]=&quot;---&quot;;[.E13]=&quot;---&quot;);&quot;---&quot;;1-([.E13]/([.E13]+[.C13])))" office:value-type="string" office:string-value="---" calcext:value-type="string">
            <text:p>---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[$sv.V14]" office:value-type="float" office:value="51220.95" calcext:value-type="float">
            <text:p>51220.95</text:p>
          </table:table-cell>
          <table:table-cell table:formula="of:=[$a10.V14]" office:value-type="string" office:string-value="---" calcext:value-type="string">
            <text:p>---</text:p>
          </table:table-cell>
          <table:table-cell table:formula="of:=[$quadro.V14]" office:value-type="float" office:value="452.75" calcext:value-type="float">
            <text:p>452.75</text:p>
          </table:table-cell>
          <table:table-cell table:formula="of:=[$gtx.V14]" office:value-type="float" office:value="106.9" calcext:value-type="float">
            <text:p>106.90</text:p>
          </table:table-cell>
          <table:table-cell table:formula="of:=IF(OR([.B14]=&quot;---&quot;;[.D14]=&quot;---&quot;);&quot;---&quot;;1-([.B14]/([.D14]+[.B14])))" office:value-type="float" office:value="0.00876171050263486" calcext:value-type="float">
            <text:p>0.01</text:p>
          </table:table-cell>
          <table:table-cell table:formula="of:=IF(OR([.B14]=&quot;---&quot;;[.D14]=&quot;---&quot;);&quot;---&quot;;1-([.D14]/([.D14]+[.B14])))" office:value-type="float" office:value="0.991238289497365" calcext:value-type="float">
            <text:p>0.99</text:p>
          </table:table-cell>
          <table:table-cell table:formula="of:=IF(OR([.B14]=&quot;---&quot;;[.E14]=&quot;---&quot;);&quot;---&quot;;1-([.B14]/([.E14]+[.B14])))" office:value-type="float" office:value="0.00208269000162686" calcext:value-type="float">
            <text:p>0.00</text:p>
          </table:table-cell>
          <table:table-cell table:formula="of:=IF(OR([.B14]=&quot;---&quot;;[.E14]=&quot;---&quot;);&quot;---&quot;;1-([.E14]/([.E14]+[.B14])))" office:value-type="float" office:value="0.997917309998373" calcext:value-type="float">
            <text:p>1.00</text:p>
          </table:table-cell>
          <table:table-cell table:formula="of:=IF(OR([.C14]=&quot;---&quot;;[.D14]=&quot;---&quot;);&quot;---&quot;;1-([.C14]/([.D14]+[.C14])))" office:value-type="string" office:string-value="---" calcext:value-type="string">
            <text:p>---</text:p>
          </table:table-cell>
          <table:table-cell table:formula="of:=IF(OR([.C14]=&quot;---&quot;;[.D14]=&quot;---&quot;);&quot;---&quot;;1-([.D14]/([.D14]+[.C14])))" office:value-type="string" office:string-value="---" calcext:value-type="string">
            <text:p>---</text:p>
          </table:table-cell>
          <table:table-cell table:formula="of:=IF(OR([.C14]=&quot;---&quot;;[.E14]=&quot;---&quot;);&quot;---&quot;;1-([.C14]/([.E14]+[.C14])))" office:value-type="string" office:string-value="---" calcext:value-type="string">
            <text:p>---</text:p>
          </table:table-cell>
          <table:table-cell table:formula="of:=IF(OR([.C14]=&quot;---&quot;;[.E14]=&quot;---&quot;);&quot;---&quot;;1-([.E14]/([.E14]+[.C14])))" office:value-type="string" office:string-value="---" calcext:value-type="string">
            <text:p>---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[$sv.V15]" office:value-type="float" office:value="417220.25" calcext:value-type="float">
            <text:p>417220.25</text:p>
          </table:table-cell>
          <table:table-cell table:formula="of:=[$a10.V15]" office:value-type="float" office:value="9756541.6" calcext:value-type="float">
            <text:p>9756541.60</text:p>
          </table:table-cell>
          <table:table-cell table:formula="of:=[$quadro.V15]" office:value-type="float" office:value="13861.15" calcext:value-type="float">
            <text:p>13861.15</text:p>
          </table:table-cell>
          <table:table-cell table:formula="of:=[$gtx.V15]" office:value-type="float" office:value="3130.45" calcext:value-type="float">
            <text:p>3130.45</text:p>
          </table:table-cell>
          <table:table-cell table:formula="of:=IF(OR([.B15]=&quot;---&quot;;[.D15]=&quot;---&quot;);&quot;---&quot;;1-([.B15]/([.D15]+[.B15])))" office:value-type="float" office:value="0.0321543680613453" calcext:value-type="float">
            <text:p>0.03</text:p>
          </table:table-cell>
          <table:table-cell table:formula="of:=IF(OR([.B15]=&quot;---&quot;;[.D15]=&quot;---&quot;);&quot;---&quot;;1-([.D15]/([.D15]+[.B15])))" office:value-type="float" office:value="0.967845631938655" calcext:value-type="float">
            <text:p>0.97</text:p>
          </table:table-cell>
          <table:table-cell table:formula="of:=IF(OR([.B15]=&quot;---&quot;;[.E15]=&quot;---&quot;);&quot;---&quot;;1-([.B15]/([.E15]+[.B15])))" office:value-type="float" office:value="0.00744723394061198" calcext:value-type="float">
            <text:p>0.01</text:p>
          </table:table-cell>
          <table:table-cell table:formula="of:=IF(OR([.B15]=&quot;---&quot;;[.E15]=&quot;---&quot;);&quot;---&quot;;1-([.E15]/([.E15]+[.B15])))" office:value-type="float" office:value="0.992552766059388" calcext:value-type="float">
            <text:p>0.99</text:p>
          </table:table-cell>
          <table:table-cell table:formula="of:=IF(OR([.C15]=&quot;---&quot;;[.D15]=&quot;---&quot;);&quot;---&quot;;1-([.C15]/([.D15]+[.C15])))" office:value-type="float" office:value="0.00141868767897013" calcext:value-type="float">
            <text:p>0.00</text:p>
          </table:table-cell>
          <table:table-cell table:formula="of:=IF(OR([.C15]=&quot;---&quot;;[.D15]=&quot;---&quot;);&quot;---&quot;;1-([.D15]/([.D15]+[.C15])))" office:value-type="float" office:value="0.99858131232103" calcext:value-type="float">
            <text:p>1.00</text:p>
          </table:table-cell>
          <table:table-cell table:formula="of:=IF(OR([.C15]=&quot;---&quot;;[.E15]=&quot;---&quot;);&quot;---&quot;;1-([.C15]/([.E15]+[.C15])))" office:value-type="float" office:value="0.000320753605649982" calcext:value-type="float">
            <text:p>0.00</text:p>
          </table:table-cell>
          <table:table-cell table:formula="of:=IF(OR([.C15]=&quot;---&quot;;[.E15]=&quot;---&quot;);&quot;---&quot;;1-([.E15]/([.E15]+[.C15])))" office:value-type="float" office:value="0.99967924639435" calcext:value-type="float">
            <text:p>1.00</text:p>
          </table:table-cell>
          <table:table-cell table:formula="of:=IF(OR([.B15]=&quot;---&quot;;[.D15]=&quot;---&quot;);&quot;---&quot;;IF([.B15]&lt;[.D15]; &quot;FPGA&quot;; &quot;GPU&quot;))" office:value-type="string" office:string-value="GPU" calcext:value-type="string">
            <text:p>GPU</text:p>
          </table:table-cell>
          <table:table-cell table:formula="of:=IF(OR([.B15]=&quot;---&quot;;[.E15]=&quot;---&quot;);&quot;---&quot;;IF([.B15]&lt;[.E15]; &quot;FPGA&quot;; &quot;GPU&quot;))" office:value-type="string" office:string-value="GPU" calcext:value-type="string">
            <text:p>GPU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[$sv.V16]" office:value-type="float" office:value="272804.55" calcext:value-type="float">
            <text:p>272804.55</text:p>
          </table:table-cell>
          <table:table-cell table:formula="of:=[$a10.V16]" office:value-type="float" office:value="6892860" calcext:value-type="float">
            <text:p>6892860.00</text:p>
          </table:table-cell>
          <table:table-cell table:formula="of:=[$quadro.V16]" office:value-type="float" office:value="5991.2" calcext:value-type="float">
            <text:p>5991.20</text:p>
          </table:table-cell>
          <table:table-cell table:formula="of:=[$gtx.V16]" office:value-type="float" office:value="1012.05" calcext:value-type="float">
            <text:p>1012.05</text:p>
          </table:table-cell>
          <table:table-cell table:formula="of:=IF(OR([.B16]=&quot;---&quot;;[.D16]=&quot;---&quot;);&quot;---&quot;;1-([.B16]/([.D16]+[.B16])))" office:value-type="float" office:value="0.021489567183144" calcext:value-type="float">
            <text:p>0.02</text:p>
          </table:table-cell>
          <table:table-cell table:formula="of:=IF(OR([.B16]=&quot;---&quot;;[.D16]=&quot;---&quot;);&quot;---&quot;;1-([.D16]/([.D16]+[.B16])))" office:value-type="float" office:value="0.978510432816856" calcext:value-type="float">
            <text:p>0.98</text:p>
          </table:table-cell>
          <table:table-cell table:formula="of:=IF(OR([.B16]=&quot;---&quot;;[.E16]=&quot;---&quot;);&quot;---&quot;;1-([.B16]/([.E16]+[.B16])))" office:value-type="float" office:value="0.00369608708894931" calcext:value-type="float">
            <text:p>0.00</text:p>
          </table:table-cell>
          <table:table-cell table:formula="of:=IF(OR([.B16]=&quot;---&quot;;[.E16]=&quot;---&quot;);&quot;---&quot;;1-([.E16]/([.E16]+[.B16])))" office:value-type="float" office:value="0.996303912911051" calcext:value-type="float">
            <text:p>1.00</text:p>
          </table:table-cell>
          <table:table-cell table:formula="of:=IF(OR([.C16]=&quot;---&quot;;[.D16]=&quot;---&quot;);&quot;---&quot;;1-([.C16]/([.D16]+[.C16])))" office:value-type="float" office:value="0.000868434443114241" calcext:value-type="float">
            <text:p>0.00</text:p>
          </table:table-cell>
          <table:table-cell table:formula="of:=IF(OR([.C16]=&quot;---&quot;;[.D16]=&quot;---&quot;);&quot;---&quot;;1-([.D16]/([.D16]+[.C16])))" office:value-type="float" office:value="0.999131565556886" calcext:value-type="float">
            <text:p>1.00</text:p>
          </table:table-cell>
          <table:table-cell table:formula="of:=IF(OR([.C16]=&quot;---&quot;;[.E16]=&quot;---&quot;);&quot;---&quot;;1-([.C16]/([.E16]+[.C16])))" office:value-type="float" office:value="0.000146804291211056" calcext:value-type="float">
            <text:p>0.00</text:p>
          </table:table-cell>
          <table:table-cell table:formula="of:=IF(OR([.C16]=&quot;---&quot;;[.E16]=&quot;---&quot;);&quot;---&quot;;1-([.E16]/([.E16]+[.C16])))" office:value-type="float" office:value="0.999853195708789" calcext:value-type="float">
            <text:p>1.00</text:p>
          </table:table-cell>
          <table:table-cell table:formula="of:=IF(OR([.B16]=&quot;---&quot;;[.D16]=&quot;---&quot;);&quot;---&quot;;IF([.B16]&lt;[.D16]; &quot;FPGA&quot;; &quot;GPU&quot;))" office:value-type="string" office:string-value="GPU" calcext:value-type="string">
            <text:p>GPU</text:p>
          </table:table-cell>
          <table:table-cell table:formula="of:=IF(OR([.B16]=&quot;---&quot;;[.E16]=&quot;---&quot;);&quot;---&quot;;IF([.B16]&lt;[.E16]; &quot;FPGA&quot;; &quot;GPU&quot;))" office:value-type="string" office:string-value="GPU" calcext:value-type="string">
            <text:p>GPU</text:p>
          </table:table-cell>
          <table:table-cell table:formula="of:=IF(OR([.C16]=&quot;---&quot;;[.D16]=&quot;---&quot;);&quot;---&quot;;IF([.C16]&lt;[.D16]; &quot;FPGA&quot;; &quot;GPU&quot;))" office:value-type="string" office:string-value="GPU" calcext:value-type="string">
            <text:p>GPU</text:p>
          </table:table-cell>
          <table:table-cell table:formula="of:=IF(OR([.C16]=&quot;---&quot;;[.E16]=&quot;---&quot;);&quot;---&quot;;IF([.C16]&lt;[.E1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[$sv.V17]" office:value-type="float" office:value="5938.65" calcext:value-type="float">
            <text:p>5938.65</text:p>
          </table:table-cell>
          <table:table-cell table:formula="of:=[$a10.V17]" office:value-type="string" office:string-value="---" calcext:value-type="string">
            <text:p>---</text:p>
          </table:table-cell>
          <table:table-cell table:formula="of:=[$quadro.V17]" office:value-type="float" office:value="645.4" calcext:value-type="float">
            <text:p>645.40</text:p>
          </table:table-cell>
          <table:table-cell table:formula="of:=[$gtx.V17]" office:value-type="float" office:value="140.5" calcext:value-type="float">
            <text:p>140.50</text:p>
          </table:table-cell>
          <table:table-cell table:formula="of:=IF(OR([.B17]=&quot;---&quot;;[.D17]=&quot;---&quot;);&quot;---&quot;;1-([.B17]/([.D17]+[.B17])))" office:value-type="float" office:value="0.098024771986847" calcext:value-type="float">
            <text:p>0.10</text:p>
          </table:table-cell>
          <table:table-cell table:formula="of:=IF(OR([.B17]=&quot;---&quot;;[.D17]=&quot;---&quot;);&quot;---&quot;;1-([.D17]/([.D17]+[.B17])))" office:value-type="float" office:value="0.901975228013153" calcext:value-type="float">
            <text:p>0.90</text:p>
          </table:table-cell>
          <table:table-cell table:formula="of:=IF(OR([.B17]=&quot;---&quot;;[.E17]=&quot;---&quot;);&quot;---&quot;;1-([.B17]/([.E17]+[.B17])))" office:value-type="float" office:value="0.0231117837197634" calcext:value-type="float">
            <text:p>0.02</text:p>
          </table:table-cell>
          <table:table-cell table:formula="of:=IF(OR([.B17]=&quot;---&quot;;[.E17]=&quot;---&quot;);&quot;---&quot;;1-([.E17]/([.E17]+[.B17])))" office:value-type="float" office:value="0.976888216280237" calcext:value-type="float">
            <text:p>0.98</text:p>
          </table:table-cell>
          <table:table-cell table:formula="of:=IF(OR([.C17]=&quot;---&quot;;[.D17]=&quot;---&quot;);&quot;---&quot;;1-([.C17]/([.D17]+[.C17])))" office:value-type="string" office:string-value="---" calcext:value-type="string">
            <text:p>---</text:p>
          </table:table-cell>
          <table:table-cell table:formula="of:=IF(OR([.C17]=&quot;---&quot;;[.D17]=&quot;---&quot;);&quot;---&quot;;1-([.D17]/([.D17]+[.C17])))" office:value-type="string" office:string-value="---" calcext:value-type="string">
            <text:p>---</text:p>
          </table:table-cell>
          <table:table-cell table:formula="of:=IF(OR([.C17]=&quot;---&quot;;[.E17]=&quot;---&quot;);&quot;---&quot;;1-([.C17]/([.E17]+[.C17])))" office:value-type="string" office:string-value="---" calcext:value-type="string">
            <text:p>---</text:p>
          </table:table-cell>
          <table:table-cell table:formula="of:=IF(OR([.C17]=&quot;---&quot;;[.E17]=&quot;---&quot;);&quot;---&quot;;1-([.E17]/([.E17]+[.C17])))" office:value-type="string" office:string-value="---" calcext:value-type="string">
            <text:p>---</text:p>
          </table:table-cell>
          <table:table-cell table:formula="of:=IF(OR([.B17]=&quot;---&quot;;[.D17]=&quot;---&quot;);&quot;---&quot;;IF([.B17]&lt;[.D17]; &quot;FPGA&quot;; &quot;GPU&quot;))" office:value-type="string" office:string-value="GPU" calcext:value-type="string">
            <text:p>GPU</text:p>
          </table:table-cell>
          <table:table-cell table:formula="of:=IF(OR([.B17]=&quot;---&quot;;[.E17]=&quot;---&quot;);&quot;---&quot;;IF([.B17]&lt;[.E17]; &quot;FPGA&quot;; &quot;GPU&quot;))" office:value-type="string" office:string-value="GPU" calcext:value-type="string">
            <text:p>GPU</text:p>
          </table:table-cell>
          <table:table-cell table:formula="of:=IF(OR([.C17]=&quot;---&quot;;[.D17]=&quot;---&quot;);&quot;---&quot;;IF([.C17]&lt;[.D17]; &quot;FPGA&quot;; &quot;GPU&quot;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[$sv.V18]" office:value-type="float" office:value="13151.4" calcext:value-type="float">
            <text:p>13151.40</text:p>
          </table:table-cell>
          <table:table-cell table:formula="of:=[$a10.V18]" office:value-type="float" office:value="23118.3" calcext:value-type="float">
            <text:p>23118.30</text:p>
          </table:table-cell>
          <table:table-cell table:formula="of:=[$quadro.V18]" office:value-type="float" office:value="873.8" calcext:value-type="float">
            <text:p>873.80</text:p>
          </table:table-cell>
          <table:table-cell table:formula="of:=[$gtx.V18]" office:value-type="float" office:value="522.35" calcext:value-type="float">
            <text:p>522.35</text:p>
          </table:table-cell>
          <table:table-cell table:formula="of:=IF(OR([.B18]=&quot;---&quot;;[.D18]=&quot;---&quot;);&quot;---&quot;;1-([.B18]/([.D18]+[.B18])))" office:value-type="float" office:value="0.0623021418589396" calcext:value-type="float">
            <text:p>0.06</text:p>
          </table:table-cell>
          <table:table-cell table:formula="of:=IF(OR([.B18]=&quot;---&quot;;[.D18]=&quot;---&quot;);&quot;---&quot;;1-([.D18]/([.D18]+[.B18])))" office:value-type="float" office:value="0.93769785814106" calcext:value-type="float">
            <text:p>0.94</text:p>
          </table:table-cell>
          <table:table-cell table:formula="of:=IF(OR([.B18]=&quot;---&quot;;[.E18]=&quot;---&quot;);&quot;---&quot;;1-([.B18]/([.E18]+[.B18])))" office:value-type="float" office:value="0.0382009324435506" calcext:value-type="float">
            <text:p>0.04</text:p>
          </table:table-cell>
          <table:table-cell table:formula="of:=IF(OR([.B18]=&quot;---&quot;;[.E18]=&quot;---&quot;);&quot;---&quot;;1-([.E18]/([.E18]+[.B18])))" office:value-type="float" office:value="0.961799067556449" calcext:value-type="float">
            <text:p>0.96</text:p>
          </table:table-cell>
          <table:table-cell table:formula="of:=IF(OR([.C18]=&quot;---&quot;;[.D18]=&quot;---&quot;);&quot;---&quot;;1-([.C18]/([.D18]+[.C18])))" office:value-type="float" office:value="0.0364203216892227" calcext:value-type="float">
            <text:p>0.04</text:p>
          </table:table-cell>
          <table:table-cell table:formula="of:=IF(OR([.C18]=&quot;---&quot;;[.D18]=&quot;---&quot;);&quot;---&quot;;1-([.D18]/([.D18]+[.C18])))" office:value-type="float" office:value="0.963579678310777" calcext:value-type="float">
            <text:p>0.96</text:p>
          </table:table-cell>
          <table:table-cell table:formula="of:=IF(OR([.C18]=&quot;---&quot;;[.E18]=&quot;---&quot;);&quot;---&quot;;1-([.C18]/([.E18]+[.C18])))" office:value-type="float" office:value="0.0220954161581851" calcext:value-type="float">
            <text:p>0.02</text:p>
          </table:table-cell>
          <table:table-cell table:formula="of:=IF(OR([.C18]=&quot;---&quot;;[.E18]=&quot;---&quot;);&quot;---&quot;;1-([.E18]/([.E18]+[.C18])))" office:value-type="float" office:value="0.977904583841815" calcext:value-type="float">
            <text:p>0.98</text:p>
          </table:table-cell>
          <table:table-cell table:formula="of:=IF(OR([.B18]=&quot;---&quot;;[.D18]=&quot;---&quot;);&quot;---&quot;;IF([.B18]&lt;[.D18]; &quot;FPGA&quot;; &quot;GPU&quot;))" office:value-type="string" office:string-value="GPU" calcext:value-type="string">
            <text:p>GPU</text:p>
          </table:table-cell>
          <table:table-cell table:formula="of:=IF(OR([.B18]=&quot;---&quot;;[.E18]=&quot;---&quot;);&quot;---&quot;;IF([.B18]&lt;[.E18]; &quot;FPGA&quot;; &quot;GPU&quot;))" office:value-type="string" office:string-value="GPU" calcext:value-type="string">
            <text:p>GPU</text:p>
          </table:table-cell>
          <table:table-cell table:formula="of:=IF(OR([.C18]=&quot;---&quot;;[.D18]=&quot;---&quot;);&quot;---&quot;;IF([.C18]&lt;[.D18]; &quot;FPGA&quot;; &quot;GPU&quot;))" office:value-type="string" office:string-value="GPU" calcext:value-type="string">
            <text:p>GPU</text:p>
          </table:table-cell>
          <table:table-cell table:formula="of:=IF(OR([.C18]=&quot;---&quot;;[.E18]=&quot;---&quot;);&quot;---&quot;;IF([.C18]&lt;[.E1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[$sv.V19]" office:value-type="float" office:value="1621.2" calcext:value-type="float">
            <text:p>1621.20</text:p>
          </table:table-cell>
          <table:table-cell table:formula="of:=[$a10.V19]" office:value-type="float" office:value="9791.8" calcext:value-type="float">
            <text:p>9791.80</text:p>
          </table:table-cell>
          <table:table-cell table:formula="of:=[$quadro.V19]" office:value-type="float" office:value="345.05" calcext:value-type="float">
            <text:p>345.05</text:p>
          </table:table-cell>
          <table:table-cell table:formula="of:=[$gtx.V19]" office:value-type="float" office:value="84.85" calcext:value-type="float">
            <text:p>84.85</text:p>
          </table:table-cell>
          <table:table-cell table:formula="of:=IF(OR([.B19]=&quot;---&quot;;[.D19]=&quot;---&quot;);&quot;---&quot;;1-([.B19]/([.D19]+[.B19])))" office:value-type="float" office:value="0.175486331849968" calcext:value-type="float">
            <text:p>0.18</text:p>
          </table:table-cell>
          <table:table-cell table:formula="of:=IF(OR([.B19]=&quot;---&quot;;[.D19]=&quot;---&quot;);&quot;---&quot;;1-([.D19]/([.D19]+[.B19])))" office:value-type="float" office:value="0.824513668150032" calcext:value-type="float">
            <text:p>0.82</text:p>
          </table:table-cell>
          <table:table-cell table:formula="of:=IF(OR([.B19]=&quot;---&quot;;[.E19]=&quot;---&quot;);&quot;---&quot;;1-([.B19]/([.E19]+[.B19])))" office:value-type="float" office:value="0.0497347674452683" calcext:value-type="float">
            <text:p>0.05</text:p>
          </table:table-cell>
          <table:table-cell table:formula="of:=IF(OR([.B19]=&quot;---&quot;;[.E19]=&quot;---&quot;);&quot;---&quot;;1-([.E19]/([.E19]+[.B19])))" office:value-type="float" office:value="0.950265232554732" calcext:value-type="float">
            <text:p>0.95</text:p>
          </table:table-cell>
          <table:table-cell table:formula="of:=IF(OR([.C19]=&quot;---&quot;;[.D19]=&quot;---&quot;);&quot;---&quot;;1-([.C19]/([.D19]+[.C19])))" office:value-type="float" office:value="0.0340391739051086" calcext:value-type="float">
            <text:p>0.03</text:p>
          </table:table-cell>
          <table:table-cell table:formula="of:=IF(OR([.C19]=&quot;---&quot;;[.D19]=&quot;---&quot;);&quot;---&quot;;1-([.D19]/([.D19]+[.C19])))" office:value-type="float" office:value="0.965960826094891" calcext:value-type="float">
            <text:p>0.97</text:p>
          </table:table-cell>
          <table:table-cell table:formula="of:=IF(OR([.C19]=&quot;---&quot;;[.E19]=&quot;---&quot;);&quot;---&quot;;1-([.C19]/([.E19]+[.C19])))" office:value-type="float" office:value="0.00859096961014116" calcext:value-type="float">
            <text:p>0.01</text:p>
          </table:table-cell>
          <table:table-cell table:formula="of:=IF(OR([.C19]=&quot;---&quot;;[.E19]=&quot;---&quot;);&quot;---&quot;;1-([.E19]/([.E19]+[.C19])))" office:value-type="float" office:value="0.991409030389859" calcext:value-type="float">
            <text:p>0.99</text:p>
          </table:table-cell>
          <table:table-cell table:formula="of:=IF(OR([.B19]=&quot;---&quot;;[.D19]=&quot;---&quot;);&quot;---&quot;;IF([.B19]&lt;[.D19]; &quot;FPGA&quot;; &quot;GPU&quot;))" office:value-type="string" office:string-value="GPU" calcext:value-type="string">
            <text:p>GPU</text:p>
          </table:table-cell>
          <table:table-cell table:formula="of:=IF(OR([.B19]=&quot;---&quot;;[.E19]=&quot;---&quot;);&quot;---&quot;;IF([.B19]&lt;[.E19]; &quot;FPGA&quot;; &quot;GPU&quot;))" office:value-type="string" office:string-value="GPU" calcext:value-type="string">
            <text:p>GPU</text:p>
          </table:table-cell>
          <table:table-cell table:formula="of:=IF(OR([.C19]=&quot;---&quot;;[.D19]=&quot;---&quot;);&quot;---&quot;;IF([.C19]&lt;[.D19]; &quot;FPGA&quot;; &quot;GPU&quot;))" office:value-type="string" office:string-value="GPU" calcext:value-type="string">
            <text:p>GPU</text:p>
          </table:table-cell>
          <table:table-cell table:formula="of:=IF(OR([.C19]=&quot;---&quot;;[.E19]=&quot;---&quot;);&quot;---&quot;;IF([.C19]&lt;[.E1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[$sv.V20]" office:value-type="float" office:value="295272.3" calcext:value-type="float">
            <text:p>295272.30</text:p>
          </table:table-cell>
          <table:table-cell table:formula="of:=[$a10.V20]" office:value-type="float" office:value="280939" calcext:value-type="float">
            <text:p>280939.00</text:p>
          </table:table-cell>
          <table:table-cell table:formula="of:=[$quadro.V20]" office:value-type="float" office:value="3158.2" calcext:value-type="float">
            <text:p>3158.20</text:p>
          </table:table-cell>
          <table:table-cell table:formula="of:=[$gtx.V20]" office:value-type="float" office:value="555.95" calcext:value-type="float">
            <text:p>555.95</text:p>
          </table:table-cell>
          <table:table-cell table:formula="of:=IF(OR([.B20]=&quot;---&quot;;[.D20]=&quot;---&quot;);&quot;---&quot;;1-([.B20]/([.D20]+[.B20])))" office:value-type="float" office:value="0.0105826984842368" calcext:value-type="float">
            <text:p>0.01</text:p>
          </table:table-cell>
          <table:table-cell table:formula="of:=IF(OR([.B20]=&quot;---&quot;;[.D20]=&quot;---&quot;);&quot;---&quot;;1-([.D20]/([.D20]+[.B20])))" office:value-type="float" office:value="0.989417301515763" calcext:value-type="float">
            <text:p>0.99</text:p>
          </table:table-cell>
          <table:table-cell table:formula="of:=IF(OR([.B20]=&quot;---&quot;;[.E20]=&quot;---&quot;);&quot;---&quot;;1-([.B20]/([.E20]+[.B20])))" office:value-type="float" office:value="0.00187929989782931" calcext:value-type="float">
            <text:p>0.00</text:p>
          </table:table-cell>
          <table:table-cell table:formula="of:=IF(OR([.B20]=&quot;---&quot;;[.E20]=&quot;---&quot;);&quot;---&quot;;1-([.E20]/([.E20]+[.B20])))" office:value-type="float" office:value="0.998120700102171" calcext:value-type="float">
            <text:p>1.00</text:p>
          </table:table-cell>
          <table:table-cell table:formula="of:=IF(OR([.C20]=&quot;---&quot;;[.D20]=&quot;---&quot;);&quot;---&quot;;1-([.C20]/([.D20]+[.C20])))" office:value-type="float" office:value="0.0111166178336147" calcext:value-type="float">
            <text:p>0.01</text:p>
          </table:table-cell>
          <table:table-cell table:formula="of:=IF(OR([.C20]=&quot;---&quot;;[.D20]=&quot;---&quot;);&quot;---&quot;;1-([.D20]/([.D20]+[.C20])))" office:value-type="float" office:value="0.988883382166385" calcext:value-type="float">
            <text:p>0.99</text:p>
          </table:table-cell>
          <table:table-cell table:formula="of:=IF(OR([.C20]=&quot;---&quot;;[.E20]=&quot;---&quot;);&quot;---&quot;;1-([.C20]/([.E20]+[.C20])))" office:value-type="float" office:value="0.00197499102559395" calcext:value-type="float">
            <text:p>0.00</text:p>
          </table:table-cell>
          <table:table-cell table:formula="of:=IF(OR([.C20]=&quot;---&quot;;[.E20]=&quot;---&quot;);&quot;---&quot;;1-([.E20]/([.E20]+[.C20])))" office:value-type="float" office:value="0.998025008974406" calcext:value-type="float">
            <text:p>1.00</text:p>
          </table:table-cell>
          <table:table-cell table:formula="of:=IF(OR([.B20]=&quot;---&quot;;[.D20]=&quot;---&quot;);&quot;---&quot;;IF([.B20]&lt;[.D20]; &quot;FPGA&quot;; &quot;GPU&quot;))" office:value-type="string" office:string-value="GPU" calcext:value-type="string">
            <text:p>GPU</text:p>
          </table:table-cell>
          <table:table-cell table:formula="of:=IF(OR([.B20]=&quot;---&quot;;[.E20]=&quot;---&quot;);&quot;---&quot;;IF([.B20]&lt;[.E20]; &quot;FPGA&quot;; &quot;GPU&quot;))" office:value-type="string" office:string-value="GPU" calcext:value-type="string">
            <text:p>GPU</text:p>
          </table:table-cell>
          <table:table-cell table:formula="of:=IF(OR([.C20]=&quot;---&quot;;[.D20]=&quot;---&quot;);&quot;---&quot;;IF([.C20]&lt;[.D20]; &quot;FPGA&quot;; &quot;GPU&quot;))" office:value-type="string" office:string-value="GPU" calcext:value-type="string">
            <text:p>GPU</text:p>
          </table:table-cell>
          <table:table-cell table:formula="of:=IF(OR([.C20]=&quot;---&quot;;[.E20]=&quot;---&quot;);&quot;---&quot;;IF([.C20]&lt;[.E20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formula="of:=[$sv.V21]" office:value-type="float" office:value="454.45" calcext:value-type="float">
            <text:p>454.45</text:p>
          </table:table-cell>
          <table:table-cell table:formula="of:=[$a10.V21]" office:value-type="float" office:value="448.3" calcext:value-type="float">
            <text:p>448.30</text:p>
          </table:table-cell>
          <table:table-cell table:formula="of:=[$quadro.V21]" office:value-type="float" office:value="101.1" calcext:value-type="float">
            <text:p>101.10</text:p>
          </table:table-cell>
          <table:table-cell table:formula="of:=[$gtx.V21]" office:value-type="float" office:value="45.6" calcext:value-type="float">
            <text:p>45.60</text:p>
          </table:table-cell>
          <table:table-cell table:formula="of:=IF(OR([.B21]=&quot;---&quot;;[.D21]=&quot;---&quot;);&quot;---&quot;;1-([.B21]/([.D21]+[.B21])))" office:value-type="float" office:value="0.181981819818198" calcext:value-type="float">
            <text:p>0.18</text:p>
          </table:table-cell>
          <table:table-cell table:formula="of:=IF(OR([.B21]=&quot;---&quot;;[.D21]=&quot;---&quot;);&quot;---&quot;;1-([.D21]/([.D21]+[.B21])))" office:value-type="float" office:value="0.818018180181802" calcext:value-type="float">
            <text:p>0.82</text:p>
          </table:table-cell>
          <table:table-cell table:formula="of:=IF(OR([.B21]=&quot;---&quot;;[.E21]=&quot;---&quot;);&quot;---&quot;;1-([.B21]/([.E21]+[.B21])))" office:value-type="float" office:value="0.0911908809119089" calcext:value-type="float">
            <text:p>0.09</text:p>
          </table:table-cell>
          <table:table-cell table:formula="of:=IF(OR([.B21]=&quot;---&quot;;[.E21]=&quot;---&quot;);&quot;---&quot;;1-([.E21]/([.E21]+[.B21])))" office:value-type="float" office:value="0.908809119088091" calcext:value-type="float">
            <text:p>0.91</text:p>
          </table:table-cell>
          <table:table-cell table:formula="of:=IF(OR([.C21]=&quot;---&quot;;[.D21]=&quot;---&quot;);&quot;---&quot;;1-([.C21]/([.D21]+[.C21])))" office:value-type="float" office:value="0.184018929741536" calcext:value-type="float">
            <text:p>0.18</text:p>
          </table:table-cell>
          <table:table-cell table:formula="of:=IF(OR([.C21]=&quot;---&quot;;[.D21]=&quot;---&quot;);&quot;---&quot;;1-([.D21]/([.D21]+[.C21])))" office:value-type="float" office:value="0.815981070258464" calcext:value-type="float">
            <text:p>0.82</text:p>
          </table:table-cell>
          <table:table-cell table:formula="of:=IF(OR([.C21]=&quot;---&quot;;[.E21]=&quot;---&quot;);&quot;---&quot;;1-([.C21]/([.E21]+[.C21])))" office:value-type="float" office:value="0.0923263818586759" calcext:value-type="float">
            <text:p>0.09</text:p>
          </table:table-cell>
          <table:table-cell table:formula="of:=IF(OR([.C21]=&quot;---&quot;;[.E21]=&quot;---&quot;);&quot;---&quot;;1-([.E21]/([.E21]+[.C21])))" office:value-type="float" office:value="0.907673618141324" calcext:value-type="float">
            <text:p>0.91</text:p>
          </table:table-cell>
          <table:table-cell table:formula="of:=IF(OR([.B21]=&quot;---&quot;;[.D21]=&quot;---&quot;);&quot;---&quot;;IF([.B21]&lt;[.D21]; &quot;FPGA&quot;; &quot;GPU&quot;))" office:value-type="string" office:string-value="GPU" calcext:value-type="string">
            <text:p>GPU</text:p>
          </table:table-cell>
          <table:table-cell table:formula="of:=IF(OR([.B21]=&quot;---&quot;;[.E21]=&quot;---&quot;);&quot;---&quot;;IF([.B21]&lt;[.E21]; &quot;FPGA&quot;; &quot;GPU&quot;))" office:value-type="string" office:string-value="GPU" calcext:value-type="string">
            <text:p>GPU</text:p>
          </table:table-cell>
          <table:table-cell table:formula="of:=IF(OR([.C21]=&quot;---&quot;;[.D21]=&quot;---&quot;);&quot;---&quot;;IF([.C21]&lt;[.D21]; &quot;FPGA&quot;; &quot;GPU&quot;))" office:value-type="string" office:string-value="GPU" calcext:value-type="string">
            <text:p>GPU</text:p>
          </table:table-cell>
          <table:table-cell table:formula="of:=IF(OR([.C21]=&quot;---&quot;;[.E21]=&quot;---&quot;);&quot;---&quot;;IF([.C21]&lt;[.E21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formula="of:=[$sv.V22]" office:value-type="float" office:value="20377.4" calcext:value-type="float">
            <text:p>20377.40</text:p>
          </table:table-cell>
          <table:table-cell table:formula="of:=[$a10.V22]" office:value-type="float" office:value="50055" calcext:value-type="float">
            <text:p>50055.00</text:p>
          </table:table-cell>
          <table:table-cell table:formula="of:=[$quadro.V22]" office:value-type="float" office:value="3036.2" calcext:value-type="float">
            <text:p>3036.20</text:p>
          </table:table-cell>
          <table:table-cell table:formula="of:=[$gtx.V22]" office:value-type="float" office:value="514.15" calcext:value-type="float">
            <text:p>514.15</text:p>
          </table:table-cell>
          <table:table-cell table:formula="of:=IF(OR([.B22]=&quot;---&quot;;[.D22]=&quot;---&quot;);&quot;---&quot;;1-([.B22]/([.D22]+[.B22])))" office:value-type="float" office:value="0.1296767690573" calcext:value-type="float">
            <text:p>0.13</text:p>
          </table:table-cell>
          <table:table-cell table:formula="of:=IF(OR([.B22]=&quot;---&quot;;[.D22]=&quot;---&quot;);&quot;---&quot;;1-([.D22]/([.D22]+[.B22])))" office:value-type="float" office:value="0.8703232309427" calcext:value-type="float">
            <text:p>0.87</text:p>
          </table:table-cell>
          <table:table-cell table:formula="of:=IF(OR([.B22]=&quot;---&quot;;[.E22]=&quot;---&quot;);&quot;---&quot;;1-([.B22]/([.E22]+[.B22])))" office:value-type="float" office:value="0.0246104286182691" calcext:value-type="float">
            <text:p>0.02</text:p>
          </table:table-cell>
          <table:table-cell table:formula="of:=IF(OR([.B22]=&quot;---&quot;;[.E22]=&quot;---&quot;);&quot;---&quot;;1-([.E22]/([.E22]+[.B22])))" office:value-type="float" office:value="0.975389571381731" calcext:value-type="float">
            <text:p>0.98</text:p>
          </table:table-cell>
          <table:table-cell table:formula="of:=IF(OR([.C22]=&quot;---&quot;;[.D22]=&quot;---&quot;);&quot;---&quot;;1-([.C22]/([.D22]+[.C22])))" office:value-type="float" office:value="0.0571883852691217" calcext:value-type="float">
            <text:p>0.06</text:p>
          </table:table-cell>
          <table:table-cell table:formula="of:=IF(OR([.C22]=&quot;---&quot;;[.D22]=&quot;---&quot;);&quot;---&quot;;1-([.D22]/([.D22]+[.C22])))" office:value-type="float" office:value="0.942811614730878" calcext:value-type="float">
            <text:p>0.94</text:p>
          </table:table-cell>
          <table:table-cell table:formula="of:=IF(OR([.C22]=&quot;---&quot;;[.E22]=&quot;---&quot;);&quot;---&quot;;1-([.C22]/([.E22]+[.C22])))" office:value-type="float" office:value="0.0101672660109968" calcext:value-type="float">
            <text:p>0.01</text:p>
          </table:table-cell>
          <table:table-cell table:formula="of:=IF(OR([.C22]=&quot;---&quot;;[.E22]=&quot;---&quot;);&quot;---&quot;;1-([.E22]/([.E22]+[.C22])))" office:value-type="float" office:value="0.989832733989003" calcext:value-type="float">
            <text:p>0.99</text:p>
          </table:table-cell>
          <table:table-cell table:formula="of:=IF(OR([.B22]=&quot;---&quot;;[.D22]=&quot;---&quot;);&quot;---&quot;;IF([.B22]&lt;[.D22]; &quot;FPGA&quot;; &quot;GPU&quot;))" office:value-type="string" office:string-value="GPU" calcext:value-type="string">
            <text:p>GPU</text:p>
          </table:table-cell>
          <table:table-cell table:formula="of:=IF(OR([.B22]=&quot;---&quot;;[.E22]=&quot;---&quot;);&quot;---&quot;;IF([.B22]&lt;[.E22]; &quot;FPGA&quot;; &quot;GPU&quot;))" office:value-type="string" office:string-value="GPU" calcext:value-type="string">
            <text:p>GPU</text:p>
          </table:table-cell>
          <table:table-cell table:formula="of:=IF(OR([.C22]=&quot;---&quot;;[.D22]=&quot;---&quot;);&quot;---&quot;;IF([.C22]&lt;[.D22]; &quot;FPGA&quot;; &quot;GPU&quot;))" office:value-type="string" office:string-value="GPU" calcext:value-type="string">
            <text:p>GPU</text:p>
          </table:table-cell>
          <table:table-cell table:formula="of:=IF(OR([.C22]=&quot;---&quot;;[.E22]=&quot;---&quot;);&quot;---&quot;;IF([.C22]&lt;[.E2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[$sv.V23]" office:value-type="string" office:string-value="---" calcext:value-type="string">
            <text:p>---</text:p>
          </table:table-cell>
          <table:table-cell table:formula="of:=[$a10.V23]" office:value-type="string" office:string-value="---" calcext:value-type="string">
            <text:p>---</text:p>
          </table:table-cell>
          <table:table-cell table:formula="of:=[$quadro.V23]" office:value-type="float" office:value="50392.45" calcext:value-type="float">
            <text:p>50392.45</text:p>
          </table:table-cell>
          <table:table-cell table:formula="of:=[$gtx.V23]" office:value-type="float" office:value="11711.05" calcext:value-type="float">
            <text:p>11711.05</text:p>
          </table:table-cell>
          <table:table-cell table:formula="of:=IF(OR([.B23]=&quot;---&quot;;[.D23]=&quot;---&quot;);&quot;---&quot;;1-([.B23]/([.D23]+[.B23])))" office:value-type="string" office:string-value="---" calcext:value-type="string">
            <text:p>---</text:p>
          </table:table-cell>
          <table:table-cell table:formula="of:=IF(OR([.B23]=&quot;---&quot;;[.D23]=&quot;---&quot;);&quot;---&quot;;1-([.D23]/([.D23]+[.B23])))" office:value-type="string" office:string-value="---" calcext:value-type="string">
            <text:p>---</text:p>
          </table:table-cell>
          <table:table-cell table:formula="of:=IF(OR([.B23]=&quot;---&quot;;[.E23]=&quot;---&quot;);&quot;---&quot;;1-([.B23]/([.E23]+[.B23])))" office:value-type="string" office:string-value="---" calcext:value-type="string">
            <text:p>---</text:p>
          </table:table-cell>
          <table:table-cell table:formula="of:=IF(OR([.B23]=&quot;---&quot;;[.E23]=&quot;---&quot;);&quot;---&quot;;1-([.E23]/([.E23]+[.B23])))" office:value-type="string" office:string-value="---" calcext:value-type="string">
            <text:p>---</text:p>
          </table:table-cell>
          <table:table-cell table:formula="of:=IF(OR([.C23]=&quot;---&quot;;[.D23]=&quot;---&quot;);&quot;---&quot;;1-([.C23]/([.D23]+[.C23])))" office:value-type="string" office:string-value="---" calcext:value-type="string">
            <text:p>---</text:p>
          </table:table-cell>
          <table:table-cell table:formula="of:=IF(OR([.C23]=&quot;---&quot;;[.D23]=&quot;---&quot;);&quot;---&quot;;1-([.D23]/([.D23]+[.C23])))" office:value-type="string" office:string-value="---" calcext:value-type="string">
            <text:p>---</text:p>
          </table:table-cell>
          <table:table-cell table:formula="of:=IF(OR([.C23]=&quot;---&quot;;[.E23]=&quot;---&quot;);&quot;---&quot;;1-([.C23]/([.E23]+[.C23])))" office:value-type="string" office:string-value="---" calcext:value-type="string">
            <text:p>---</text:p>
          </table:table-cell>
          <table:table-cell table:formula="of:=IF(OR([.C23]=&quot;---&quot;;[.E23]=&quot;---&quot;);&quot;---&quot;;1-([.E23]/([.E23]+[.C23])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 &quot;FPGA&quot;; &quot;GPU&quot;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 &quot;FPGA&quot;; &quot;GPU&quot;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 &quot;FPGA&quot;; &quot;GPU&quot;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[$sv.V24]" office:value-type="string" office:string-value="---" calcext:value-type="string">
            <text:p>---</text:p>
          </table:table-cell>
          <table:table-cell table:formula="of:=[$a10.V24]" office:value-type="string" office:string-value="---" calcext:value-type="string">
            <text:p>---</text:p>
          </table:table-cell>
          <table:table-cell table:formula="of:=[$quadro.V24]" office:value-type="float" office:value="8803.55" calcext:value-type="float">
            <text:p>8803.55</text:p>
          </table:table-cell>
          <table:table-cell table:formula="of:=[$gtx.V24]" office:value-type="float" office:value="10041.25" calcext:value-type="float">
            <text:p>10041.25</text:p>
          </table:table-cell>
          <table:table-cell table:formula="of:=IF(OR([.B24]=&quot;---&quot;;[.D24]=&quot;---&quot;);&quot;---&quot;;1-([.B24]/([.D24]+[.B24])))" office:value-type="string" office:string-value="---" calcext:value-type="string">
            <text:p>---</text:p>
          </table:table-cell>
          <table:table-cell table:formula="of:=IF(OR([.B24]=&quot;---&quot;;[.D24]=&quot;---&quot;);&quot;---&quot;;1-([.D24]/([.D24]+[.B24])))" office:value-type="string" office:string-value="---" calcext:value-type="string">
            <text:p>---</text:p>
          </table:table-cell>
          <table:table-cell table:formula="of:=IF(OR([.B24]=&quot;---&quot;;[.E24]=&quot;---&quot;);&quot;---&quot;;1-([.B24]/([.E24]+[.B24])))" office:value-type="string" office:string-value="---" calcext:value-type="string">
            <text:p>---</text:p>
          </table:table-cell>
          <table:table-cell table:formula="of:=IF(OR([.B24]=&quot;---&quot;;[.E24]=&quot;---&quot;);&quot;---&quot;;1-([.E24]/([.E24]+[.B24])))" office:value-type="string" office:string-value="---" calcext:value-type="string">
            <text:p>---</text:p>
          </table:table-cell>
          <table:table-cell table:formula="of:=IF(OR([.C24]=&quot;---&quot;;[.D24]=&quot;---&quot;);&quot;---&quot;;1-([.C24]/([.D24]+[.C24])))" office:value-type="string" office:string-value="---" calcext:value-type="string">
            <text:p>---</text:p>
          </table:table-cell>
          <table:table-cell table:formula="of:=IF(OR([.C24]=&quot;---&quot;;[.D24]=&quot;---&quot;);&quot;---&quot;;1-([.D24]/([.D24]+[.C24])))" office:value-type="string" office:string-value="---" calcext:value-type="string">
            <text:p>---</text:p>
          </table:table-cell>
          <table:table-cell table:formula="of:=IF(OR([.C24]=&quot;---&quot;;[.E24]=&quot;---&quot;);&quot;---&quot;;1-([.C24]/([.E24]+[.C24])))" office:value-type="string" office:string-value="---" calcext:value-type="string">
            <text:p>---</text:p>
          </table:table-cell>
          <table:table-cell table:formula="of:=IF(OR([.C24]=&quot;---&quot;;[.E24]=&quot;---&quot;);&quot;---&quot;;1-([.E24]/([.E24]+[.C24])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 &quot;FPGA&quot;; &quot;GPU&quot;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 &quot;FPGA&quot;; &quot;GPU&quot;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 &quot;FPGA&quot;; &quot;GPU&quot;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[$sv.V25]" office:value-type="float" office:value="51687.65" calcext:value-type="float">
            <text:p>51687.65</text:p>
          </table:table-cell>
          <table:table-cell table:formula="of:=[$a10.V25]" office:value-type="string" office:string-value="---" calcext:value-type="string">
            <text:p>---</text:p>
          </table:table-cell>
          <table:table-cell table:formula="of:=[$quadro.V25]" office:value-type="float" office:value="889.4" calcext:value-type="float">
            <text:p>889.40</text:p>
          </table:table-cell>
          <table:table-cell table:formula="of:=[$gtx.V25]" office:value-type="float" office:value="171.7" calcext:value-type="float">
            <text:p>171.70</text:p>
          </table:table-cell>
          <table:table-cell table:formula="of:=IF(OR([.B25]=&quot;---&quot;;[.D25]=&quot;---&quot;);&quot;---&quot;;1-([.B25]/([.D25]+[.B25])))" office:value-type="float" office:value="0.0169161259522929" calcext:value-type="float">
            <text:p>0.02</text:p>
          </table:table-cell>
          <table:table-cell table:formula="of:=IF(OR([.B25]=&quot;---&quot;;[.D25]=&quot;---&quot;);&quot;---&quot;;1-([.D25]/([.D25]+[.B25])))" office:value-type="float" office:value="0.983083874047707" calcext:value-type="float">
            <text:p>0.98</text:p>
          </table:table-cell>
          <table:table-cell table:formula="of:=IF(OR([.B25]=&quot;---&quot;;[.E25]=&quot;---&quot;);&quot;---&quot;;1-([.B25]/([.E25]+[.B25])))" office:value-type="float" office:value="0.00331087836619626" calcext:value-type="float">
            <text:p>0.00</text:p>
          </table:table-cell>
          <table:table-cell table:formula="of:=IF(OR([.B25]=&quot;---&quot;;[.E25]=&quot;---&quot;);&quot;---&quot;;1-([.E25]/([.E25]+[.B25])))" office:value-type="float" office:value="0.996689121633804" calcext:value-type="float">
            <text:p>1.00</text:p>
          </table:table-cell>
          <table:table-cell table:formula="of:=IF(OR([.C25]=&quot;---&quot;;[.D25]=&quot;---&quot;);&quot;---&quot;;1-([.C25]/([.D25]+[.C25])))" office:value-type="string" office:string-value="---" calcext:value-type="string">
            <text:p>---</text:p>
          </table:table-cell>
          <table:table-cell table:formula="of:=IF(OR([.C25]=&quot;---&quot;;[.D25]=&quot;---&quot;);&quot;---&quot;;1-([.D25]/([.D25]+[.C25])))" office:value-type="string" office:string-value="---" calcext:value-type="string">
            <text:p>---</text:p>
          </table:table-cell>
          <table:table-cell table:formula="of:=IF(OR([.C25]=&quot;---&quot;;[.E25]=&quot;---&quot;);&quot;---&quot;;1-([.C25]/([.E25]+[.C25])))" office:value-type="string" office:string-value="---" calcext:value-type="string">
            <text:p>---</text:p>
          </table:table-cell>
          <table:table-cell table:formula="of:=IF(OR([.C25]=&quot;---&quot;;[.E25]=&quot;---&quot;);&quot;---&quot;;1-([.E25]/([.E25]+[.C25])))" office:value-type="string" office:string-value="---" calcext:value-type="string">
            <text:p>---</text:p>
          </table:table-cell>
          <table:table-cell table:formula="of:=IF(OR([.B25]=&quot;---&quot;;[.D25]=&quot;---&quot;);&quot;---&quot;;IF([.B25]&lt;[.D25]; &quot;FPGA&quot;; &quot;GPU&quot;))" office:value-type="string" office:string-value="GPU" calcext:value-type="string">
            <text:p>GPU</text:p>
          </table:table-cell>
          <table:table-cell table:formula="of:=IF(OR([.B25]=&quot;---&quot;;[.E25]=&quot;---&quot;);&quot;---&quot;;IF([.B25]&lt;[.E25]; &quot;FPGA&quot;; &quot;GPU&quot;))" office:value-type="string" office:string-value="GPU" calcext:value-type="string">
            <text:p>GPU</text:p>
          </table:table-cell>
          <table:table-cell table:formula="of:=IF(OR([.C25]=&quot;---&quot;;[.D25]=&quot;---&quot;);&quot;---&quot;;IF([.C25]&lt;[.D25]; &quot;FPGA&quot;; &quot;GPU&quot;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formula="of:=[$sv.V26]" office:value-type="float" office:value="1943.55" calcext:value-type="float">
            <text:p>1943.55</text:p>
          </table:table-cell>
          <table:table-cell table:formula="of:=[$a10.V26]" office:value-type="string" office:string-value="---" calcext:value-type="string">
            <text:p>---</text:p>
          </table:table-cell>
          <table:table-cell table:formula="of:=[$quadro.V26]" office:value-type="string" office:string-value="---" calcext:value-type="string">
            <text:p>---</text:p>
          </table:table-cell>
          <table:table-cell table:formula="of:=[$gtx.V26]" office:value-type="string" office:string-value="---" calcext:value-type="string">
            <text:p>---</text:p>
          </table:table-cell>
          <table:table-cell table:formula="of:=IF(OR([.B26]=&quot;---&quot;;[.D26]=&quot;---&quot;);&quot;---&quot;;1-([.B26]/([.D26]+[.B26])))" office:value-type="string" office:string-value="---" calcext:value-type="string">
            <text:p>---</text:p>
          </table:table-cell>
          <table:table-cell table:formula="of:=IF(OR([.B26]=&quot;---&quot;;[.D26]=&quot;---&quot;);&quot;---&quot;;1-([.D26]/([.D26]+[.B26])))" office:value-type="string" office:string-value="---" calcext:value-type="string">
            <text:p>---</text:p>
          </table:table-cell>
          <table:table-cell table:formula="of:=IF(OR([.B26]=&quot;---&quot;;[.E26]=&quot;---&quot;);&quot;---&quot;;1-([.B26]/([.E26]+[.B26])))" office:value-type="string" office:string-value="---" calcext:value-type="string">
            <text:p>---</text:p>
          </table:table-cell>
          <table:table-cell table:formula="of:=IF(OR([.B26]=&quot;---&quot;;[.E26]=&quot;---&quot;);&quot;---&quot;;1-([.E26]/([.E26]+[.B26])))" office:value-type="string" office:string-value="---" calcext:value-type="string">
            <text:p>---</text:p>
          </table:table-cell>
          <table:table-cell table:formula="of:=IF(OR([.C26]=&quot;---&quot;;[.D26]=&quot;---&quot;);&quot;---&quot;;1-([.C26]/([.D26]+[.C26])))" office:value-type="string" office:string-value="---" calcext:value-type="string">
            <text:p>---</text:p>
          </table:table-cell>
          <table:table-cell table:formula="of:=IF(OR([.C26]=&quot;---&quot;;[.D26]=&quot;---&quot;);&quot;---&quot;;1-([.D26]/([.D26]+[.C26])))" office:value-type="string" office:string-value="---" calcext:value-type="string">
            <text:p>---</text:p>
          </table:table-cell>
          <table:table-cell table:formula="of:=IF(OR([.C26]=&quot;---&quot;;[.E26]=&quot;---&quot;);&quot;---&quot;;1-([.C26]/([.E26]+[.C26])))" office:value-type="string" office:string-value="---" calcext:value-type="string">
            <text:p>---</text:p>
          </table:table-cell>
          <table:table-cell table:formula="of:=IF(OR([.C26]=&quot;---&quot;;[.E26]=&quot;---&quot;);&quot;---&quot;;1-([.E26]/([.E26]+[.C26])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 &quot;FPGA&quot;; &quot;GPU&quot;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 &quot;FPGA&quot;; &quot;GPU&quot;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 &quot;FPGA&quot;; &quot;GPU&quot;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formula="of:=[$sv.V27]" office:value-type="float" office:value="367.45" calcext:value-type="float">
            <text:p>367.45</text:p>
          </table:table-cell>
          <table:table-cell table:formula="of:=[$a10.V27]" office:value-type="float" office:value="355.5" calcext:value-type="float">
            <text:p>355.50</text:p>
          </table:table-cell>
          <table:table-cell table:formula="of:=[$quadro.V27]" office:value-type="float" office:value="70.55" calcext:value-type="float">
            <text:p>70.55</text:p>
          </table:table-cell>
          <table:table-cell table:formula="of:=[$gtx.V27]" office:value-type="float" office:value="49.5" calcext:value-type="float">
            <text:p>49.50</text:p>
          </table:table-cell>
          <table:table-cell table:formula="of:=IF(OR([.B27]=&quot;---&quot;;[.D27]=&quot;---&quot;);&quot;---&quot;;1-([.B27]/([.D27]+[.B27])))" office:value-type="float" office:value="0.161073059360731" calcext:value-type="float">
            <text:p>0.16</text:p>
          </table:table-cell>
          <table:table-cell table:formula="of:=IF(OR([.B27]=&quot;---&quot;;[.D27]=&quot;---&quot;);&quot;---&quot;;1-([.D27]/([.D27]+[.B27])))" office:value-type="float" office:value="0.838926940639269" calcext:value-type="float">
            <text:p>0.84</text:p>
          </table:table-cell>
          <table:table-cell table:formula="of:=IF(OR([.B27]=&quot;---&quot;;[.E27]=&quot;---&quot;);&quot;---&quot;;1-([.B27]/([.E27]+[.B27])))" office:value-type="float" office:value="0.118719270895791" calcext:value-type="float">
            <text:p>0.12</text:p>
          </table:table-cell>
          <table:table-cell table:formula="of:=IF(OR([.B27]=&quot;---&quot;;[.E27]=&quot;---&quot;);&quot;---&quot;;1-([.E27]/([.E27]+[.B27])))" office:value-type="float" office:value="0.881280729104209" calcext:value-type="float">
            <text:p>0.88</text:p>
          </table:table-cell>
          <table:table-cell table:formula="of:=IF(OR([.C27]=&quot;---&quot;;[.D27]=&quot;---&quot;);&quot;---&quot;;1-([.C27]/([.D27]+[.C27])))" office:value-type="float" office:value="0.165590893087666" calcext:value-type="float">
            <text:p>0.17</text:p>
          </table:table-cell>
          <table:table-cell table:formula="of:=IF(OR([.C27]=&quot;---&quot;;[.D27]=&quot;---&quot;);&quot;---&quot;;1-([.D27]/([.D27]+[.C27])))" office:value-type="float" office:value="0.834409106912334" calcext:value-type="float">
            <text:p>0.83</text:p>
          </table:table-cell>
          <table:table-cell table:formula="of:=IF(OR([.C27]=&quot;---&quot;;[.E27]=&quot;---&quot;);&quot;---&quot;;1-([.C27]/([.E27]+[.C27])))" office:value-type="float" office:value="0.122222222222222" calcext:value-type="float">
            <text:p>0.12</text:p>
          </table:table-cell>
          <table:table-cell table:formula="of:=IF(OR([.C27]=&quot;---&quot;;[.E27]=&quot;---&quot;);&quot;---&quot;;1-([.E27]/([.E27]+[.C27])))" office:value-type="float" office:value="0.877777777777778" calcext:value-type="float">
            <text:p>0.88</text:p>
          </table:table-cell>
          <table:table-cell table:formula="of:=IF(OR([.B27]=&quot;---&quot;;[.D27]=&quot;---&quot;);&quot;---&quot;;IF([.B27]&lt;[.D27]; &quot;FPGA&quot;; &quot;GPU&quot;))" office:value-type="string" office:string-value="GPU" calcext:value-type="string">
            <text:p>GPU</text:p>
          </table:table-cell>
          <table:table-cell table:formula="of:=IF(OR([.B27]=&quot;---&quot;;[.E27]=&quot;---&quot;);&quot;---&quot;;IF([.B27]&lt;[.E27]; &quot;FPGA&quot;; &quot;GPU&quot;))" office:value-type="string" office:string-value="GPU" calcext:value-type="string">
            <text:p>GPU</text:p>
          </table:table-cell>
          <table:table-cell table:formula="of:=IF(OR([.C27]=&quot;---&quot;;[.D27]=&quot;---&quot;);&quot;---&quot;;IF([.C27]&lt;[.D27]; &quot;FPGA&quot;; &quot;GPU&quot;))" office:value-type="string" office:string-value="GPU" calcext:value-type="string">
            <text:p>GPU</text:p>
          </table:table-cell>
          <table:table-cell table:formula="of:=IF(OR([.C27]=&quot;---&quot;;[.E27]=&quot;---&quot;);&quot;---&quot;;IF([.C27]&lt;[.E2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[$sv.V28]" office:value-type="string" office:string-value="---" calcext:value-type="string">
            <text:p>---</text:p>
          </table:table-cell>
          <table:table-cell table:formula="of:=[$a10.V28]" office:value-type="float" office:value="285.9" calcext:value-type="float">
            <text:p>285.90</text:p>
          </table:table-cell>
          <table:table-cell table:formula="of:=[$quadro.V28]" office:value-type="float" office:value="49.5" calcext:value-type="float">
            <text:p>49.50</text:p>
          </table:table-cell>
          <table:table-cell table:formula="of:=[$gtx.V28]" office:value-type="float" office:value="47.75" calcext:value-type="float">
            <text:p>47.75</text:p>
          </table:table-cell>
          <table:table-cell table:formula="of:=IF(OR([.B28]=&quot;---&quot;;[.D28]=&quot;---&quot;);&quot;---&quot;;1-([.B28]/([.D28]+[.B28])))" office:value-type="string" office:string-value="---" calcext:value-type="string">
            <text:p>---</text:p>
          </table:table-cell>
          <table:table-cell table:formula="of:=IF(OR([.B28]=&quot;---&quot;;[.D28]=&quot;---&quot;);&quot;---&quot;;1-([.D28]/([.D28]+[.B28])))" office:value-type="string" office:string-value="---" calcext:value-type="string">
            <text:p>---</text:p>
          </table:table-cell>
          <table:table-cell table:formula="of:=IF(OR([.B28]=&quot;---&quot;;[.E28]=&quot;---&quot;);&quot;---&quot;;1-([.B28]/([.E28]+[.B28])))" office:value-type="string" office:string-value="---" calcext:value-type="string">
            <text:p>---</text:p>
          </table:table-cell>
          <table:table-cell table:formula="of:=IF(OR([.B28]=&quot;---&quot;;[.E28]=&quot;---&quot;);&quot;---&quot;;1-([.E28]/([.E28]+[.B28])))" office:value-type="string" office:string-value="---" calcext:value-type="string">
            <text:p>---</text:p>
          </table:table-cell>
          <table:table-cell table:formula="of:=IF(OR([.C28]=&quot;---&quot;;[.D28]=&quot;---&quot;);&quot;---&quot;;1-([.C28]/([.D28]+[.C28])))" office:value-type="float" office:value="0.147584973166369" calcext:value-type="float">
            <text:p>0.15</text:p>
          </table:table-cell>
          <table:table-cell table:formula="of:=IF(OR([.C28]=&quot;---&quot;;[.D28]=&quot;---&quot;);&quot;---&quot;;1-([.D28]/([.D28]+[.C28])))" office:value-type="float" office:value="0.852415026833631" calcext:value-type="float">
            <text:p>0.85</text:p>
          </table:table-cell>
          <table:table-cell table:formula="of:=IF(OR([.C28]=&quot;---&quot;;[.E28]=&quot;---&quot;);&quot;---&quot;;1-([.C28]/([.E28]+[.C28])))" office:value-type="float" office:value="0.143114041660423" calcext:value-type="float">
            <text:p>0.14</text:p>
          </table:table-cell>
          <table:table-cell table:formula="of:=IF(OR([.C28]=&quot;---&quot;;[.E28]=&quot;---&quot;);&quot;---&quot;;1-([.E28]/([.E28]+[.C28])))" office:value-type="float" office:value="0.856885958339577" calcext:value-type="float">
            <text:p>0.86</text:p>
          </table:table-cell>
          <table:table-cell table:formula="of:=IF(OR([.B28]=&quot;---&quot;;[.D28]=&quot;---&quot;);&quot;---&quot;;IF([.B28]&lt;[.D28]; &quot;FPGA&quot;; &quot;GPU&quot;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 &quot;FPGA&quot;; &quot;GPU&quot;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 &quot;FPGA&quot;; &quot;GPU&quot;))" office:value-type="string" office:string-value="GPU" calcext:value-type="string">
            <text:p>GPU</text:p>
          </table:table-cell>
          <table:table-cell table:formula="of:=IF(OR([.C28]=&quot;---&quot;;[.E28]=&quot;---&quot;);&quot;---&quot;;IF([.C28]&lt;[.E2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formula="of:=[$sv.V29]" office:value-type="float" office:value="8903.65" calcext:value-type="float">
            <text:p>8903.65</text:p>
          </table:table-cell>
          <table:table-cell table:formula="of:=[$a10.V29]" office:value-type="string" office:string-value="---" calcext:value-type="string">
            <text:p>---</text:p>
          </table:table-cell>
          <table:table-cell table:formula="of:=[$quadro.V29]" office:value-type="float" office:value="884.05" calcext:value-type="float">
            <text:p>884.05</text:p>
          </table:table-cell>
          <table:table-cell table:formula="of:=[$gtx.V29]" office:value-type="float" office:value="159.25" calcext:value-type="float">
            <text:p>159.25</text:p>
          </table:table-cell>
          <table:table-cell table:formula="of:=IF(OR([.B29]=&quot;---&quot;;[.D29]=&quot;---&quot;);&quot;---&quot;;1-([.B29]/([.D29]+[.B29])))" office:value-type="float" office:value="0.0903225476874036" calcext:value-type="float">
            <text:p>0.09</text:p>
          </table:table-cell>
          <table:table-cell table:formula="of:=IF(OR([.B29]=&quot;---&quot;;[.D29]=&quot;---&quot;);&quot;---&quot;;1-([.D29]/([.D29]+[.B29])))" office:value-type="float" office:value="0.909677452312596" calcext:value-type="float">
            <text:p>0.91</text:p>
          </table:table-cell>
          <table:table-cell table:formula="of:=IF(OR([.B29]=&quot;---&quot;;[.E29]=&quot;---&quot;);&quot;---&quot;;1-([.B29]/([.E29]+[.B29])))" office:value-type="float" office:value="0.0175716382173476" calcext:value-type="float">
            <text:p>0.02</text:p>
          </table:table-cell>
          <table:table-cell table:formula="of:=IF(OR([.B29]=&quot;---&quot;;[.E29]=&quot;---&quot;);&quot;---&quot;;1-([.E29]/([.E29]+[.B29])))" office:value-type="float" office:value="0.982428361782652" calcext:value-type="float">
            <text:p>0.98</text:p>
          </table:table-cell>
          <table:table-cell table:formula="of:=IF(OR([.C29]=&quot;---&quot;;[.D29]=&quot;---&quot;);&quot;---&quot;;1-([.C29]/([.D29]+[.C29])))" office:value-type="string" office:string-value="---" calcext:value-type="string">
            <text:p>---</text:p>
          </table:table-cell>
          <table:table-cell table:formula="of:=IF(OR([.C29]=&quot;---&quot;;[.D29]=&quot;---&quot;);&quot;---&quot;;1-([.D29]/([.D29]+[.C29])))" office:value-type="string" office:string-value="---" calcext:value-type="string">
            <text:p>---</text:p>
          </table:table-cell>
          <table:table-cell table:formula="of:=IF(OR([.C29]=&quot;---&quot;;[.E29]=&quot;---&quot;);&quot;---&quot;;1-([.C29]/([.E29]+[.C29])))" office:value-type="string" office:string-value="---" calcext:value-type="string">
            <text:p>---</text:p>
          </table:table-cell>
          <table:table-cell table:formula="of:=IF(OR([.C29]=&quot;---&quot;;[.E29]=&quot;---&quot;);&quot;---&quot;;1-([.E29]/([.E29]+[.C29])))" office:value-type="string" office:string-value="---" calcext:value-type="string">
            <text:p>---</text:p>
          </table:table-cell>
          <table:table-cell table:formula="of:=IF(OR([.B29]=&quot;---&quot;;[.D29]=&quot;---&quot;);&quot;---&quot;;IF([.B29]&lt;[.D29]; &quot;FPGA&quot;; &quot;GPU&quot;))" office:value-type="string" office:string-value="GPU" calcext:value-type="string">
            <text:p>GPU</text:p>
          </table:table-cell>
          <table:table-cell table:formula="of:=IF(OR([.B29]=&quot;---&quot;;[.E29]=&quot;---&quot;);&quot;---&quot;;IF([.B29]&lt;[.E29]; &quot;FPGA&quot;; &quot;GPU&quot;))" office:value-type="string" office:string-value="GPU" calcext:value-type="string">
            <text:p>GPU</text:p>
          </table:table-cell>
          <table:table-cell table:formula="of:=IF(OR([.C29]=&quot;---&quot;;[.D29]=&quot;---&quot;);&quot;---&quot;;IF([.C29]&lt;[.D29]; &quot;FPGA&quot;; &quot;GPU&quot;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formula="of:=[$sv.V30]" office:value-type="float" office:value="39059.65" calcext:value-type="float">
            <text:p>39059.65</text:p>
          </table:table-cell>
          <table:table-cell table:formula="of:=[$a10.V30]" office:value-type="float" office:value="43265" calcext:value-type="float">
            <text:p>43265.00</text:p>
          </table:table-cell>
          <table:table-cell table:formula="of:=[$quadro.V30]" office:value-type="float" office:value="10138.9" calcext:value-type="float">
            <text:p>10138.90</text:p>
          </table:table-cell>
          <table:table-cell table:formula="of:=[$gtx.V30]" office:value-type="float" office:value="1549.1" calcext:value-type="float">
            <text:p>1549.10</text:p>
          </table:table-cell>
          <table:table-cell table:formula="of:=IF(OR([.B30]=&quot;---&quot;;[.D30]=&quot;---&quot;);&quot;---&quot;;1-([.B30]/([.D30]+[.B30])))" office:value-type="float" office:value="0.206081276785596" calcext:value-type="float">
            <text:p>0.21</text:p>
          </table:table-cell>
          <table:table-cell table:formula="of:=IF(OR([.B30]=&quot;---&quot;;[.D30]=&quot;---&quot;);&quot;---&quot;;1-([.D30]/([.D30]+[.B30])))" office:value-type="float" office:value="0.793918723214404" calcext:value-type="float">
            <text:p>0.79</text:p>
          </table:table-cell>
          <table:table-cell table:formula="of:=IF(OR([.B30]=&quot;---&quot;;[.E30]=&quot;---&quot;);&quot;---&quot;;1-([.B30]/([.E30]+[.B30])))" office:value-type="float" office:value="0.0381469510881275" calcext:value-type="float">
            <text:p>0.04</text:p>
          </table:table-cell>
          <table:table-cell table:formula="of:=IF(OR([.B30]=&quot;---&quot;;[.E30]=&quot;---&quot;);&quot;---&quot;;1-([.E30]/([.E30]+[.B30])))" office:value-type="float" office:value="0.961853048911872" calcext:value-type="float">
            <text:p>0.96</text:p>
          </table:table-cell>
          <table:table-cell table:formula="of:=IF(OR([.C30]=&quot;---&quot;;[.D30]=&quot;---&quot;);&quot;---&quot;;1-([.C30]/([.D30]+[.C30])))" office:value-type="float" office:value="0.189853175517144" calcext:value-type="float">
            <text:p>0.19</text:p>
          </table:table-cell>
          <table:table-cell table:formula="of:=IF(OR([.C30]=&quot;---&quot;;[.D30]=&quot;---&quot;);&quot;---&quot;;1-([.D30]/([.D30]+[.C30])))" office:value-type="float" office:value="0.810146824482856" calcext:value-type="float">
            <text:p>0.81</text:p>
          </table:table-cell>
          <table:table-cell table:formula="of:=IF(OR([.C30]=&quot;---&quot;;[.E30]=&quot;---&quot;);&quot;---&quot;;1-([.C30]/([.E30]+[.C30])))" office:value-type="float" office:value="0.034567245576727" calcext:value-type="float">
            <text:p>0.03</text:p>
          </table:table-cell>
          <table:table-cell table:formula="of:=IF(OR([.C30]=&quot;---&quot;;[.E30]=&quot;---&quot;);&quot;---&quot;;1-([.E30]/([.E30]+[.C30])))" office:value-type="float" office:value="0.965432754423273" calcext:value-type="float">
            <text:p>0.97</text:p>
          </table:table-cell>
          <table:table-cell table:formula="of:=IF(OR([.B30]=&quot;---&quot;;[.D30]=&quot;---&quot;);&quot;---&quot;;IF([.B30]&lt;[.D30]; &quot;FPGA&quot;; &quot;GPU&quot;))" office:value-type="string" office:string-value="GPU" calcext:value-type="string">
            <text:p>GPU</text:p>
          </table:table-cell>
          <table:table-cell table:formula="of:=IF(OR([.B30]=&quot;---&quot;;[.E30]=&quot;---&quot;);&quot;---&quot;;IF([.B30]&lt;[.E30]; &quot;FPGA&quot;; &quot;GPU&quot;))" office:value-type="string" office:string-value="GPU" calcext:value-type="string">
            <text:p>GPU</text:p>
          </table:table-cell>
          <table:table-cell table:formula="of:=IF(OR([.C30]=&quot;---&quot;;[.D30]=&quot;---&quot;);&quot;---&quot;;IF([.C30]&lt;[.D30]; &quot;FPGA&quot;; &quot;GPU&quot;))" office:value-type="string" office:string-value="GPU" calcext:value-type="string">
            <text:p>GPU</text:p>
          </table:table-cell>
          <table:table-cell table:formula="of:=IF(OR([.C30]=&quot;---&quot;;[.E30]=&quot;---&quot;);&quot;---&quot;;IF([.C30]&lt;[.E30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formula="of:=[$sv.V31]" office:value-type="float" office:value="572" calcext:value-type="float">
            <text:p>572.00</text:p>
          </table:table-cell>
          <table:table-cell table:formula="of:=[$a10.V31]" office:value-type="string" office:string-value="---" calcext:value-type="string">
            <text:p>---</text:p>
          </table:table-cell>
          <table:table-cell table:formula="of:=[$quadro.V31]" office:value-type="float" office:value="44.8" calcext:value-type="float">
            <text:p>44.80</text:p>
          </table:table-cell>
          <table:table-cell table:formula="of:=[$gtx.V31]" office:value-type="float" office:value="35.4" calcext:value-type="float">
            <text:p>35.40</text:p>
          </table:table-cell>
          <table:table-cell table:formula="of:=IF(OR([.B31]=&quot;---&quot;;[.D31]=&quot;---&quot;);&quot;---&quot;;1-([.B31]/([.D31]+[.B31])))" office:value-type="float" office:value="0.0726329442282749" calcext:value-type="float">
            <text:p>0.07</text:p>
          </table:table-cell>
          <table:table-cell table:formula="of:=IF(OR([.B31]=&quot;---&quot;;[.D31]=&quot;---&quot;);&quot;---&quot;;1-([.D31]/([.D31]+[.B31])))" office:value-type="float" office:value="0.927367055771725" calcext:value-type="float">
            <text:p>0.93</text:p>
          </table:table-cell>
          <table:table-cell table:formula="of:=IF(OR([.B31]=&quot;---&quot;;[.E31]=&quot;---&quot;);&quot;---&quot;;1-([.B31]/([.E31]+[.B31])))" office:value-type="float" office:value="0.0582811985512018" calcext:value-type="float">
            <text:p>0.06</text:p>
          </table:table-cell>
          <table:table-cell table:formula="of:=IF(OR([.B31]=&quot;---&quot;;[.E31]=&quot;---&quot;);&quot;---&quot;;1-([.E31]/([.E31]+[.B31])))" office:value-type="float" office:value="0.941718801448798" calcext:value-type="float">
            <text:p>0.94</text:p>
          </table:table-cell>
          <table:table-cell table:formula="of:=IF(OR([.C31]=&quot;---&quot;;[.D31]=&quot;---&quot;);&quot;---&quot;;1-([.C31]/([.D31]+[.C31])))" office:value-type="string" office:string-value="---" calcext:value-type="string">
            <text:p>---</text:p>
          </table:table-cell>
          <table:table-cell table:formula="of:=IF(OR([.C31]=&quot;---&quot;;[.D31]=&quot;---&quot;);&quot;---&quot;;1-([.D31]/([.D31]+[.C31])))" office:value-type="string" office:string-value="---" calcext:value-type="string">
            <text:p>---</text:p>
          </table:table-cell>
          <table:table-cell table:formula="of:=IF(OR([.C31]=&quot;---&quot;;[.E31]=&quot;---&quot;);&quot;---&quot;;1-([.C31]/([.E31]+[.C31])))" office:value-type="string" office:string-value="---" calcext:value-type="string">
            <text:p>---</text:p>
          </table:table-cell>
          <table:table-cell table:formula="of:=IF(OR([.C31]=&quot;---&quot;;[.E31]=&quot;---&quot;);&quot;---&quot;;1-([.E31]/([.E31]+[.C31])))" office:value-type="string" office:string-value="---" calcext:value-type="string">
            <text:p>---</text:p>
          </table:table-cell>
          <table:table-cell table:formula="of:=IF(OR([.B31]=&quot;---&quot;;[.D31]=&quot;---&quot;);&quot;---&quot;;IF([.B31]&lt;[.D31]; &quot;FPGA&quot;; &quot;GPU&quot;))" office:value-type="string" office:string-value="GPU" calcext:value-type="string">
            <text:p>GPU</text:p>
          </table:table-cell>
          <table:table-cell table:formula="of:=IF(OR([.B31]=&quot;---&quot;;[.E31]=&quot;---&quot;);&quot;---&quot;;IF([.B31]&lt;[.E31]; &quot;FPGA&quot;; &quot;GPU&quot;))" office:value-type="string" office:string-value="GPU" calcext:value-type="string">
            <text:p>GPU</text:p>
          </table:table-cell>
          <table:table-cell table:formula="of:=IF(OR([.C31]=&quot;---&quot;;[.D31]=&quot;---&quot;);&quot;---&quot;;IF([.C31]&lt;[.D31]; &quot;FPGA&quot;; &quot;GPU&quot;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$sv.V32]" office:value-type="float" office:value="4570.7" calcext:value-type="float">
            <text:p>4570.70</text:p>
          </table:table-cell>
          <table:table-cell table:formula="of:=[$a10.V32]" office:value-type="float" office:value="4879.1" calcext:value-type="float">
            <text:p>4879.10</text:p>
          </table:table-cell>
          <table:table-cell table:formula="of:=[$quadro.V32]" office:value-type="float" office:value="136.95" calcext:value-type="float">
            <text:p>136.95</text:p>
          </table:table-cell>
          <table:table-cell table:formula="of:=[$gtx.V32]" office:value-type="float" office:value="47.15" calcext:value-type="float">
            <text:p>47.15</text:p>
          </table:table-cell>
          <table:table-cell table:formula="of:=IF(OR([.B32]=&quot;---&quot;;[.D32]=&quot;---&quot;);&quot;---&quot;;1-([.B32]/([.D32]+[.B32])))" office:value-type="float" office:value="0.0290909477127653" calcext:value-type="float">
            <text:p>0.03</text:p>
          </table:table-cell>
          <table:table-cell table:formula="of:=IF(OR([.B32]=&quot;---&quot;;[.D32]=&quot;---&quot;);&quot;---&quot;;1-([.D32]/([.D32]+[.B32])))" office:value-type="float" office:value="0.970909052287234" calcext:value-type="float">
            <text:p>0.97</text:p>
          </table:table-cell>
          <table:table-cell table:formula="of:=IF(OR([.B32]=&quot;---&quot;;[.E32]=&quot;---&quot;);&quot;---&quot;;1-([.B32]/([.E32]+[.B32])))" office:value-type="float" office:value="0.010210379289063" calcext:value-type="float">
            <text:p>0.01</text:p>
          </table:table-cell>
          <table:table-cell table:formula="of:=IF(OR([.B32]=&quot;---&quot;;[.E32]=&quot;---&quot;);&quot;---&quot;;1-([.E32]/([.E32]+[.B32])))" office:value-type="float" office:value="0.989789620710937" calcext:value-type="float">
            <text:p>0.99</text:p>
          </table:table-cell>
          <table:table-cell table:formula="of:=IF(OR([.C32]=&quot;---&quot;;[.D32]=&quot;---&quot;);&quot;---&quot;;1-([.C32]/([.D32]+[.C32])))" office:value-type="float" office:value="0.0273023594262417" calcext:value-type="float">
            <text:p>0.03</text:p>
          </table:table-cell>
          <table:table-cell table:formula="of:=IF(OR([.C32]=&quot;---&quot;;[.D32]=&quot;---&quot;);&quot;---&quot;;1-([.D32]/([.D32]+[.C32])))" office:value-type="float" office:value="0.972697640573758" calcext:value-type="float">
            <text:p>0.97</text:p>
          </table:table-cell>
          <table:table-cell table:formula="of:=IF(OR([.C32]=&quot;---&quot;;[.E32]=&quot;---&quot;);&quot;---&quot;;1-([.C32]/([.E32]+[.C32])))" office:value-type="float" office:value="0.0095711748287236" calcext:value-type="float">
            <text:p>0.01</text:p>
          </table:table-cell>
          <table:table-cell table:formula="of:=IF(OR([.C32]=&quot;---&quot;;[.E32]=&quot;---&quot;);&quot;---&quot;;1-([.E32]/([.E32]+[.C32])))" office:value-type="float" office:value="0.990428825171276" calcext:value-type="float">
            <text:p>0.99</text:p>
          </table:table-cell>
          <table:table-cell table:formula="of:=IF(OR([.B32]=&quot;---&quot;;[.D32]=&quot;---&quot;);&quot;---&quot;;IF([.B32]&lt;[.D32]; &quot;FPGA&quot;; &quot;GPU&quot;))" office:value-type="string" office:string-value="GPU" calcext:value-type="string">
            <text:p>GPU</text:p>
          </table:table-cell>
          <table:table-cell table:formula="of:=IF(OR([.B32]=&quot;---&quot;;[.E32]=&quot;---&quot;);&quot;---&quot;;IF([.B32]&lt;[.E32]; &quot;FPGA&quot;; &quot;GPU&quot;))" office:value-type="string" office:string-value="GPU" calcext:value-type="string">
            <text:p>GPU</text:p>
          </table:table-cell>
          <table:table-cell table:formula="of:=IF(OR([.C32]=&quot;---&quot;;[.D32]=&quot;---&quot;);&quot;---&quot;;IF([.C32]&lt;[.D32]; &quot;FPGA&quot;; &quot;GPU&quot;))" office:value-type="string" office:string-value="GPU" calcext:value-type="string">
            <text:p>GPU</text:p>
          </table:table-cell>
          <table:table-cell table:formula="of:=IF(OR([.C32]=&quot;---&quot;;[.E32]=&quot;---&quot;);&quot;---&quot;;IF([.C32]&lt;[.E3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formula="of:=[$sv.V33]" office:value-type="float" office:value="1276.1" calcext:value-type="float">
            <text:p>1276.10</text:p>
          </table:table-cell>
          <table:table-cell table:formula="of:=[$a10.V33]" office:value-type="string" office:string-value="---" calcext:value-type="string">
            <text:p>---</text:p>
          </table:table-cell>
          <table:table-cell table:formula="of:=[$quadro.V33]" office:value-type="float" office:value="102.45" calcext:value-type="float">
            <text:p>102.45</text:p>
          </table:table-cell>
          <table:table-cell table:formula="of:=[$gtx.V33]" office:value-type="float" office:value="50.75" calcext:value-type="float">
            <text:p>50.75</text:p>
          </table:table-cell>
          <table:table-cell table:formula="of:=IF(OR([.B33]=&quot;---&quot;;[.D33]=&quot;---&quot;);&quot;---&quot;;1-([.B33]/([.D33]+[.B33])))" office:value-type="float" office:value="0.0743172173660731" calcext:value-type="float">
            <text:p>0.07</text:p>
          </table:table-cell>
          <table:table-cell table:formula="of:=IF(OR([.B33]=&quot;---&quot;;[.D33]=&quot;---&quot;);&quot;---&quot;;1-([.D33]/([.D33]+[.B33])))" office:value-type="float" office:value="0.925682782633927" calcext:value-type="float">
            <text:p>0.93</text:p>
          </table:table-cell>
          <table:table-cell table:formula="of:=IF(OR([.B33]=&quot;---&quot;;[.E33]=&quot;---&quot;);&quot;---&quot;;1-([.B33]/([.E33]+[.B33])))" office:value-type="float" office:value="0.0382484832498021" calcext:value-type="float">
            <text:p>0.04</text:p>
          </table:table-cell>
          <table:table-cell table:formula="of:=IF(OR([.B33]=&quot;---&quot;;[.E33]=&quot;---&quot;);&quot;---&quot;;1-([.E33]/([.E33]+[.B33])))" office:value-type="float" office:value="0.961751516750198" calcext:value-type="float">
            <text:p>0.96</text:p>
          </table:table-cell>
          <table:table-cell table:formula="of:=IF(OR([.C33]=&quot;---&quot;;[.D33]=&quot;---&quot;);&quot;---&quot;;1-([.C33]/([.D33]+[.C33])))" office:value-type="string" office:string-value="---" calcext:value-type="string">
            <text:p>---</text:p>
          </table:table-cell>
          <table:table-cell table:formula="of:=IF(OR([.C33]=&quot;---&quot;;[.D33]=&quot;---&quot;);&quot;---&quot;;1-([.D33]/([.D33]+[.C33])))" office:value-type="string" office:string-value="---" calcext:value-type="string">
            <text:p>---</text:p>
          </table:table-cell>
          <table:table-cell table:formula="of:=IF(OR([.C33]=&quot;---&quot;;[.E33]=&quot;---&quot;);&quot;---&quot;;1-([.C33]/([.E33]+[.C33])))" office:value-type="string" office:string-value="---" calcext:value-type="string">
            <text:p>---</text:p>
          </table:table-cell>
          <table:table-cell table:formula="of:=IF(OR([.C33]=&quot;---&quot;;[.E33]=&quot;---&quot;);&quot;---&quot;;1-([.E33]/([.E33]+[.C33])))" office:value-type="string" office:string-value="---" calcext:value-type="string">
            <text:p>---</text:p>
          </table:table-cell>
          <table:table-cell table:formula="of:=IF(OR([.B33]=&quot;---&quot;;[.D33]=&quot;---&quot;);&quot;---&quot;;IF([.B33]&lt;[.D33]; &quot;FPGA&quot;; &quot;GPU&quot;))" office:value-type="string" office:string-value="GPU" calcext:value-type="string">
            <text:p>GPU</text:p>
          </table:table-cell>
          <table:table-cell table:formula="of:=IF(OR([.B33]=&quot;---&quot;;[.E33]=&quot;---&quot;);&quot;---&quot;;IF([.B33]&lt;[.E33]; &quot;FPGA&quot;; &quot;GPU&quot;))" office:value-type="string" office:string-value="GPU" calcext:value-type="string">
            <text:p>GPU</text:p>
          </table:table-cell>
          <table:table-cell table:formula="of:=IF(OR([.C33]=&quot;---&quot;;[.D33]=&quot;---&quot;);&quot;---&quot;;IF([.C33]&lt;[.D33]; &quot;FPGA&quot;; &quot;GPU&quot;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formula="of:=[$sv.V34]" office:value-type="float" office:value="2689.75" calcext:value-type="float">
            <text:p>2689.75</text:p>
          </table:table-cell>
          <table:table-cell table:formula="of:=[$a10.V34]" office:value-type="string" office:string-value="---" calcext:value-type="string">
            <text:p>---</text:p>
          </table:table-cell>
          <table:table-cell table:formula="of:=[$quadro.V34]" office:value-type="float" office:value="80.35" calcext:value-type="float">
            <text:p>80.35</text:p>
          </table:table-cell>
          <table:table-cell table:formula="of:=[$gtx.V34]" office:value-type="float" office:value="44.15" calcext:value-type="float">
            <text:p>44.15</text:p>
          </table:table-cell>
          <table:table-cell table:formula="of:=IF(OR([.B34]=&quot;---&quot;;[.D34]=&quot;---&quot;);&quot;---&quot;;1-([.B34]/([.D34]+[.B34])))" office:value-type="float" office:value="0.0290061730623443" calcext:value-type="float">
            <text:p>0.03</text:p>
          </table:table-cell>
          <table:table-cell table:formula="of:=IF(OR([.B34]=&quot;---&quot;;[.D34]=&quot;---&quot;);&quot;---&quot;;1-([.D34]/([.D34]+[.B34])))" office:value-type="float" office:value="0.970993826937656" calcext:value-type="float">
            <text:p>0.97</text:p>
          </table:table-cell>
          <table:table-cell table:formula="of:=IF(OR([.B34]=&quot;---&quot;;[.E34]=&quot;---&quot;);&quot;---&quot;;1-([.B34]/([.E34]+[.B34])))" office:value-type="float" office:value="0.016149091042101" calcext:value-type="float">
            <text:p>0.02</text:p>
          </table:table-cell>
          <table:table-cell table:formula="of:=IF(OR([.B34]=&quot;---&quot;;[.E34]=&quot;---&quot;);&quot;---&quot;;1-([.E34]/([.E34]+[.B34])))" office:value-type="float" office:value="0.983850908957899" calcext:value-type="float">
            <text:p>0.98</text:p>
          </table:table-cell>
          <table:table-cell table:formula="of:=IF(OR([.C34]=&quot;---&quot;;[.D34]=&quot;---&quot;);&quot;---&quot;;1-([.C34]/([.D34]+[.C34])))" office:value-type="string" office:string-value="---" calcext:value-type="string">
            <text:p>---</text:p>
          </table:table-cell>
          <table:table-cell table:formula="of:=IF(OR([.C34]=&quot;---&quot;;[.D34]=&quot;---&quot;);&quot;---&quot;;1-([.D34]/([.D34]+[.C34])))" office:value-type="string" office:string-value="---" calcext:value-type="string">
            <text:p>---</text:p>
          </table:table-cell>
          <table:table-cell table:formula="of:=IF(OR([.C34]=&quot;---&quot;;[.E34]=&quot;---&quot;);&quot;---&quot;;1-([.C34]/([.E34]+[.C34])))" office:value-type="string" office:string-value="---" calcext:value-type="string">
            <text:p>---</text:p>
          </table:table-cell>
          <table:table-cell table:formula="of:=IF(OR([.C34]=&quot;---&quot;;[.E34]=&quot;---&quot;);&quot;---&quot;;1-([.E34]/([.E34]+[.C34])))" office:value-type="string" office:string-value="---" calcext:value-type="string">
            <text:p>---</text:p>
          </table:table-cell>
          <table:table-cell table:formula="of:=IF(OR([.B34]=&quot;---&quot;;[.D34]=&quot;---&quot;);&quot;---&quot;;IF([.B34]&lt;[.D34]; &quot;FPGA&quot;; &quot;GPU&quot;))" office:value-type="string" office:string-value="GPU" calcext:value-type="string">
            <text:p>GPU</text:p>
          </table:table-cell>
          <table:table-cell table:formula="of:=IF(OR([.B34]=&quot;---&quot;;[.E34]=&quot;---&quot;);&quot;---&quot;;IF([.B34]&lt;[.E34]; &quot;FPGA&quot;; &quot;GPU&quot;))" office:value-type="string" office:string-value="GPU" calcext:value-type="string">
            <text:p>GPU</text:p>
          </table:table-cell>
          <table:table-cell table:formula="of:=IF(OR([.C34]=&quot;---&quot;;[.D34]=&quot;---&quot;);&quot;---&quot;;IF([.C34]&lt;[.D34]; &quot;FPGA&quot;; &quot;GPU&quot;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formula="of:=[$sv.V35]" office:value-type="float" office:value="3734.6" calcext:value-type="float">
            <text:p>3734.60</text:p>
          </table:table-cell>
          <table:table-cell table:formula="of:=[$a10.V35]" office:value-type="string" office:string-value="---" calcext:value-type="string">
            <text:p>---</text:p>
          </table:table-cell>
          <table:table-cell table:formula="of:=[$quadro.V35]" office:value-type="float" office:value="1402.75" calcext:value-type="float">
            <text:p>1402.75</text:p>
          </table:table-cell>
          <table:table-cell table:formula="of:=[$gtx.V35]" office:value-type="float" office:value="1348.85" calcext:value-type="float">
            <text:p>1348.85</text:p>
          </table:table-cell>
          <table:table-cell table:formula="of:=IF(OR([.B35]=&quot;---&quot;;[.D35]=&quot;---&quot;);&quot;---&quot;;1-([.B35]/([.D35]+[.B35])))" office:value-type="float" office:value="0.273049334773765" calcext:value-type="float">
            <text:p>0.27</text:p>
          </table:table-cell>
          <table:table-cell table:formula="of:=IF(OR([.B35]=&quot;---&quot;;[.D35]=&quot;---&quot;);&quot;---&quot;;1-([.D35]/([.D35]+[.B35])))" office:value-type="float" office:value="0.726950665226235" calcext:value-type="float">
            <text:p>0.73</text:p>
          </table:table-cell>
          <table:table-cell table:formula="of:=IF(OR([.B35]=&quot;---&quot;;[.E35]=&quot;---&quot;);&quot;---&quot;;1-([.B35]/([.E35]+[.B35])))" office:value-type="float" office:value="0.265341451179809" calcext:value-type="float">
            <text:p>0.27</text:p>
          </table:table-cell>
          <table:table-cell table:formula="of:=IF(OR([.B35]=&quot;---&quot;;[.E35]=&quot;---&quot;);&quot;---&quot;;1-([.E35]/([.E35]+[.B35])))" office:value-type="float" office:value="0.734658548820191" calcext:value-type="float">
            <text:p>0.73</text:p>
          </table:table-cell>
          <table:table-cell table:formula="of:=IF(OR([.C35]=&quot;---&quot;;[.D35]=&quot;---&quot;);&quot;---&quot;;1-([.C35]/([.D35]+[.C35])))" office:value-type="string" office:string-value="---" calcext:value-type="string">
            <text:p>---</text:p>
          </table:table-cell>
          <table:table-cell table:formula="of:=IF(OR([.C35]=&quot;---&quot;;[.D35]=&quot;---&quot;);&quot;---&quot;;1-([.D35]/([.D35]+[.C35])))" office:value-type="string" office:string-value="---" calcext:value-type="string">
            <text:p>---</text:p>
          </table:table-cell>
          <table:table-cell table:formula="of:=IF(OR([.C35]=&quot;---&quot;;[.E35]=&quot;---&quot;);&quot;---&quot;;1-([.C35]/([.E35]+[.C35])))" office:value-type="string" office:string-value="---" calcext:value-type="string">
            <text:p>---</text:p>
          </table:table-cell>
          <table:table-cell table:formula="of:=IF(OR([.C35]=&quot;---&quot;;[.E35]=&quot;---&quot;);&quot;---&quot;;1-([.E35]/([.E35]+[.C35])))" office:value-type="string" office:string-value="---" calcext:value-type="string">
            <text:p>---</text:p>
          </table:table-cell>
          <table:table-cell table:formula="of:=IF(OR([.B35]=&quot;---&quot;;[.D35]=&quot;---&quot;);&quot;---&quot;;IF([.B35]&lt;[.D35]; &quot;FPGA&quot;; &quot;GPU&quot;))" office:value-type="string" office:string-value="GPU" calcext:value-type="string">
            <text:p>GPU</text:p>
          </table:table-cell>
          <table:table-cell table:formula="of:=IF(OR([.B35]=&quot;---&quot;;[.E35]=&quot;---&quot;);&quot;---&quot;;IF([.B35]&lt;[.E35]; &quot;FPGA&quot;; &quot;GPU&quot;))" office:value-type="string" office:string-value="GPU" calcext:value-type="string">
            <text:p>GPU</text:p>
          </table:table-cell>
          <table:table-cell table:formula="of:=IF(OR([.C35]=&quot;---&quot;;[.D35]=&quot;---&quot;);&quot;---&quot;;IF([.C35]&lt;[.D35]; &quot;FPGA&quot;; &quot;GPU&quot;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formula="of:=[$sv.V36]" office:value-type="float" office:value="10007.3" calcext:value-type="float">
            <text:p>10007.30</text:p>
          </table:table-cell>
          <table:table-cell table:formula="of:=[$a10.V36]" office:value-type="float" office:value="123406" calcext:value-type="float">
            <text:p>123406.00</text:p>
          </table:table-cell>
          <table:table-cell table:formula="of:=[$quadro.V36]" office:value-type="float" office:value="3339.45" calcext:value-type="float">
            <text:p>3339.45</text:p>
          </table:table-cell>
          <table:table-cell table:formula="of:=[$gtx.V36]" office:value-type="float" office:value="3255.2" calcext:value-type="float">
            <text:p>3255.20</text:p>
          </table:table-cell>
          <table:table-cell table:formula="of:=IF(OR([.B36]=&quot;---&quot;;[.D36]=&quot;---&quot;);&quot;---&quot;;1-([.B36]/([.D36]+[.B36])))" office:value-type="float" office:value="0.250206979227153" calcext:value-type="float">
            <text:p>0.25</text:p>
          </table:table-cell>
          <table:table-cell table:formula="of:=IF(OR([.B36]=&quot;---&quot;;[.D36]=&quot;---&quot;);&quot;---&quot;;1-([.D36]/([.D36]+[.B36])))" office:value-type="float" office:value="0.749793020772847" calcext:value-type="float">
            <text:p>0.75</text:p>
          </table:table-cell>
          <table:table-cell table:formula="of:=IF(OR([.B36]=&quot;---&quot;;[.E36]=&quot;---&quot;);&quot;---&quot;;1-([.B36]/([.E36]+[.B36])))" office:value-type="float" office:value="0.245443920829406" calcext:value-type="float">
            <text:p>0.25</text:p>
          </table:table-cell>
          <table:table-cell table:formula="of:=IF(OR([.B36]=&quot;---&quot;;[.E36]=&quot;---&quot;);&quot;---&quot;;1-([.E36]/([.E36]+[.B36])))" office:value-type="float" office:value="0.754556079170594" calcext:value-type="float">
            <text:p>0.75</text:p>
          </table:table-cell>
          <table:table-cell table:formula="of:=IF(OR([.C36]=&quot;---&quot;;[.D36]=&quot;---&quot;);&quot;---&quot;;1-([.C36]/([.D36]+[.C36])))" office:value-type="float" office:value="0.0263476913766923" calcext:value-type="float">
            <text:p>0.03</text:p>
          </table:table-cell>
          <table:table-cell table:formula="of:=IF(OR([.C36]=&quot;---&quot;;[.D36]=&quot;---&quot;);&quot;---&quot;;1-([.D36]/([.D36]+[.C36])))" office:value-type="float" office:value="0.973652308623307" calcext:value-type="float">
            <text:p>0.97</text:p>
          </table:table-cell>
          <table:table-cell table:formula="of:=IF(OR([.C36]=&quot;---&quot;;[.E36]=&quot;---&quot;);&quot;---&quot;;1-([.C36]/([.E36]+[.C36])))" office:value-type="float" office:value="0.0257000565287554" calcext:value-type="float">
            <text:p>0.03</text:p>
          </table:table-cell>
          <table:table-cell table:formula="of:=IF(OR([.C36]=&quot;---&quot;;[.E36]=&quot;---&quot;);&quot;---&quot;;1-([.E36]/([.E36]+[.C36])))" office:value-type="float" office:value="0.974299943471245" calcext:value-type="float">
            <text:p>0.97</text:p>
          </table:table-cell>
          <table:table-cell table:formula="of:=IF(OR([.B36]=&quot;---&quot;;[.D36]=&quot;---&quot;);&quot;---&quot;;IF([.B36]&lt;[.D36]; &quot;FPGA&quot;; &quot;GPU&quot;))" office:value-type="string" office:string-value="GPU" calcext:value-type="string">
            <text:p>GPU</text:p>
          </table:table-cell>
          <table:table-cell table:formula="of:=IF(OR([.B36]=&quot;---&quot;;[.E36]=&quot;---&quot;);&quot;---&quot;;IF([.B36]&lt;[.E36]; &quot;FPGA&quot;; &quot;GPU&quot;))" office:value-type="string" office:string-value="GPU" calcext:value-type="string">
            <text:p>GPU</text:p>
          </table:table-cell>
          <table:table-cell table:formula="of:=IF(OR([.C36]=&quot;---&quot;;[.D36]=&quot;---&quot;);&quot;---&quot;;IF([.C36]&lt;[.D36]; &quot;FPGA&quot;; &quot;GPU&quot;))" office:value-type="string" office:string-value="GPU" calcext:value-type="string">
            <text:p>GPU</text:p>
          </table:table-cell>
          <table:table-cell table:formula="of:=IF(OR([.C36]=&quot;---&quot;;[.E36]=&quot;---&quot;);&quot;---&quot;;IF([.C36]&lt;[.E3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formula="of:=[$sv.V37]" office:value-type="float" office:value="735.1" calcext:value-type="float">
            <text:p>735.10</text:p>
          </table:table-cell>
          <table:table-cell table:formula="of:=[$a10.V37]" office:value-type="float" office:value="1005.2" calcext:value-type="float">
            <text:p>1005.20</text:p>
          </table:table-cell>
          <table:table-cell table:formula="of:=[$quadro.V37]" office:value-type="float" office:value="374.1" calcext:value-type="float">
            <text:p>374.10</text:p>
          </table:table-cell>
          <table:table-cell table:formula="of:=[$gtx.V37]" office:value-type="float" office:value="367.4" calcext:value-type="float">
            <text:p>367.40</text:p>
          </table:table-cell>
          <table:table-cell table:formula="of:=IF(OR([.B37]=&quot;---&quot;;[.D37]=&quot;---&quot;);&quot;---&quot;;1-([.B37]/([.D37]+[.B37])))" office:value-type="float" office:value="0.337270104579877" calcext:value-type="float">
            <text:p>0.34</text:p>
          </table:table-cell>
          <table:table-cell table:formula="of:=IF(OR([.B37]=&quot;---&quot;;[.D37]=&quot;---&quot;);&quot;---&quot;;1-([.D37]/([.D37]+[.B37])))" office:value-type="float" office:value="0.662729895420123" calcext:value-type="float">
            <text:p>0.66</text:p>
          </table:table-cell>
          <table:table-cell table:formula="of:=IF(OR([.B37]=&quot;---&quot;;[.E37]=&quot;---&quot;);&quot;---&quot;;1-([.B37]/([.E37]+[.B37])))" office:value-type="float" office:value="0.333242630385487" calcext:value-type="float">
            <text:p>0.33</text:p>
          </table:table-cell>
          <table:table-cell table:formula="of:=IF(OR([.B37]=&quot;---&quot;;[.E37]=&quot;---&quot;);&quot;---&quot;;1-([.E37]/([.E37]+[.B37])))" office:value-type="float" office:value="0.666757369614512" calcext:value-type="float">
            <text:p>0.67</text:p>
          </table:table-cell>
          <table:table-cell table:formula="of:=IF(OR([.C37]=&quot;---&quot;;[.D37]=&quot;---&quot;);&quot;---&quot;;1-([.C37]/([.D37]+[.C37])))" office:value-type="float" office:value="0.271224534184006" calcext:value-type="float">
            <text:p>0.27</text:p>
          </table:table-cell>
          <table:table-cell table:formula="of:=IF(OR([.C37]=&quot;---&quot;;[.D37]=&quot;---&quot;);&quot;---&quot;;1-([.D37]/([.D37]+[.C37])))" office:value-type="float" office:value="0.728775465815994" calcext:value-type="float">
            <text:p>0.73</text:p>
          </table:table-cell>
          <table:table-cell table:formula="of:=IF(OR([.C37]=&quot;---&quot;;[.E37]=&quot;---&quot;);&quot;---&quot;;1-([.C37]/([.E37]+[.C37])))" office:value-type="float" office:value="0.267667200932537" calcext:value-type="float">
            <text:p>0.27</text:p>
          </table:table-cell>
          <table:table-cell table:formula="of:=IF(OR([.C37]=&quot;---&quot;;[.E37]=&quot;---&quot;);&quot;---&quot;;1-([.E37]/([.E37]+[.C37])))" office:value-type="float" office:value="0.732332799067463" calcext:value-type="float">
            <text:p>0.73</text:p>
          </table:table-cell>
          <table:table-cell table:formula="of:=IF(OR([.B37]=&quot;---&quot;;[.D37]=&quot;---&quot;);&quot;---&quot;;IF([.B37]&lt;[.D37]; &quot;FPGA&quot;; &quot;GPU&quot;))" office:value-type="string" office:string-value="GPU" calcext:value-type="string">
            <text:p>GPU</text:p>
          </table:table-cell>
          <table:table-cell table:formula="of:=IF(OR([.B37]=&quot;---&quot;;[.E37]=&quot;---&quot;);&quot;---&quot;;IF([.B37]&lt;[.E37]; &quot;FPGA&quot;; &quot;GPU&quot;))" office:value-type="string" office:string-value="GPU" calcext:value-type="string">
            <text:p>GPU</text:p>
          </table:table-cell>
          <table:table-cell table:formula="of:=IF(OR([.C37]=&quot;---&quot;;[.D37]=&quot;---&quot;);&quot;---&quot;;IF([.C37]&lt;[.D37]; &quot;FPGA&quot;; &quot;GPU&quot;))" office:value-type="string" office:string-value="GPU" calcext:value-type="string">
            <text:p>GPU</text:p>
          </table:table-cell>
          <table:table-cell table:formula="of:=IF(OR([.C37]=&quot;---&quot;;[.E37]=&quot;---&quot;);&quot;---&quot;;IF([.C37]&lt;[.E3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formula="of:=[$sv.V38]" office:value-type="float" office:value="36778.6" calcext:value-type="float">
            <text:p>36778.60</text:p>
          </table:table-cell>
          <table:table-cell table:formula="of:=[$a10.V38]" office:value-type="float" office:value="114438.9" calcext:value-type="float">
            <text:p>114438.90</text:p>
          </table:table-cell>
          <table:table-cell table:formula="of:=[$quadro.V38]" office:value-type="float" office:value="7203.45" calcext:value-type="float">
            <text:p>7203.45</text:p>
          </table:table-cell>
          <table:table-cell table:formula="of:=[$gtx.V38]" office:value-type="float" office:value="7047.3" calcext:value-type="float">
            <text:p>7047.30</text:p>
          </table:table-cell>
          <table:table-cell table:formula="of:=IF(OR([.B38]=&quot;---&quot;;[.D38]=&quot;---&quot;);&quot;---&quot;;1-([.B38]/([.D38]+[.B38])))" office:value-type="float" office:value="0.163781588170629" calcext:value-type="float">
            <text:p>0.16</text:p>
          </table:table-cell>
          <table:table-cell table:formula="of:=IF(OR([.B38]=&quot;---&quot;;[.D38]=&quot;---&quot;);&quot;---&quot;;1-([.D38]/([.D38]+[.B38])))" office:value-type="float" office:value="0.836218411829371" calcext:value-type="float">
            <text:p>0.84</text:p>
          </table:table-cell>
          <table:table-cell table:formula="of:=IF(OR([.B38]=&quot;---&quot;;[.E38]=&quot;---&quot;);&quot;---&quot;;1-([.B38]/([.E38]+[.B38])))" office:value-type="float" office:value="0.160802174056893" calcext:value-type="float">
            <text:p>0.16</text:p>
          </table:table-cell>
          <table:table-cell table:formula="of:=IF(OR([.B38]=&quot;---&quot;;[.E38]=&quot;---&quot;);&quot;---&quot;;1-([.E38]/([.E38]+[.B38])))" office:value-type="float" office:value="0.839197825943107" calcext:value-type="float">
            <text:p>0.84</text:p>
          </table:table-cell>
          <table:table-cell table:formula="of:=IF(OR([.C38]=&quot;---&quot;;[.D38]=&quot;---&quot;);&quot;---&quot;;1-([.C38]/([.D38]+[.C38])))" office:value-type="float" office:value="0.0592182738988518" calcext:value-type="float">
            <text:p>0.06</text:p>
          </table:table-cell>
          <table:table-cell table:formula="of:=IF(OR([.C38]=&quot;---&quot;;[.D38]=&quot;---&quot;);&quot;---&quot;;1-([.D38]/([.D38]+[.C38])))" office:value-type="float" office:value="0.940781726101148" calcext:value-type="float">
            <text:p>0.94</text:p>
          </table:table-cell>
          <table:table-cell table:formula="of:=IF(OR([.C38]=&quot;---&quot;;[.E38]=&quot;---&quot;);&quot;---&quot;;1-([.C38]/([.E38]+[.C38])))" office:value-type="float" office:value="0.0580090578189127" calcext:value-type="float">
            <text:p>0.06</text:p>
          </table:table-cell>
          <table:table-cell table:formula="of:=IF(OR([.C38]=&quot;---&quot;;[.E38]=&quot;---&quot;);&quot;---&quot;;1-([.E38]/([.E38]+[.C38])))" office:value-type="float" office:value="0.941990942181087" calcext:value-type="float">
            <text:p>0.94</text:p>
          </table:table-cell>
          <table:table-cell table:formula="of:=IF(OR([.B38]=&quot;---&quot;;[.D38]=&quot;---&quot;);&quot;---&quot;;IF([.B38]&lt;[.D38]; &quot;FPGA&quot;; &quot;GPU&quot;))" office:value-type="string" office:string-value="GPU" calcext:value-type="string">
            <text:p>GPU</text:p>
          </table:table-cell>
          <table:table-cell table:formula="of:=IF(OR([.B38]=&quot;---&quot;;[.E38]=&quot;---&quot;);&quot;---&quot;;IF([.B38]&lt;[.E38]; &quot;FPGA&quot;; &quot;GPU&quot;))" office:value-type="string" office:string-value="GPU" calcext:value-type="string">
            <text:p>GPU</text:p>
          </table:table-cell>
          <table:table-cell table:formula="of:=IF(OR([.C38]=&quot;---&quot;;[.D38]=&quot;---&quot;);&quot;---&quot;;IF([.C38]&lt;[.D38]; &quot;FPGA&quot;; &quot;GPU&quot;))" office:value-type="string" office:string-value="GPU" calcext:value-type="string">
            <text:p>GPU</text:p>
          </table:table-cell>
          <table:table-cell table:formula="of:=IF(OR([.C38]=&quot;---&quot;;[.E38]=&quot;---&quot;);&quot;---&quot;;IF([.C38]&lt;[.E3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formula="of:=[$sv.V39]" office:value-type="string" office:string-value="---" calcext:value-type="string">
            <text:p>---</text:p>
          </table:table-cell>
          <table:table-cell table:formula="of:=[$a10.V39]" office:value-type="float" office:value="20163.2" calcext:value-type="float">
            <text:p>20163.20</text:p>
          </table:table-cell>
          <table:table-cell table:formula="of:=[$quadro.V39]" office:value-type="float" office:value="7264.25" calcext:value-type="float">
            <text:p>7264.25</text:p>
          </table:table-cell>
          <table:table-cell table:formula="of:=[$gtx.V39]" office:value-type="float" office:value="6728.95" calcext:value-type="float">
            <text:p>6728.95</text:p>
          </table:table-cell>
          <table:table-cell table:formula="of:=IF(OR([.B39]=&quot;---&quot;;[.D39]=&quot;---&quot;);&quot;---&quot;;1-([.B39]/([.D39]+[.B39])))" office:value-type="string" office:string-value="---" calcext:value-type="string">
            <text:p>---</text:p>
          </table:table-cell>
          <table:table-cell table:formula="of:=IF(OR([.B39]=&quot;---&quot;;[.D39]=&quot;---&quot;);&quot;---&quot;;1-([.D39]/([.D39]+[.B39])))" office:value-type="string" office:string-value="---" calcext:value-type="string">
            <text:p>---</text:p>
          </table:table-cell>
          <table:table-cell table:formula="of:=IF(OR([.B39]=&quot;---&quot;;[.E39]=&quot;---&quot;);&quot;---&quot;;1-([.B39]/([.E39]+[.B39])))" office:value-type="string" office:string-value="---" calcext:value-type="string">
            <text:p>---</text:p>
          </table:table-cell>
          <table:table-cell table:formula="of:=IF(OR([.B39]=&quot;---&quot;;[.E39]=&quot;---&quot;);&quot;---&quot;;1-([.E39]/([.E39]+[.B39])))" office:value-type="string" office:string-value="---" calcext:value-type="string">
            <text:p>---</text:p>
          </table:table-cell>
          <table:table-cell table:formula="of:=IF(OR([.C39]=&quot;---&quot;;[.D39]=&quot;---&quot;);&quot;---&quot;;1-([.C39]/([.D39]+[.C39])))" office:value-type="float" office:value="0.264853276553234" calcext:value-type="float">
            <text:p>0.26</text:p>
          </table:table-cell>
          <table:table-cell table:formula="of:=IF(OR([.C39]=&quot;---&quot;;[.D39]=&quot;---&quot;);&quot;---&quot;;1-([.D39]/([.D39]+[.C39])))" office:value-type="float" office:value="0.735146723446766" calcext:value-type="float">
            <text:p>0.74</text:p>
          </table:table-cell>
          <table:table-cell table:formula="of:=IF(OR([.C39]=&quot;---&quot;;[.E39]=&quot;---&quot;);&quot;---&quot;;1-([.C39]/([.E39]+[.C39])))" office:value-type="float" office:value="0.250219859698834" calcext:value-type="float">
            <text:p>0.25</text:p>
          </table:table-cell>
          <table:table-cell table:formula="of:=IF(OR([.C39]=&quot;---&quot;;[.E39]=&quot;---&quot;);&quot;---&quot;;1-([.E39]/([.E39]+[.C39])))" office:value-type="float" office:value="0.749780140301166" calcext:value-type="float">
            <text:p>0.75</text:p>
          </table:table-cell>
          <table:table-cell table:formula="of:=IF(OR([.B39]=&quot;---&quot;;[.D39]=&quot;---&quot;);&quot;---&quot;;IF([.B39]&lt;[.D39]; &quot;FPGA&quot;; &quot;GPU&quot;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 &quot;FPGA&quot;; &quot;GPU&quot;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 &quot;FPGA&quot;; &quot;GPU&quot;))" office:value-type="string" office:string-value="GPU" calcext:value-type="string">
            <text:p>GPU</text:p>
          </table:table-cell>
          <table:table-cell table:formula="of:=IF(OR([.C39]=&quot;---&quot;;[.E39]=&quot;---&quot;);&quot;---&quot;;IF([.C39]&lt;[.E3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table:style-name="ce13" office:value-type="string" calcext:value-type="string">
            <text:p>Avg. Dist</text:p>
          </table:table-cell>
          <table:table-cell table:style-name="ce16" table:number-columns-repeated="4"/>
          <table:table-cell table:formula="of:=AVERAGE([.F2:.F39])" office:value-type="float" office:value="0.118072770588875" calcext:value-type="float">
            <text:p>0.12</text:p>
          </table:table-cell>
          <table:table-cell table:formula="of:=AVERAGE([.G2:.G39])" office:value-type="float" office:value="0.881927229411125" calcext:value-type="float">
            <text:p>0.88</text:p>
          </table:table-cell>
          <table:table-cell table:formula="of:=AVERAGE([.H2:.H39])" office:value-type="float" office:value="0.075461134056107" calcext:value-type="float">
            <text:p>0.08</text:p>
          </table:table-cell>
          <table:table-cell table:formula="of:=AVERAGE([.I2:.I39])" office:value-type="float" office:value="0.924538865943893" calcext:value-type="float">
            <text:p>0.92</text:p>
          </table:table-cell>
          <table:table-cell table:formula="of:=AVERAGE([.J2:.J39])" office:value-type="float" office:value="0.0845268223150901" calcext:value-type="float">
            <text:p>0.08</text:p>
          </table:table-cell>
          <table:table-cell table:formula="of:=AVERAGE([.K2:.K39])" office:value-type="float" office:value="0.91547317768491" calcext:value-type="float">
            <text:p>0.92</text:p>
          </table:table-cell>
          <table:table-cell table:formula="of:=AVERAGE([.L2:.L39])" office:value-type="float" office:value="0.0554466542131778" calcext:value-type="float">
            <text:p>0.06</text:p>
          </table:table-cell>
          <table:table-cell table:formula="of:=AVERAGE([.M2:.M39])" office:value-type="float" office:value="0.944553345786822" calcext:value-type="float">
            <text:p>0.94</text:p>
          </table:table-cell>
          <table:table-cell table:style-name="ce16" table:number-columns-repeated="4"/>
        </table:table-row>
        <table:table-row table:style-name="ro1">
          <table:table-cell table:style-name="ce13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39];&quot;FPGA&quot;)" office:value-type="float" office:value="0" calcext:value-type="float">
            <text:p>0</text:p>
          </table:table-cell>
          <table:table-cell table:style-name="ce18" table:formula="of:=COUNTIF([.O2:.O39];&quot;FPGA&quot;)" office:value-type="float" office:value="0" calcext:value-type="float">
            <text:p>0</text:p>
          </table:table-cell>
          <table:table-cell table:style-name="ce18" table:formula="of:=COUNTIF([.P2:.P39];&quot;FPGA&quot;)" office:value-type="float" office:value="0" calcext:value-type="float">
            <text:p>0</text:p>
          </table:table-cell>
          <table:table-cell table:style-name="ce18" table:formula="of:=COUNTIF([.Q2:.Q39];&quot;FPGA&quot;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39];&quot;GPU&quot;)" office:value-type="float" office:value="32" calcext:value-type="float">
            <text:p>32</text:p>
          </table:table-cell>
          <table:table-cell table:style-name="ce18" table:formula="of:=COUNTIF([.O2:.O39];&quot;GPU&quot;)" office:value-type="float" office:value="32" calcext:value-type="float">
            <text:p>32</text:p>
          </table:table-cell>
          <table:table-cell table:style-name="ce18" table:formula="of:=COUNTIF([.P2:.P39];&quot;GPU&quot;)" office:value-type="float" office:value="20" calcext:value-type="float">
            <text:p>20</text:p>
          </table:table-cell>
          <table:table-cell table:style-name="ce18" table:formula="of:=COUNTIF([.Q2:.Q39];&quot;GPU&quot;)" office:value-type="float" office:value="20" calcext:value-type="float">
            <text:p>20</text:p>
          </table:table-cell>
        </table:table-row>
      </table:table>
      <table:table table:name="power comparison" table:style-name="ta1">
        <table:table-column table:style-name="co1" table:default-cell-style-name="ce14"/>
        <table:table-column table:style-name="co3" table:number-columns-repeated="12" table:default-cell-style-name="ce15"/>
        <table:table-column table:style-name="co3" table:default-cell-style-name="ce17"/>
        <table:table-column table:style-name="co3" table:number-columns-repeated="8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string" calcext:value-type="string">
            <text:p>sv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quadro</text:p>
          </table:table-cell>
          <table:table-cell table:style-name="ce13" office:value-type="string" calcext:value-type="string">
            <text:p>gtx</text:p>
          </table:table-cell>
          <table:table-cell table:style-name="ce13" office:value-type="string" calcext:value-type="string">
            <text:p>s_svq_sv</text:p>
          </table:table-cell>
          <table:table-cell table:style-name="ce13" office:value-type="string" calcext:value-type="string">
            <text:p>s_svq_q</text:p>
          </table:table-cell>
          <table:table-cell table:style-name="ce13" office:value-type="string" calcext:value-type="string">
            <text:p>s_svg_sv</text:p>
          </table:table-cell>
          <table:table-cell table:style-name="ce13" office:value-type="string" calcext:value-type="string">
            <text:p>s_svg_g</text:p>
          </table:table-cell>
          <table:table-cell table:style-name="ce13" office:value-type="string" calcext:value-type="string">
            <text:p>s_a10q_a10</text:p>
          </table:table-cell>
          <table:table-cell table:style-name="ce13" office:value-type="string" calcext:value-type="string">
            <text:p>s_a10q_q</text:p>
          </table:table-cell>
          <table:table-cell table:style-name="ce13" office:value-type="string" calcext:value-type="string">
            <text:p>s_a10g_a10</text:p>
          </table:table-cell>
          <table:table-cell table:style-name="ce13" office:value-type="string" calcext:value-type="string">
            <text:p>s_a10g_g</text:p>
          </table:table-cell>
          <table:table-cell table:style-name="ce13" office:value-type="string" calcext:value-type="string">
            <text:p>Class sv/q</text:p>
          </table:table-cell>
          <table:table-cell table:style-name="ce13" office:value-type="string" calcext:value-type="string">
            <text:p>Class sv/g</text:p>
          </table:table-cell>
          <table:table-cell table:style-name="ce13" office:value-type="string" calcext:value-type="string">
            <text:p>Class a10/q</text:p>
          </table:table-cell>
          <table:table-cell table:style-name="ce13" office:value-type="string" calcext:value-type="string">
            <text:p>Class a10/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</text:p>
          </table:table-cell>
          <table:table-cell table:formula="of:=IF([$sv.V2]=&quot;---&quot;;&quot;---&quot;;[$sv.V2]*[.$V12])" office:value-type="float" office:value="79828.75" calcext:value-type="float">
            <text:p>79828.75</text:p>
          </table:table-cell>
          <table:table-cell table:formula="of:=IF([$a10.V2]=&quot;---&quot;;&quot;---&quot;;[$a10.V2]*[.$V13])" office:value-type="float" office:value="134283" calcext:value-type="float">
            <text:p>134283.00</text:p>
          </table:table-cell>
          <table:table-cell table:formula="of:=IF([$quadro.V2]=&quot;---&quot;;&quot;---&quot;;[$quadro.V2]*[.$V14])" office:value-type="float" office:value="14489.4" calcext:value-type="float">
            <text:p>14489.40</text:p>
          </table:table-cell>
          <table:table-cell table:formula="of:=IF([$gtx.V2]=&quot;---&quot;;&quot;---&quot;;[$gtx.V2]*[.$V15])" office:value-type="float" office:value="14247.75" calcext:value-type="float">
            <text:p>14247.75</text:p>
          </table:table-cell>
          <table:table-cell table:formula="of:=IF(OR([.B2]=&quot;---&quot;;[.D2]=&quot;---&quot;);&quot;---&quot;;1-([.B2]/([.D2]+[.B2])))" office:value-type="float" office:value="0.153622606041361" calcext:value-type="float">
            <text:p>0.15</text:p>
          </table:table-cell>
          <table:table-cell table:formula="of:=IF(OR([.B2]=&quot;---&quot;;[.D2]=&quot;---&quot;);&quot;---&quot;;1-([.D2]/([.D2]+[.B2])))" office:value-type="float" office:value="0.846377393958639" calcext:value-type="float">
            <text:p>0.85</text:p>
          </table:table-cell>
          <table:table-cell table:formula="of:=IF(OR([.B2]=&quot;---&quot;;[.E2]=&quot;---&quot;);&quot;---&quot;;1-([.B2]/([.E2]+[.B2])))" office:value-type="float" office:value="0.151448555165211" calcext:value-type="float">
            <text:p>0.15</text:p>
          </table:table-cell>
          <table:table-cell table:formula="of:=IF(OR([.B2]=&quot;---&quot;;[.E2]=&quot;---&quot;);&quot;---&quot;;1-([.E2]/([.E2]+[.B2])))" office:value-type="float" office:value="0.848551444834789" calcext:value-type="float">
            <text:p>0.85</text:p>
          </table:table-cell>
          <table:table-cell table:formula="of:=IF(OR([.C2]=&quot;---&quot;;[.D2]=&quot;---&quot;);&quot;---&quot;;1-([.C2]/([.D2]+[.C2])))" office:value-type="float" office:value="0.0973930648426724" calcext:value-type="float">
            <text:p>0.10</text:p>
          </table:table-cell>
          <table:table-cell table:formula="of:=IF(OR([.C2]=&quot;---&quot;;[.D2]=&quot;---&quot;);&quot;---&quot;;1-([.D2]/([.D2]+[.C2])))" office:value-type="float" office:value="0.902606935157328" calcext:value-type="float">
            <text:p>0.90</text:p>
          </table:table-cell>
          <table:table-cell table:formula="of:=IF(OR([.C2]=&quot;---&quot;;[.E2]=&quot;---&quot;);&quot;---&quot;;1-([.C2]/([.E2]+[.C2])))" office:value-type="float" office:value="0.0959245812735746" calcext:value-type="float">
            <text:p>0.10</text:p>
          </table:table-cell>
          <table:table-cell table:formula="of:=IF(OR([.C2]=&quot;---&quot;;[.E2]=&quot;---&quot;);&quot;---&quot;;1-([.E2]/([.E2]+[.C2])))" office:value-type="float" office:value="0.904075418726425" calcext:value-type="float">
            <text:p>0.90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eans</text:p>
          </table:table-cell>
          <table:table-cell table:formula="of:=IF([$sv.V3]=&quot;---&quot;;&quot;---&quot;;[$sv.V3]*[.$V12])" office:value-type="float" office:value="58731161.25" calcext:value-type="float">
            <text:p>58731161.25</text:p>
          </table:table-cell>
          <table:table-cell table:formula="of:=IF([$a10.V3]=&quot;---&quot;;&quot;---&quot;;[$a10.V3]*[.$V13])" office:value-type="float" office:value="154200330" calcext:value-type="float">
            <text:p>154200330.00</text:p>
          </table:table-cell>
          <table:table-cell table:formula="of:=IF([$quadro.V3]=&quot;---&quot;;&quot;---&quot;;[$quadro.V3]*[.$V14])" office:value-type="float" office:value="1883798.3" calcext:value-type="float">
            <text:p>1883798.30</text:p>
          </table:table-cell>
          <table:table-cell table:formula="of:=IF([$gtx.V3]=&quot;---&quot;;&quot;---&quot;;[$gtx.V3]*[.$V15])" office:value-type="float" office:value="4008460.5" calcext:value-type="float">
            <text:p>4008460.50</text:p>
          </table:table-cell>
          <table:table-cell table:formula="of:=IF(OR([.B3]=&quot;---&quot;;[.D3]=&quot;---&quot;);&quot;---&quot;;1-([.B3]/([.D3]+[.B3])))" office:value-type="float" office:value="0.0310781086712776" calcext:value-type="float">
            <text:p>0.03</text:p>
          </table:table-cell>
          <table:table-cell table:formula="of:=IF(OR([.B3]=&quot;---&quot;;[.D3]=&quot;---&quot;);&quot;---&quot;;1-([.D3]/([.D3]+[.B3])))" office:value-type="float" office:value="0.968921891328722" calcext:value-type="float">
            <text:p>0.97</text:p>
          </table:table-cell>
          <table:table-cell table:formula="of:=IF(OR([.B3]=&quot;---&quot;;[.E3]=&quot;---&quot;);&quot;---&quot;;1-([.B3]/([.E3]+[.B3])))" office:value-type="float" office:value="0.063890415469392" calcext:value-type="float">
            <text:p>0.06</text:p>
          </table:table-cell>
          <table:table-cell table:formula="of:=IF(OR([.B3]=&quot;---&quot;;[.E3]=&quot;---&quot;);&quot;---&quot;;1-([.E3]/([.E3]+[.B3])))" office:value-type="float" office:value="0.936109584530608" calcext:value-type="float">
            <text:p>0.94</text:p>
          </table:table-cell>
          <table:table-cell table:formula="of:=IF(OR([.C3]=&quot;---&quot;;[.D3]=&quot;---&quot;);&quot;---&quot;;1-([.C3]/([.D3]+[.C3])))" office:value-type="float" office:value="0.0120691214444256" calcext:value-type="float">
            <text:p>0.01</text:p>
          </table:table-cell>
          <table:table-cell table:formula="of:=IF(OR([.C3]=&quot;---&quot;;[.D3]=&quot;---&quot;);&quot;---&quot;;1-([.D3]/([.D3]+[.C3])))" office:value-type="float" office:value="0.987930878555575" calcext:value-type="float">
            <text:p>0.99</text:p>
          </table:table-cell>
          <table:table-cell table:formula="of:=IF(OR([.C3]=&quot;---&quot;;[.E3]=&quot;---&quot;);&quot;---&quot;;1-([.C3]/([.E3]+[.C3])))" office:value-type="float" office:value="0.0253365219930683" calcext:value-type="float">
            <text:p>0.03</text:p>
          </table:table-cell>
          <table:table-cell table:formula="of:=IF(OR([.C3]=&quot;---&quot;;[.E3]=&quot;---&quot;);&quot;---&quot;;1-([.E3]/([.E3]+[.C3])))" office:value-type="float" office:value="0.974663478006932" calcext:value-type="float">
            <text:p>0.97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amd</text:p>
          </table:table-cell>
          <table:table-cell table:formula="of:=IF([$sv.V4]=&quot;---&quot;;&quot;---&quot;;[$sv.V4]*[.$V12])" office:value-type="float" office:value="18219050" calcext:value-type="float">
            <text:p>18219050.00</text:p>
          </table:table-cell>
          <table:table-cell table:formula="of:=IF([$a10.V4]=&quot;---&quot;;&quot;---&quot;;[$a10.V4]*[.$V13])" office:value-type="float" office:value="25462374" calcext:value-type="float">
            <text:p>25462374.00</text:p>
          </table:table-cell>
          <table:table-cell table:formula="of:=IF([$quadro.V4]=&quot;---&quot;;&quot;---&quot;;[$quadro.V4]*[.$V14])" office:value-type="float" office:value="1341454.4" calcext:value-type="float">
            <text:p>1341454.40</text:p>
          </table:table-cell>
          <table:table-cell table:formula="of:=IF([$gtx.V4]=&quot;---&quot;;&quot;---&quot;;[$gtx.V4]*[.$V15])" office:value-type="float" office:value="904992" calcext:value-type="float">
            <text:p>904992.00</text:p>
          </table:table-cell>
          <table:table-cell table:formula="of:=IF(OR([.B4]=&quot;---&quot;;[.D4]=&quot;---&quot;);&quot;---&quot;;1-([.B4]/([.D4]+[.B4])))" office:value-type="float" office:value="0.0685797448045358" calcext:value-type="float">
            <text:p>0.07</text:p>
          </table:table-cell>
          <table:table-cell table:formula="of:=IF(OR([.B4]=&quot;---&quot;;[.D4]=&quot;---&quot;);&quot;---&quot;;1-([.D4]/([.D4]+[.B4])))" office:value-type="float" office:value="0.931420255195464" calcext:value-type="float">
            <text:p>0.93</text:p>
          </table:table-cell>
          <table:table-cell table:formula="of:=IF(OR([.B4]=&quot;---&quot;;[.E4]=&quot;---&quot;);&quot;---&quot;;1-([.B4]/([.E4]+[.B4])))" office:value-type="float" office:value="0.047322213578071" calcext:value-type="float">
            <text:p>0.05</text:p>
          </table:table-cell>
          <table:table-cell table:formula="of:=IF(OR([.B4]=&quot;---&quot;;[.E4]=&quot;---&quot;);&quot;---&quot;;1-([.E4]/([.E4]+[.B4])))" office:value-type="float" office:value="0.952677786421929" calcext:value-type="float">
            <text:p>0.95</text:p>
          </table:table-cell>
          <table:table-cell table:formula="of:=IF(OR([.C4]=&quot;---&quot;;[.D4]=&quot;---&quot;);&quot;---&quot;;1-([.C4]/([.D4]+[.C4])))" office:value-type="float" office:value="0.0500471193883632" calcext:value-type="float">
            <text:p>0.05</text:p>
          </table:table-cell>
          <table:table-cell table:formula="of:=IF(OR([.C4]=&quot;---&quot;;[.D4]=&quot;---&quot;);&quot;---&quot;;1-([.D4]/([.D4]+[.C4])))" office:value-type="float" office:value="0.949952880611637" calcext:value-type="float">
            <text:p>0.95</text:p>
          </table:table-cell>
          <table:table-cell table:formula="of:=IF(OR([.C4]=&quot;---&quot;;[.E4]=&quot;---&quot;);&quot;---&quot;;1-([.C4]/([.E4]+[.C4])))" office:value-type="float" office:value="0.0343224272003506" calcext:value-type="float">
            <text:p>0.03</text:p>
          </table:table-cell>
          <table:table-cell table:formula="of:=IF(OR([.C4]=&quot;---&quot;;[.E4]=&quot;---&quot;);&quot;---&quot;;1-([.E4]/([.E4]+[.C4])))" office:value-type="float" office:value="0.965677572799649" calcext:value-type="float">
            <text:p>0.97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</text:p>
          </table:table-cell>
          <table:table-cell table:formula="of:=IF([$sv.V5]=&quot;---&quot;;&quot;---&quot;;[$sv.V5]*[.$V12])" office:value-type="float" office:value="5198.75" calcext:value-type="float">
            <text:p>5198.75</text:p>
          </table:table-cell>
          <table:table-cell table:formula="of:=IF([$a10.V5]=&quot;---&quot;;&quot;---&quot;;[$a10.V5]*[.$V13])" office:value-type="string" office:string-value="---" calcext:value-type="string">
            <text:p>---</text:p>
          </table:table-cell>
          <table:table-cell table:formula="of:=IF([$quadro.V5]=&quot;---&quot;;&quot;---&quot;;[$quadro.V5]*[.$V14])" office:value-type="float" office:value="1621.55" calcext:value-type="float">
            <text:p>1621.55</text:p>
          </table:table-cell>
          <table:table-cell table:formula="of:=IF([$gtx.V5]=&quot;---&quot;;&quot;---&quot;;[$gtx.V5]*[.$V15])" office:value-type="float" office:value="6146.25" calcext:value-type="float">
            <text:p>6146.25</text:p>
          </table:table-cell>
          <table:table-cell table:formula="of:=IF(OR([.B5]=&quot;---&quot;;[.D5]=&quot;---&quot;);&quot;---&quot;;1-([.B5]/([.D5]+[.B5])))" office:value-type="float" office:value="0.23775347125493" calcext:value-type="float">
            <text:p>0.24</text:p>
          </table:table-cell>
          <table:table-cell table:formula="of:=IF(OR([.B5]=&quot;---&quot;;[.D5]=&quot;---&quot;);&quot;---&quot;;1-([.D5]/([.D5]+[.B5])))" office:value-type="float" office:value="0.76224652874507" calcext:value-type="float">
            <text:p>0.76</text:p>
          </table:table-cell>
          <table:table-cell table:formula="of:=IF(OR([.B5]=&quot;---&quot;;[.E5]=&quot;---&quot;);&quot;---&quot;;1-([.B5]/([.E5]+[.B5])))" office:value-type="float" office:value="0.541758483913618" calcext:value-type="float">
            <text:p>0.54</text:p>
          </table:table-cell>
          <table:table-cell table:formula="of:=IF(OR([.B5]=&quot;---&quot;;[.E5]=&quot;---&quot;);&quot;---&quot;;1-([.E5]/([.E5]+[.B5])))" office:value-type="float" office:value="0.458241516086382" calcext:value-type="float">
            <text:p>0.46</text:p>
          </table:table-cell>
          <table:table-cell table:formula="of:=IF(OR([.C5]=&quot;---&quot;;[.D5]=&quot;---&quot;);&quot;---&quot;;1-([.C5]/([.D5]+[.C5])))" office:value-type="string" office:string-value="---" calcext:value-type="string">
            <text:p>---</text:p>
          </table:table-cell>
          <table:table-cell table:formula="of:=IF(OR([.C5]=&quot;---&quot;;[.D5]=&quot;---&quot;);&quot;---&quot;;1-([.D5]/([.D5]+[.C5])))" office:value-type="string" office:string-value="---" calcext:value-type="string">
            <text:p>---</text:p>
          </table:table-cell>
          <table:table-cell table:formula="of:=IF(OR([.C5]=&quot;---&quot;;[.E5]=&quot;---&quot;);&quot;---&quot;;1-([.C5]/([.E5]+[.C5])))" office:value-type="string" office:string-value="---" calcext:value-type="string">
            <text:p>---</text:p>
          </table:table-cell>
          <table:table-cell table:formula="of:=IF(OR([.C5]=&quot;---&quot;;[.E5]=&quot;---&quot;);&quot;---&quot;;1-([.E5]/([.E5]+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FPGA" calcext:value-type="string">
            <text:p>FPGA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1</text:p>
          </table:table-cell>
          <table:table-cell table:formula="of:=IF([$sv.V6]=&quot;---&quot;;&quot;---&quot;;[$sv.V6]*[.$V12])" office:value-type="float" office:value="1121695" calcext:value-type="float">
            <text:p>1121695.00</text:p>
          </table:table-cell>
          <table:table-cell table:formula="of:=IF([$a10.V6]=&quot;---&quot;;&quot;---&quot;;[$a10.V6]*[.$V13])" office:value-type="string" office:string-value="---" calcext:value-type="string">
            <text:p>---</text:p>
          </table:table-cell>
          <table:table-cell table:formula="of:=IF([$quadro.V6]=&quot;---&quot;;&quot;---&quot;;[$quadro.V6]*[.$V14])" office:value-type="float" office:value="239177.6" calcext:value-type="float">
            <text:p>239177.60</text:p>
          </table:table-cell>
          <table:table-cell table:formula="of:=IF([$gtx.V6]=&quot;---&quot;;&quot;---&quot;;[$gtx.V6]*[.$V15])" office:value-type="float" office:value="658160.25" calcext:value-type="float">
            <text:p>658160.25</text:p>
          </table:table-cell>
          <table:table-cell table:formula="of:=IF(OR([.B6]=&quot;---&quot;;[.D6]=&quot;---&quot;);&quot;---&quot;;1-([.B6]/([.D6]+[.B6])))" office:value-type="float" office:value="0.175753116052157" calcext:value-type="float">
            <text:p>0.18</text:p>
          </table:table-cell>
          <table:table-cell table:formula="of:=IF(OR([.B6]=&quot;---&quot;;[.D6]=&quot;---&quot;);&quot;---&quot;;1-([.D6]/([.D6]+[.B6])))" office:value-type="float" office:value="0.824246883947843" calcext:value-type="float">
            <text:p>0.82</text:p>
          </table:table-cell>
          <table:table-cell table:formula="of:=IF(OR([.B6]=&quot;---&quot;;[.E6]=&quot;---&quot;);&quot;---&quot;;1-([.B6]/([.E6]+[.B6])))" office:value-type="float" office:value="0.369783020276508" calcext:value-type="float">
            <text:p>0.37</text:p>
          </table:table-cell>
          <table:table-cell table:formula="of:=IF(OR([.B6]=&quot;---&quot;;[.E6]=&quot;---&quot;);&quot;---&quot;;1-([.E6]/([.E6]+[.B6])))" office:value-type="float" office:value="0.630216979723492" calcext:value-type="float">
            <text:p>0.63</text:p>
          </table:table-cell>
          <table:table-cell table:formula="of:=IF(OR([.C6]=&quot;---&quot;;[.D6]=&quot;---&quot;);&quot;---&quot;;1-([.C6]/([.D6]+[.C6])))" office:value-type="string" office:string-value="---" calcext:value-type="string">
            <text:p>---</text:p>
          </table:table-cell>
          <table:table-cell table:formula="of:=IF(OR([.C6]=&quot;---&quot;;[.D6]=&quot;---&quot;);&quot;---&quot;;1-([.D6]/([.D6]+[.C6])))" office:value-type="string" office:string-value="---" calcext:value-type="string">
            <text:p>---</text:p>
          </table:table-cell>
          <table:table-cell table:formula="of:=IF(OR([.C6]=&quot;---&quot;;[.E6]=&quot;---&quot;);&quot;---&quot;;1-([.C6]/([.E6]+[.C6])))" office:value-type="string" office:string-value="---" calcext:value-type="string">
            <text:p>---</text:p>
          </table:table-cell>
          <table:table-cell table:formula="of:=IF(OR([.C6]=&quot;---&quot;;[.E6]=&quot;---&quot;);&quot;---&quot;;1-([.E6]/([.E6]+[.C6])))" office:value-type="string" office:string-value="---" calcext:value-type="string">
            <text:p>---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2</text:p>
          </table:table-cell>
          <table:table-cell table:formula="of:=IF([$sv.V7]=&quot;---&quot;;&quot;---&quot;;[$sv.V7]*[.$V12])" office:value-type="float" office:value="1048973.75" calcext:value-type="float">
            <text:p>1048973.75</text:p>
          </table:table-cell>
          <table:table-cell table:formula="of:=IF([$a10.V7]=&quot;---&quot;;&quot;---&quot;;[$a10.V7]*[.$V13])" office:value-type="string" office:string-value="---" calcext:value-type="string">
            <text:p>---</text:p>
          </table:table-cell>
          <table:table-cell table:formula="of:=IF([$quadro.V7]=&quot;---&quot;;&quot;---&quot;;[$quadro.V7]*[.$V14])" office:value-type="float" office:value="241067.7" calcext:value-type="float">
            <text:p>241067.70</text:p>
          </table:table-cell>
          <table:table-cell table:formula="of:=IF([$gtx.V7]=&quot;---&quot;;&quot;---&quot;;[$gtx.V7]*[.$V15])" office:value-type="float" office:value="643384.5" calcext:value-type="float">
            <text:p>643384.50</text:p>
          </table:table-cell>
          <table:table-cell table:formula="of:=IF(OR([.B7]=&quot;---&quot;;[.D7]=&quot;---&quot;);&quot;---&quot;;1-([.B7]/([.D7]+[.B7])))" office:value-type="float" office:value="0.18686818163866" calcext:value-type="float">
            <text:p>0.19</text:p>
          </table:table-cell>
          <table:table-cell table:formula="of:=IF(OR([.B7]=&quot;---&quot;;[.D7]=&quot;---&quot;);&quot;---&quot;;1-([.D7]/([.D7]+[.B7])))" office:value-type="float" office:value="0.81313181836134" calcext:value-type="float">
            <text:p>0.81</text:p>
          </table:table-cell>
          <table:table-cell table:formula="of:=IF(OR([.B7]=&quot;---&quot;;[.E7]=&quot;---&quot;);&quot;---&quot;;1-([.B7]/([.E7]+[.B7])))" office:value-type="float" office:value="0.380170392409527" calcext:value-type="float">
            <text:p>0.38</text:p>
          </table:table-cell>
          <table:table-cell table:formula="of:=IF(OR([.B7]=&quot;---&quot;;[.E7]=&quot;---&quot;);&quot;---&quot;;1-([.E7]/([.E7]+[.B7])))" office:value-type="float" office:value="0.619829607590473" calcext:value-type="float">
            <text:p>0.62</text:p>
          </table:table-cell>
          <table:table-cell table:formula="of:=IF(OR([.C7]=&quot;---&quot;;[.D7]=&quot;---&quot;);&quot;---&quot;;1-([.C7]/([.D7]+[.C7])))" office:value-type="string" office:string-value="---" calcext:value-type="string">
            <text:p>---</text:p>
          </table:table-cell>
          <table:table-cell table:formula="of:=IF(OR([.C7]=&quot;---&quot;;[.D7]=&quot;---&quot;);&quot;---&quot;;1-([.D7]/([.D7]+[.C7])))" office:value-type="string" office:string-value="---" calcext:value-type="string">
            <text:p>---</text:p>
          </table:table-cell>
          <table:table-cell table:formula="of:=IF(OR([.C7]=&quot;---&quot;;[.E7]=&quot;---&quot;);&quot;---&quot;;1-([.C7]/([.E7]+[.C7])))" office:value-type="string" office:string-value="---" calcext:value-type="string">
            <text:p>---</text:p>
          </table:table-cell>
          <table:table-cell table:formula="of:=IF(OR([.C7]=&quot;---&quot;;[.E7]=&quot;---&quot;);&quot;---&quot;;1-([.E7]/([.E7]+[.C7])))" office:value-type="string" office:string-value="---" calcext:value-type="string">
            <text:p>---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[$sv.V8]=&quot;---&quot;;&quot;---&quot;;[$sv.V8]*[.$V12])" office:value-type="float" office:value="10185901.25" calcext:value-type="float">
            <text:p>10185901.25</text:p>
          </table:table-cell>
          <table:table-cell table:formula="of:=IF([$a10.V8]=&quot;---&quot;;&quot;---&quot;;[$a10.V8]*[.$V13])" office:value-type="string" office:string-value="---" calcext:value-type="string">
            <text:p>---</text:p>
          </table:table-cell>
          <table:table-cell table:formula="of:=IF([$quadro.V8]=&quot;---&quot;;&quot;---&quot;;[$quadro.V8]*[.$V14])" office:value-type="string" office:string-value="---" calcext:value-type="string">
            <text:p>---</text:p>
          </table:table-cell>
          <table:table-cell table:formula="of:=IF([$gtx.V8]=&quot;---&quot;;&quot;---&quot;;[$gtx.V8]*[.$V15])" office:value-type="string" office:string-value="---" calcext:value-type="string">
            <text:p>---</text:p>
          </table:table-cell>
          <table:table-cell table:formula="of:=IF(OR([.B8]=&quot;---&quot;;[.D8]=&quot;---&quot;);&quot;---&quot;;1-([.B8]/([.D8]+[.B8])))" office:value-type="string" office:string-value="---" calcext:value-type="string">
            <text:p>---</text:p>
          </table:table-cell>
          <table:table-cell table:formula="of:=IF(OR([.B8]=&quot;---&quot;;[.D8]=&quot;---&quot;);&quot;---&quot;;1-([.D8]/([.D8]+[.B8])))" office:value-type="string" office:string-value="---" calcext:value-type="string">
            <text:p>---</text:p>
          </table:table-cell>
          <table:table-cell table:formula="of:=IF(OR([.B8]=&quot;---&quot;;[.E8]=&quot;---&quot;);&quot;---&quot;;1-([.B8]/([.E8]+[.B8])))" office:value-type="string" office:string-value="---" calcext:value-type="string">
            <text:p>---</text:p>
          </table:table-cell>
          <table:table-cell table:formula="of:=IF(OR([.B8]=&quot;---&quot;;[.E8]=&quot;---&quot;);&quot;---&quot;;1-([.E8]/([.E8]+[.B8])))" office:value-type="string" office:string-value="---" calcext:value-type="string">
            <text:p>---</text:p>
          </table:table-cell>
          <table:table-cell table:formula="of:=IF(OR([.C8]=&quot;---&quot;;[.D8]=&quot;---&quot;);&quot;---&quot;;1-([.C8]/([.D8]+[.C8])))" office:value-type="string" office:string-value="---" calcext:value-type="string">
            <text:p>---</text:p>
          </table:table-cell>
          <table:table-cell table:formula="of:=IF(OR([.C8]=&quot;---&quot;;[.D8]=&quot;---&quot;);&quot;---&quot;;1-([.D8]/([.D8]+[.C8])))" office:value-type="string" office:string-value="---" calcext:value-type="string">
            <text:p>---</text:p>
          </table:table-cell>
          <table:table-cell table:formula="of:=IF(OR([.C8]=&quot;---&quot;;[.E8]=&quot;---&quot;);&quot;---&quot;;1-([.C8]/([.E8]+[.C8])))" office:value-type="string" office:string-value="---" calcext:value-type="string">
            <text:p>---</text:p>
          </table:table-cell>
          <table:table-cell table:formula="of:=IF(OR([.C8]=&quot;---&quot;;[.E8]=&quot;---&quot;);&quot;---&quot;;1-([.E8]/([.E8]+[.C8])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 &quot;FPGA&quot;; &quot;GPU&quot;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 &quot;FPGA&quot;; &quot;GPU&quot;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 &quot;FPGA&quot;; &quot;GPU&quot;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d</text:p>
          </table:table-cell>
          <table:table-cell table:formula="of:=IF([$sv.V9]=&quot;---&quot;;&quot;---&quot;;[$sv.V9]*[.$V12])" office:value-type="float" office:value="318810" calcext:value-type="float">
            <text:p>318810.00</text:p>
          </table:table-cell>
          <table:table-cell table:formula="of:=IF([$a10.V9]=&quot;---&quot;;&quot;---&quot;;[$a10.V9]*[.$V13])" office:value-type="float" office:value="3301830" calcext:value-type="float">
            <text:p>3301830.00</text:p>
          </table:table-cell>
          <table:table-cell table:formula="of:=IF([$quadro.V9]=&quot;---&quot;;&quot;---&quot;;[$quadro.V9]*[.$V14])" office:value-type="float" office:value="130492.75" calcext:value-type="float">
            <text:p>130492.75</text:p>
          </table:table-cell>
          <table:table-cell table:formula="of:=IF([$gtx.V9]=&quot;---&quot;;&quot;---&quot;;[$gtx.V9]*[.$V15])" office:value-type="float" office:value="127693.5" calcext:value-type="float">
            <text:p>127693.50</text:p>
          </table:table-cell>
          <table:table-cell table:formula="of:=IF(OR([.B9]=&quot;---&quot;;[.D9]=&quot;---&quot;);&quot;---&quot;;1-([.B9]/([.D9]+[.B9])))" office:value-type="float" office:value="0.290433900081849" calcext:value-type="float">
            <text:p>0.29</text:p>
          </table:table-cell>
          <table:table-cell table:formula="of:=IF(OR([.B9]=&quot;---&quot;;[.D9]=&quot;---&quot;);&quot;---&quot;;1-([.D9]/([.D9]+[.B9])))" office:value-type="float" office:value="0.709566099918151" calcext:value-type="float">
            <text:p>0.71</text:p>
          </table:table-cell>
          <table:table-cell table:formula="of:=IF(OR([.B9]=&quot;---&quot;;[.E9]=&quot;---&quot;);&quot;---&quot;;1-([.B9]/([.E9]+[.B9])))" office:value-type="float" office:value="0.285985440203716" calcext:value-type="float">
            <text:p>0.29</text:p>
          </table:table-cell>
          <table:table-cell table:formula="of:=IF(OR([.B9]=&quot;---&quot;;[.E9]=&quot;---&quot;);&quot;---&quot;;1-([.E9]/([.E9]+[.B9])))" office:value-type="float" office:value="0.714014559796284" calcext:value-type="float">
            <text:p>0.71</text:p>
          </table:table-cell>
          <table:table-cell table:formula="of:=IF(OR([.C9]=&quot;---&quot;;[.D9]=&quot;---&quot;);&quot;---&quot;;1-([.C9]/([.D9]+[.C9])))" office:value-type="float" office:value="0.0380187877145295" calcext:value-type="float">
            <text:p>0.04</text:p>
          </table:table-cell>
          <table:table-cell table:formula="of:=IF(OR([.C9]=&quot;---&quot;;[.D9]=&quot;---&quot;);&quot;---&quot;;1-([.D9]/([.D9]+[.C9])))" office:value-type="float" office:value="0.96198121228547" calcext:value-type="float">
            <text:p>0.96</text:p>
          </table:table-cell>
          <table:table-cell table:formula="of:=IF(OR([.C9]=&quot;---&quot;;[.E9]=&quot;---&quot;);&quot;---&quot;;1-([.C9]/([.E9]+[.C9])))" office:value-type="float" office:value="0.0372335981952012" calcext:value-type="float">
            <text:p>0.04</text:p>
          </table:table-cell>
          <table:table-cell table:formula="of:=IF(OR([.C9]=&quot;---&quot;;[.E9]=&quot;---&quot;);&quot;---&quot;;1-([.E9]/([.E9]+[.C9])))" office:value-type="float" office:value="0.962766401804799" calcext:value-type="float">
            <text:p>0.96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prop1</text:p>
          </table:table-cell>
          <table:table-cell table:formula="of:=IF([$sv.V10]=&quot;---&quot;;&quot;---&quot;;[$sv.V10]*[.$V12])" office:value-type="float" office:value="588976.25" calcext:value-type="float">
            <text:p>588976.25</text:p>
          </table:table-cell>
          <table:table-cell table:formula="of:=IF([$a10.V10]=&quot;---&quot;;&quot;---&quot;;[$a10.V10]*[.$V13])" office:value-type="string" office:string-value="---" calcext:value-type="string">
            <text:p>---</text:p>
          </table:table-cell>
          <table:table-cell table:formula="of:=IF([$quadro.V10]=&quot;---&quot;;&quot;---&quot;;[$quadro.V10]*[.$V14])" office:value-type="float" office:value="21498.35" calcext:value-type="float">
            <text:p>21498.35</text:p>
          </table:table-cell>
          <table:table-cell table:formula="of:=IF([$gtx.V10]=&quot;---&quot;;&quot;---&quot;;[$gtx.V10]*[.$V15])" office:value-type="float" office:value="18595.5" calcext:value-type="float">
            <text:p>18595.50</text:p>
          </table:table-cell>
          <table:table-cell table:formula="of:=IF(OR([.B10]=&quot;---&quot;;[.D10]=&quot;---&quot;);&quot;---&quot;;1-([.B10]/([.D10]+[.B10])))" office:value-type="float" office:value="0.0352157976761032" calcext:value-type="float">
            <text:p>0.04</text:p>
          </table:table-cell>
          <table:table-cell table:formula="of:=IF(OR([.B10]=&quot;---&quot;;[.D10]=&quot;---&quot;);&quot;---&quot;;1-([.D10]/([.D10]+[.B10])))" office:value-type="float" office:value="0.964784202323897" calcext:value-type="float">
            <text:p>0.96</text:p>
          </table:table-cell>
          <table:table-cell table:formula="of:=IF(OR([.B10]=&quot;---&quot;;[.E10]=&quot;---&quot;);&quot;---&quot;;1-([.B10]/([.E10]+[.B10])))" office:value-type="float" office:value="0.0306062617295817" calcext:value-type="float">
            <text:p>0.03</text:p>
          </table:table-cell>
          <table:table-cell table:formula="of:=IF(OR([.B10]=&quot;---&quot;;[.E10]=&quot;---&quot;);&quot;---&quot;;1-([.E10]/([.E10]+[.B10])))" office:value-type="float" office:value="0.969393738270418" calcext:value-type="float">
            <text:p>0.97</text:p>
          </table:table-cell>
          <table:table-cell table:formula="of:=IF(OR([.C10]=&quot;---&quot;;[.D10]=&quot;---&quot;);&quot;---&quot;;1-([.C10]/([.D10]+[.C10])))" office:value-type="string" office:string-value="---" calcext:value-type="string">
            <text:p>---</text:p>
          </table:table-cell>
          <table:table-cell table:formula="of:=IF(OR([.C10]=&quot;---&quot;;[.D10]=&quot;---&quot;);&quot;---&quot;;1-([.D10]/([.D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C10]/([.E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E10]/([.E10]+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prop2</text:p>
          </table:table-cell>
          <table:table-cell table:formula="of:=IF([$sv.V11]=&quot;---&quot;;&quot;---&quot;;[$sv.V11]*[.$V12])" office:value-type="float" office:value="118185" calcext:value-type="float">
            <text:p>118185.00</text:p>
          </table:table-cell>
          <table:table-cell table:formula="of:=IF([$a10.V11]=&quot;---&quot;;&quot;---&quot;;[$a10.V11]*[.$V13])" office:value-type="float" office:value="316326" calcext:value-type="float">
            <text:p>316326.00</text:p>
          </table:table-cell>
          <table:table-cell table:formula="of:=IF([$quadro.V11]=&quot;---&quot;;&quot;---&quot;;[$quadro.V11]*[.$V14])" office:value-type="float" office:value="30663.9" calcext:value-type="float">
            <text:p>30663.90</text:p>
          </table:table-cell>
          <table:table-cell table:formula="of:=IF([$gtx.V11]=&quot;---&quot;;&quot;---&quot;;[$gtx.V11]*[.$V15])" office:value-type="float" office:value="44987.25" calcext:value-type="float">
            <text:p>44987.25</text:p>
          </table:table-cell>
          <table:table-cell table:formula="of:=IF(OR([.B11]=&quot;---&quot;;[.D11]=&quot;---&quot;);&quot;---&quot;;1-([.B11]/([.D11]+[.B11])))" office:value-type="float" office:value="0.206006896927018" calcext:value-type="float">
            <text:p>0.21</text:p>
          </table:table-cell>
          <table:table-cell table:formula="of:=IF(OR([.B11]=&quot;---&quot;;[.D11]=&quot;---&quot;);&quot;---&quot;;1-([.D11]/([.D11]+[.B11])))" office:value-type="float" office:value="0.793993103072982" calcext:value-type="float">
            <text:p>0.79</text:p>
          </table:table-cell>
          <table:table-cell table:formula="of:=IF(OR([.B11]=&quot;---&quot;;[.E11]=&quot;---&quot;);&quot;---&quot;;1-([.B11]/([.E11]+[.B11])))" office:value-type="float" office:value="0.275704048942145" calcext:value-type="float">
            <text:p>0.28</text:p>
          </table:table-cell>
          <table:table-cell table:formula="of:=IF(OR([.B11]=&quot;---&quot;;[.E11]=&quot;---&quot;);&quot;---&quot;;1-([.E11]/([.E11]+[.B11])))" office:value-type="float" office:value="0.724295951057855" calcext:value-type="float">
            <text:p>0.72</text:p>
          </table:table-cell>
          <table:table-cell table:formula="of:=IF(OR([.C11]=&quot;---&quot;;[.D11]=&quot;---&quot;);&quot;---&quot;;1-([.C11]/([.D11]+[.C11])))" office:value-type="float" office:value="0.0883711600827575" calcext:value-type="float">
            <text:p>0.09</text:p>
          </table:table-cell>
          <table:table-cell table:formula="of:=IF(OR([.C11]=&quot;---&quot;;[.D11]=&quot;---&quot;);&quot;---&quot;;1-([.D11]/([.D11]+[.C11])))" office:value-type="float" office:value="0.911628839917242" calcext:value-type="float">
            <text:p>0.91</text:p>
          </table:table-cell>
          <table:table-cell table:formula="of:=IF(OR([.C11]=&quot;---&quot;;[.E11]=&quot;---&quot;);&quot;---&quot;;1-([.C11]/([.E11]+[.C11])))" office:value-type="float" office:value="0.124510379843529" calcext:value-type="float">
            <text:p>0.12</text:p>
          </table:table-cell>
          <table:table-cell table:formula="of:=IF(OR([.C11]=&quot;---&quot;;[.E11]=&quot;---&quot;);&quot;---&quot;;1-([.E11]/([.E11]+[.C11])))" office:value-type="float" office:value="0.875489620156471" calcext:value-type="float">
            <text:p>0.88</text:p>
          </table:table-cell>
          <table:table-cell table:formula="of:=IF(OR([.B11]=&quot;---&quot;;[.D11]=&quot;---&quot;);&quot;---&quot;;IF([.B11]&lt;[.D11]; &quot;FPGA&quot;; &quot;GPU&quot;))" office:value-type="string" office:string-value="GPU" calcext:value-type="string">
            <text:p>GPU</text:p>
          </table:table-cell>
          <table:table-cell table:formula="of:=IF(OR([.B11]=&quot;---&quot;;[.E11]=&quot;---&quot;);&quot;---&quot;;IF([.B11]&lt;[.E11]; &quot;FPGA&quot;; &quot;GPU&quot;))" office:value-type="string" office:string-value="GPU" calcext:value-type="string">
            <text:p>GPU</text:p>
          </table:table-cell>
          <table:table-cell table:formula="of:=IF(OR([.C11]=&quot;---&quot;;[.D11]=&quot;---&quot;);&quot;---&quot;;IF([.C11]&lt;[.D11]; &quot;FPGA&quot;; &quot;GPU&quot;))" office:value-type="string" office:string-value="GPU" calcext:value-type="string">
            <text:p>GPU</text:p>
          </table:table-cell>
          <table:table-cell table:formula="of:=IF(OR([.C11]=&quot;---&quot;;[.E11]=&quot;---&quot;);&quot;---&quot;;IF([.C11]&lt;[.E11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13" office:value-type="string" calcext:value-type="string">
            <text:p>Platform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[$sv.V12]=&quot;---&quot;;&quot;---&quot;;[$sv.V12]*[.$V12])" office:value-type="float" office:value="2655" calcext:value-type="float">
            <text:p>2655.00</text:p>
          </table:table-cell>
          <table:table-cell table:formula="of:=IF([$a10.V12]=&quot;---&quot;;&quot;---&quot;;[$a10.V12]*[.$V13])" office:value-type="string" office:string-value="---" calcext:value-type="string">
            <text:p>---</text:p>
          </table:table-cell>
          <table:table-cell table:formula="of:=IF([$quadro.V12]=&quot;---&quot;;&quot;---&quot;;[$quadro.V12]*[.$V14])" office:value-type="float" office:value="2308.3" calcext:value-type="float">
            <text:p>2308.30</text:p>
          </table:table-cell>
          <table:table-cell table:formula="of:=IF([$gtx.V12]=&quot;---&quot;;&quot;---&quot;;[$gtx.V12]*[.$V15])" office:value-type="float" office:value="8992.5" calcext:value-type="float">
            <text:p>8992.50</text:p>
          </table:table-cell>
          <table:table-cell table:formula="of:=IF(OR([.B12]=&quot;---&quot;;[.D12]=&quot;---&quot;);&quot;---&quot;;1-([.B12]/([.D12]+[.B12])))" office:value-type="float" office:value="0.465073640521427" calcext:value-type="float">
            <text:p>0.47</text:p>
          </table:table-cell>
          <table:table-cell table:formula="of:=IF(OR([.B12]=&quot;---&quot;;[.D12]=&quot;---&quot;);&quot;---&quot;;1-([.D12]/([.D12]+[.B12])))" office:value-type="float" office:value="0.534926359478573" calcext:value-type="float">
            <text:p>0.53</text:p>
          </table:table-cell>
          <table:table-cell table:formula="of:=IF(OR([.B12]=&quot;---&quot;;[.E12]=&quot;---&quot;);&quot;---&quot;;1-([.B12]/([.E12]+[.B12])))" office:value-type="float" office:value="0.772054088860271" calcext:value-type="float">
            <text:p>0.77</text:p>
          </table:table-cell>
          <table:table-cell table:formula="of:=IF(OR([.B12]=&quot;---&quot;;[.E12]=&quot;---&quot;);&quot;---&quot;;1-([.E12]/([.E12]+[.B12])))" office:value-type="float" office:value="0.227945911139729" calcext:value-type="float">
            <text:p>0.23</text:p>
          </table:table-cell>
          <table:table-cell table:formula="of:=IF(OR([.C12]=&quot;---&quot;;[.D12]=&quot;---&quot;);&quot;---&quot;;1-([.C12]/([.D12]+[.C12])))" office:value-type="string" office:string-value="---" calcext:value-type="string">
            <text:p>---</text:p>
          </table:table-cell>
          <table:table-cell table:formula="of:=IF(OR([.C12]=&quot;---&quot;;[.D12]=&quot;---&quot;);&quot;---&quot;;1-([.D12]/([.D12]+[.C12])))" office:value-type="string" office:string-value="---" calcext:value-type="string">
            <text:p>---</text:p>
          </table:table-cell>
          <table:table-cell table:formula="of:=IF(OR([.C12]=&quot;---&quot;;[.E12]=&quot;---&quot;);&quot;---&quot;;1-([.C12]/([.E12]+[.C12])))" office:value-type="string" office:string-value="---" calcext:value-type="string">
            <text:p>---</text:p>
          </table:table-cell>
          <table:table-cell table:formula="of:=IF(OR([.C12]=&quot;---&quot;;[.E12]=&quot;---&quot;);&quot;---&quot;;1-([.E12]/([.E12]+[.C12])))" office:value-type="string" office:string-value="---" calcext:value-type="string">
            <text:p>---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FPGA" calcext:value-type="string">
            <text:p>FPGA</text:p>
          </table:table-cell>
          <table:table-cell table:formula="of:=IF(OR([.C12]=&quot;---&quot;;[.D12]=&quot;---&quot;);&quot;---&quot;;IF([.C12]&lt;[.D12]; &quot;FPGA&quot;; &quot;GPU&quot;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4" office:value-type="string" calcext:value-type="string">
            <text:p>s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[$sv.V13]=&quot;---&quot;;&quot;---&quot;;[$sv.V13]*[.$V12])" office:value-type="float" office:value="28588.75" calcext:value-type="float">
            <text:p>28588.75</text:p>
          </table:table-cell>
          <table:table-cell table:formula="of:=IF([$a10.V13]=&quot;---&quot;;&quot;---&quot;;[$a10.V13]*[.$V13])" office:value-type="string" office:string-value="---" calcext:value-type="string">
            <text:p>---</text:p>
          </table:table-cell>
          <table:table-cell table:formula="of:=IF([$quadro.V13]=&quot;---&quot;;&quot;---&quot;;[$quadro.V13]*[.$V14])" office:value-type="float" office:value="4637.1" calcext:value-type="float">
            <text:p>4637.10</text:p>
          </table:table-cell>
          <table:table-cell table:formula="of:=IF([$gtx.V13]=&quot;---&quot;;&quot;---&quot;;[$gtx.V13]*[.$V15])" office:value-type="float" office:value="9735" calcext:value-type="float">
            <text:p>9735.00</text:p>
          </table:table-cell>
          <table:table-cell table:formula="of:=IF(OR([.B13]=&quot;---&quot;;[.D13]=&quot;---&quot;);&quot;---&quot;;1-([.B13]/([.D13]+[.B13])))" office:value-type="float" office:value="0.139563020961089" calcext:value-type="float">
            <text:p>0.14</text:p>
          </table:table-cell>
          <table:table-cell table:formula="of:=IF(OR([.B13]=&quot;---&quot;;[.D13]=&quot;---&quot;);&quot;---&quot;;1-([.D13]/([.D13]+[.B13])))" office:value-type="float" office:value="0.860436979038911" calcext:value-type="float">
            <text:p>0.86</text:p>
          </table:table-cell>
          <table:table-cell table:formula="of:=IF(OR([.B13]=&quot;---&quot;;[.E13]=&quot;---&quot;);&quot;---&quot;;1-([.B13]/([.E13]+[.B13])))" office:value-type="float" office:value="0.254020026745817" calcext:value-type="float">
            <text:p>0.25</text:p>
          </table:table-cell>
          <table:table-cell table:formula="of:=IF(OR([.B13]=&quot;---&quot;;[.E13]=&quot;---&quot;);&quot;---&quot;;1-([.E13]/([.E13]+[.B13])))" office:value-type="float" office:value="0.745979973254183" calcext:value-type="float">
            <text:p>0.75</text:p>
          </table:table-cell>
          <table:table-cell table:formula="of:=IF(OR([.C13]=&quot;---&quot;;[.D13]=&quot;---&quot;);&quot;---&quot;;1-([.C13]/([.D13]+[.C13])))" office:value-type="string" office:string-value="---" calcext:value-type="string">
            <text:p>---</text:p>
          </table:table-cell>
          <table:table-cell table:formula="of:=IF(OR([.C13]=&quot;---&quot;;[.D13]=&quot;---&quot;);&quot;---&quot;;1-([.D13]/([.D13]+[.C13])))" office:value-type="string" office:string-value="---" calcext:value-type="string">
            <text:p>---</text:p>
          </table:table-cell>
          <table:table-cell table:formula="of:=IF(OR([.C13]=&quot;---&quot;;[.E13]=&quot;---&quot;);&quot;---&quot;;1-([.C13]/([.E13]+[.C13])))" office:value-type="string" office:string-value="---" calcext:value-type="string">
            <text:p>---</text:p>
          </table:table-cell>
          <table:table-cell table:formula="of:=IF(OR([.C13]=&quot;---&quot;;[.E13]=&quot;---&quot;);&quot;---&quot;;1-([.E13]/([.E13]+[.C13])))" office:value-type="string" office:string-value="---" calcext:value-type="string">
            <text:p>---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4" office:value-type="string" calcext:value-type="string">
            <text:p>a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[$sv.V14]=&quot;---&quot;;&quot;---&quot;;[$sv.V14]*[.$V12])" office:value-type="float" office:value="1280523.75" calcext:value-type="float">
            <text:p>1280523.75</text:p>
          </table:table-cell>
          <table:table-cell table:formula="of:=IF([$a10.V14]=&quot;---&quot;;&quot;---&quot;;[$a10.V14]*[.$V13])" office:value-type="string" office:string-value="---" calcext:value-type="string">
            <text:p>---</text:p>
          </table:table-cell>
          <table:table-cell table:formula="of:=IF([$quadro.V14]=&quot;---&quot;;&quot;---&quot;;[$quadro.V14]*[.$V14])" office:value-type="float" office:value="18562.75" calcext:value-type="float">
            <text:p>18562.75</text:p>
          </table:table-cell>
          <table:table-cell table:formula="of:=IF([$gtx.V14]=&quot;---&quot;;&quot;---&quot;;[$gtx.V14]*[.$V15])" office:value-type="float" office:value="17638.5" calcext:value-type="float">
            <text:p>17638.50</text:p>
          </table:table-cell>
          <table:table-cell table:formula="of:=IF(OR([.B14]=&quot;---&quot;;[.D14]=&quot;---&quot;);&quot;---&quot;;1-([.B14]/([.D14]+[.B14])))" office:value-type="float" office:value="0.0142890792876379" calcext:value-type="float">
            <text:p>0.01</text:p>
          </table:table-cell>
          <table:table-cell table:formula="of:=IF(OR([.B14]=&quot;---&quot;;[.D14]=&quot;---&quot;);&quot;---&quot;;1-([.D14]/([.D14]+[.B14])))" office:value-type="float" office:value="0.985710920712362" calcext:value-type="float">
            <text:p>0.99</text:p>
          </table:table-cell>
          <table:table-cell table:formula="of:=IF(OR([.B14]=&quot;---&quot;;[.E14]=&quot;---&quot;);&quot;---&quot;;1-([.B14]/([.E14]+[.B14])))" office:value-type="float" office:value="0.0135872846402674" calcext:value-type="float">
            <text:p>0.01</text:p>
          </table:table-cell>
          <table:table-cell table:formula="of:=IF(OR([.B14]=&quot;---&quot;;[.E14]=&quot;---&quot;);&quot;---&quot;;1-([.E14]/([.E14]+[.B14])))" office:value-type="float" office:value="0.986412715359733" calcext:value-type="float">
            <text:p>0.99</text:p>
          </table:table-cell>
          <table:table-cell table:formula="of:=IF(OR([.C14]=&quot;---&quot;;[.D14]=&quot;---&quot;);&quot;---&quot;;1-([.C14]/([.D14]+[.C14])))" office:value-type="string" office:string-value="---" calcext:value-type="string">
            <text:p>---</text:p>
          </table:table-cell>
          <table:table-cell table:formula="of:=IF(OR([.C14]=&quot;---&quot;;[.D14]=&quot;---&quot;);&quot;---&quot;;1-([.D14]/([.D14]+[.C14])))" office:value-type="string" office:string-value="---" calcext:value-type="string">
            <text:p>---</text:p>
          </table:table-cell>
          <table:table-cell table:formula="of:=IF(OR([.C14]=&quot;---&quot;;[.E14]=&quot;---&quot;);&quot;---&quot;;1-([.C14]/([.E14]+[.C14])))" office:value-type="string" office:string-value="---" calcext:value-type="string">
            <text:p>---</text:p>
          </table:table-cell>
          <table:table-cell table:formula="of:=IF(OR([.C14]=&quot;---&quot;;[.E14]=&quot;---&quot;);&quot;---&quot;;1-([.E14]/([.E14]+[.C14])))" office:value-type="string" office:string-value="---" calcext:value-type="string">
            <text:p>---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4" office:value-type="string" calcext:value-type="string">
            <text:p>quad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IF([$sv.V15]=&quot;---&quot;;&quot;---&quot;;[$sv.V15]*[.$V12])" office:value-type="float" office:value="10430506.25" calcext:value-type="float">
            <text:p>10430506.25</text:p>
          </table:table-cell>
          <table:table-cell table:formula="of:=IF([$a10.V15]=&quot;---&quot;;&quot;---&quot;;[$a10.V15]*[.$V13])" office:value-type="float" office:value="292696248" calcext:value-type="float">
            <text:p>292696248.00</text:p>
          </table:table-cell>
          <table:table-cell table:formula="of:=IF([$quadro.V15]=&quot;---&quot;;&quot;---&quot;;[$quadro.V15]*[.$V14])" office:value-type="float" office:value="568307.15" calcext:value-type="float">
            <text:p>568307.15</text:p>
          </table:table-cell>
          <table:table-cell table:formula="of:=IF([$gtx.V15]=&quot;---&quot;;&quot;---&quot;;[$gtx.V15]*[.$V15])" office:value-type="float" office:value="516524.25" calcext:value-type="float">
            <text:p>516524.25</text:p>
          </table:table-cell>
          <table:table-cell table:formula="of:=IF(OR([.B15]=&quot;---&quot;;[.D15]=&quot;---&quot;);&quot;---&quot;;1-([.B15]/([.D15]+[.B15])))" office:value-type="float" office:value="0.0516698601323666" calcext:value-type="float">
            <text:p>0.05</text:p>
          </table:table-cell>
          <table:table-cell table:formula="of:=IF(OR([.B15]=&quot;---&quot;;[.D15]=&quot;---&quot;);&quot;---&quot;;1-([.D15]/([.D15]+[.B15])))" office:value-type="float" office:value="0.948330139867633" calcext:value-type="float">
            <text:p>0.95</text:p>
          </table:table-cell>
          <table:table-cell table:formula="of:=IF(OR([.B15]=&quot;---&quot;;[.E15]=&quot;---&quot;);&quot;---&quot;;1-([.B15]/([.E15]+[.B15])))" office:value-type="float" office:value="0.0471839600702675" calcext:value-type="float">
            <text:p>0.05</text:p>
          </table:table-cell>
          <table:table-cell table:formula="of:=IF(OR([.B15]=&quot;---&quot;;[.E15]=&quot;---&quot;);&quot;---&quot;;1-([.E15]/([.E15]+[.B15])))" office:value-type="float" office:value="0.952816039929732" calcext:value-type="float">
            <text:p>0.95</text:p>
          </table:table-cell>
          <table:table-cell table:formula="of:=IF(OR([.C15]=&quot;---&quot;;[.D15]=&quot;---&quot;);&quot;---&quot;;1-([.C15]/([.D15]+[.C15])))" office:value-type="float" office:value="0.00193786511196115" calcext:value-type="float">
            <text:p>0.00</text:p>
          </table:table-cell>
          <table:table-cell table:formula="of:=IF(OR([.C15]=&quot;---&quot;;[.D15]=&quot;---&quot;);&quot;---&quot;;1-([.D15]/([.D15]+[.C15])))" office:value-type="float" office:value="0.998062134888039" calcext:value-type="float">
            <text:p>1.00</text:p>
          </table:table-cell>
          <table:table-cell table:formula="of:=IF(OR([.C15]=&quot;---&quot;;[.E15]=&quot;---&quot;);&quot;---&quot;;1-([.C15]/([.E15]+[.C15])))" office:value-type="float" office:value="0.00176160214998955" calcext:value-type="float">
            <text:p>0.00</text:p>
          </table:table-cell>
          <table:table-cell table:formula="of:=IF(OR([.C15]=&quot;---&quot;;[.E15]=&quot;---&quot;);&quot;---&quot;;1-([.E15]/([.E15]+[.C15])))" office:value-type="float" office:value="0.99823839785001" calcext:value-type="float">
            <text:p>1.00</text:p>
          </table:table-cell>
          <table:table-cell table:formula="of:=IF(OR([.B15]=&quot;---&quot;;[.D15]=&quot;---&quot;);&quot;---&quot;;IF([.B15]&lt;[.D15]; &quot;FPGA&quot;; &quot;GPU&quot;))" office:value-type="string" office:string-value="GPU" calcext:value-type="string">
            <text:p>GPU</text:p>
          </table:table-cell>
          <table:table-cell table:formula="of:=IF(OR([.B15]=&quot;---&quot;;[.E15]=&quot;---&quot;);&quot;---&quot;;IF([.B15]&lt;[.E15]; &quot;FPGA&quot;; &quot;GPU&quot;))" office:value-type="string" office:string-value="GPU" calcext:value-type="string">
            <text:p>GPU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14" office:value-type="string" calcext:value-type="string">
            <text:p>gtx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IF([$sv.V16]=&quot;---&quot;;&quot;---&quot;;[$sv.V16]*[.$V12])" office:value-type="float" office:value="6820113.75" calcext:value-type="float">
            <text:p>6820113.75</text:p>
          </table:table-cell>
          <table:table-cell table:formula="of:=IF([$a10.V16]=&quot;---&quot;;&quot;---&quot;;[$a10.V16]*[.$V13])" office:value-type="float" office:value="206785800" calcext:value-type="float">
            <text:p>206785800.00</text:p>
          </table:table-cell>
          <table:table-cell table:formula="of:=IF([$quadro.V16]=&quot;---&quot;;&quot;---&quot;;[$quadro.V16]*[.$V14])" office:value-type="float" office:value="245639.2" calcext:value-type="float">
            <text:p>245639.20</text:p>
          </table:table-cell>
          <table:table-cell table:formula="of:=IF([$gtx.V16]=&quot;---&quot;;&quot;---&quot;;[$gtx.V16]*[.$V15])" office:value-type="float" office:value="166988.25" calcext:value-type="float">
            <text:p>166988.25</text:p>
          </table:table-cell>
          <table:table-cell table:formula="of:=IF(OR([.B16]=&quot;---&quot;;[.D16]=&quot;---&quot;);&quot;---&quot;;1-([.B16]/([.D16]+[.B16])))" office:value-type="float" office:value="0.0347647592179118" calcext:value-type="float">
            <text:p>0.03</text:p>
          </table:table-cell>
          <table:table-cell table:formula="of:=IF(OR([.B16]=&quot;---&quot;;[.D16]=&quot;---&quot;);&quot;---&quot;;1-([.D16]/([.D16]+[.B16])))" office:value-type="float" office:value="0.965235240782088" calcext:value-type="float">
            <text:p>0.97</text:p>
          </table:table-cell>
          <table:table-cell table:formula="of:=IF(OR([.B16]=&quot;---&quot;;[.E16]=&quot;---&quot;);&quot;---&quot;;1-([.B16]/([.E16]+[.B16])))" office:value-type="float" office:value="0.023899500823088" calcext:value-type="float">
            <text:p>0.02</text:p>
          </table:table-cell>
          <table:table-cell table:formula="of:=IF(OR([.B16]=&quot;---&quot;;[.E16]=&quot;---&quot;);&quot;---&quot;;1-([.E16]/([.E16]+[.B16])))" office:value-type="float" office:value="0.976100499176912" calcext:value-type="float">
            <text:p>0.98</text:p>
          </table:table-cell>
          <table:table-cell table:formula="of:=IF(OR([.C16]=&quot;---&quot;;[.D16]=&quot;---&quot;);&quot;---&quot;;1-([.C16]/([.D16]+[.C16])))" office:value-type="float" office:value="0.00118648259872589" calcext:value-type="float">
            <text:p>0.00</text:p>
          </table:table-cell>
          <table:table-cell table:formula="of:=IF(OR([.C16]=&quot;---&quot;;[.D16]=&quot;---&quot;);&quot;---&quot;;1-([.D16]/([.D16]+[.C16])))" office:value-type="float" office:value="0.998813517401274" calcext:value-type="float">
            <text:p>1.00</text:p>
          </table:table-cell>
          <table:table-cell table:formula="of:=IF(OR([.C16]=&quot;---&quot;;[.E16]=&quot;---&quot;);&quot;---&quot;;1-([.C16]/([.E16]+[.C16])))" office:value-type="float" office:value="0.000806890554179374" calcext:value-type="float">
            <text:p>0.00</text:p>
          </table:table-cell>
          <table:table-cell table:formula="of:=IF(OR([.C16]=&quot;---&quot;;[.E16]=&quot;---&quot;);&quot;---&quot;;1-([.E16]/([.E16]+[.C16])))" office:value-type="float" office:value="0.999193109445821" calcext:value-type="float">
            <text:p>1.00</text:p>
          </table:table-cell>
          <table:table-cell table:formula="of:=IF(OR([.B16]=&quot;---&quot;;[.D16]=&quot;---&quot;);&quot;---&quot;;IF([.B16]&lt;[.D16]; &quot;FPGA&quot;; &quot;GPU&quot;))" office:value-type="string" office:string-value="GPU" calcext:value-type="string">
            <text:p>GPU</text:p>
          </table:table-cell>
          <table:table-cell table:formula="of:=IF(OR([.B16]=&quot;---&quot;;[.E16]=&quot;---&quot;);&quot;---&quot;;IF([.B16]&lt;[.E16]; &quot;FPGA&quot;; &quot;GPU&quot;))" office:value-type="string" office:string-value="GPU" calcext:value-type="string">
            <text:p>GPU</text:p>
          </table:table-cell>
          <table:table-cell table:formula="of:=IF(OR([.C16]=&quot;---&quot;;[.D16]=&quot;---&quot;);&quot;---&quot;;IF([.C16]&lt;[.D16]; &quot;FPGA&quot;; &quot;GPU&quot;))" office:value-type="string" office:string-value="GPU" calcext:value-type="string">
            <text:p>GPU</text:p>
          </table:table-cell>
          <table:table-cell table:formula="of:=IF(OR([.C16]=&quot;---&quot;;[.E16]=&quot;---&quot;);&quot;---&quot;;IF([.C16]&lt;[.E1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IF([$sv.V17]=&quot;---&quot;;&quot;---&quot;;[$sv.V17]*[.$V12])" office:value-type="float" office:value="148466.25" calcext:value-type="float">
            <text:p>148466.25</text:p>
          </table:table-cell>
          <table:table-cell table:formula="of:=IF([$a10.V17]=&quot;---&quot;;&quot;---&quot;;[$a10.V17]*[.$V13])" office:value-type="string" office:string-value="---" calcext:value-type="string">
            <text:p>---</text:p>
          </table:table-cell>
          <table:table-cell table:formula="of:=IF([$quadro.V17]=&quot;---&quot;;&quot;---&quot;;[$quadro.V17]*[.$V14])" office:value-type="float" office:value="26461.4" calcext:value-type="float">
            <text:p>26461.40</text:p>
          </table:table-cell>
          <table:table-cell table:formula="of:=IF([$gtx.V17]=&quot;---&quot;;&quot;---&quot;;[$gtx.V17]*[.$V15])" office:value-type="float" office:value="23182.5" calcext:value-type="float">
            <text:p>23182.50</text:p>
          </table:table-cell>
          <table:table-cell table:formula="of:=IF(OR([.B17]=&quot;---&quot;;[.D17]=&quot;---&quot;);&quot;---&quot;;1-([.B17]/([.D17]+[.B17])))" office:value-type="float" office:value="0.151270539563071" calcext:value-type="float">
            <text:p>0.15</text:p>
          </table:table-cell>
          <table:table-cell table:formula="of:=IF(OR([.B17]=&quot;---&quot;;[.D17]=&quot;---&quot;);&quot;---&quot;;1-([.D17]/([.D17]+[.B17])))" office:value-type="float" office:value="0.848729460436929" calcext:value-type="float">
            <text:p>0.85</text:p>
          </table:table-cell>
          <table:table-cell table:formula="of:=IF(OR([.B17]=&quot;---&quot;;[.E17]=&quot;---&quot;);&quot;---&quot;;1-([.B17]/([.E17]+[.B17])))" office:value-type="float" office:value="0.135057785157189" calcext:value-type="float">
            <text:p>0.14</text:p>
          </table:table-cell>
          <table:table-cell table:formula="of:=IF(OR([.B17]=&quot;---&quot;;[.E17]=&quot;---&quot;);&quot;---&quot;;1-([.E17]/([.E17]+[.B17])))" office:value-type="float" office:value="0.864942214842811" calcext:value-type="float">
            <text:p>0.86</text:p>
          </table:table-cell>
          <table:table-cell table:formula="of:=IF(OR([.C17]=&quot;---&quot;;[.D17]=&quot;---&quot;);&quot;---&quot;;1-([.C17]/([.D17]+[.C17])))" office:value-type="string" office:string-value="---" calcext:value-type="string">
            <text:p>---</text:p>
          </table:table-cell>
          <table:table-cell table:formula="of:=IF(OR([.C17]=&quot;---&quot;;[.D17]=&quot;---&quot;);&quot;---&quot;;1-([.D17]/([.D17]+[.C17])))" office:value-type="string" office:string-value="---" calcext:value-type="string">
            <text:p>---</text:p>
          </table:table-cell>
          <table:table-cell table:formula="of:=IF(OR([.C17]=&quot;---&quot;;[.E17]=&quot;---&quot;);&quot;---&quot;;1-([.C17]/([.E17]+[.C17])))" office:value-type="string" office:string-value="---" calcext:value-type="string">
            <text:p>---</text:p>
          </table:table-cell>
          <table:table-cell table:formula="of:=IF(OR([.C17]=&quot;---&quot;;[.E17]=&quot;---&quot;);&quot;---&quot;;1-([.E17]/([.E17]+[.C17])))" office:value-type="string" office:string-value="---" calcext:value-type="string">
            <text:p>---</text:p>
          </table:table-cell>
          <table:table-cell table:formula="of:=IF(OR([.B17]=&quot;---&quot;;[.D17]=&quot;---&quot;);&quot;---&quot;;IF([.B17]&lt;[.D17]; &quot;FPGA&quot;; &quot;GPU&quot;))" office:value-type="string" office:string-value="GPU" calcext:value-type="string">
            <text:p>GPU</text:p>
          </table:table-cell>
          <table:table-cell table:formula="of:=IF(OR([.B17]=&quot;---&quot;;[.E17]=&quot;---&quot;);&quot;---&quot;;IF([.B17]&lt;[.E17]; &quot;FPGA&quot;; &quot;GPU&quot;))" office:value-type="string" office:string-value="GPU" calcext:value-type="string">
            <text:p>GPU</text:p>
          </table:table-cell>
          <table:table-cell table:formula="of:=IF(OR([.C17]=&quot;---&quot;;[.D17]=&quot;---&quot;);&quot;---&quot;;IF([.C17]&lt;[.D17]; &quot;FPGA&quot;; &quot;GPU&quot;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IF([$sv.V18]=&quot;---&quot;;&quot;---&quot;;[$sv.V18]*[.$V12])" office:value-type="float" office:value="328785" calcext:value-type="float">
            <text:p>328785.00</text:p>
          </table:table-cell>
          <table:table-cell table:formula="of:=IF([$a10.V18]=&quot;---&quot;;&quot;---&quot;;[$a10.V18]*[.$V13])" office:value-type="float" office:value="693549" calcext:value-type="float">
            <text:p>693549.00</text:p>
          </table:table-cell>
          <table:table-cell table:formula="of:=IF([$quadro.V18]=&quot;---&quot;;&quot;---&quot;;[$quadro.V18]*[.$V14])" office:value-type="float" office:value="35825.8" calcext:value-type="float">
            <text:p>35825.80</text:p>
          </table:table-cell>
          <table:table-cell table:formula="of:=IF([$gtx.V18]=&quot;---&quot;;&quot;---&quot;;[$gtx.V18]*[.$V15])" office:value-type="float" office:value="86187.75" calcext:value-type="float">
            <text:p>86187.75</text:p>
          </table:table-cell>
          <table:table-cell table:formula="of:=IF(OR([.B18]=&quot;---&quot;;[.D18]=&quot;---&quot;);&quot;---&quot;;1-([.B18]/([.D18]+[.B18])))" office:value-type="float" office:value="0.0982576489780336" calcext:value-type="float">
            <text:p>0.10</text:p>
          </table:table-cell>
          <table:table-cell table:formula="of:=IF(OR([.B18]=&quot;---&quot;;[.D18]=&quot;---&quot;);&quot;---&quot;;1-([.D18]/([.D18]+[.B18])))" office:value-type="float" office:value="0.901742351021966" calcext:value-type="float">
            <text:p>0.90</text:p>
          </table:table-cell>
          <table:table-cell table:formula="of:=IF(OR([.B18]=&quot;---&quot;;[.E18]=&quot;---&quot;);&quot;---&quot;;1-([.B18]/([.E18]+[.B18])))" office:value-type="float" office:value="0.207694963102999" calcext:value-type="float">
            <text:p>0.21</text:p>
          </table:table-cell>
          <table:table-cell table:formula="of:=IF(OR([.B18]=&quot;---&quot;;[.E18]=&quot;---&quot;);&quot;---&quot;;1-([.E18]/([.E18]+[.B18])))" office:value-type="float" office:value="0.792305036897001" calcext:value-type="float">
            <text:p>0.79</text:p>
          </table:table-cell>
          <table:table-cell table:formula="of:=IF(OR([.C18]=&quot;---&quot;;[.D18]=&quot;---&quot;);&quot;---&quot;;1-([.C18]/([.D18]+[.C18])))" office:value-type="float" office:value="0.0491185053281249" calcext:value-type="float">
            <text:p>0.05</text:p>
          </table:table-cell>
          <table:table-cell table:formula="of:=IF(OR([.C18]=&quot;---&quot;;[.D18]=&quot;---&quot;);&quot;---&quot;;1-([.D18]/([.D18]+[.C18])))" office:value-type="float" office:value="0.950881494671875" calcext:value-type="float">
            <text:p>0.95</text:p>
          </table:table-cell>
          <table:table-cell table:formula="of:=IF(OR([.C18]=&quot;---&quot;;[.E18]=&quot;---&quot;);&quot;---&quot;;1-([.C18]/([.E18]+[.C18])))" office:value-type="float" office:value="0.110534420751619" calcext:value-type="float">
            <text:p>0.11</text:p>
          </table:table-cell>
          <table:table-cell table:formula="of:=IF(OR([.C18]=&quot;---&quot;;[.E18]=&quot;---&quot;);&quot;---&quot;;1-([.E18]/([.E18]+[.C18])))" office:value-type="float" office:value="0.889465579248381" calcext:value-type="float">
            <text:p>0.89</text:p>
          </table:table-cell>
          <table:table-cell table:formula="of:=IF(OR([.B18]=&quot;---&quot;;[.D18]=&quot;---&quot;);&quot;---&quot;;IF([.B18]&lt;[.D18]; &quot;FPGA&quot;; &quot;GPU&quot;))" office:value-type="string" office:string-value="GPU" calcext:value-type="string">
            <text:p>GPU</text:p>
          </table:table-cell>
          <table:table-cell table:formula="of:=IF(OR([.B18]=&quot;---&quot;;[.E18]=&quot;---&quot;);&quot;---&quot;;IF([.B18]&lt;[.E18]; &quot;FPGA&quot;; &quot;GPU&quot;))" office:value-type="string" office:string-value="GPU" calcext:value-type="string">
            <text:p>GPU</text:p>
          </table:table-cell>
          <table:table-cell table:formula="of:=IF(OR([.C18]=&quot;---&quot;;[.D18]=&quot;---&quot;);&quot;---&quot;;IF([.C18]&lt;[.D18]; &quot;FPGA&quot;; &quot;GPU&quot;))" office:value-type="string" office:string-value="GPU" calcext:value-type="string">
            <text:p>GPU</text:p>
          </table:table-cell>
          <table:table-cell table:formula="of:=IF(OR([.C18]=&quot;---&quot;;[.E18]=&quot;---&quot;);&quot;---&quot;;IF([.C18]&lt;[.E1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IF([$sv.V19]=&quot;---&quot;;&quot;---&quot;;[$sv.V19]*[.$V12])" office:value-type="float" office:value="40530" calcext:value-type="float">
            <text:p>40530.00</text:p>
          </table:table-cell>
          <table:table-cell table:formula="of:=IF([$a10.V19]=&quot;---&quot;;&quot;---&quot;;[$a10.V19]*[.$V13])" office:value-type="float" office:value="293754" calcext:value-type="float">
            <text:p>293754.00</text:p>
          </table:table-cell>
          <table:table-cell table:formula="of:=IF([$quadro.V19]=&quot;---&quot;;&quot;---&quot;;[$quadro.V19]*[.$V14])" office:value-type="float" office:value="14147.05" calcext:value-type="float">
            <text:p>14147.05</text:p>
          </table:table-cell>
          <table:table-cell table:formula="of:=IF([$gtx.V19]=&quot;---&quot;;&quot;---&quot;;[$gtx.V19]*[.$V15])" office:value-type="float" office:value="14000.25" calcext:value-type="float">
            <text:p>14000.25</text:p>
          </table:table-cell>
          <table:table-cell table:formula="of:=IF(OR([.B19]=&quot;---&quot;;[.D19]=&quot;---&quot;);&quot;---&quot;;1-([.B19]/([.D19]+[.B19])))" office:value-type="float" office:value="0.258738355489186" calcext:value-type="float">
            <text:p>0.26</text:p>
          </table:table-cell>
          <table:table-cell table:formula="of:=IF(OR([.B19]=&quot;---&quot;;[.D19]=&quot;---&quot;);&quot;---&quot;;1-([.D19]/([.D19]+[.B19])))" office:value-type="float" office:value="0.741261644510814" calcext:value-type="float">
            <text:p>0.74</text:p>
          </table:table-cell>
          <table:table-cell table:formula="of:=IF(OR([.B19]=&quot;---&quot;;[.E19]=&quot;---&quot;);&quot;---&quot;;1-([.B19]/([.E19]+[.B19])))" office:value-type="float" office:value="0.256742817060256" calcext:value-type="float">
            <text:p>0.26</text:p>
          </table:table-cell>
          <table:table-cell table:formula="of:=IF(OR([.B19]=&quot;---&quot;;[.E19]=&quot;---&quot;);&quot;---&quot;;1-([.E19]/([.E19]+[.B19])))" office:value-type="float" office:value="0.743257182939745" calcext:value-type="float">
            <text:p>0.74</text:p>
          </table:table-cell>
          <table:table-cell table:formula="of:=IF(OR([.C19]=&quot;---&quot;;[.D19]=&quot;---&quot;);&quot;---&quot;;1-([.C19]/([.D19]+[.C19])))" office:value-type="float" office:value="0.0459467416561262" calcext:value-type="float">
            <text:p>0.05</text:p>
          </table:table-cell>
          <table:table-cell table:formula="of:=IF(OR([.C19]=&quot;---&quot;;[.D19]=&quot;---&quot;);&quot;---&quot;;1-([.D19]/([.D19]+[.C19])))" office:value-type="float" office:value="0.954053258343874" calcext:value-type="float">
            <text:p>0.95</text:p>
          </table:table-cell>
          <table:table-cell table:formula="of:=IF(OR([.C19]=&quot;---&quot;;[.E19]=&quot;---&quot;);&quot;---&quot;;1-([.C19]/([.E19]+[.C19])))" office:value-type="float" office:value="0.0454916544613112" calcext:value-type="float">
            <text:p>0.05</text:p>
          </table:table-cell>
          <table:table-cell table:formula="of:=IF(OR([.C19]=&quot;---&quot;;[.E19]=&quot;---&quot;);&quot;---&quot;;1-([.E19]/([.E19]+[.C19])))" office:value-type="float" office:value="0.954508345538689" calcext:value-type="float">
            <text:p>0.95</text:p>
          </table:table-cell>
          <table:table-cell table:formula="of:=IF(OR([.B19]=&quot;---&quot;;[.D19]=&quot;---&quot;);&quot;---&quot;;IF([.B19]&lt;[.D19]; &quot;FPGA&quot;; &quot;GPU&quot;))" office:value-type="string" office:string-value="GPU" calcext:value-type="string">
            <text:p>GPU</text:p>
          </table:table-cell>
          <table:table-cell table:formula="of:=IF(OR([.B19]=&quot;---&quot;;[.E19]=&quot;---&quot;);&quot;---&quot;;IF([.B19]&lt;[.E19]; &quot;FPGA&quot;; &quot;GPU&quot;))" office:value-type="string" office:string-value="GPU" calcext:value-type="string">
            <text:p>GPU</text:p>
          </table:table-cell>
          <table:table-cell table:formula="of:=IF(OR([.C19]=&quot;---&quot;;[.D19]=&quot;---&quot;);&quot;---&quot;;IF([.C19]&lt;[.D19]; &quot;FPGA&quot;; &quot;GPU&quot;))" office:value-type="string" office:string-value="GPU" calcext:value-type="string">
            <text:p>GPU</text:p>
          </table:table-cell>
          <table:table-cell table:formula="of:=IF(OR([.C19]=&quot;---&quot;;[.E19]=&quot;---&quot;);&quot;---&quot;;IF([.C19]&lt;[.E1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[$sv.V20]=&quot;---&quot;;&quot;---&quot;;[$sv.V20]*[.$V12])" office:value-type="float" office:value="7381807.5" calcext:value-type="float">
            <text:p>7381807.50</text:p>
          </table:table-cell>
          <table:table-cell table:formula="of:=IF([$a10.V20]=&quot;---&quot;;&quot;---&quot;;[$a10.V20]*[.$V13])" office:value-type="float" office:value="8428170" calcext:value-type="float">
            <text:p>8428170.00</text:p>
          </table:table-cell>
          <table:table-cell table:formula="of:=IF([$quadro.V20]=&quot;---&quot;;&quot;---&quot;;[$quadro.V20]*[.$V14])" office:value-type="float" office:value="129486.2" calcext:value-type="float">
            <text:p>129486.20</text:p>
          </table:table-cell>
          <table:table-cell table:formula="of:=IF([$gtx.V20]=&quot;---&quot;;&quot;---&quot;;[$gtx.V20]*[.$V15])" office:value-type="float" office:value="91731.75" calcext:value-type="float">
            <text:p>91731.75</text:p>
          </table:table-cell>
          <table:table-cell table:formula="of:=IF(OR([.B20]=&quot;---&quot;;[.D20]=&quot;---&quot;);&quot;---&quot;;1-([.B20]/([.D20]+[.B20])))" office:value-type="float" office:value="0.0172388679196501" calcext:value-type="float">
            <text:p>0.02</text:p>
          </table:table-cell>
          <table:table-cell table:formula="of:=IF(OR([.B20]=&quot;---&quot;;[.D20]=&quot;---&quot;);&quot;---&quot;;1-([.D20]/([.D20]+[.B20])))" office:value-type="float" office:value="0.98276113208035" calcext:value-type="float">
            <text:p>0.98</text:p>
          </table:table-cell>
          <table:table-cell table:formula="of:=IF(OR([.B20]=&quot;---&quot;;[.E20]=&quot;---&quot;);&quot;---&quot;;1-([.B20]/([.E20]+[.B20])))" office:value-type="float" office:value="0.0122742046213244" calcext:value-type="float">
            <text:p>0.01</text:p>
          </table:table-cell>
          <table:table-cell table:formula="of:=IF(OR([.B20]=&quot;---&quot;;[.E20]=&quot;---&quot;);&quot;---&quot;;1-([.E20]/([.E20]+[.B20])))" office:value-type="float" office:value="0.987725795378675" calcext:value-type="float">
            <text:p>0.99</text:p>
          </table:table-cell>
          <table:table-cell table:formula="of:=IF(OR([.C20]=&quot;---&quot;;[.D20]=&quot;---&quot;);&quot;---&quot;;1-([.C20]/([.D20]+[.C20])))" office:value-type="float" office:value="0.0151310355281624" calcext:value-type="float">
            <text:p>0.02</text:p>
          </table:table-cell>
          <table:table-cell table:formula="of:=IF(OR([.C20]=&quot;---&quot;;[.D20]=&quot;---&quot;);&quot;---&quot;;1-([.D20]/([.D20]+[.C20])))" office:value-type="float" office:value="0.984868964471838" calcext:value-type="float">
            <text:p>0.98</text:p>
          </table:table-cell>
          <table:table-cell table:formula="of:=IF(OR([.C20]=&quot;---&quot;;[.E20]=&quot;---&quot;);&quot;---&quot;;1-([.C20]/([.E20]+[.C20])))" office:value-type="float" office:value="0.0107667614829009" calcext:value-type="float">
            <text:p>0.01</text:p>
          </table:table-cell>
          <table:table-cell table:formula="of:=IF(OR([.C20]=&quot;---&quot;;[.E20]=&quot;---&quot;);&quot;---&quot;;1-([.E20]/([.E20]+[.C20])))" office:value-type="float" office:value="0.989233238517099" calcext:value-type="float">
            <text:p>0.99</text:p>
          </table:table-cell>
          <table:table-cell table:formula="of:=IF(OR([.B20]=&quot;---&quot;;[.D20]=&quot;---&quot;);&quot;---&quot;;IF([.B20]&lt;[.D20]; &quot;FPGA&quot;; &quot;GPU&quot;))" office:value-type="string" office:string-value="GPU" calcext:value-type="string">
            <text:p>GPU</text:p>
          </table:table-cell>
          <table:table-cell table:formula="of:=IF(OR([.B20]=&quot;---&quot;;[.E20]=&quot;---&quot;);&quot;---&quot;;IF([.B20]&lt;[.E20]; &quot;FPGA&quot;; &quot;GPU&quot;))" office:value-type="string" office:string-value="GPU" calcext:value-type="string">
            <text:p>GPU</text:p>
          </table:table-cell>
          <table:table-cell table:formula="of:=IF(OR([.C20]=&quot;---&quot;;[.D20]=&quot;---&quot;);&quot;---&quot;;IF([.C20]&lt;[.D20]; &quot;FPGA&quot;; &quot;GPU&quot;))" office:value-type="string" office:string-value="GPU" calcext:value-type="string">
            <text:p>GPU</text:p>
          </table:table-cell>
          <table:table-cell table:formula="of:=IF(OR([.C20]=&quot;---&quot;;[.E20]=&quot;---&quot;);&quot;---&quot;;IF([.C20]&lt;[.E20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d</text:p>
          </table:table-cell>
          <table:table-cell table:formula="of:=IF([$sv.V21]=&quot;---&quot;;&quot;---&quot;;[$sv.V21]*[.$V12])" office:value-type="float" office:value="11361.25" calcext:value-type="float">
            <text:p>11361.25</text:p>
          </table:table-cell>
          <table:table-cell table:formula="of:=IF([$a10.V21]=&quot;---&quot;;&quot;---&quot;;[$a10.V21]*[.$V13])" office:value-type="float" office:value="13449" calcext:value-type="float">
            <text:p>13449.00</text:p>
          </table:table-cell>
          <table:table-cell table:formula="of:=IF([$quadro.V21]=&quot;---&quot;;&quot;---&quot;;[$quadro.V21]*[.$V14])" office:value-type="float" office:value="4145.1" calcext:value-type="float">
            <text:p>4145.10</text:p>
          </table:table-cell>
          <table:table-cell table:formula="of:=IF([$gtx.V21]=&quot;---&quot;;&quot;---&quot;;[$gtx.V21]*[.$V15])" office:value-type="float" office:value="7524" calcext:value-type="float">
            <text:p>7524.00</text:p>
          </table:table-cell>
          <table:table-cell table:formula="of:=IF(OR([.B21]=&quot;---&quot;;[.D21]=&quot;---&quot;);&quot;---&quot;;1-([.B21]/([.D21]+[.B21])))" office:value-type="float" office:value="0.267316293002544" calcext:value-type="float">
            <text:p>0.27</text:p>
          </table:table-cell>
          <table:table-cell table:formula="of:=IF(OR([.B21]=&quot;---&quot;;[.D21]=&quot;---&quot;);&quot;---&quot;;1-([.D21]/([.D21]+[.B21])))" office:value-type="float" office:value="0.732683706997456" calcext:value-type="float">
            <text:p>0.73</text:p>
          </table:table-cell>
          <table:table-cell table:formula="of:=IF(OR([.B21]=&quot;---&quot;;[.E21]=&quot;---&quot;);&quot;---&quot;;1-([.B21]/([.E21]+[.B21])))" office:value-type="float" office:value="0.398406163540329" calcext:value-type="float">
            <text:p>0.40</text:p>
          </table:table-cell>
          <table:table-cell table:formula="of:=IF(OR([.B21]=&quot;---&quot;;[.E21]=&quot;---&quot;);&quot;---&quot;;1-([.E21]/([.E21]+[.B21])))" office:value-type="float" office:value="0.601593836459671" calcext:value-type="float">
            <text:p>0.60</text:p>
          </table:table-cell>
          <table:table-cell table:formula="of:=IF(OR([.C21]=&quot;---&quot;;[.D21]=&quot;---&quot;);&quot;---&quot;;1-([.C21]/([.D21]+[.C21])))" office:value-type="float" office:value="0.235596023667025" calcext:value-type="float">
            <text:p>0.24</text:p>
          </table:table-cell>
          <table:table-cell table:formula="of:=IF(OR([.C21]=&quot;---&quot;;[.D21]=&quot;---&quot;);&quot;---&quot;;1-([.D21]/([.D21]+[.C21])))" office:value-type="float" office:value="0.764403976332975" calcext:value-type="float">
            <text:p>0.76</text:p>
          </table:table-cell>
          <table:table-cell table:formula="of:=IF(OR([.C21]=&quot;---&quot;;[.E21]=&quot;---&quot;);&quot;---&quot;;1-([.C21]/([.E21]+[.C21])))" office:value-type="float" office:value="0.358746960377628" calcext:value-type="float">
            <text:p>0.36</text:p>
          </table:table-cell>
          <table:table-cell table:formula="of:=IF(OR([.C21]=&quot;---&quot;;[.E21]=&quot;---&quot;);&quot;---&quot;;1-([.E21]/([.E21]+[.C21])))" office:value-type="float" office:value="0.641253039622372" calcext:value-type="float">
            <text:p>0.64</text:p>
          </table:table-cell>
          <table:table-cell table:formula="of:=IF(OR([.B21]=&quot;---&quot;;[.D21]=&quot;---&quot;);&quot;---&quot;;IF([.B21]&lt;[.D21]; &quot;FPGA&quot;; &quot;GPU&quot;))" office:value-type="string" office:string-value="GPU" calcext:value-type="string">
            <text:p>GPU</text:p>
          </table:table-cell>
          <table:table-cell table:formula="of:=IF(OR([.B21]=&quot;---&quot;;[.E21]=&quot;---&quot;);&quot;---&quot;;IF([.B21]&lt;[.E21]; &quot;FPGA&quot;; &quot;GPU&quot;))" office:value-type="string" office:string-value="GPU" calcext:value-type="string">
            <text:p>GPU</text:p>
          </table:table-cell>
          <table:table-cell table:formula="of:=IF(OR([.C21]=&quot;---&quot;;[.D21]=&quot;---&quot;);&quot;---&quot;;IF([.C21]&lt;[.D21]; &quot;FPGA&quot;; &quot;GPU&quot;))" office:value-type="string" office:string-value="GPU" calcext:value-type="string">
            <text:p>GPU</text:p>
          </table:table-cell>
          <table:table-cell table:formula="of:=IF(OR([.C21]=&quot;---&quot;;[.E21]=&quot;---&quot;);&quot;---&quot;;IF([.C21]&lt;[.E21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tree</text:p>
          </table:table-cell>
          <table:table-cell table:formula="of:=IF([$sv.V22]=&quot;---&quot;;&quot;---&quot;;[$sv.V22]*[.$V12])" office:value-type="float" office:value="509435" calcext:value-type="float">
            <text:p>509435.00</text:p>
          </table:table-cell>
          <table:table-cell table:formula="of:=IF([$a10.V22]=&quot;---&quot;;&quot;---&quot;;[$a10.V22]*[.$V13])" office:value-type="float" office:value="1501650" calcext:value-type="float">
            <text:p>1501650.00</text:p>
          </table:table-cell>
          <table:table-cell table:formula="of:=IF([$quadro.V22]=&quot;---&quot;;&quot;---&quot;;[$quadro.V22]*[.$V14])" office:value-type="float" office:value="124484.2" calcext:value-type="float">
            <text:p>124484.20</text:p>
          </table:table-cell>
          <table:table-cell table:formula="of:=IF([$gtx.V22]=&quot;---&quot;;&quot;---&quot;;[$gtx.V22]*[.$V15])" office:value-type="float" office:value="84834.75" calcext:value-type="float">
            <text:p>84834.75</text:p>
          </table:table-cell>
          <table:table-cell table:formula="of:=IF(OR([.B22]=&quot;---&quot;;[.D22]=&quot;---&quot;);&quot;---&quot;;1-([.B22]/([.D22]+[.B22])))" office:value-type="float" office:value="0.196372345245262" calcext:value-type="float">
            <text:p>0.20</text:p>
          </table:table-cell>
          <table:table-cell table:formula="of:=IF(OR([.B22]=&quot;---&quot;;[.D22]=&quot;---&quot;);&quot;---&quot;;1-([.D22]/([.D22]+[.B22])))" office:value-type="float" office:value="0.803627654754738" calcext:value-type="float">
            <text:p>0.80</text:p>
          </table:table-cell>
          <table:table-cell table:formula="of:=IF(OR([.B22]=&quot;---&quot;;[.E22]=&quot;---&quot;);&quot;---&quot;;1-([.B22]/([.E22]+[.B22])))" office:value-type="float" office:value="0.142754616064506" calcext:value-type="float">
            <text:p>0.14</text:p>
          </table:table-cell>
          <table:table-cell table:formula="of:=IF(OR([.B22]=&quot;---&quot;;[.E22]=&quot;---&quot;);&quot;---&quot;;1-([.E22]/([.E22]+[.B22])))" office:value-type="float" office:value="0.857245383935494" calcext:value-type="float">
            <text:p>0.86</text:p>
          </table:table-cell>
          <table:table-cell table:formula="of:=IF(OR([.C22]=&quot;---&quot;;[.D22]=&quot;---&quot;);&quot;---&quot;;1-([.C22]/([.D22]+[.C22])))" office:value-type="float" office:value="0.0765522304370697" calcext:value-type="float">
            <text:p>0.08</text:p>
          </table:table-cell>
          <table:table-cell table:formula="of:=IF(OR([.C22]=&quot;---&quot;;[.D22]=&quot;---&quot;);&quot;---&quot;;1-([.D22]/([.D22]+[.C22])))" office:value-type="float" office:value="0.92344776956293" calcext:value-type="float">
            <text:p>0.92</text:p>
          </table:table-cell>
          <table:table-cell table:formula="of:=IF(OR([.C22]=&quot;---&quot;;[.E22]=&quot;---&quot;);&quot;---&quot;;1-([.C22]/([.E22]+[.C22])))" office:value-type="float" office:value="0.0534734103180002" calcext:value-type="float">
            <text:p>0.05</text:p>
          </table:table-cell>
          <table:table-cell table:formula="of:=IF(OR([.C22]=&quot;---&quot;;[.E22]=&quot;---&quot;);&quot;---&quot;;1-([.E22]/([.E22]+[.C22])))" office:value-type="float" office:value="0.946526589682" calcext:value-type="float">
            <text:p>0.95</text:p>
          </table:table-cell>
          <table:table-cell table:formula="of:=IF(OR([.B22]=&quot;---&quot;;[.D22]=&quot;---&quot;);&quot;---&quot;;IF([.B22]&lt;[.D22]; &quot;FPGA&quot;; &quot;GPU&quot;))" office:value-type="string" office:string-value="GPU" calcext:value-type="string">
            <text:p>GPU</text:p>
          </table:table-cell>
          <table:table-cell table:formula="of:=IF(OR([.B22]=&quot;---&quot;;[.E22]=&quot;---&quot;);&quot;---&quot;;IF([.B22]&lt;[.E22]; &quot;FPGA&quot;; &quot;GPU&quot;))" office:value-type="string" office:string-value="GPU" calcext:value-type="string">
            <text:p>GPU</text:p>
          </table:table-cell>
          <table:table-cell table:formula="of:=IF(OR([.C22]=&quot;---&quot;;[.D22]=&quot;---&quot;);&quot;---&quot;;IF([.C22]&lt;[.D22]; &quot;FPGA&quot;; &quot;GPU&quot;))" office:value-type="string" office:string-value="GPU" calcext:value-type="string">
            <text:p>GPU</text:p>
          </table:table-cell>
          <table:table-cell table:formula="of:=IF(OR([.C22]=&quot;---&quot;;[.E22]=&quot;---&quot;);&quot;---&quot;;IF([.C22]&lt;[.E2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IF([$sv.V23]=&quot;---&quot;;&quot;---&quot;;[$sv.V23]*[.$V12])" office:value-type="string" office:string-value="---" calcext:value-type="string">
            <text:p>---</text:p>
          </table:table-cell>
          <table:table-cell table:formula="of:=IF([$a10.V23]=&quot;---&quot;;&quot;---&quot;;[$a10.V23]*[.$V13])" office:value-type="string" office:string-value="---" calcext:value-type="string">
            <text:p>---</text:p>
          </table:table-cell>
          <table:table-cell table:formula="of:=IF([$quadro.V23]=&quot;---&quot;;&quot;---&quot;;[$quadro.V23]*[.$V14])" office:value-type="float" office:value="2066090.45" calcext:value-type="float">
            <text:p>2066090.45</text:p>
          </table:table-cell>
          <table:table-cell table:formula="of:=IF([$gtx.V23]=&quot;---&quot;;&quot;---&quot;;[$gtx.V23]*[.$V15])" office:value-type="float" office:value="1932323.25" calcext:value-type="float">
            <text:p>1932323.25</text:p>
          </table:table-cell>
          <table:table-cell table:formula="of:=IF(OR([.B23]=&quot;---&quot;;[.D23]=&quot;---&quot;);&quot;---&quot;;1-([.B23]/([.D23]+[.B23])))" office:value-type="string" office:string-value="---" calcext:value-type="string">
            <text:p>---</text:p>
          </table:table-cell>
          <table:table-cell table:formula="of:=IF(OR([.B23]=&quot;---&quot;;[.D23]=&quot;---&quot;);&quot;---&quot;;1-([.D23]/([.D23]+[.B23])))" office:value-type="string" office:string-value="---" calcext:value-type="string">
            <text:p>---</text:p>
          </table:table-cell>
          <table:table-cell table:formula="of:=IF(OR([.B23]=&quot;---&quot;;[.E23]=&quot;---&quot;);&quot;---&quot;;1-([.B23]/([.E23]+[.B23])))" office:value-type="string" office:string-value="---" calcext:value-type="string">
            <text:p>---</text:p>
          </table:table-cell>
          <table:table-cell table:formula="of:=IF(OR([.B23]=&quot;---&quot;;[.E23]=&quot;---&quot;);&quot;---&quot;;1-([.E23]/([.E23]+[.B23])))" office:value-type="string" office:string-value="---" calcext:value-type="string">
            <text:p>---</text:p>
          </table:table-cell>
          <table:table-cell table:formula="of:=IF(OR([.C23]=&quot;---&quot;;[.D23]=&quot;---&quot;);&quot;---&quot;;1-([.C23]/([.D23]+[.C23])))" office:value-type="string" office:string-value="---" calcext:value-type="string">
            <text:p>---</text:p>
          </table:table-cell>
          <table:table-cell table:formula="of:=IF(OR([.C23]=&quot;---&quot;;[.D23]=&quot;---&quot;);&quot;---&quot;;1-([.D23]/([.D23]+[.C23])))" office:value-type="string" office:string-value="---" calcext:value-type="string">
            <text:p>---</text:p>
          </table:table-cell>
          <table:table-cell table:formula="of:=IF(OR([.C23]=&quot;---&quot;;[.E23]=&quot;---&quot;);&quot;---&quot;;1-([.C23]/([.E23]+[.C23])))" office:value-type="string" office:string-value="---" calcext:value-type="string">
            <text:p>---</text:p>
          </table:table-cell>
          <table:table-cell table:formula="of:=IF(OR([.C23]=&quot;---&quot;;[.E23]=&quot;---&quot;);&quot;---&quot;;1-([.E23]/([.E23]+[.C23])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 &quot;FPGA&quot;; &quot;GPU&quot;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 &quot;FPGA&quot;; &quot;GPU&quot;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 &quot;FPGA&quot;; &quot;GPU&quot;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IF([$sv.V24]=&quot;---&quot;;&quot;---&quot;;[$sv.V24]*[.$V12])" office:value-type="string" office:string-value="---" calcext:value-type="string">
            <text:p>---</text:p>
          </table:table-cell>
          <table:table-cell table:formula="of:=IF([$a10.V24]=&quot;---&quot;;&quot;---&quot;;[$a10.V24]*[.$V13])" office:value-type="string" office:string-value="---" calcext:value-type="string">
            <text:p>---</text:p>
          </table:table-cell>
          <table:table-cell table:formula="of:=IF([$quadro.V24]=&quot;---&quot;;&quot;---&quot;;[$quadro.V24]*[.$V14])" office:value-type="float" office:value="360945.55" calcext:value-type="float">
            <text:p>360945.55</text:p>
          </table:table-cell>
          <table:table-cell table:formula="of:=IF([$gtx.V24]=&quot;---&quot;;&quot;---&quot;;[$gtx.V24]*[.$V15])" office:value-type="float" office:value="1656806.25" calcext:value-type="float">
            <text:p>1656806.25</text:p>
          </table:table-cell>
          <table:table-cell table:formula="of:=IF(OR([.B24]=&quot;---&quot;;[.D24]=&quot;---&quot;);&quot;---&quot;;1-([.B24]/([.D24]+[.B24])))" office:value-type="string" office:string-value="---" calcext:value-type="string">
            <text:p>---</text:p>
          </table:table-cell>
          <table:table-cell table:formula="of:=IF(OR([.B24]=&quot;---&quot;;[.D24]=&quot;---&quot;);&quot;---&quot;;1-([.D24]/([.D24]+[.B24])))" office:value-type="string" office:string-value="---" calcext:value-type="string">
            <text:p>---</text:p>
          </table:table-cell>
          <table:table-cell table:formula="of:=IF(OR([.B24]=&quot;---&quot;;[.E24]=&quot;---&quot;);&quot;---&quot;;1-([.B24]/([.E24]+[.B24])))" office:value-type="string" office:string-value="---" calcext:value-type="string">
            <text:p>---</text:p>
          </table:table-cell>
          <table:table-cell table:formula="of:=IF(OR([.B24]=&quot;---&quot;;[.E24]=&quot;---&quot;);&quot;---&quot;;1-([.E24]/([.E24]+[.B24])))" office:value-type="string" office:string-value="---" calcext:value-type="string">
            <text:p>---</text:p>
          </table:table-cell>
          <table:table-cell table:formula="of:=IF(OR([.C24]=&quot;---&quot;;[.D24]=&quot;---&quot;);&quot;---&quot;;1-([.C24]/([.D24]+[.C24])))" office:value-type="string" office:string-value="---" calcext:value-type="string">
            <text:p>---</text:p>
          </table:table-cell>
          <table:table-cell table:formula="of:=IF(OR([.C24]=&quot;---&quot;;[.D24]=&quot;---&quot;);&quot;---&quot;;1-([.D24]/([.D24]+[.C24])))" office:value-type="string" office:string-value="---" calcext:value-type="string">
            <text:p>---</text:p>
          </table:table-cell>
          <table:table-cell table:formula="of:=IF(OR([.C24]=&quot;---&quot;;[.E24]=&quot;---&quot;);&quot;---&quot;;1-([.C24]/([.E24]+[.C24])))" office:value-type="string" office:string-value="---" calcext:value-type="string">
            <text:p>---</text:p>
          </table:table-cell>
          <table:table-cell table:formula="of:=IF(OR([.C24]=&quot;---&quot;;[.E24]=&quot;---&quot;);&quot;---&quot;;1-([.E24]/([.E24]+[.C24])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 &quot;FPGA&quot;; &quot;GPU&quot;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 &quot;FPGA&quot;; &quot;GPU&quot;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 &quot;FPGA&quot;; &quot;GPU&quot;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IF([$sv.V25]=&quot;---&quot;;&quot;---&quot;;[$sv.V25]*[.$V12])" office:value-type="float" office:value="1292191.25" calcext:value-type="float">
            <text:p>1292191.25</text:p>
          </table:table-cell>
          <table:table-cell table:formula="of:=IF([$a10.V25]=&quot;---&quot;;&quot;---&quot;;[$a10.V25]*[.$V13])" office:value-type="string" office:string-value="---" calcext:value-type="string">
            <text:p>---</text:p>
          </table:table-cell>
          <table:table-cell table:formula="of:=IF([$quadro.V25]=&quot;---&quot;;&quot;---&quot;;[$quadro.V25]*[.$V14])" office:value-type="float" office:value="36465.4" calcext:value-type="float">
            <text:p>36465.40</text:p>
          </table:table-cell>
          <table:table-cell table:formula="of:=IF([$gtx.V25]=&quot;---&quot;;&quot;---&quot;;[$gtx.V25]*[.$V15])" office:value-type="float" office:value="28330.5" calcext:value-type="float">
            <text:p>28330.50</text:p>
          </table:table-cell>
          <table:table-cell table:formula="of:=IF(OR([.B25]=&quot;---&quot;;[.D25]=&quot;---&quot;);&quot;---&quot;;1-([.B25]/([.D25]+[.B25])))" office:value-type="float" office:value="0.0274453147846736" calcext:value-type="float">
            <text:p>0.03</text:p>
          </table:table-cell>
          <table:table-cell table:formula="of:=IF(OR([.B25]=&quot;---&quot;;[.D25]=&quot;---&quot;);&quot;---&quot;;1-([.D25]/([.D25]+[.B25])))" office:value-type="float" office:value="0.972554685215326" calcext:value-type="float">
            <text:p>0.97</text:p>
          </table:table-cell>
          <table:table-cell table:formula="of:=IF(OR([.B25]=&quot;---&quot;;[.E25]=&quot;---&quot;);&quot;---&quot;;1-([.B25]/([.E25]+[.B25])))" office:value-type="float" office:value="0.0214540199735446" calcext:value-type="float">
            <text:p>0.02</text:p>
          </table:table-cell>
          <table:table-cell table:formula="of:=IF(OR([.B25]=&quot;---&quot;;[.E25]=&quot;---&quot;);&quot;---&quot;;1-([.E25]/([.E25]+[.B25])))" office:value-type="float" office:value="0.978545980026455" calcext:value-type="float">
            <text:p>0.98</text:p>
          </table:table-cell>
          <table:table-cell table:formula="of:=IF(OR([.C25]=&quot;---&quot;;[.D25]=&quot;---&quot;);&quot;---&quot;;1-([.C25]/([.D25]+[.C25])))" office:value-type="string" office:string-value="---" calcext:value-type="string">
            <text:p>---</text:p>
          </table:table-cell>
          <table:table-cell table:formula="of:=IF(OR([.C25]=&quot;---&quot;;[.D25]=&quot;---&quot;);&quot;---&quot;;1-([.D25]/([.D25]+[.C25])))" office:value-type="string" office:string-value="---" calcext:value-type="string">
            <text:p>---</text:p>
          </table:table-cell>
          <table:table-cell table:formula="of:=IF(OR([.C25]=&quot;---&quot;;[.E25]=&quot;---&quot;);&quot;---&quot;;1-([.C25]/([.E25]+[.C25])))" office:value-type="string" office:string-value="---" calcext:value-type="string">
            <text:p>---</text:p>
          </table:table-cell>
          <table:table-cell table:formula="of:=IF(OR([.C25]=&quot;---&quot;;[.E25]=&quot;---&quot;);&quot;---&quot;;1-([.E25]/([.E25]+[.C25])))" office:value-type="string" office:string-value="---" calcext:value-type="string">
            <text:p>---</text:p>
          </table:table-cell>
          <table:table-cell table:formula="of:=IF(OR([.B25]=&quot;---&quot;;[.D25]=&quot;---&quot;);&quot;---&quot;;IF([.B25]&lt;[.D25]; &quot;FPGA&quot;; &quot;GPU&quot;))" office:value-type="string" office:string-value="GPU" calcext:value-type="string">
            <text:p>GPU</text:p>
          </table:table-cell>
          <table:table-cell table:formula="of:=IF(OR([.B25]=&quot;---&quot;;[.E25]=&quot;---&quot;);&quot;---&quot;;IF([.B25]&lt;[.E25]; &quot;FPGA&quot;; &quot;GPU&quot;))" office:value-type="string" office:string-value="GPU" calcext:value-type="string">
            <text:p>GPU</text:p>
          </table:table-cell>
          <table:table-cell table:formula="of:=IF(OR([.C25]=&quot;---&quot;;[.D25]=&quot;---&quot;);&quot;---&quot;;IF([.C25]&lt;[.D25]; &quot;FPGA&quot;; &quot;GPU&quot;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s</text:p>
          </table:table-cell>
          <table:table-cell table:formula="of:=IF([$sv.V26]=&quot;---&quot;;&quot;---&quot;;[$sv.V26]*[.$V12])" office:value-type="float" office:value="48588.75" calcext:value-type="float">
            <text:p>48588.75</text:p>
          </table:table-cell>
          <table:table-cell table:formula="of:=IF([$a10.V26]=&quot;---&quot;;&quot;---&quot;;[$a10.V26]*[.$V13])" office:value-type="string" office:string-value="---" calcext:value-type="string">
            <text:p>---</text:p>
          </table:table-cell>
          <table:table-cell table:formula="of:=IF([$quadro.V26]=&quot;---&quot;;&quot;---&quot;;[$quadro.V26]*[.$V14])" office:value-type="string" office:string-value="---" calcext:value-type="string">
            <text:p>---</text:p>
          </table:table-cell>
          <table:table-cell table:formula="of:=IF([$gtx.V26]=&quot;---&quot;;&quot;---&quot;;[$gtx.V26]*[.$V15])" office:value-type="string" office:string-value="---" calcext:value-type="string">
            <text:p>---</text:p>
          </table:table-cell>
          <table:table-cell table:formula="of:=IF(OR([.B26]=&quot;---&quot;;[.D26]=&quot;---&quot;);&quot;---&quot;;1-([.B26]/([.D26]+[.B26])))" office:value-type="string" office:string-value="---" calcext:value-type="string">
            <text:p>---</text:p>
          </table:table-cell>
          <table:table-cell table:formula="of:=IF(OR([.B26]=&quot;---&quot;;[.D26]=&quot;---&quot;);&quot;---&quot;;1-([.D26]/([.D26]+[.B26])))" office:value-type="string" office:string-value="---" calcext:value-type="string">
            <text:p>---</text:p>
          </table:table-cell>
          <table:table-cell table:formula="of:=IF(OR([.B26]=&quot;---&quot;;[.E26]=&quot;---&quot;);&quot;---&quot;;1-([.B26]/([.E26]+[.B26])))" office:value-type="string" office:string-value="---" calcext:value-type="string">
            <text:p>---</text:p>
          </table:table-cell>
          <table:table-cell table:formula="of:=IF(OR([.B26]=&quot;---&quot;;[.E26]=&quot;---&quot;);&quot;---&quot;;1-([.E26]/([.E26]+[.B26])))" office:value-type="string" office:string-value="---" calcext:value-type="string">
            <text:p>---</text:p>
          </table:table-cell>
          <table:table-cell table:formula="of:=IF(OR([.C26]=&quot;---&quot;;[.D26]=&quot;---&quot;);&quot;---&quot;;1-([.C26]/([.D26]+[.C26])))" office:value-type="string" office:string-value="---" calcext:value-type="string">
            <text:p>---</text:p>
          </table:table-cell>
          <table:table-cell table:formula="of:=IF(OR([.C26]=&quot;---&quot;;[.D26]=&quot;---&quot;);&quot;---&quot;;1-([.D26]/([.D26]+[.C26])))" office:value-type="string" office:string-value="---" calcext:value-type="string">
            <text:p>---</text:p>
          </table:table-cell>
          <table:table-cell table:formula="of:=IF(OR([.C26]=&quot;---&quot;;[.E26]=&quot;---&quot;);&quot;---&quot;;1-([.C26]/([.E26]+[.C26])))" office:value-type="string" office:string-value="---" calcext:value-type="string">
            <text:p>---</text:p>
          </table:table-cell>
          <table:table-cell table:formula="of:=IF(OR([.C26]=&quot;---&quot;;[.E26]=&quot;---&quot;);&quot;---&quot;;1-([.E26]/([.E26]+[.C26])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 &quot;FPGA&quot;; &quot;GPU&quot;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 &quot;FPGA&quot;; &quot;GPU&quot;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 &quot;FPGA&quot;; &quot;GPU&quot;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</text:p>
          </table:table-cell>
          <table:table-cell table:formula="of:=IF([$sv.V27]=&quot;---&quot;;&quot;---&quot;;[$sv.V27]*[.$V12])" office:value-type="float" office:value="9186.25" calcext:value-type="float">
            <text:p>9186.25</text:p>
          </table:table-cell>
          <table:table-cell table:formula="of:=IF([$a10.V27]=&quot;---&quot;;&quot;---&quot;;[$a10.V27]*[.$V13])" office:value-type="float" office:value="10665" calcext:value-type="float">
            <text:p>10665.00</text:p>
          </table:table-cell>
          <table:table-cell table:formula="of:=IF([$quadro.V27]=&quot;---&quot;;&quot;---&quot;;[$quadro.V27]*[.$V14])" office:value-type="float" office:value="2892.55" calcext:value-type="float">
            <text:p>2892.55</text:p>
          </table:table-cell>
          <table:table-cell table:formula="of:=IF([$gtx.V27]=&quot;---&quot;;&quot;---&quot;;[$gtx.V27]*[.$V15])" office:value-type="float" office:value="8167.5" calcext:value-type="float">
            <text:p>8167.50</text:p>
          </table:table-cell>
          <table:table-cell table:formula="of:=IF(OR([.B27]=&quot;---&quot;;[.D27]=&quot;---&quot;);&quot;---&quot;;1-([.B27]/([.D27]+[.B27])))" office:value-type="float" office:value="0.239473292048879" calcext:value-type="float">
            <text:p>0.24</text:p>
          </table:table-cell>
          <table:table-cell table:formula="of:=IF(OR([.B27]=&quot;---&quot;;[.D27]=&quot;---&quot;);&quot;---&quot;;1-([.D27]/([.D27]+[.B27])))" office:value-type="float" office:value="0.760526707951121" calcext:value-type="float">
            <text:p>0.76</text:p>
          </table:table-cell>
          <table:table-cell table:formula="of:=IF(OR([.B27]=&quot;---&quot;;[.E27]=&quot;---&quot;);&quot;---&quot;;1-([.B27]/([.E27]+[.B27])))" office:value-type="float" office:value="0.470647554563135" calcext:value-type="float">
            <text:p>0.47</text:p>
          </table:table-cell>
          <table:table-cell table:formula="of:=IF(OR([.B27]=&quot;---&quot;;[.E27]=&quot;---&quot;);&quot;---&quot;;1-([.E27]/([.E27]+[.B27])))" office:value-type="float" office:value="0.529352445436865" calcext:value-type="float">
            <text:p>0.53</text:p>
          </table:table-cell>
          <table:table-cell table:formula="of:=IF(OR([.C27]=&quot;---&quot;;[.D27]=&quot;---&quot;);&quot;---&quot;;1-([.C27]/([.D27]+[.C27])))" office:value-type="float" office:value="0.21335344512836" calcext:value-type="float">
            <text:p>0.21</text:p>
          </table:table-cell>
          <table:table-cell table:formula="of:=IF(OR([.C27]=&quot;---&quot;;[.D27]=&quot;---&quot;);&quot;---&quot;;1-([.D27]/([.D27]+[.C27])))" office:value-type="float" office:value="0.78664655487164" calcext:value-type="float">
            <text:p>0.79</text:p>
          </table:table-cell>
          <table:table-cell table:formula="of:=IF(OR([.C27]=&quot;---&quot;;[.E27]=&quot;---&quot;);&quot;---&quot;;1-([.C27]/([.E27]+[.C27])))" office:value-type="float" office:value="0.433691756272401" calcext:value-type="float">
            <text:p>0.43</text:p>
          </table:table-cell>
          <table:table-cell table:formula="of:=IF(OR([.C27]=&quot;---&quot;;[.E27]=&quot;---&quot;);&quot;---&quot;;1-([.E27]/([.E27]+[.C27])))" office:value-type="float" office:value="0.566308243727599" calcext:value-type="float">
            <text:p>0.57</text:p>
          </table:table-cell>
          <table:table-cell table:formula="of:=IF(OR([.B27]=&quot;---&quot;;[.D27]=&quot;---&quot;);&quot;---&quot;;IF([.B27]&lt;[.D27]; &quot;FPGA&quot;; &quot;GPU&quot;))" office:value-type="string" office:string-value="GPU" calcext:value-type="string">
            <text:p>GPU</text:p>
          </table:table-cell>
          <table:table-cell table:formula="of:=IF(OR([.B27]=&quot;---&quot;;[.E27]=&quot;---&quot;);&quot;---&quot;;IF([.B27]&lt;[.E27]; &quot;FPGA&quot;; &quot;GPU&quot;))" office:value-type="string" office:string-value="GPU" calcext:value-type="string">
            <text:p>GPU</text:p>
          </table:table-cell>
          <table:table-cell table:formula="of:=IF(OR([.C27]=&quot;---&quot;;[.D27]=&quot;---&quot;);&quot;---&quot;;IF([.C27]&lt;[.D27]; &quot;FPGA&quot;; &quot;GPU&quot;))" office:value-type="string" office:string-value="GPU" calcext:value-type="string">
            <text:p>GPU</text:p>
          </table:table-cell>
          <table:table-cell table:formula="of:=IF(OR([.C27]=&quot;---&quot;;[.E27]=&quot;---&quot;);&quot;---&quot;;IF([.C27]&lt;[.E27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mm</text:p>
          </table:table-cell>
          <table:table-cell table:formula="of:=IF([$sv.V28]=&quot;---&quot;;&quot;---&quot;;[$sv.V28]*[.$V12])" office:value-type="string" office:string-value="---" calcext:value-type="string">
            <text:p>---</text:p>
          </table:table-cell>
          <table:table-cell table:formula="of:=IF([$a10.V28]=&quot;---&quot;;&quot;---&quot;;[$a10.V28]*[.$V13])" office:value-type="float" office:value="8577" calcext:value-type="float">
            <text:p>8577.00</text:p>
          </table:table-cell>
          <table:table-cell table:formula="of:=IF([$quadro.V28]=&quot;---&quot;;&quot;---&quot;;[$quadro.V28]*[.$V14])" office:value-type="float" office:value="2029.5" calcext:value-type="float">
            <text:p>2029.50</text:p>
          </table:table-cell>
          <table:table-cell table:formula="of:=IF([$gtx.V28]=&quot;---&quot;;&quot;---&quot;;[$gtx.V28]*[.$V15])" office:value-type="float" office:value="7878.75" calcext:value-type="float">
            <text:p>7878.75</text:p>
          </table:table-cell>
          <table:table-cell table:formula="of:=IF(OR([.B28]=&quot;---&quot;;[.D28]=&quot;---&quot;);&quot;---&quot;;1-([.B28]/([.D28]+[.B28])))" office:value-type="string" office:string-value="---" calcext:value-type="string">
            <text:p>---</text:p>
          </table:table-cell>
          <table:table-cell table:formula="of:=IF(OR([.B28]=&quot;---&quot;;[.D28]=&quot;---&quot;);&quot;---&quot;;1-([.D28]/([.D28]+[.B28])))" office:value-type="string" office:string-value="---" calcext:value-type="string">
            <text:p>---</text:p>
          </table:table-cell>
          <table:table-cell table:formula="of:=IF(OR([.B28]=&quot;---&quot;;[.E28]=&quot;---&quot;);&quot;---&quot;;1-([.B28]/([.E28]+[.B28])))" office:value-type="string" office:string-value="---" calcext:value-type="string">
            <text:p>---</text:p>
          </table:table-cell>
          <table:table-cell table:formula="of:=IF(OR([.B28]=&quot;---&quot;;[.E28]=&quot;---&quot;);&quot;---&quot;;1-([.E28]/([.E28]+[.B28])))" office:value-type="string" office:string-value="---" calcext:value-type="string">
            <text:p>---</text:p>
          </table:table-cell>
          <table:table-cell table:formula="of:=IF(OR([.C28]=&quot;---&quot;;[.D28]=&quot;---&quot;);&quot;---&quot;;1-([.C28]/([.D28]+[.C28])))" office:value-type="float" office:value="0.191344929995757" calcext:value-type="float">
            <text:p>0.19</text:p>
          </table:table-cell>
          <table:table-cell table:formula="of:=IF(OR([.C28]=&quot;---&quot;;[.D28]=&quot;---&quot;);&quot;---&quot;;1-([.D28]/([.D28]+[.C28])))" office:value-type="float" office:value="0.808655070004243" calcext:value-type="float">
            <text:p>0.81</text:p>
          </table:table-cell>
          <table:table-cell table:formula="of:=IF(OR([.C28]=&quot;---&quot;;[.E28]=&quot;---&quot;);&quot;---&quot;;1-([.C28]/([.E28]+[.C28])))" office:value-type="float" office:value="0.478784011667654" calcext:value-type="float">
            <text:p>0.48</text:p>
          </table:table-cell>
          <table:table-cell table:formula="of:=IF(OR([.C28]=&quot;---&quot;;[.E28]=&quot;---&quot;);&quot;---&quot;;1-([.E28]/([.E28]+[.C28])))" office:value-type="float" office:value="0.521215988332346" calcext:value-type="float">
            <text:p>0.52</text:p>
          </table:table-cell>
          <table:table-cell table:formula="of:=IF(OR([.B28]=&quot;---&quot;;[.D28]=&quot;---&quot;);&quot;---&quot;;IF([.B28]&lt;[.D28]; &quot;FPGA&quot;; &quot;GPU&quot;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 &quot;FPGA&quot;; &quot;GPU&quot;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 &quot;FPGA&quot;; &quot;GPU&quot;))" office:value-type="string" office:string-value="GPU" calcext:value-type="string">
            <text:p>GPU</text:p>
          </table:table-cell>
          <table:table-cell table:formula="of:=IF(OR([.C28]=&quot;---&quot;;[.E28]=&quot;---&quot;);&quot;---&quot;;IF([.C28]&lt;[.E2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formula="of:=IF([$sv.V29]=&quot;---&quot;;&quot;---&quot;;[$sv.V29]*[.$V12])" office:value-type="float" office:value="222591.25" calcext:value-type="float">
            <text:p>222591.25</text:p>
          </table:table-cell>
          <table:table-cell table:formula="of:=IF([$a10.V29]=&quot;---&quot;;&quot;---&quot;;[$a10.V29]*[.$V13])" office:value-type="string" office:string-value="---" calcext:value-type="string">
            <text:p>---</text:p>
          </table:table-cell>
          <table:table-cell table:formula="of:=IF([$quadro.V29]=&quot;---&quot;;&quot;---&quot;;[$quadro.V29]*[.$V14])" office:value-type="float" office:value="36246.05" calcext:value-type="float">
            <text:p>36246.05</text:p>
          </table:table-cell>
          <table:table-cell table:formula="of:=IF([$gtx.V29]=&quot;---&quot;;&quot;---&quot;;[$gtx.V29]*[.$V15])" office:value-type="float" office:value="26276.25" calcext:value-type="float">
            <text:p>26276.25</text:p>
          </table:table-cell>
          <table:table-cell table:formula="of:=IF(OR([.B29]=&quot;---&quot;;[.D29]=&quot;---&quot;);&quot;---&quot;;1-([.B29]/([.D29]+[.B29])))" office:value-type="float" office:value="0.140034106367204" calcext:value-type="float">
            <text:p>0.14</text:p>
          </table:table-cell>
          <table:table-cell table:formula="of:=IF(OR([.B29]=&quot;---&quot;;[.D29]=&quot;---&quot;);&quot;---&quot;;1-([.D29]/([.D29]+[.B29])))" office:value-type="float" office:value="0.859965893632796" calcext:value-type="float">
            <text:p>0.86</text:p>
          </table:table-cell>
          <table:table-cell table:formula="of:=IF(OR([.B29]=&quot;---&quot;;[.E29]=&quot;---&quot;);&quot;---&quot;;1-([.B29]/([.E29]+[.B29])))" office:value-type="float" office:value="0.105583292314183" calcext:value-type="float">
            <text:p>0.11</text:p>
          </table:table-cell>
          <table:table-cell table:formula="of:=IF(OR([.B29]=&quot;---&quot;;[.E29]=&quot;---&quot;);&quot;---&quot;;1-([.E29]/([.E29]+[.B29])))" office:value-type="float" office:value="0.894416707685817" calcext:value-type="float">
            <text:p>0.89</text:p>
          </table:table-cell>
          <table:table-cell table:formula="of:=IF(OR([.C29]=&quot;---&quot;;[.D29]=&quot;---&quot;);&quot;---&quot;;1-([.C29]/([.D29]+[.C29])))" office:value-type="string" office:string-value="---" calcext:value-type="string">
            <text:p>---</text:p>
          </table:table-cell>
          <table:table-cell table:formula="of:=IF(OR([.C29]=&quot;---&quot;;[.D29]=&quot;---&quot;);&quot;---&quot;;1-([.D29]/([.D29]+[.C29])))" office:value-type="string" office:string-value="---" calcext:value-type="string">
            <text:p>---</text:p>
          </table:table-cell>
          <table:table-cell table:formula="of:=IF(OR([.C29]=&quot;---&quot;;[.E29]=&quot;---&quot;);&quot;---&quot;;1-([.C29]/([.E29]+[.C29])))" office:value-type="string" office:string-value="---" calcext:value-type="string">
            <text:p>---</text:p>
          </table:table-cell>
          <table:table-cell table:formula="of:=IF(OR([.C29]=&quot;---&quot;;[.E29]=&quot;---&quot;);&quot;---&quot;;1-([.E29]/([.E29]+[.C29])))" office:value-type="string" office:string-value="---" calcext:value-type="string">
            <text:p>---</text:p>
          </table:table-cell>
          <table:table-cell table:formula="of:=IF(OR([.B29]=&quot;---&quot;;[.D29]=&quot;---&quot;);&quot;---&quot;;IF([.B29]&lt;[.D29]; &quot;FPGA&quot;; &quot;GPU&quot;))" office:value-type="string" office:string-value="GPU" calcext:value-type="string">
            <text:p>GPU</text:p>
          </table:table-cell>
          <table:table-cell table:formula="of:=IF(OR([.B29]=&quot;---&quot;;[.E29]=&quot;---&quot;);&quot;---&quot;;IF([.B29]&lt;[.E29]; &quot;FPGA&quot;; &quot;GPU&quot;))" office:value-type="string" office:string-value="GPU" calcext:value-type="string">
            <text:p>GPU</text:p>
          </table:table-cell>
          <table:table-cell table:formula="of:=IF(OR([.C29]=&quot;---&quot;;[.D29]=&quot;---&quot;);&quot;---&quot;;IF([.C29]&lt;[.D29]; &quot;FPGA&quot;; &quot;GPU&quot;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5hash</text:p>
          </table:table-cell>
          <table:table-cell table:formula="of:=IF([$sv.V30]=&quot;---&quot;;&quot;---&quot;;[$sv.V30]*[.$V12])" office:value-type="float" office:value="976491.25" calcext:value-type="float">
            <text:p>976491.25</text:p>
          </table:table-cell>
          <table:table-cell table:formula="of:=IF([$a10.V30]=&quot;---&quot;;&quot;---&quot;;[$a10.V30]*[.$V13])" office:value-type="float" office:value="1297950" calcext:value-type="float">
            <text:p>1297950.00</text:p>
          </table:table-cell>
          <table:table-cell table:formula="of:=IF([$quadro.V30]=&quot;---&quot;;&quot;---&quot;;[$quadro.V30]*[.$V14])" office:value-type="float" office:value="415694.9" calcext:value-type="float">
            <text:p>415694.90</text:p>
          </table:table-cell>
          <table:table-cell table:formula="of:=IF([$gtx.V30]=&quot;---&quot;;&quot;---&quot;;[$gtx.V30]*[.$V15])" office:value-type="float" office:value="255601.5" calcext:value-type="float">
            <text:p>255601.50</text:p>
          </table:table-cell>
          <table:table-cell table:formula="of:=IF(OR([.B30]=&quot;---&quot;;[.D30]=&quot;---&quot;);&quot;---&quot;;1-([.B30]/([.D30]+[.B30])))" office:value-type="float" office:value="0.298591463505078" calcext:value-type="float">
            <text:p>0.30</text:p>
          </table:table-cell>
          <table:table-cell table:formula="of:=IF(OR([.B30]=&quot;---&quot;;[.D30]=&quot;---&quot;);&quot;---&quot;;1-([.D30]/([.D30]+[.B30])))" office:value-type="float" office:value="0.701408536494922" calcext:value-type="float">
            <text:p>0.70</text:p>
          </table:table-cell>
          <table:table-cell table:formula="of:=IF(OR([.B30]=&quot;---&quot;;[.E30]=&quot;---&quot;);&quot;---&quot;;1-([.B30]/([.E30]+[.B30])))" office:value-type="float" office:value="0.207453132079545" calcext:value-type="float">
            <text:p>0.21</text:p>
          </table:table-cell>
          <table:table-cell table:formula="of:=IF(OR([.B30]=&quot;---&quot;;[.E30]=&quot;---&quot;);&quot;---&quot;;1-([.E30]/([.E30]+[.B30])))" office:value-type="float" office:value="0.792546867920455" calcext:value-type="float">
            <text:p>0.79</text:p>
          </table:table-cell>
          <table:table-cell table:formula="of:=IF(OR([.C30]=&quot;---&quot;;[.D30]=&quot;---&quot;);&quot;---&quot;;1-([.C30]/([.D30]+[.C30])))" office:value-type="float" office:value="0.242579369856614" calcext:value-type="float">
            <text:p>0.24</text:p>
          </table:table-cell>
          <table:table-cell table:formula="of:=IF(OR([.C30]=&quot;---&quot;;[.D30]=&quot;---&quot;);&quot;---&quot;;1-([.D30]/([.D30]+[.C30])))" office:value-type="float" office:value="0.757420630143386" calcext:value-type="float">
            <text:p>0.76</text:p>
          </table:table-cell>
          <table:table-cell table:formula="of:=IF(OR([.C30]=&quot;---&quot;;[.E30]=&quot;---&quot;);&quot;---&quot;;1-([.C30]/([.E30]+[.C30])))" office:value-type="float" office:value="0.164527213935296" calcext:value-type="float">
            <text:p>0.16</text:p>
          </table:table-cell>
          <table:table-cell table:formula="of:=IF(OR([.C30]=&quot;---&quot;;[.E30]=&quot;---&quot;);&quot;---&quot;;1-([.E30]/([.E30]+[.C30])))" office:value-type="float" office:value="0.835472786064704" calcext:value-type="float">
            <text:p>0.84</text:p>
          </table:table-cell>
          <table:table-cell table:formula="of:=IF(OR([.B30]=&quot;---&quot;;[.D30]=&quot;---&quot;);&quot;---&quot;;IF([.B30]&lt;[.D30]; &quot;FPGA&quot;; &quot;GPU&quot;))" office:value-type="string" office:string-value="GPU" calcext:value-type="string">
            <text:p>GPU</text:p>
          </table:table-cell>
          <table:table-cell table:formula="of:=IF(OR([.B30]=&quot;---&quot;;[.E30]=&quot;---&quot;);&quot;---&quot;;IF([.B30]&lt;[.E30]; &quot;FPGA&quot;; &quot;GPU&quot;))" office:value-type="string" office:string-value="GPU" calcext:value-type="string">
            <text:p>GPU</text:p>
          </table:table-cell>
          <table:table-cell table:formula="of:=IF(OR([.C30]=&quot;---&quot;;[.D30]=&quot;---&quot;);&quot;---&quot;;IF([.C30]&lt;[.D30]; &quot;FPGA&quot;; &quot;GPU&quot;))" office:value-type="string" office:string-value="GPU" calcext:value-type="string">
            <text:p>GPU</text:p>
          </table:table-cell>
          <table:table-cell table:formula="of:=IF(OR([.C30]=&quot;---&quot;;[.E30]=&quot;---&quot;);&quot;---&quot;;IF([.C30]&lt;[.E30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uction</text:p>
          </table:table-cell>
          <table:table-cell table:formula="of:=IF([$sv.V31]=&quot;---&quot;;&quot;---&quot;;[$sv.V31]*[.$V12])" office:value-type="float" office:value="14300" calcext:value-type="float">
            <text:p>14300.00</text:p>
          </table:table-cell>
          <table:table-cell table:formula="of:=IF([$a10.V31]=&quot;---&quot;;&quot;---&quot;;[$a10.V31]*[.$V13])" office:value-type="string" office:string-value="---" calcext:value-type="string">
            <text:p>---</text:p>
          </table:table-cell>
          <table:table-cell table:formula="of:=IF([$quadro.V31]=&quot;---&quot;;&quot;---&quot;;[$quadro.V31]*[.$V14])" office:value-type="float" office:value="1836.8" calcext:value-type="float">
            <text:p>1836.80</text:p>
          </table:table-cell>
          <table:table-cell table:formula="of:=IF([$gtx.V31]=&quot;---&quot;;&quot;---&quot;;[$gtx.V31]*[.$V15])" office:value-type="float" office:value="5841" calcext:value-type="float">
            <text:p>5841.00</text:p>
          </table:table-cell>
          <table:table-cell table:formula="of:=IF(OR([.B31]=&quot;---&quot;;[.D31]=&quot;---&quot;);&quot;---&quot;;1-([.B31]/([.D31]+[.B31])))" office:value-type="float" office:value="0.11382678102226" calcext:value-type="float">
            <text:p>0.11</text:p>
          </table:table-cell>
          <table:table-cell table:formula="of:=IF(OR([.B31]=&quot;---&quot;;[.D31]=&quot;---&quot;);&quot;---&quot;;1-([.D31]/([.D31]+[.B31])))" office:value-type="float" office:value="0.88617321897774" calcext:value-type="float">
            <text:p>0.89</text:p>
          </table:table-cell>
          <table:table-cell table:formula="of:=IF(OR([.B31]=&quot;---&quot;;[.E31]=&quot;---&quot;);&quot;---&quot;;1-([.B31]/([.E31]+[.B31])))" office:value-type="float" office:value="0.29000546149645" calcext:value-type="float">
            <text:p>0.29</text:p>
          </table:table-cell>
          <table:table-cell table:formula="of:=IF(OR([.B31]=&quot;---&quot;;[.E31]=&quot;---&quot;);&quot;---&quot;;1-([.E31]/([.E31]+[.B31])))" office:value-type="float" office:value="0.70999453850355" calcext:value-type="float">
            <text:p>0.71</text:p>
          </table:table-cell>
          <table:table-cell table:formula="of:=IF(OR([.C31]=&quot;---&quot;;[.D31]=&quot;---&quot;);&quot;---&quot;;1-([.C31]/([.D31]+[.C31])))" office:value-type="string" office:string-value="---" calcext:value-type="string">
            <text:p>---</text:p>
          </table:table-cell>
          <table:table-cell table:formula="of:=IF(OR([.C31]=&quot;---&quot;;[.D31]=&quot;---&quot;);&quot;---&quot;;1-([.D31]/([.D31]+[.C31])))" office:value-type="string" office:string-value="---" calcext:value-type="string">
            <text:p>---</text:p>
          </table:table-cell>
          <table:table-cell table:formula="of:=IF(OR([.C31]=&quot;---&quot;;[.E31]=&quot;---&quot;);&quot;---&quot;;1-([.C31]/([.E31]+[.C31])))" office:value-type="string" office:string-value="---" calcext:value-type="string">
            <text:p>---</text:p>
          </table:table-cell>
          <table:table-cell table:formula="of:=IF(OR([.C31]=&quot;---&quot;;[.E31]=&quot;---&quot;);&quot;---&quot;;1-([.E31]/([.E31]+[.C31])))" office:value-type="string" office:string-value="---" calcext:value-type="string">
            <text:p>---</text:p>
          </table:table-cell>
          <table:table-cell table:formula="of:=IF(OR([.B31]=&quot;---&quot;;[.D31]=&quot;---&quot;);&quot;---&quot;;IF([.B31]&lt;[.D31]; &quot;FPGA&quot;; &quot;GPU&quot;))" office:value-type="string" office:string-value="GPU" calcext:value-type="string">
            <text:p>GPU</text:p>
          </table:table-cell>
          <table:table-cell table:formula="of:=IF(OR([.B31]=&quot;---&quot;;[.E31]=&quot;---&quot;);&quot;---&quot;;IF([.B31]&lt;[.E31]; &quot;FPGA&quot;; &quot;GPU&quot;))" office:value-type="string" office:string-value="GPU" calcext:value-type="string">
            <text:p>GPU</text:p>
          </table:table-cell>
          <table:table-cell table:formula="of:=IF(OR([.C31]=&quot;---&quot;;[.D31]=&quot;---&quot;);&quot;---&quot;;IF([.C31]&lt;[.D31]; &quot;FPGA&quot;; &quot;GPU&quot;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mv</text:p>
          </table:table-cell>
          <table:table-cell table:formula="of:=IF([$sv.V32]=&quot;---&quot;;&quot;---&quot;;[$sv.V32]*[.$V12])" office:value-type="float" office:value="114267.5" calcext:value-type="float">
            <text:p>114267.50</text:p>
          </table:table-cell>
          <table:table-cell table:formula="of:=IF([$a10.V32]=&quot;---&quot;;&quot;---&quot;;[$a10.V32]*[.$V13])" office:value-type="float" office:value="146373" calcext:value-type="float">
            <text:p>146373.00</text:p>
          </table:table-cell>
          <table:table-cell table:formula="of:=IF([$quadro.V32]=&quot;---&quot;;&quot;---&quot;;[$quadro.V32]*[.$V14])" office:value-type="float" office:value="5614.95" calcext:value-type="float">
            <text:p>5614.95</text:p>
          </table:table-cell>
          <table:table-cell table:formula="of:=IF([$gtx.V32]=&quot;---&quot;;&quot;---&quot;;[$gtx.V32]*[.$V15])" office:value-type="float" office:value="7779.75" calcext:value-type="float">
            <text:p>7779.75</text:p>
          </table:table-cell>
          <table:table-cell table:formula="of:=IF(OR([.B32]=&quot;---&quot;;[.D32]=&quot;---&quot;);&quot;---&quot;;1-([.B32]/([.D32]+[.B32])))" office:value-type="float" office:value="0.0468371308727841" calcext:value-type="float">
            <text:p>0.05</text:p>
          </table:table-cell>
          <table:table-cell table:formula="of:=IF(OR([.B32]=&quot;---&quot;;[.D32]=&quot;---&quot;);&quot;---&quot;;1-([.D32]/([.D32]+[.B32])))" office:value-type="float" office:value="0.953162869127216" calcext:value-type="float">
            <text:p>0.95</text:p>
          </table:table-cell>
          <table:table-cell table:formula="of:=IF(OR([.B32]=&quot;---&quot;;[.E32]=&quot;---&quot;);&quot;---&quot;;1-([.B32]/([.E32]+[.B32])))" office:value-type="float" office:value="0.0637437549801408" calcext:value-type="float">
            <text:p>0.06</text:p>
          </table:table-cell>
          <table:table-cell table:formula="of:=IF(OR([.B32]=&quot;---&quot;;[.E32]=&quot;---&quot;);&quot;---&quot;;1-([.E32]/([.E32]+[.B32])))" office:value-type="float" office:value="0.936256245019859" calcext:value-type="float">
            <text:p>0.94</text:p>
          </table:table-cell>
          <table:table-cell table:formula="of:=IF(OR([.C32]=&quot;---&quot;;[.D32]=&quot;---&quot;);&quot;---&quot;;1-([.C32]/([.D32]+[.C32])))" office:value-type="float" office:value="0.0369433892621094" calcext:value-type="float">
            <text:p>0.04</text:p>
          </table:table-cell>
          <table:table-cell table:formula="of:=IF(OR([.C32]=&quot;---&quot;;[.D32]=&quot;---&quot;);&quot;---&quot;;1-([.D32]/([.D32]+[.C32])))" office:value-type="float" office:value="0.963056610737891" calcext:value-type="float">
            <text:p>0.96</text:p>
          </table:table-cell>
          <table:table-cell table:formula="of:=IF(OR([.C32]=&quot;---&quot;;[.E32]=&quot;---&quot;);&quot;---&quot;;1-([.C32]/([.E32]+[.C32])))" office:value-type="float" office:value="0.0504677989850976" calcext:value-type="float">
            <text:p>0.05</text:p>
          </table:table-cell>
          <table:table-cell table:formula="of:=IF(OR([.C32]=&quot;---&quot;;[.E32]=&quot;---&quot;);&quot;---&quot;;1-([.E32]/([.E32]+[.C32])))" office:value-type="float" office:value="0.949532201014902" calcext:value-type="float">
            <text:p>0.95</text:p>
          </table:table-cell>
          <table:table-cell table:formula="of:=IF(OR([.B32]=&quot;---&quot;;[.D32]=&quot;---&quot;);&quot;---&quot;;IF([.B32]&lt;[.D32]; &quot;FPGA&quot;; &quot;GPU&quot;))" office:value-type="string" office:string-value="GPU" calcext:value-type="string">
            <text:p>GPU</text:p>
          </table:table-cell>
          <table:table-cell table:formula="of:=IF(OR([.B32]=&quot;---&quot;;[.E32]=&quot;---&quot;);&quot;---&quot;;IF([.B32]&lt;[.E32]; &quot;FPGA&quot;; &quot;GPU&quot;))" office:value-type="string" office:string-value="GPU" calcext:value-type="string">
            <text:p>GPU</text:p>
          </table:table-cell>
          <table:table-cell table:formula="of:=IF(OR([.C32]=&quot;---&quot;;[.D32]=&quot;---&quot;);&quot;---&quot;;IF([.C32]&lt;[.D32]; &quot;FPGA&quot;; &quot;GPU&quot;))" office:value-type="string" office:string-value="GPU" calcext:value-type="string">
            <text:p>GPU</text:p>
          </table:table-cell>
          <table:table-cell table:formula="of:=IF(OR([.C32]=&quot;---&quot;;[.E32]=&quot;---&quot;);&quot;---&quot;;IF([.C32]&lt;[.E3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ncil2d</text:p>
          </table:table-cell>
          <table:table-cell table:formula="of:=IF([$sv.V33]=&quot;---&quot;;&quot;---&quot;;[$sv.V33]*[.$V12])" office:value-type="float" office:value="31902.5" calcext:value-type="float">
            <text:p>31902.50</text:p>
          </table:table-cell>
          <table:table-cell table:formula="of:=IF([$a10.V33]=&quot;---&quot;;&quot;---&quot;;[$a10.V33]*[.$V13])" office:value-type="string" office:string-value="---" calcext:value-type="string">
            <text:p>---</text:p>
          </table:table-cell>
          <table:table-cell table:formula="of:=IF([$quadro.V33]=&quot;---&quot;;&quot;---&quot;;[$quadro.V33]*[.$V14])" office:value-type="float" office:value="4200.45" calcext:value-type="float">
            <text:p>4200.45</text:p>
          </table:table-cell>
          <table:table-cell table:formula="of:=IF([$gtx.V33]=&quot;---&quot;;&quot;---&quot;;[$gtx.V33]*[.$V15])" office:value-type="float" office:value="8373.75" calcext:value-type="float">
            <text:p>8373.75</text:p>
          </table:table-cell>
          <table:table-cell table:formula="of:=IF(OR([.B33]=&quot;---&quot;;[.D33]=&quot;---&quot;);&quot;---&quot;;1-([.B33]/([.D33]+[.B33])))" office:value-type="float" office:value="0.116346448143434" calcext:value-type="float">
            <text:p>0.12</text:p>
          </table:table-cell>
          <table:table-cell table:formula="of:=IF(OR([.B33]=&quot;---&quot;;[.D33]=&quot;---&quot;);&quot;---&quot;;1-([.D33]/([.D33]+[.B33])))" office:value-type="float" office:value="0.883653551856566" calcext:value-type="float">
            <text:p>0.88</text:p>
          </table:table-cell>
          <table:table-cell table:formula="of:=IF(OR([.B33]=&quot;---&quot;;[.E33]=&quot;---&quot;);&quot;---&quot;;1-([.B33]/([.E33]+[.B33])))" office:value-type="float" office:value="0.207907886161199" calcext:value-type="float">
            <text:p>0.21</text:p>
          </table:table-cell>
          <table:table-cell table:formula="of:=IF(OR([.B33]=&quot;---&quot;;[.E33]=&quot;---&quot;);&quot;---&quot;;1-([.E33]/([.E33]+[.B33])))" office:value-type="float" office:value="0.792092113838801" calcext:value-type="float">
            <text:p>0.79</text:p>
          </table:table-cell>
          <table:table-cell table:formula="of:=IF(OR([.C33]=&quot;---&quot;;[.D33]=&quot;---&quot;);&quot;---&quot;;1-([.C33]/([.D33]+[.C33])))" office:value-type="string" office:string-value="---" calcext:value-type="string">
            <text:p>---</text:p>
          </table:table-cell>
          <table:table-cell table:formula="of:=IF(OR([.C33]=&quot;---&quot;;[.D33]=&quot;---&quot;);&quot;---&quot;;1-([.D33]/([.D33]+[.C33])))" office:value-type="string" office:string-value="---" calcext:value-type="string">
            <text:p>---</text:p>
          </table:table-cell>
          <table:table-cell table:formula="of:=IF(OR([.C33]=&quot;---&quot;;[.E33]=&quot;---&quot;);&quot;---&quot;;1-([.C33]/([.E33]+[.C33])))" office:value-type="string" office:string-value="---" calcext:value-type="string">
            <text:p>---</text:p>
          </table:table-cell>
          <table:table-cell table:formula="of:=IF(OR([.C33]=&quot;---&quot;;[.E33]=&quot;---&quot;);&quot;---&quot;;1-([.E33]/([.E33]+[.C33])))" office:value-type="string" office:string-value="---" calcext:value-type="string">
            <text:p>---</text:p>
          </table:table-cell>
          <table:table-cell table:formula="of:=IF(OR([.B33]=&quot;---&quot;;[.D33]=&quot;---&quot;);&quot;---&quot;;IF([.B33]&lt;[.D33]; &quot;FPGA&quot;; &quot;GPU&quot;))" office:value-type="string" office:string-value="GPU" calcext:value-type="string">
            <text:p>GPU</text:p>
          </table:table-cell>
          <table:table-cell table:formula="of:=IF(OR([.B33]=&quot;---&quot;;[.E33]=&quot;---&quot;);&quot;---&quot;;IF([.B33]&lt;[.E33]; &quot;FPGA&quot;; &quot;GPU&quot;))" office:value-type="string" office:string-value="GPU" calcext:value-type="string">
            <text:p>GPU</text:p>
          </table:table-cell>
          <table:table-cell table:formula="of:=IF(OR([.C33]=&quot;---&quot;;[.D33]=&quot;---&quot;);&quot;---&quot;;IF([.C33]&lt;[.D33]; &quot;FPGA&quot;; &quot;GPU&quot;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</text:p>
          </table:table-cell>
          <table:table-cell table:formula="of:=IF([$sv.V34]=&quot;---&quot;;&quot;---&quot;;[$sv.V34]*[.$V12])" office:value-type="float" office:value="67243.75" calcext:value-type="float">
            <text:p>67243.75</text:p>
          </table:table-cell>
          <table:table-cell table:formula="of:=IF([$a10.V34]=&quot;---&quot;;&quot;---&quot;;[$a10.V34]*[.$V13])" office:value-type="string" office:string-value="---" calcext:value-type="string">
            <text:p>---</text:p>
          </table:table-cell>
          <table:table-cell table:formula="of:=IF([$quadro.V34]=&quot;---&quot;;&quot;---&quot;;[$quadro.V34]*[.$V14])" office:value-type="float" office:value="3294.35" calcext:value-type="float">
            <text:p>3294.35</text:p>
          </table:table-cell>
          <table:table-cell table:formula="of:=IF([$gtx.V34]=&quot;---&quot;;&quot;---&quot;;[$gtx.V34]*[.$V15])" office:value-type="float" office:value="7284.75" calcext:value-type="float">
            <text:p>7284.75</text:p>
          </table:table-cell>
          <table:table-cell table:formula="of:=IF(OR([.B34]=&quot;---&quot;;[.D34]=&quot;---&quot;);&quot;---&quot;;1-([.B34]/([.D34]+[.B34])))" office:value-type="float" office:value="0.0467031292308696" calcext:value-type="float">
            <text:p>0.05</text:p>
          </table:table-cell>
          <table:table-cell table:formula="of:=IF(OR([.B34]=&quot;---&quot;;[.D34]=&quot;---&quot;);&quot;---&quot;;1-([.D34]/([.D34]+[.B34])))" office:value-type="float" office:value="0.953296870769131" calcext:value-type="float">
            <text:p>0.95</text:p>
          </table:table-cell>
          <table:table-cell table:formula="of:=IF(OR([.B34]=&quot;---&quot;;[.E34]=&quot;---&quot;);&quot;---&quot;;1-([.B34]/([.E34]+[.B34])))" office:value-type="float" office:value="0.0977444870083257" calcext:value-type="float">
            <text:p>0.10</text:p>
          </table:table-cell>
          <table:table-cell table:formula="of:=IF(OR([.B34]=&quot;---&quot;;[.E34]=&quot;---&quot;);&quot;---&quot;;1-([.E34]/([.E34]+[.B34])))" office:value-type="float" office:value="0.902255512991674" calcext:value-type="float">
            <text:p>0.90</text:p>
          </table:table-cell>
          <table:table-cell table:formula="of:=IF(OR([.C34]=&quot;---&quot;;[.D34]=&quot;---&quot;);&quot;---&quot;;1-([.C34]/([.D34]+[.C34])))" office:value-type="string" office:string-value="---" calcext:value-type="string">
            <text:p>---</text:p>
          </table:table-cell>
          <table:table-cell table:formula="of:=IF(OR([.C34]=&quot;---&quot;;[.D34]=&quot;---&quot;);&quot;---&quot;;1-([.D34]/([.D34]+[.C34])))" office:value-type="string" office:string-value="---" calcext:value-type="string">
            <text:p>---</text:p>
          </table:table-cell>
          <table:table-cell table:formula="of:=IF(OR([.C34]=&quot;---&quot;;[.E34]=&quot;---&quot;);&quot;---&quot;;1-([.C34]/([.E34]+[.C34])))" office:value-type="string" office:string-value="---" calcext:value-type="string">
            <text:p>---</text:p>
          </table:table-cell>
          <table:table-cell table:formula="of:=IF(OR([.C34]=&quot;---&quot;;[.E34]=&quot;---&quot;);&quot;---&quot;;1-([.E34]/([.E34]+[.C34])))" office:value-type="string" office:string-value="---" calcext:value-type="string">
            <text:p>---</text:p>
          </table:table-cell>
          <table:table-cell table:formula="of:=IF(OR([.B34]=&quot;---&quot;;[.D34]=&quot;---&quot;);&quot;---&quot;;IF([.B34]&lt;[.D34]; &quot;FPGA&quot;; &quot;GPU&quot;))" office:value-type="string" office:string-value="GPU" calcext:value-type="string">
            <text:p>GPU</text:p>
          </table:table-cell>
          <table:table-cell table:formula="of:=IF(OR([.B34]=&quot;---&quot;;[.E34]=&quot;---&quot;);&quot;---&quot;;IF([.B34]&lt;[.E34]; &quot;FPGA&quot;; &quot;GPU&quot;))" office:value-type="string" office:string-value="GPU" calcext:value-type="string">
            <text:p>GPU</text:p>
          </table:table-cell>
          <table:table-cell table:formula="of:=IF(OR([.C34]=&quot;---&quot;;[.D34]=&quot;---&quot;);&quot;---&quot;;IF([.C34]&lt;[.D34]; &quot;FPGA&quot;; &quot;GPU&quot;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1</text:p>
          </table:table-cell>
          <table:table-cell table:formula="of:=IF([$sv.V35]=&quot;---&quot;;&quot;---&quot;;[$sv.V35]*[.$V12])" office:value-type="float" office:value="93365" calcext:value-type="float">
            <text:p>93365.00</text:p>
          </table:table-cell>
          <table:table-cell table:formula="of:=IF([$a10.V35]=&quot;---&quot;;&quot;---&quot;;[$a10.V35]*[.$V13])" office:value-type="string" office:string-value="---" calcext:value-type="string">
            <text:p>---</text:p>
          </table:table-cell>
          <table:table-cell table:formula="of:=IF([$quadro.V35]=&quot;---&quot;;&quot;---&quot;;[$quadro.V35]*[.$V14])" office:value-type="float" office:value="57512.75" calcext:value-type="float">
            <text:p>57512.75</text:p>
          </table:table-cell>
          <table:table-cell table:formula="of:=IF([$gtx.V35]=&quot;---&quot;;&quot;---&quot;;[$gtx.V35]*[.$V15])" office:value-type="float" office:value="222560.25" calcext:value-type="float">
            <text:p>222560.25</text:p>
          </table:table-cell>
          <table:table-cell table:formula="of:=IF(OR([.B35]=&quot;---&quot;;[.D35]=&quot;---&quot;);&quot;---&quot;;1-([.B35]/([.D35]+[.B35])))" office:value-type="float" office:value="0.381187749684761" calcext:value-type="float">
            <text:p>0.38</text:p>
          </table:table-cell>
          <table:table-cell table:formula="of:=IF(OR([.B35]=&quot;---&quot;;[.D35]=&quot;---&quot;);&quot;---&quot;;1-([.D35]/([.D35]+[.B35])))" office:value-type="float" office:value="0.618812250315239" calcext:value-type="float">
            <text:p>0.62</text:p>
          </table:table-cell>
          <table:table-cell table:formula="of:=IF(OR([.B35]=&quot;---&quot;;[.E35]=&quot;---&quot;);&quot;---&quot;;1-([.B35]/([.E35]+[.B35])))" office:value-type="float" office:value="0.704471231723327" calcext:value-type="float">
            <text:p>0.70</text:p>
          </table:table-cell>
          <table:table-cell table:formula="of:=IF(OR([.B35]=&quot;---&quot;;[.E35]=&quot;---&quot;);&quot;---&quot;;1-([.E35]/([.E35]+[.B35])))" office:value-type="float" office:value="0.295528768276673" calcext:value-type="float">
            <text:p>0.30</text:p>
          </table:table-cell>
          <table:table-cell table:formula="of:=IF(OR([.C35]=&quot;---&quot;;[.D35]=&quot;---&quot;);&quot;---&quot;;1-([.C35]/([.D35]+[.C35])))" office:value-type="string" office:string-value="---" calcext:value-type="string">
            <text:p>---</text:p>
          </table:table-cell>
          <table:table-cell table:formula="of:=IF(OR([.C35]=&quot;---&quot;;[.D35]=&quot;---&quot;);&quot;---&quot;;1-([.D35]/([.D35]+[.C35])))" office:value-type="string" office:string-value="---" calcext:value-type="string">
            <text:p>---</text:p>
          </table:table-cell>
          <table:table-cell table:formula="of:=IF(OR([.C35]=&quot;---&quot;;[.E35]=&quot;---&quot;);&quot;---&quot;;1-([.C35]/([.E35]+[.C35])))" office:value-type="string" office:string-value="---" calcext:value-type="string">
            <text:p>---</text:p>
          </table:table-cell>
          <table:table-cell table:formula="of:=IF(OR([.C35]=&quot;---&quot;;[.E35]=&quot;---&quot;);&quot;---&quot;;1-([.E35]/([.E35]+[.C35])))" office:value-type="string" office:string-value="---" calcext:value-type="string">
            <text:p>---</text:p>
          </table:table-cell>
          <table:table-cell table:formula="of:=IF(OR([.B35]=&quot;---&quot;;[.D35]=&quot;---&quot;);&quot;---&quot;;IF([.B35]&lt;[.D35]; &quot;FPGA&quot;; &quot;GPU&quot;))" office:value-type="string" office:string-value="GPU" calcext:value-type="string">
            <text:p>GPU</text:p>
          </table:table-cell>
          <table:table-cell table:formula="of:=IF(OR([.B35]=&quot;---&quot;;[.E35]=&quot;---&quot;);&quot;---&quot;;IF([.B35]&lt;[.E35]; &quot;FPGA&quot;; &quot;GPU&quot;))" office:value-type="string" office:string-value="FPGA" calcext:value-type="string">
            <text:p>FPGA</text:p>
          </table:table-cell>
          <table:table-cell table:formula="of:=IF(OR([.C35]=&quot;---&quot;;[.D35]=&quot;---&quot;);&quot;---&quot;;IF([.C35]&lt;[.D35]; &quot;FPGA&quot;; &quot;GPU&quot;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2</text:p>
          </table:table-cell>
          <table:table-cell table:formula="of:=IF([$sv.V36]=&quot;---&quot;;&quot;---&quot;;[$sv.V36]*[.$V12])" office:value-type="float" office:value="250182.5" calcext:value-type="float">
            <text:p>250182.50</text:p>
          </table:table-cell>
          <table:table-cell table:formula="of:=IF([$a10.V36]=&quot;---&quot;;&quot;---&quot;;[$a10.V36]*[.$V13])" office:value-type="float" office:value="3702180" calcext:value-type="float">
            <text:p>3702180.00</text:p>
          </table:table-cell>
          <table:table-cell table:formula="of:=IF([$quadro.V36]=&quot;---&quot;;&quot;---&quot;;[$quadro.V36]*[.$V14])" office:value-type="float" office:value="136917.45" calcext:value-type="float">
            <text:p>136917.45</text:p>
          </table:table-cell>
          <table:table-cell table:formula="of:=IF([$gtx.V36]=&quot;---&quot;;&quot;---&quot;;[$gtx.V36]*[.$V15])" office:value-type="float" office:value="537108" calcext:value-type="float">
            <text:p>537108.00</text:p>
          </table:table-cell>
          <table:table-cell table:formula="of:=IF(OR([.B36]=&quot;---&quot;;[.D36]=&quot;---&quot;);&quot;---&quot;;1-([.B36]/([.D36]+[.B36])))" office:value-type="float" office:value="0.35370051068206" calcext:value-type="float">
            <text:p>0.35</text:p>
          </table:table-cell>
          <table:table-cell table:formula="of:=IF(OR([.B36]=&quot;---&quot;;[.D36]=&quot;---&quot;);&quot;---&quot;;1-([.D36]/([.D36]+[.B36])))" office:value-type="float" office:value="0.64629948931794" calcext:value-type="float">
            <text:p>0.65</text:p>
          </table:table-cell>
          <table:table-cell table:formula="of:=IF(OR([.B36]=&quot;---&quot;;[.E36]=&quot;---&quot;);&quot;---&quot;;1-([.B36]/([.E36]+[.B36])))" office:value-type="float" office:value="0.682223397843617" calcext:value-type="float">
            <text:p>0.68</text:p>
          </table:table-cell>
          <table:table-cell table:formula="of:=IF(OR([.B36]=&quot;---&quot;;[.E36]=&quot;---&quot;);&quot;---&quot;;1-([.E36]/([.E36]+[.B36])))" office:value-type="float" office:value="0.317776602156383" calcext:value-type="float">
            <text:p>0.32</text:p>
          </table:table-cell>
          <table:table-cell table:formula="of:=IF(OR([.C36]=&quot;---&quot;;[.D36]=&quot;---&quot;);&quot;---&quot;;1-([.C36]/([.D36]+[.C36])))" office:value-type="float" office:value="0.0356639683631892" calcext:value-type="float">
            <text:p>0.04</text:p>
          </table:table-cell>
          <table:table-cell table:formula="of:=IF(OR([.C36]=&quot;---&quot;;[.D36]=&quot;---&quot;);&quot;---&quot;;1-([.D36]/([.D36]+[.C36])))" office:value-type="float" office:value="0.964336031636811" calcext:value-type="float">
            <text:p>0.96</text:p>
          </table:table-cell>
          <table:table-cell table:formula="of:=IF(OR([.C36]=&quot;---&quot;;[.E36]=&quot;---&quot;);&quot;---&quot;;1-([.C36]/([.E36]+[.C36])))" office:value-type="float" office:value="0.126697690744295" calcext:value-type="float">
            <text:p>0.13</text:p>
          </table:table-cell>
          <table:table-cell table:formula="of:=IF(OR([.C36]=&quot;---&quot;;[.E36]=&quot;---&quot;);&quot;---&quot;;1-([.E36]/([.E36]+[.C36])))" office:value-type="float" office:value="0.873302309255705" calcext:value-type="float">
            <text:p>0.87</text:p>
          </table:table-cell>
          <table:table-cell table:formula="of:=IF(OR([.B36]=&quot;---&quot;;[.D36]=&quot;---&quot;);&quot;---&quot;;IF([.B36]&lt;[.D36]; &quot;FPGA&quot;; &quot;GPU&quot;))" office:value-type="string" office:string-value="GPU" calcext:value-type="string">
            <text:p>GPU</text:p>
          </table:table-cell>
          <table:table-cell table:formula="of:=IF(OR([.B36]=&quot;---&quot;;[.E36]=&quot;---&quot;);&quot;---&quot;;IF([.B36]&lt;[.E36]; &quot;FPGA&quot;; &quot;GPU&quot;))" office:value-type="string" office:string-value="FPGA" calcext:value-type="string">
            <text:p>FPGA</text:p>
          </table:table-cell>
          <table:table-cell table:formula="of:=IF(OR([.C36]=&quot;---&quot;;[.D36]=&quot;---&quot;);&quot;---&quot;;IF([.C36]&lt;[.D36]; &quot;FPGA&quot;; &quot;GPU&quot;))" office:value-type="string" office:string-value="GPU" calcext:value-type="string">
            <text:p>GPU</text:p>
          </table:table-cell>
          <table:table-cell table:formula="of:=IF(OR([.C36]=&quot;---&quot;;[.E36]=&quot;---&quot;);&quot;---&quot;;IF([.C36]&lt;[.E3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3</text:p>
          </table:table-cell>
          <table:table-cell table:formula="of:=IF([$sv.V37]=&quot;---&quot;;&quot;---&quot;;[$sv.V37]*[.$V12])" office:value-type="float" office:value="18377.5" calcext:value-type="float">
            <text:p>18377.50</text:p>
          </table:table-cell>
          <table:table-cell table:formula="of:=IF([$a10.V37]=&quot;---&quot;;&quot;---&quot;;[$a10.V37]*[.$V13])" office:value-type="float" office:value="30156" calcext:value-type="float">
            <text:p>30156.00</text:p>
          </table:table-cell>
          <table:table-cell table:formula="of:=IF([$quadro.V37]=&quot;---&quot;;&quot;---&quot;;[$quadro.V37]*[.$V14])" office:value-type="float" office:value="15338.1" calcext:value-type="float">
            <text:p>15338.10</text:p>
          </table:table-cell>
          <table:table-cell table:formula="of:=IF([$gtx.V37]=&quot;---&quot;;&quot;---&quot;;[$gtx.V37]*[.$V15])" office:value-type="float" office:value="60621" calcext:value-type="float">
            <text:p>60621.00</text:p>
          </table:table-cell>
          <table:table-cell table:formula="of:=IF(OR([.B37]=&quot;---&quot;;[.D37]=&quot;---&quot;);&quot;---&quot;;1-([.B37]/([.D37]+[.B37])))" office:value-type="float" office:value="0.454925909667928" calcext:value-type="float">
            <text:p>0.45</text:p>
          </table:table-cell>
          <table:table-cell table:formula="of:=IF(OR([.B37]=&quot;---&quot;;[.D37]=&quot;---&quot;);&quot;---&quot;;1-([.D37]/([.D37]+[.B37])))" office:value-type="float" office:value="0.545074090332072" calcext:value-type="float">
            <text:p>0.55</text:p>
          </table:table-cell>
          <table:table-cell table:formula="of:=IF(OR([.B37]=&quot;---&quot;;[.E37]=&quot;---&quot;);&quot;---&quot;;1-([.B37]/([.E37]+[.B37])))" office:value-type="float" office:value="0.767369000677228" calcext:value-type="float">
            <text:p>0.77</text:p>
          </table:table-cell>
          <table:table-cell table:formula="of:=IF(OR([.B37]=&quot;---&quot;;[.E37]=&quot;---&quot;);&quot;---&quot;;1-([.E37]/([.E37]+[.B37])))" office:value-type="float" office:value="0.232630999322772" calcext:value-type="float">
            <text:p>0.23</text:p>
          </table:table-cell>
          <table:table-cell table:formula="of:=IF(OR([.C37]=&quot;---&quot;;[.D37]=&quot;---&quot;);&quot;---&quot;;1-([.C37]/([.D37]+[.C37])))" office:value-type="float" office:value="0.337144816580612" calcext:value-type="float">
            <text:p>0.34</text:p>
          </table:table-cell>
          <table:table-cell table:formula="of:=IF(OR([.C37]=&quot;---&quot;;[.D37]=&quot;---&quot;);&quot;---&quot;;1-([.D37]/([.D37]+[.C37])))" office:value-type="float" office:value="0.662855183419388" calcext:value-type="float">
            <text:p>0.66</text:p>
          </table:table-cell>
          <table:table-cell table:formula="of:=IF(OR([.C37]=&quot;---&quot;;[.E37]=&quot;---&quot;);&quot;---&quot;;1-([.C37]/([.E37]+[.C37])))" office:value-type="float" office:value="0.667801315311147" calcext:value-type="float">
            <text:p>0.67</text:p>
          </table:table-cell>
          <table:table-cell table:formula="of:=IF(OR([.C37]=&quot;---&quot;;[.E37]=&quot;---&quot;);&quot;---&quot;;1-([.E37]/([.E37]+[.C37])))" office:value-type="float" office:value="0.332198684688853" calcext:value-type="float">
            <text:p>0.33</text:p>
          </table:table-cell>
          <table:table-cell table:formula="of:=IF(OR([.B37]=&quot;---&quot;;[.D37]=&quot;---&quot;);&quot;---&quot;;IF([.B37]&lt;[.D37]; &quot;FPGA&quot;; &quot;GPU&quot;))" office:value-type="string" office:string-value="GPU" calcext:value-type="string">
            <text:p>GPU</text:p>
          </table:table-cell>
          <table:table-cell table:formula="of:=IF(OR([.B37]=&quot;---&quot;;[.E37]=&quot;---&quot;);&quot;---&quot;;IF([.B37]&lt;[.E37]; &quot;FPGA&quot;; &quot;GPU&quot;))" office:value-type="string" office:string-value="FPGA" calcext:value-type="string">
            <text:p>FPGA</text:p>
          </table:table-cell>
          <table:table-cell table:formula="of:=IF(OR([.C37]=&quot;---&quot;;[.D37]=&quot;---&quot;);&quot;---&quot;;IF([.C37]&lt;[.D37]; &quot;FPGA&quot;; &quot;GPU&quot;))" office:value-type="string" office:string-value="GPU" calcext:value-type="string">
            <text:p>GPU</text:p>
          </table:table-cell>
          <table:table-cell table:formula="of:=IF(OR([.C37]=&quot;---&quot;;[.E37]=&quot;---&quot;);&quot;---&quot;;IF([.C37]&lt;[.E37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4</text:p>
          </table:table-cell>
          <table:table-cell table:formula="of:=IF([$sv.V38]=&quot;---&quot;;&quot;---&quot;;[$sv.V38]*[.$V12])" office:value-type="float" office:value="919465" calcext:value-type="float">
            <text:p>919465.00</text:p>
          </table:table-cell>
          <table:table-cell table:formula="of:=IF([$a10.V38]=&quot;---&quot;;&quot;---&quot;;[$a10.V38]*[.$V13])" office:value-type="float" office:value="3433167" calcext:value-type="float">
            <text:p>3433167.00</text:p>
          </table:table-cell>
          <table:table-cell table:formula="of:=IF([$quadro.V38]=&quot;---&quot;;&quot;---&quot;;[$quadro.V38]*[.$V14])" office:value-type="float" office:value="295341.45" calcext:value-type="float">
            <text:p>295341.45</text:p>
          </table:table-cell>
          <table:table-cell table:formula="of:=IF([$gtx.V38]=&quot;---&quot;;&quot;---&quot;;[$gtx.V38]*[.$V15])" office:value-type="float" office:value="1162804.5" calcext:value-type="float">
            <text:p>1162804.50</text:p>
          </table:table-cell>
          <table:table-cell table:formula="of:=IF(OR([.B38]=&quot;---&quot;;[.D38]=&quot;---&quot;);&quot;---&quot;;1-([.B38]/([.D38]+[.B38])))" office:value-type="float" office:value="0.243118111531265" calcext:value-type="float">
            <text:p>0.24</text:p>
          </table:table-cell>
          <table:table-cell table:formula="of:=IF(OR([.B38]=&quot;---&quot;;[.D38]=&quot;---&quot;);&quot;---&quot;;1-([.D38]/([.D38]+[.B38])))" office:value-type="float" office:value="0.756881888468735" calcext:value-type="float">
            <text:p>0.76</text:p>
          </table:table-cell>
          <table:table-cell table:formula="of:=IF(OR([.B38]=&quot;---&quot;;[.E38]=&quot;---&quot;);&quot;---&quot;;1-([.B38]/([.E38]+[.B38])))" office:value-type="float" office:value="0.558431317367901" calcext:value-type="float">
            <text:p>0.56</text:p>
          </table:table-cell>
          <table:table-cell table:formula="of:=IF(OR([.B38]=&quot;---&quot;;[.E38]=&quot;---&quot;);&quot;---&quot;;1-([.E38]/([.E38]+[.B38])))" office:value-type="float" office:value="0.441568682632099" calcext:value-type="float">
            <text:p>0.44</text:p>
          </table:table-cell>
          <table:table-cell table:formula="of:=IF(OR([.C38]=&quot;---&quot;;[.D38]=&quot;---&quot;);&quot;---&quot;;1-([.C38]/([.D38]+[.C38])))" office:value-type="float" office:value="0.0792116885238654" calcext:value-type="float">
            <text:p>0.08</text:p>
          </table:table-cell>
          <table:table-cell table:formula="of:=IF(OR([.C38]=&quot;---&quot;;[.D38]=&quot;---&quot;);&quot;---&quot;;1-([.D38]/([.D38]+[.C38])))" office:value-type="float" office:value="0.920788311476135" calcext:value-type="float">
            <text:p>0.92</text:p>
          </table:table-cell>
          <table:table-cell table:formula="of:=IF(OR([.C38]=&quot;---&quot;;[.E38]=&quot;---&quot;);&quot;---&quot;;1-([.C38]/([.E38]+[.C38])))" office:value-type="float" office:value="0.25300515897455" calcext:value-type="float">
            <text:p>0.25</text:p>
          </table:table-cell>
          <table:table-cell table:formula="of:=IF(OR([.C38]=&quot;---&quot;;[.E38]=&quot;---&quot;);&quot;---&quot;;1-([.E38]/([.E38]+[.C38])))" office:value-type="float" office:value="0.74699484102545" calcext:value-type="float">
            <text:p>0.75</text:p>
          </table:table-cell>
          <table:table-cell table:formula="of:=IF(OR([.B38]=&quot;---&quot;;[.D38]=&quot;---&quot;);&quot;---&quot;;IF([.B38]&lt;[.D38]; &quot;FPGA&quot;; &quot;GPU&quot;))" office:value-type="string" office:string-value="GPU" calcext:value-type="string">
            <text:p>GPU</text:p>
          </table:table-cell>
          <table:table-cell table:formula="of:=IF(OR([.B38]=&quot;---&quot;;[.E38]=&quot;---&quot;);&quot;---&quot;;IF([.B38]&lt;[.E38]; &quot;FPGA&quot;; &quot;GPU&quot;))" office:value-type="string" office:string-value="FPGA" calcext:value-type="string">
            <text:p>FPGA</text:p>
          </table:table-cell>
          <table:table-cell table:formula="of:=IF(OR([.C38]=&quot;---&quot;;[.D38]=&quot;---&quot;);&quot;---&quot;;IF([.C38]&lt;[.D38]; &quot;FPGA&quot;; &quot;GPU&quot;))" office:value-type="string" office:string-value="GPU" calcext:value-type="string">
            <text:p>GPU</text:p>
          </table:table-cell>
          <table:table-cell table:formula="of:=IF(OR([.C38]=&quot;---&quot;;[.E38]=&quot;---&quot;);&quot;---&quot;;IF([.C38]&lt;[.E3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full</text:p>
          </table:table-cell>
          <table:table-cell table:formula="of:=IF([$sv.V39]=&quot;---&quot;;&quot;---&quot;;[$sv.V39]*[.$V12])" office:value-type="string" office:string-value="---" calcext:value-type="string">
            <text:p>---</text:p>
          </table:table-cell>
          <table:table-cell table:formula="of:=IF([$a10.V39]=&quot;---&quot;;&quot;---&quot;;[$a10.V39]*[.$V13])" office:value-type="float" office:value="604896" calcext:value-type="float">
            <text:p>604896.00</text:p>
          </table:table-cell>
          <table:table-cell table:formula="of:=IF([$quadro.V39]=&quot;---&quot;;&quot;---&quot;;[$quadro.V39]*[.$V14])" office:value-type="float" office:value="297834.25" calcext:value-type="float">
            <text:p>297834.25</text:p>
          </table:table-cell>
          <table:table-cell table:formula="of:=IF([$gtx.V39]=&quot;---&quot;;&quot;---&quot;;[$gtx.V39]*[.$V15])" office:value-type="float" office:value="1110276.75" calcext:value-type="float">
            <text:p>1110276.75</text:p>
          </table:table-cell>
          <table:table-cell table:formula="of:=IF(OR([.B39]=&quot;---&quot;;[.D39]=&quot;---&quot;);&quot;---&quot;;1-([.B39]/([.D39]+[.B39])))" office:value-type="string" office:string-value="---" calcext:value-type="string">
            <text:p>---</text:p>
          </table:table-cell>
          <table:table-cell table:formula="of:=IF(OR([.B39]=&quot;---&quot;;[.D39]=&quot;---&quot;);&quot;---&quot;;1-([.D39]/([.D39]+[.B39])))" office:value-type="string" office:string-value="---" calcext:value-type="string">
            <text:p>---</text:p>
          </table:table-cell>
          <table:table-cell table:formula="of:=IF(OR([.B39]=&quot;---&quot;;[.E39]=&quot;---&quot;);&quot;---&quot;;1-([.B39]/([.E39]+[.B39])))" office:value-type="string" office:string-value="---" calcext:value-type="string">
            <text:p>---</text:p>
          </table:table-cell>
          <table:table-cell table:formula="of:=IF(OR([.B39]=&quot;---&quot;;[.E39]=&quot;---&quot;);&quot;---&quot;;1-([.E39]/([.E39]+[.B39])))" office:value-type="string" office:string-value="---" calcext:value-type="string">
            <text:p>---</text:p>
          </table:table-cell>
          <table:table-cell table:formula="of:=IF(OR([.C39]=&quot;---&quot;;[.D39]=&quot;---&quot;);&quot;---&quot;;1-([.C39]/([.D39]+[.C39])))" office:value-type="float" office:value="0.329926077031317" calcext:value-type="float">
            <text:p>0.33</text:p>
          </table:table-cell>
          <table:table-cell table:formula="of:=IF(OR([.C39]=&quot;---&quot;;[.D39]=&quot;---&quot;);&quot;---&quot;;1-([.D39]/([.D39]+[.C39])))" office:value-type="float" office:value="0.670073922968683" calcext:value-type="float">
            <text:p>0.67</text:p>
          </table:table-cell>
          <table:table-cell table:formula="of:=IF(OR([.C39]=&quot;---&quot;;[.E39]=&quot;---&quot;);&quot;---&quot;;1-([.C39]/([.E39]+[.C39])))" office:value-type="float" office:value="0.647326486501141" calcext:value-type="float">
            <text:p>0.65</text:p>
          </table:table-cell>
          <table:table-cell table:formula="of:=IF(OR([.C39]=&quot;---&quot;;[.E39]=&quot;---&quot;);&quot;---&quot;;1-([.E39]/([.E39]+[.C39])))" office:value-type="float" office:value="0.352673513498859" calcext:value-type="float">
            <text:p>0.35</text:p>
          </table:table-cell>
          <table:table-cell table:formula="of:=IF(OR([.B39]=&quot;---&quot;;[.D39]=&quot;---&quot;);&quot;---&quot;;IF([.B39]&lt;[.D39]; &quot;FPGA&quot;; &quot;GPU&quot;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 &quot;FPGA&quot;; &quot;GPU&quot;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 &quot;FPGA&quot;; &quot;GPU&quot;))" office:value-type="string" office:string-value="GPU" calcext:value-type="string">
            <text:p>GPU</text:p>
          </table:table-cell>
          <table:table-cell table:formula="of:=IF(OR([.C39]=&quot;---&quot;;[.E39]=&quot;---&quot;);&quot;---&quot;;IF([.C39]&lt;[.E39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Avg. Dist</text:p>
          </table:table-cell>
          <table:table-cell table:style-name="ce16" table:number-columns-repeated="4"/>
          <table:table-cell table:formula="of:=AVERAGE([.F2:.F39])" office:value-type="float" office:value="0.173189255656477" calcext:value-type="float">
            <text:p>0.17</text:p>
          </table:table-cell>
          <table:table-cell table:formula="of:=AVERAGE([.G2:.G39])" office:value-type="float" office:value="0.826810744343523" calcext:value-type="float">
            <text:p>0.83</text:p>
          </table:table-cell>
          <table:table-cell table:formula="of:=AVERAGE([.H2:.H39])" office:value-type="float" office:value="0.268355586830084" calcext:value-type="float">
            <text:p>0.27</text:p>
          </table:table-cell>
          <table:table-cell table:formula="of:=AVERAGE([.I2:.I39])" office:value-type="float" office:value="0.731644413169916" calcext:value-type="float">
            <text:p>0.73</text:p>
          </table:table-cell>
          <table:table-cell table:formula="of:=AVERAGE([.J2:.J39])" office:value-type="float" office:value="0.108876791127088" calcext:value-type="float">
            <text:p>0.11</text:p>
          </table:table-cell>
          <table:table-cell table:formula="of:=AVERAGE([.K2:.K39])" office:value-type="float" office:value="0.891123208872912" calcext:value-type="float">
            <text:p>0.89</text:p>
          </table:table-cell>
          <table:table-cell table:formula="of:=AVERAGE([.L2:.L39])" office:value-type="float" office:value="0.186060532049647" calcext:value-type="float">
            <text:p>0.19</text:p>
          </table:table-cell>
          <table:table-cell table:formula="of:=AVERAGE([.M2:.M39])" office:value-type="float" office:value="0.813939467950353" calcext:value-type="float">
            <text:p>0.81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table:style-name="ce13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39];&quot;FPGA&quot;)" office:value-type="float" office:value="0" calcext:value-type="float">
            <text:p>0</text:p>
          </table:table-cell>
          <table:table-cell table:style-name="ce18" table:formula="of:=COUNTIF([.O2:.O39];&quot;FPGA&quot;)" office:value-type="float" office:value="6" calcext:value-type="float">
            <text:p>6</text:p>
          </table:table-cell>
          <table:table-cell table:style-name="ce18" table:formula="of:=COUNTIF([.P2:.P39];&quot;FPGA&quot;)" office:value-type="float" office:value="0" calcext:value-type="float">
            <text:p>0</text:p>
          </table:table-cell>
          <table:table-cell table:style-name="ce18" table:formula="of:=COUNTIF([.Q2:.Q39];&quot;FPGA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39];&quot;GPU&quot;)" office:value-type="float" office:value="32" calcext:value-type="float">
            <text:p>32</text:p>
          </table:table-cell>
          <table:table-cell table:style-name="ce18" table:formula="of:=COUNTIF([.O2:.O39];&quot;GPU&quot;)" office:value-type="float" office:value="26" calcext:value-type="float">
            <text:p>26</text:p>
          </table:table-cell>
          <table:table-cell table:style-name="ce18" table:formula="of:=COUNTIF([.P2:.P39];&quot;GPU&quot;)" office:value-type="float" office:value="20" calcext:value-type="float">
            <text:p>20</text:p>
          </table:table-cell>
          <table:table-cell table:style-name="ce18" table:formula="of:=COUNTIF([.Q2:.Q39];&quot;GPU&quot;)" office:value-type="float" office:value="18" calcext:value-type="float">
            <text:p>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0:16:02.836937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04:57.971953450</meta:creation-date>
    <dc:date>2018-12-19T00:16:42.413519399</dc:date>
    <meta:editing-duration>PT4H57M17S</meta:editing-duration>
    <meta:editing-cycles>37</meta:editing-cycles>
    <meta:generator>LibreOffice/6.1.0.3$Linux_X86_64 LibreOffice_project/10$Build-3</meta:generator>
    <meta:document-statistic meta:table-count="6" meta:cell-count="3316" meta:object-count="0"/>
  </office:meta>
</office:document-meta>
</file>